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86/content.xml" manifest:version="1.2"/>
  <manifest:file-entry manifest:media-type="application/xml" manifest:full-path="Formula-485/content.xml" manifest:version="1.2"/>
  <manifest:file-entry manifest:media-type="application/xml" manifest:full-path="Formula-484/content.xml" manifest:version="1.2"/>
  <manifest:file-entry manifest:media-type="application/xml" manifest:full-path="Formula-483/content.xml" manifest:version="1.2"/>
  <manifest:file-entry manifest:media-type="application/xml" manifest:full-path="Formula-482/content.xml" manifest:version="1.2"/>
  <manifest:file-entry manifest:media-type="application/xml" manifest:full-path="Formula-481/content.xml" manifest:version="1.2"/>
  <manifest:file-entry manifest:media-type="application/xml" manifest:full-path="Formula-480/content.xml" manifest:version="1.2"/>
  <manifest:file-entry manifest:media-type="application/xml" manifest:full-path="Formula-479/content.xml" manifest:version="1.2"/>
  <manifest:file-entry manifest:media-type="application/xml" manifest:full-path="Formula-478/content.xml" manifest:version="1.2"/>
  <manifest:file-entry manifest:media-type="application/xml" manifest:full-path="Formula-477/content.xml" manifest:version="1.2"/>
  <manifest:file-entry manifest:media-type="application/xml" manifest:full-path="Formula-476/content.xml" manifest:version="1.2"/>
  <manifest:file-entry manifest:media-type="application/xml" manifest:full-path="Formula-475/content.xml" manifest:version="1.2"/>
  <manifest:file-entry manifest:media-type="application/xml" manifest:full-path="Formula-474/content.xml" manifest:version="1.2"/>
  <manifest:file-entry manifest:media-type="application/xml" manifest:full-path="Formula-473/content.xml" manifest:version="1.2"/>
  <manifest:file-entry manifest:media-type="application/xml" manifest:full-path="Formula-472/content.xml" manifest:version="1.2"/>
  <manifest:file-entry manifest:media-type="application/xml" manifest:full-path="Formula-471/content.xml" manifest:version="1.2"/>
  <manifest:file-entry manifest:media-type="application/xml" manifest:full-path="Formula-470/content.xml" manifest:version="1.2"/>
  <manifest:file-entry manifest:media-type="application/xml" manifest:full-path="Formula-469/content.xml" manifest:version="1.2"/>
  <manifest:file-entry manifest:media-type="application/xml" manifest:full-path="Formula-468/content.xml" manifest:version="1.2"/>
  <manifest:file-entry manifest:media-type="application/xml" manifest:full-path="Formula-467/content.xml" manifest:version="1.2"/>
  <manifest:file-entry manifest:media-type="application/xml" manifest:full-path="Formula-466/content.xml" manifest:version="1.2"/>
  <manifest:file-entry manifest:media-type="application/xml" manifest:full-path="Formula-465/content.xml" manifest:version="1.2"/>
  <manifest:file-entry manifest:media-type="application/xml" manifest:full-path="Formula-464/content.xml" manifest:version="1.2"/>
  <manifest:file-entry manifest:media-type="application/xml" manifest:full-path="Formula-463/content.xml" manifest:version="1.2"/>
  <manifest:file-entry manifest:media-type="application/xml" manifest:full-path="Formula-462/content.xml" manifest:version="1.2"/>
  <manifest:file-entry manifest:media-type="application/xml" manifest:full-path="Formula-461/content.xml" manifest:version="1.2"/>
  <manifest:file-entry manifest:media-type="application/xml" manifest:full-path="Formula-460/content.xml" manifest:version="1.2"/>
  <manifest:file-entry manifest:media-type="application/xml" manifest:full-path="Formula-459/content.xml" manifest:version="1.2"/>
  <manifest:file-entry manifest:media-type="application/xml" manifest:full-path="Formula-458/content.xml" manifest:version="1.2"/>
  <manifest:file-entry manifest:media-type="application/xml" manifest:full-path="Formula-457/content.xml" manifest:version="1.2"/>
  <manifest:file-entry manifest:media-type="application/xml" manifest:full-path="Formula-456/content.xml" manifest:version="1.2"/>
  <manifest:file-entry manifest:media-type="application/xml" manifest:full-path="Formula-455/content.xml" manifest:version="1.2"/>
  <manifest:file-entry manifest:media-type="application/xml" manifest:full-path="Formula-454/content.xml" manifest:version="1.2"/>
  <manifest:file-entry manifest:media-type="application/xml" manifest:full-path="Formula-453/content.xml" manifest:version="1.2"/>
  <manifest:file-entry manifest:media-type="application/xml" manifest:full-path="Formula-452/content.xml" manifest:version="1.2"/>
  <manifest:file-entry manifest:media-type="application/xml" manifest:full-path="Formula-451/content.xml" manifest:version="1.2"/>
  <manifest:file-entry manifest:media-type="application/xml" manifest:full-path="Formula-450/content.xml" manifest:version="1.2"/>
  <manifest:file-entry manifest:media-type="application/xml" manifest:full-path="Formula-449/content.xml" manifest:version="1.2"/>
  <manifest:file-entry manifest:media-type="application/xml" manifest:full-path="Formula-448/content.xml" manifest:version="1.2"/>
  <manifest:file-entry manifest:media-type="application/xml" manifest:full-path="Formula-447/content.xml" manifest:version="1.2"/>
  <manifest:file-entry manifest:media-type="application/xml" manifest:full-path="Formula-446/content.xml" manifest:version="1.2"/>
  <manifest:file-entry manifest:media-type="application/xml" manifest:full-path="Formula-445/content.xml" manifest:version="1.2"/>
  <manifest:file-entry manifest:media-type="application/xml" manifest:full-path="Formula-444/content.xml" manifest:version="1.2"/>
  <manifest:file-entry manifest:media-type="application/xml" manifest:full-path="Formula-443/content.xml" manifest:version="1.2"/>
  <manifest:file-entry manifest:media-type="application/xml" manifest:full-path="Formula-442/content.xml" manifest:version="1.2"/>
  <manifest:file-entry manifest:media-type="application/xml" manifest:full-path="Formula-441/content.xml" manifest:version="1.2"/>
  <manifest:file-entry manifest:media-type="application/xml" manifest:full-path="Formula-440/content.xml" manifest:version="1.2"/>
  <manifest:file-entry manifest:media-type="application/xml" manifest:full-path="Formula-439/content.xml" manifest:version="1.2"/>
  <manifest:file-entry manifest:media-type="application/xml" manifest:full-path="Formula-438/content.xml" manifest:version="1.2"/>
  <manifest:file-entry manifest:media-type="application/xml" manifest:full-path="Formula-437/content.xml" manifest:version="1.2"/>
  <manifest:file-entry manifest:media-type="application/xml" manifest:full-path="Formula-436/content.xml" manifest:version="1.2"/>
  <manifest:file-entry manifest:media-type="application/xml" manifest:full-path="Formula-435/content.xml" manifest:version="1.2"/>
  <manifest:file-entry manifest:media-type="application/xml" manifest:full-path="Formula-434/content.xml" manifest:version="1.2"/>
  <manifest:file-entry manifest:media-type="application/xml" manifest:full-path="Formula-433/content.xml" manifest:version="1.2"/>
  <manifest:file-entry manifest:media-type="application/xml" manifest:full-path="Formula-432/content.xml" manifest:version="1.2"/>
  <manifest:file-entry manifest:media-type="application/xml" manifest:full-path="Formula-431/content.xml" manifest:version="1.2"/>
  <manifest:file-entry manifest:media-type="application/xml" manifest:full-path="Formula-430/content.xml" manifest:version="1.2"/>
  <manifest:file-entry manifest:media-type="application/xml" manifest:full-path="Formula-429/content.xml" manifest:version="1.2"/>
  <manifest:file-entry manifest:media-type="application/xml" manifest:full-path="Formula-428/content.xml" manifest:version="1.2"/>
  <manifest:file-entry manifest:media-type="application/xml" manifest:full-path="Formula-427/content.xml" manifest:version="1.2"/>
  <manifest:file-entry manifest:media-type="application/xml" manifest:full-path="Formula-426/content.xml" manifest:version="1.2"/>
  <manifest:file-entry manifest:media-type="application/xml" manifest:full-path="Formula-425/content.xml" manifest:version="1.2"/>
  <manifest:file-entry manifest:media-type="application/xml" manifest:full-path="Formula-424/content.xml" manifest:version="1.2"/>
  <manifest:file-entry manifest:media-type="application/xml" manifest:full-path="Formula-423/content.xml" manifest:version="1.2"/>
  <manifest:file-entry manifest:media-type="application/xml" manifest:full-path="Formula-422/content.xml" manifest:version="1.2"/>
  <manifest:file-entry manifest:media-type="application/xml" manifest:full-path="Formula-421/content.xml" manifest:version="1.2"/>
  <manifest:file-entry manifest:media-type="application/xml" manifest:full-path="Formula-420/content.xml" manifest:version="1.2"/>
  <manifest:file-entry manifest:media-type="application/xml" manifest:full-path="Formula-419/content.xml" manifest:version="1.2"/>
  <manifest:file-entry manifest:media-type="application/xml" manifest:full-path="Formula-418/content.xml" manifest:version="1.2"/>
  <manifest:file-entry manifest:media-type="application/xml" manifest:full-path="Formula-417/content.xml" manifest:version="1.2"/>
  <manifest:file-entry manifest:media-type="application/xml" manifest:full-path="Formula-416/content.xml" manifest:version="1.2"/>
  <manifest:file-entry manifest:media-type="application/xml" manifest:full-path="Formula-415/content.xml" manifest:version="1.2"/>
  <manifest:file-entry manifest:media-type="application/xml" manifest:full-path="Formula-414/content.xml" manifest:version="1.2"/>
  <manifest:file-entry manifest:media-type="application/xml" manifest:full-path="Formula-413/content.xml" manifest:version="1.2"/>
  <manifest:file-entry manifest:media-type="application/xml" manifest:full-path="Formula-412/content.xml" manifest:version="1.2"/>
  <manifest:file-entry manifest:media-type="application/xml" manifest:full-path="Formula-411/content.xml" manifest:version="1.2"/>
  <manifest:file-entry manifest:media-type="application/xml" manifest:full-path="Formula-410/content.xml" manifest:version="1.2"/>
  <manifest:file-entry manifest:media-type="application/xml" manifest:full-path="Formula-409/content.xml" manifest:version="1.2"/>
  <manifest:file-entry manifest:media-type="application/xml" manifest:full-path="Formula-408/content.xml" manifest:version="1.2"/>
  <manifest:file-entry manifest:media-type="application/xml" manifest:full-path="Formula-407/content.xml" manifest:version="1.2"/>
  <manifest:file-entry manifest:media-type="application/xml" manifest:full-path="Formula-406/content.xml" manifest:version="1.2"/>
  <manifest:file-entry manifest:media-type="application/xml" manifest:full-path="Formula-405/content.xml" manifest:version="1.2"/>
  <manifest:file-entry manifest:media-type="application/xml" manifest:full-path="Formula-404/content.xml" manifest:version="1.2"/>
  <manifest:file-entry manifest:media-type="application/xml" manifest:full-path="Formula-403/content.xml" manifest:version="1.2"/>
  <manifest:file-entry manifest:media-type="application/xml" manifest:full-path="Formula-402/content.xml" manifest:version="1.2"/>
  <manifest:file-entry manifest:media-type="application/xml" manifest:full-path="Formula-401/content.xml" manifest:version="1.2"/>
  <manifest:file-entry manifest:media-type="application/xml" manifest:full-path="Formula-400/content.xml" manifest:version="1.2"/>
  <manifest:file-entry manifest:media-type="application/xml" manifest:full-path="Formula-399/content.xml" manifest:version="1.2"/>
  <manifest:file-entry manifest:media-type="application/xml" manifest:full-path="Formula-398/content.xml" manifest:version="1.2"/>
  <manifest:file-entry manifest:media-type="application/xml" manifest:full-path="Formula-397/content.xml" manifest:version="1.2"/>
  <manifest:file-entry manifest:media-type="application/xml" manifest:full-path="Formula-396/content.xml" manifest:version="1.2"/>
  <manifest:file-entry manifest:media-type="application/xml" manifest:full-path="Formula-395/content.xml" manifest:version="1.2"/>
  <manifest:file-entry manifest:media-type="application/xml" manifest:full-path="Formula-394/content.xml" manifest:version="1.2"/>
  <manifest:file-entry manifest:media-type="application/xml" manifest:full-path="Formula-393/content.xml" manifest:version="1.2"/>
  <manifest:file-entry manifest:media-type="application/xml" manifest:full-path="Formula-392/content.xml" manifest:version="1.2"/>
  <manifest:file-entry manifest:media-type="application/xml" manifest:full-path="Formula-391/content.xml" manifest:version="1.2"/>
  <manifest:file-entry manifest:media-type="application/xml" manifest:full-path="Formula-390/content.xml" manifest:version="1.2"/>
  <manifest:file-entry manifest:media-type="application/xml" manifest:full-path="Formula-389/content.xml" manifest:version="1.2"/>
  <manifest:file-entry manifest:media-type="application/xml" manifest:full-path="Formula-388/content.xml" manifest:version="1.2"/>
  <manifest:file-entry manifest:media-type="application/xml" manifest:full-path="Formula-387/content.xml" manifest:version="1.2"/>
  <manifest:file-entry manifest:media-type="application/xml" manifest:full-path="Formula-386/content.xml" manifest:version="1.2"/>
  <manifest:file-entry manifest:media-type="application/xml" manifest:full-path="Formula-385/content.xml" manifest:version="1.2"/>
  <manifest:file-entry manifest:media-type="application/xml" manifest:full-path="Formula-384/content.xml" manifest:version="1.2"/>
  <manifest:file-entry manifest:media-type="application/xml" manifest:full-path="Formula-383/content.xml" manifest:version="1.2"/>
  <manifest:file-entry manifest:media-type="application/xml" manifest:full-path="Formula-382/content.xml" manifest:version="1.2"/>
  <manifest:file-entry manifest:media-type="application/xml" manifest:full-path="Formula-381/content.xml" manifest:version="1.2"/>
  <manifest:file-entry manifest:media-type="application/xml" manifest:full-path="Formula-380/content.xml" manifest:version="1.2"/>
  <manifest:file-entry manifest:media-type="application/xml" manifest:full-path="Formula-379/content.xml" manifest:version="1.2"/>
  <manifest:file-entry manifest:media-type="application/xml" manifest:full-path="Formula-378/content.xml" manifest:version="1.2"/>
  <manifest:file-entry manifest:media-type="application/xml" manifest:full-path="Formula-377/content.xml" manifest:version="1.2"/>
  <manifest:file-entry manifest:media-type="application/xml" manifest:full-path="Formula-376/content.xml" manifest:version="1.2"/>
  <manifest:file-entry manifest:media-type="application/xml" manifest:full-path="Formula-375/content.xml" manifest:version="1.2"/>
  <manifest:file-entry manifest:media-type="application/xml" manifest:full-path="Formula-374/content.xml" manifest:version="1.2"/>
  <manifest:file-entry manifest:media-type="application/xml" manifest:full-path="Formula-373/content.xml" manifest:version="1.2"/>
  <manifest:file-entry manifest:media-type="application/xml" manifest:full-path="Formula-372/content.xml" manifest:version="1.2"/>
  <manifest:file-entry manifest:media-type="application/xml" manifest:full-path="Formula-371/content.xml" manifest:version="1.2"/>
  <manifest:file-entry manifest:media-type="application/xml" manifest:full-path="Formula-370/content.xml" manifest:version="1.2"/>
  <manifest:file-entry manifest:media-type="application/xml" manifest:full-path="Formula-369/content.xml" manifest:version="1.2"/>
  <manifest:file-entry manifest:media-type="application/xml" manifest:full-path="Formula-368/content.xml" manifest:version="1.2"/>
  <manifest:file-entry manifest:media-type="application/xml" manifest:full-path="Formula-367/content.xml" manifest:version="1.2"/>
  <manifest:file-entry manifest:media-type="application/xml" manifest:full-path="Formula-366/content.xml" manifest:version="1.2"/>
  <manifest:file-entry manifest:media-type="application/xml" manifest:full-path="Formula-365/content.xml" manifest:version="1.2"/>
  <manifest:file-entry manifest:media-type="application/xml" manifest:full-path="Formula-364/content.xml" manifest:version="1.2"/>
  <manifest:file-entry manifest:media-type="application/xml" manifest:full-path="Formula-363/content.xml" manifest:version="1.2"/>
  <manifest:file-entry manifest:media-type="application/xml" manifest:full-path="Formula-362/content.xml" manifest:version="1.2"/>
  <manifest:file-entry manifest:media-type="application/xml" manifest:full-path="Formula-361/content.xml" manifest:version="1.2"/>
  <manifest:file-entry manifest:media-type="application/xml" manifest:full-path="Formula-360/content.xml" manifest:version="1.2"/>
  <manifest:file-entry manifest:media-type="application/xml" manifest:full-path="Formula-359/content.xml" manifest:version="1.2"/>
  <manifest:file-entry manifest:media-type="application/xml" manifest:full-path="Formula-358/content.xml" manifest:version="1.2"/>
  <manifest:file-entry manifest:media-type="application/xml" manifest:full-path="Formula-357/content.xml" manifest:version="1.2"/>
  <manifest:file-entry manifest:media-type="application/xml" manifest:full-path="Formula-356/content.xml" manifest:version="1.2"/>
  <manifest:file-entry manifest:media-type="application/xml" manifest:full-path="Formula-355/content.xml" manifest:version="1.2"/>
  <manifest:file-entry manifest:media-type="application/xml" manifest:full-path="Formula-354/content.xml" manifest:version="1.2"/>
  <manifest:file-entry manifest:media-type="application/xml" manifest:full-path="Formula-353/content.xml" manifest:version="1.2"/>
  <manifest:file-entry manifest:media-type="application/xml" manifest:full-path="Formula-352/content.xml" manifest:version="1.2"/>
  <manifest:file-entry manifest:media-type="application/xml" manifest:full-path="Formula-351/content.xml" manifest:version="1.2"/>
  <manifest:file-entry manifest:media-type="application/xml" manifest:full-path="Formula-350/content.xml" manifest:version="1.2"/>
  <manifest:file-entry manifest:media-type="application/xml" manifest:full-path="Formula-349/content.xml" manifest:version="1.2"/>
  <manifest:file-entry manifest:media-type="application/xml" manifest:full-path="Formula-348/content.xml" manifest:version="1.2"/>
  <manifest:file-entry manifest:media-type="application/xml" manifest:full-path="Formula-347/content.xml" manifest:version="1.2"/>
  <manifest:file-entry manifest:media-type="application/xml" manifest:full-path="Formula-346/content.xml" manifest:version="1.2"/>
  <manifest:file-entry manifest:media-type="application/xml" manifest:full-path="Formula-345/content.xml" manifest:version="1.2"/>
  <manifest:file-entry manifest:media-type="application/xml" manifest:full-path="Formula-344/content.xml" manifest:version="1.2"/>
  <manifest:file-entry manifest:media-type="application/xml" manifest:full-path="Formula-343/content.xml" manifest:version="1.2"/>
  <manifest:file-entry manifest:media-type="application/xml" manifest:full-path="Formula-342/content.xml" manifest:version="1.2"/>
  <manifest:file-entry manifest:media-type="application/xml" manifest:full-path="Formula-341/content.xml" manifest:version="1.2"/>
  <manifest:file-entry manifest:media-type="application/xml" manifest:full-path="Formula-340/content.xml" manifest:version="1.2"/>
  <manifest:file-entry manifest:media-type="application/xml" manifest:full-path="Formula-339/content.xml" manifest:version="1.2"/>
  <manifest:file-entry manifest:media-type="application/xml" manifest:full-path="Formula-338/content.xml" manifest:version="1.2"/>
  <manifest:file-entry manifest:media-type="application/xml" manifest:full-path="Formula-337/content.xml" manifest:version="1.2"/>
  <manifest:file-entry manifest:media-type="application/xml" manifest:full-path="Formula-336/content.xml" manifest:version="1.2"/>
  <manifest:file-entry manifest:media-type="application/xml" manifest:full-path="Formula-335/content.xml" manifest:version="1.2"/>
  <manifest:file-entry manifest:media-type="application/xml" manifest:full-path="Formula-334/content.xml" manifest:version="1.2"/>
  <manifest:file-entry manifest:media-type="application/xml" manifest:full-path="Formula-333/content.xml" manifest:version="1.2"/>
  <manifest:file-entry manifest:media-type="application/xml" manifest:full-path="Formula-332/content.xml" manifest:version="1.2"/>
  <manifest:file-entry manifest:media-type="application/xml" manifest:full-path="Formula-331/content.xml" manifest:version="1.2"/>
  <manifest:file-entry manifest:media-type="application/xml" manifest:full-path="Formula-330/content.xml" manifest:version="1.2"/>
  <manifest:file-entry manifest:media-type="application/xml" manifest:full-path="Formula-329/content.xml" manifest:version="1.2"/>
  <manifest:file-entry manifest:media-type="application/xml" manifest:full-path="Formula-328/content.xml" manifest:version="1.2"/>
  <manifest:file-entry manifest:media-type="application/xml" manifest:full-path="Formula-327/content.xml" manifest:version="1.2"/>
  <manifest:file-entry manifest:media-type="application/xml" manifest:full-path="Formula-326/content.xml" manifest:version="1.2"/>
  <manifest:file-entry manifest:media-type="application/xml" manifest:full-path="Formula-325/content.xml" manifest:version="1.2"/>
  <manifest:file-entry manifest:media-type="application/xml" manifest:full-path="Formula-324/content.xml" manifest:version="1.2"/>
  <manifest:file-entry manifest:media-type="application/xml" manifest:full-path="Formula-323/content.xml" manifest:version="1.2"/>
  <manifest:file-entry manifest:media-type="application/xml" manifest:full-path="Formula-322/content.xml" manifest:version="1.2"/>
  <manifest:file-entry manifest:media-type="application/xml" manifest:full-path="Formula-321/content.xml" manifest:version="1.2"/>
  <manifest:file-entry manifest:media-type="application/xml" manifest:full-path="Formula-320/content.xml" manifest:version="1.2"/>
  <manifest:file-entry manifest:media-type="application/xml" manifest:full-path="Formula-319/content.xml" manifest:version="1.2"/>
  <manifest:file-entry manifest:media-type="application/xml" manifest:full-path="Formula-318/content.xml" manifest:version="1.2"/>
  <manifest:file-entry manifest:media-type="application/xml" manifest:full-path="Formula-317/content.xml" manifest:version="1.2"/>
  <manifest:file-entry manifest:media-type="application/xml" manifest:full-path="Formula-316/content.xml" manifest:version="1.2"/>
  <manifest:file-entry manifest:media-type="application/xml" manifest:full-path="Formula-315/content.xml" manifest:version="1.2"/>
  <manifest:file-entry manifest:media-type="application/xml" manifest:full-path="Formula-314/content.xml" manifest:version="1.2"/>
  <manifest:file-entry manifest:media-type="application/xml" manifest:full-path="Formula-313/content.xml" manifest:version="1.2"/>
  <manifest:file-entry manifest:media-type="application/xml" manifest:full-path="Formula-312/content.xml" manifest:version="1.2"/>
  <manifest:file-entry manifest:media-type="application/xml" manifest:full-path="Formula-311/content.xml" manifest:version="1.2"/>
  <manifest:file-entry manifest:media-type="application/xml" manifest:full-path="Formula-310/content.xml" manifest:version="1.2"/>
  <manifest:file-entry manifest:media-type="application/xml" manifest:full-path="Formula-309/content.xml" manifest:version="1.2"/>
  <manifest:file-entry manifest:media-type="application/xml" manifest:full-path="Formula-308/content.xml" manifest:version="1.2"/>
  <manifest:file-entry manifest:media-type="application/xml" manifest:full-path="Formula-307/content.xml" manifest:version="1.2"/>
  <manifest:file-entry manifest:media-type="application/xml" manifest:full-path="Formula-306/content.xml" manifest:version="1.2"/>
  <manifest:file-entry manifest:media-type="application/xml" manifest:full-path="Formula-305/content.xml" manifest:version="1.2"/>
  <manifest:file-entry manifest:media-type="application/xml" manifest:full-path="Formula-304/content.xml" manifest:version="1.2"/>
  <manifest:file-entry manifest:media-type="application/xml" manifest:full-path="Formula-303/content.xml" manifest:version="1.2"/>
  <manifest:file-entry manifest:media-type="application/xml" manifest:full-path="Formula-302/content.xml" manifest:version="1.2"/>
  <manifest:file-entry manifest:media-type="application/xml" manifest:full-path="Formula-301/content.xml" manifest:version="1.2"/>
  <manifest:file-entry manifest:media-type="application/xml" manifest:full-path="Formula-300/content.xml" manifest:version="1.2"/>
  <manifest:file-entry manifest:media-type="application/xml" manifest:full-path="Formula-299/content.xml" manifest:version="1.2"/>
  <manifest:file-entry manifest:media-type="application/xml" manifest:full-path="Formula-298/content.xml" manifest:version="1.2"/>
  <manifest:file-entry manifest:media-type="application/xml" manifest:full-path="Formula-297/content.xml" manifest:version="1.2"/>
  <manifest:file-entry manifest:media-type="application/xml" manifest:full-path="Formula-296/content.xml" manifest:version="1.2"/>
  <manifest:file-entry manifest:media-type="application/xml" manifest:full-path="Formula-295/content.xml" manifest:version="1.2"/>
  <manifest:file-entry manifest:media-type="application/xml" manifest:full-path="Formula-294/content.xml" manifest:version="1.2"/>
  <manifest:file-entry manifest:media-type="application/xml" manifest:full-path="Formula-293/content.xml" manifest:version="1.2"/>
  <manifest:file-entry manifest:media-type="application/xml" manifest:full-path="Formula-292/content.xml" manifest:version="1.2"/>
  <manifest:file-entry manifest:media-type="application/xml" manifest:full-path="Formula-291/content.xml" manifest:version="1.2"/>
  <manifest:file-entry manifest:media-type="application/xml" manifest:full-path="Formula-290/content.xml" manifest:version="1.2"/>
  <manifest:file-entry manifest:media-type="application/xml" manifest:full-path="Formula-289/content.xml" manifest:version="1.2"/>
  <manifest:file-entry manifest:media-type="application/xml" manifest:full-path="Formula-288/content.xml" manifest:version="1.2"/>
  <manifest:file-entry manifest:media-type="application/xml" manifest:full-path="Formula-287/content.xml" manifest:version="1.2"/>
  <manifest:file-entry manifest:media-type="application/xml" manifest:full-path="Formula-286/content.xml" manifest:version="1.2"/>
  <manifest:file-entry manifest:media-type="application/xml" manifest:full-path="Formula-285/content.xml" manifest:version="1.2"/>
  <manifest:file-entry manifest:media-type="application/xml" manifest:full-path="Formula-284/content.xml" manifest:version="1.2"/>
  <manifest:file-entry manifest:media-type="application/xml" manifest:full-path="Formula-283/content.xml" manifest:version="1.2"/>
  <manifest:file-entry manifest:media-type="application/xml" manifest:full-path="Formula-282/content.xml" manifest:version="1.2"/>
  <manifest:file-entry manifest:media-type="application/xml" manifest:full-path="Formula-281/content.xml" manifest:version="1.2"/>
  <manifest:file-entry manifest:media-type="application/xml" manifest:full-path="Formula-280/content.xml" manifest:version="1.2"/>
  <manifest:file-entry manifest:media-type="application/xml" manifest:full-path="Formula-279/content.xml" manifest:version="1.2"/>
  <manifest:file-entry manifest:media-type="application/xml" manifest:full-path="Formula-278/content.xml" manifest:version="1.2"/>
  <manifest:file-entry manifest:media-type="application/xml" manifest:full-path="Formula-277/content.xml" manifest:version="1.2"/>
  <manifest:file-entry manifest:media-type="application/xml" manifest:full-path="Formula-276/content.xml" manifest:version="1.2"/>
  <manifest:file-entry manifest:media-type="application/xml" manifest:full-path="Formula-275/content.xml" manifest:version="1.2"/>
  <manifest:file-entry manifest:media-type="application/xml" manifest:full-path="Formula-274/content.xml" manifest:version="1.2"/>
  <manifest:file-entry manifest:media-type="application/xml" manifest:full-path="Formula-273/content.xml" manifest:version="1.2"/>
  <manifest:file-entry manifest:media-type="application/xml" manifest:full-path="Formula-272/content.xml" manifest:version="1.2"/>
  <manifest:file-entry manifest:media-type="application/xml" manifest:full-path="Formula-271/content.xml" manifest:version="1.2"/>
  <manifest:file-entry manifest:media-type="application/xml" manifest:full-path="Formula-270/content.xml" manifest:version="1.2"/>
  <manifest:file-entry manifest:media-type="application/xml" manifest:full-path="Formula-269/content.xml" manifest:version="1.2"/>
  <manifest:file-entry manifest:media-type="application/xml" manifest:full-path="Formula-268/content.xml" manifest:version="1.2"/>
  <manifest:file-entry manifest:media-type="application/xml" manifest:full-path="Formula-267/content.xml" manifest:version="1.2"/>
  <manifest:file-entry manifest:media-type="application/xml" manifest:full-path="Formula-266/content.xml" manifest:version="1.2"/>
  <manifest:file-entry manifest:media-type="application/xml" manifest:full-path="Formula-265/content.xml" manifest:version="1.2"/>
  <manifest:file-entry manifest:media-type="application/xml" manifest:full-path="Formula-264/content.xml" manifest:version="1.2"/>
  <manifest:file-entry manifest:media-type="application/xml" manifest:full-path="Formula-263/content.xml" manifest:version="1.2"/>
  <manifest:file-entry manifest:media-type="application/xml" manifest:full-path="Formula-262/content.xml" manifest:version="1.2"/>
  <manifest:file-entry manifest:media-type="application/xml" manifest:full-path="Formula-261/content.xml" manifest:version="1.2"/>
  <manifest:file-entry manifest:media-type="application/xml" manifest:full-path="Formula-260/content.xml" manifest:version="1.2"/>
  <manifest:file-entry manifest:media-type="application/xml" manifest:full-path="Formula-259/content.xml" manifest:version="1.2"/>
  <manifest:file-entry manifest:media-type="application/xml" manifest:full-path="Formula-258/content.xml" manifest:version="1.2"/>
  <manifest:file-entry manifest:media-type="application/xml" manifest:full-path="Formula-257/content.xml" manifest:version="1.2"/>
  <manifest:file-entry manifest:media-type="application/xml" manifest:full-path="Formula-256/content.xml" manifest:version="1.2"/>
  <manifest:file-entry manifest:media-type="application/xml" manifest:full-path="Formula-255/content.xml" manifest:version="1.2"/>
  <manifest:file-entry manifest:media-type="application/xml" manifest:full-path="Formula-254/content.xml" manifest:version="1.2"/>
  <manifest:file-entry manifest:media-type="application/xml" manifest:full-path="Formula-253/content.xml" manifest:version="1.2"/>
  <manifest:file-entry manifest:media-type="application/xml" manifest:full-path="Formula-252/content.xml" manifest:version="1.2"/>
  <manifest:file-entry manifest:media-type="application/xml" manifest:full-path="Formula-251/content.xml" manifest:version="1.2"/>
  <manifest:file-entry manifest:media-type="application/xml" manifest:full-path="Formula-250/content.xml" manifest:version="1.2"/>
  <manifest:file-entry manifest:media-type="application/xml" manifest:full-path="Formula-249/content.xml" manifest:version="1.2"/>
  <manifest:file-entry manifest:media-type="application/xml" manifest:full-path="Formula-248/content.xml" manifest:version="1.2"/>
  <manifest:file-entry manifest:media-type="application/xml" manifest:full-path="Formula-247/content.xml" manifest:version="1.2"/>
  <manifest:file-entry manifest:media-type="application/xml" manifest:full-path="Formula-246/content.xml" manifest:version="1.2"/>
  <manifest:file-entry manifest:media-type="application/xml" manifest:full-path="Formula-245/content.xml" manifest:version="1.2"/>
  <manifest:file-entry manifest:media-type="application/xml" manifest:full-path="Formula-244/content.xml" manifest:version="1.2"/>
  <manifest:file-entry manifest:media-type="application/xml" manifest:full-path="Formula-243/content.xml" manifest:version="1.2"/>
  <manifest:file-entry manifest:media-type="application/xml" manifest:full-path="Formula-242/content.xml" manifest:version="1.2"/>
  <manifest:file-entry manifest:media-type="application/xml" manifest:full-path="Formula-241/content.xml" manifest:version="1.2"/>
  <manifest:file-entry manifest:media-type="application/xml" manifest:full-path="Formula-240/content.xml" manifest:version="1.2"/>
  <manifest:file-entry manifest:media-type="application/xml" manifest:full-path="Formula-239/content.xml" manifest:version="1.2"/>
  <manifest:file-entry manifest:media-type="application/xml" manifest:full-path="Formula-238/content.xml" manifest:version="1.2"/>
  <manifest:file-entry manifest:media-type="application/xml" manifest:full-path="Formula-237/content.xml" manifest:version="1.2"/>
  <manifest:file-entry manifest:media-type="application/xml" manifest:full-path="Formula-236/content.xml" manifest:version="1.2"/>
  <manifest:file-entry manifest:media-type="application/xml" manifest:full-path="Formula-235/content.xml" manifest:version="1.2"/>
  <manifest:file-entry manifest:media-type="application/xml" manifest:full-path="Formula-234/content.xml" manifest:version="1.2"/>
  <manifest:file-entry manifest:media-type="application/xml" manifest:full-path="Formula-233/content.xml" manifest:version="1.2"/>
  <manifest:file-entry manifest:media-type="application/xml" manifest:full-path="Formula-232/content.xml" manifest:version="1.2"/>
  <manifest:file-entry manifest:media-type="application/xml" manifest:full-path="Formula-231/content.xml" manifest:version="1.2"/>
  <manifest:file-entry manifest:media-type="application/xml" manifest:full-path="Formula-230/content.xml" manifest:version="1.2"/>
  <manifest:file-entry manifest:media-type="application/xml" manifest:full-path="Formula-229/content.xml" manifest:version="1.2"/>
  <manifest:file-entry manifest:media-type="application/xml" manifest:full-path="Formula-228/content.xml" manifest:version="1.2"/>
  <manifest:file-entry manifest:media-type="application/xml" manifest:full-path="Formula-227/content.xml" manifest:version="1.2"/>
  <manifest:file-entry manifest:media-type="application/xml" manifest:full-path="Formula-226/content.xml" manifest:version="1.2"/>
  <manifest:file-entry manifest:media-type="application/xml" manifest:full-path="Formula-225/content.xml" manifest:version="1.2"/>
  <manifest:file-entry manifest:media-type="application/xml" manifest:full-path="Formula-224/content.xml" manifest:version="1.2"/>
  <manifest:file-entry manifest:media-type="application/xml" manifest:full-path="Formula-223/content.xml" manifest:version="1.2"/>
  <manifest:file-entry manifest:media-type="application/xml" manifest:full-path="Formula-222/content.xml" manifest:version="1.2"/>
  <manifest:file-entry manifest:media-type="application/xml" manifest:full-path="Formula-221/content.xml" manifest:version="1.2"/>
  <manifest:file-entry manifest:media-type="application/xml" manifest:full-path="Formula-220/content.xml" manifest:version="1.2"/>
  <manifest:file-entry manifest:media-type="application/xml" manifest:full-path="Formula-219/content.xml" manifest:version="1.2"/>
  <manifest:file-entry manifest:media-type="application/xml" manifest:full-path="Formula-218/content.xml" manifest:version="1.2"/>
  <manifest:file-entry manifest:media-type="application/xml" manifest:full-path="Formula-217/content.xml" manifest:version="1.2"/>
  <manifest:file-entry manifest:media-type="application/xml" manifest:full-path="Formula-216/content.xml" manifest:version="1.2"/>
  <manifest:file-entry manifest:media-type="application/xml" manifest:full-path="Formula-215/content.xml" manifest:version="1.2"/>
  <manifest:file-entry manifest:media-type="application/xml" manifest:full-path="Formula-214/content.xml" manifest:version="1.2"/>
  <manifest:file-entry manifest:media-type="application/xml" manifest:full-path="Formula-213/content.xml" manifest:version="1.2"/>
  <manifest:file-entry manifest:media-type="application/xml" manifest:full-path="Formula-212/content.xml" manifest:version="1.2"/>
  <manifest:file-entry manifest:media-type="application/xml" manifest:full-path="Formula-211/content.xml" manifest:version="1.2"/>
  <manifest:file-entry manifest:media-type="application/xml" manifest:full-path="Formula-210/content.xml" manifest:version="1.2"/>
  <manifest:file-entry manifest:media-type="application/xml" manifest:full-path="Formula-209/content.xml" manifest:version="1.2"/>
  <manifest:file-entry manifest:media-type="application/xml" manifest:full-path="Formula-208/content.xml" manifest:version="1.2"/>
  <manifest:file-entry manifest:media-type="application/xml" manifest:full-path="Formula-207/content.xml" manifest:version="1.2"/>
  <manifest:file-entry manifest:media-type="application/xml" manifest:full-path="Formula-206/content.xml" manifest:version="1.2"/>
  <manifest:file-entry manifest:media-type="application/xml" manifest:full-path="Formula-205/content.xml" manifest:version="1.2"/>
  <manifest:file-entry manifest:media-type="application/xml" manifest:full-path="Formula-204/content.xml" manifest:version="1.2"/>
  <manifest:file-entry manifest:media-type="application/xml" manifest:full-path="Formula-203/content.xml" manifest:version="1.2"/>
  <manifest:file-entry manifest:media-type="application/xml" manifest:full-path="Formula-202/content.xml" manifest:version="1.2"/>
  <manifest:file-entry manifest:media-type="application/xml" manifest:full-path="Formula-201/content.xml" manifest:version="1.2"/>
  <manifest:file-entry manifest:media-type="application/xml" manifest:full-path="Formula-200/content.xml" manifest:version="1.2"/>
  <manifest:file-entry manifest:media-type="application/xml" manifest:full-path="Formula-199/content.xml" manifest:version="1.2"/>
  <manifest:file-entry manifest:media-type="application/xml" manifest:full-path="Formula-198/content.xml" manifest:version="1.2"/>
  <manifest:file-entry manifest:media-type="application/xml" manifest:full-path="Formula-197/content.xml" manifest:version="1.2"/>
  <manifest:file-entry manifest:media-type="application/xml" manifest:full-path="Formula-196/content.xml" manifest:version="1.2"/>
  <manifest:file-entry manifest:media-type="application/xml" manifest:full-path="Formula-195/content.xml" manifest:version="1.2"/>
  <manifest:file-entry manifest:media-type="application/xml" manifest:full-path="Formula-194/content.xml" manifest:version="1.2"/>
  <manifest:file-entry manifest:media-type="application/xml" manifest:full-path="Formula-193/content.xml" manifest:version="1.2"/>
  <manifest:file-entry manifest:media-type="application/xml" manifest:full-path="Formula-192/content.xml" manifest:version="1.2"/>
  <manifest:file-entry manifest:media-type="application/xml" manifest:full-path="Formula-191/content.xml" manifest:version="1.2"/>
  <manifest:file-entry manifest:media-type="application/xml" manifest:full-path="Formula-190/content.xml" manifest:version="1.2"/>
  <manifest:file-entry manifest:media-type="application/xml" manifest:full-path="Formula-189/content.xml" manifest:version="1.2"/>
  <manifest:file-entry manifest:media-type="application/xml" manifest:full-path="Formula-188/content.xml" manifest:version="1.2"/>
  <manifest:file-entry manifest:media-type="application/xml" manifest:full-path="Formula-187/content.xml" manifest:version="1.2"/>
  <manifest:file-entry manifest:media-type="application/xml" manifest:full-path="Formula-186/content.xml" manifest:version="1.2"/>
  <manifest:file-entry manifest:media-type="application/xml" manifest:full-path="Formula-185/content.xml" manifest:version="1.2"/>
  <manifest:file-entry manifest:media-type="application/xml" manifest:full-path="Formula-184/content.xml" manifest:version="1.2"/>
  <manifest:file-entry manifest:media-type="application/xml" manifest:full-path="Formula-183/content.xml" manifest:version="1.2"/>
  <manifest:file-entry manifest:media-type="application/xml" manifest:full-path="Formula-182/content.xml" manifest:version="1.2"/>
  <manifest:file-entry manifest:media-type="application/xml" manifest:full-path="Formula-181/content.xml" manifest:version="1.2"/>
  <manifest:file-entry manifest:media-type="application/xml" manifest:full-path="Formula-180/content.xml" manifest:version="1.2"/>
  <manifest:file-entry manifest:media-type="application/xml" manifest:full-path="Formula-179/content.xml" manifest:version="1.2"/>
  <manifest:file-entry manifest:media-type="application/xml" manifest:full-path="Formula-178/content.xml" manifest:version="1.2"/>
  <manifest:file-entry manifest:media-type="application/xml" manifest:full-path="Formula-177/content.xml" manifest:version="1.2"/>
  <manifest:file-entry manifest:media-type="application/xml" manifest:full-path="Formula-176/content.xml" manifest:version="1.2"/>
  <manifest:file-entry manifest:media-type="application/xml" manifest:full-path="Formula-175/content.xml" manifest:version="1.2"/>
  <manifest:file-entry manifest:media-type="application/xml" manifest:full-path="Formula-174/content.xml" manifest:version="1.2"/>
  <manifest:file-entry manifest:media-type="application/xml" manifest:full-path="Formula-173/content.xml" manifest:version="1.2"/>
  <manifest:file-entry manifest:media-type="application/xml" manifest:full-path="Formula-172/content.xml" manifest:version="1.2"/>
  <manifest:file-entry manifest:media-type="application/xml" manifest:full-path="Formula-171/content.xml" manifest:version="1.2"/>
  <manifest:file-entry manifest:media-type="application/xml" manifest:full-path="Formula-170/content.xml" manifest:version="1.2"/>
  <manifest:file-entry manifest:media-type="application/xml" manifest:full-path="Formula-169/content.xml" manifest:version="1.2"/>
  <manifest:file-entry manifest:media-type="application/xml" manifest:full-path="Formula-168/content.xml" manifest:version="1.2"/>
  <manifest:file-entry manifest:media-type="application/xml" manifest:full-path="Formula-167/content.xml" manifest:version="1.2"/>
  <manifest:file-entry manifest:media-type="application/xml" manifest:full-path="Formula-166/content.xml" manifest:version="1.2"/>
  <manifest:file-entry manifest:media-type="application/xml" manifest:full-path="Formula-165/content.xml" manifest:version="1.2"/>
  <manifest:file-entry manifest:media-type="application/xml" manifest:full-path="Formula-164/content.xml" manifest:version="1.2"/>
  <manifest:file-entry manifest:media-type="application/xml" manifest:full-path="Formula-163/content.xml" manifest:version="1.2"/>
  <manifest:file-entry manifest:media-type="application/xml" manifest:full-path="Formula-162/content.xml" manifest:version="1.2"/>
  <manifest:file-entry manifest:media-type="application/xml" manifest:full-path="Formula-161/content.xml" manifest:version="1.2"/>
  <manifest:file-entry manifest:media-type="application/xml" manifest:full-path="Formula-160/content.xml" manifest:version="1.2"/>
  <manifest:file-entry manifest:media-type="application/xml" manifest:full-path="Formula-159/content.xml" manifest:version="1.2"/>
  <manifest:file-entry manifest:media-type="application/xml" manifest:full-path="Formula-158/content.xml" manifest:version="1.2"/>
  <manifest:file-entry manifest:media-type="application/xml" manifest:full-path="Formula-157/content.xml" manifest:version="1.2"/>
  <manifest:file-entry manifest:media-type="application/xml" manifest:full-path="Formula-156/content.xml" manifest:version="1.2"/>
  <manifest:file-entry manifest:media-type="application/xml" manifest:full-path="Formula-155/content.xml" manifest:version="1.2"/>
  <manifest:file-entry manifest:media-type="application/xml" manifest:full-path="Formula-154/content.xml" manifest:version="1.2"/>
  <manifest:file-entry manifest:media-type="application/xml" manifest:full-path="Formula-153/content.xml" manifest:version="1.2"/>
  <manifest:file-entry manifest:media-type="application/xml" manifest:full-path="Formula-152/content.xml" manifest:version="1.2"/>
  <manifest:file-entry manifest:media-type="application/xml" manifest:full-path="Formula-151/content.xml" manifest:version="1.2"/>
  <manifest:file-entry manifest:media-type="application/xml" manifest:full-path="Formula-150/content.xml" manifest:version="1.2"/>
  <manifest:file-entry manifest:media-type="application/xml" manifest:full-path="Formula-149/content.xml" manifest:version="1.2"/>
  <manifest:file-entry manifest:media-type="application/xml" manifest:full-path="Formula-148/content.xml" manifest:version="1.2"/>
  <manifest:file-entry manifest:media-type="application/xml" manifest:full-path="Formula-147/content.xml" manifest:version="1.2"/>
  <manifest:file-entry manifest:media-type="application/xml" manifest:full-path="Formula-146/content.xml" manifest:version="1.2"/>
  <manifest:file-entry manifest:media-type="application/xml" manifest:full-path="Formula-145/content.xml" manifest:version="1.2"/>
  <manifest:file-entry manifest:media-type="application/xml" manifest:full-path="Formula-144/content.xml" manifest:version="1.2"/>
  <manifest:file-entry manifest:media-type="application/xml" manifest:full-path="Formula-143/content.xml" manifest:version="1.2"/>
  <manifest:file-entry manifest:media-type="application/xml" manifest:full-path="Formula-142/content.xml" manifest:version="1.2"/>
  <manifest:file-entry manifest:media-type="application/xml" manifest:full-path="Formula-141/content.xml" manifest:version="1.2"/>
  <manifest:file-entry manifest:media-type="application/xml" manifest:full-path="Formula-140/content.xml"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86/" manifest:version="1.2"/>
  <manifest:file-entry manifest:media-type="application/vnd.oasis.opendocument.formula" manifest:full-path="Formula-485/" manifest:version="1.2"/>
  <manifest:file-entry manifest:media-type="application/vnd.oasis.opendocument.formula" manifest:full-path="Formula-484/" manifest:version="1.2"/>
  <manifest:file-entry manifest:media-type="application/vnd.oasis.opendocument.formula" manifest:full-path="Formula-483/" manifest:version="1.2"/>
  <manifest:file-entry manifest:media-type="application/vnd.oasis.opendocument.formula" manifest:full-path="Formula-482/" manifest:version="1.2"/>
  <manifest:file-entry manifest:media-type="application/vnd.oasis.opendocument.formula" manifest:full-path="Formula-481/" manifest:version="1.2"/>
  <manifest:file-entry manifest:media-type="application/vnd.oasis.opendocument.formula" manifest:full-path="Formula-480/" manifest:version="1.2"/>
  <manifest:file-entry manifest:media-type="application/vnd.oasis.opendocument.formula" manifest:full-path="Formula-479/" manifest:version="1.2"/>
  <manifest:file-entry manifest:media-type="application/vnd.oasis.opendocument.formula" manifest:full-path="Formula-478/" manifest:version="1.2"/>
  <manifest:file-entry manifest:media-type="application/vnd.oasis.opendocument.formula" manifest:full-path="Formula-477/" manifest:version="1.2"/>
  <manifest:file-entry manifest:media-type="application/vnd.oasis.opendocument.formula" manifest:full-path="Formula-476/" manifest:version="1.2"/>
  <manifest:file-entry manifest:media-type="application/vnd.oasis.opendocument.formula" manifest:full-path="Formula-475/" manifest:version="1.2"/>
  <manifest:file-entry manifest:media-type="application/vnd.oasis.opendocument.formula" manifest:full-path="Formula-474/" manifest:version="1.2"/>
  <manifest:file-entry manifest:media-type="application/vnd.oasis.opendocument.formula" manifest:full-path="Formula-473/" manifest:version="1.2"/>
  <manifest:file-entry manifest:media-type="application/vnd.oasis.opendocument.formula" manifest:full-path="Formula-472/" manifest:version="1.2"/>
  <manifest:file-entry manifest:media-type="application/vnd.oasis.opendocument.formula" manifest:full-path="Formula-471/" manifest:version="1.2"/>
  <manifest:file-entry manifest:media-type="application/vnd.oasis.opendocument.formula" manifest:full-path="Formula-470/" manifest:version="1.2"/>
  <manifest:file-entry manifest:media-type="application/vnd.oasis.opendocument.formula" manifest:full-path="Formula-469/" manifest:version="1.2"/>
  <manifest:file-entry manifest:media-type="application/vnd.oasis.opendocument.formula" manifest:full-path="Formula-468/" manifest:version="1.2"/>
  <manifest:file-entry manifest:media-type="application/vnd.oasis.opendocument.formula" manifest:full-path="Formula-467/" manifest:version="1.2"/>
  <manifest:file-entry manifest:media-type="application/vnd.oasis.opendocument.formula" manifest:full-path="Formula-466/" manifest:version="1.2"/>
  <manifest:file-entry manifest:media-type="application/vnd.oasis.opendocument.formula" manifest:full-path="Formula-465/" manifest:version="1.2"/>
  <manifest:file-entry manifest:media-type="application/vnd.oasis.opendocument.formula" manifest:full-path="Formula-464/" manifest:version="1.2"/>
  <manifest:file-entry manifest:media-type="application/vnd.oasis.opendocument.formula" manifest:full-path="Formula-463/" manifest:version="1.2"/>
  <manifest:file-entry manifest:media-type="application/vnd.oasis.opendocument.formula" manifest:full-path="Formula-462/" manifest:version="1.2"/>
  <manifest:file-entry manifest:media-type="application/vnd.oasis.opendocument.formula" manifest:full-path="Formula-461/" manifest:version="1.2"/>
  <manifest:file-entry manifest:media-type="application/vnd.oasis.opendocument.formula" manifest:full-path="Formula-460/" manifest:version="1.2"/>
  <manifest:file-entry manifest:media-type="application/vnd.oasis.opendocument.formula" manifest:full-path="Formula-459/" manifest:version="1.2"/>
  <manifest:file-entry manifest:media-type="application/vnd.oasis.opendocument.formula" manifest:full-path="Formula-458/" manifest:version="1.2"/>
  <manifest:file-entry manifest:media-type="application/vnd.oasis.opendocument.formula" manifest:full-path="Formula-457/" manifest:version="1.2"/>
  <manifest:file-entry manifest:media-type="application/vnd.oasis.opendocument.formula" manifest:full-path="Formula-456/" manifest:version="1.2"/>
  <manifest:file-entry manifest:media-type="application/vnd.oasis.opendocument.formula" manifest:full-path="Formula-455/" manifest:version="1.2"/>
  <manifest:file-entry manifest:media-type="application/vnd.oasis.opendocument.formula" manifest:full-path="Formula-454/" manifest:version="1.2"/>
  <manifest:file-entry manifest:media-type="application/vnd.oasis.opendocument.formula" manifest:full-path="Formula-453/" manifest:version="1.2"/>
  <manifest:file-entry manifest:media-type="application/vnd.oasis.opendocument.formula" manifest:full-path="Formula-452/" manifest:version="1.2"/>
  <manifest:file-entry manifest:media-type="application/vnd.oasis.opendocument.formula" manifest:full-path="Formula-451/" manifest:version="1.2"/>
  <manifest:file-entry manifest:media-type="application/vnd.oasis.opendocument.formula" manifest:full-path="Formula-450/" manifest:version="1.2"/>
  <manifest:file-entry manifest:media-type="application/vnd.oasis.opendocument.formula" manifest:full-path="Formula-449/" manifest:version="1.2"/>
  <manifest:file-entry manifest:media-type="application/vnd.oasis.opendocument.formula" manifest:full-path="Formula-448/" manifest:version="1.2"/>
  <manifest:file-entry manifest:media-type="application/vnd.oasis.opendocument.formula" manifest:full-path="Formula-447/" manifest:version="1.2"/>
  <manifest:file-entry manifest:media-type="application/vnd.oasis.opendocument.formula" manifest:full-path="Formula-446/" manifest:version="1.2"/>
  <manifest:file-entry manifest:media-type="application/vnd.oasis.opendocument.formula" manifest:full-path="Formula-445/" manifest:version="1.2"/>
  <manifest:file-entry manifest:media-type="application/vnd.oasis.opendocument.formula" manifest:full-path="Formula-444/" manifest:version="1.2"/>
  <manifest:file-entry manifest:media-type="application/vnd.oasis.opendocument.formula" manifest:full-path="Formula-443/" manifest:version="1.2"/>
  <manifest:file-entry manifest:media-type="application/vnd.oasis.opendocument.formula" manifest:full-path="Formula-442/" manifest:version="1.2"/>
  <manifest:file-entry manifest:media-type="application/vnd.oasis.opendocument.formula" manifest:full-path="Formula-441/" manifest:version="1.2"/>
  <manifest:file-entry manifest:media-type="application/vnd.oasis.opendocument.formula" manifest:full-path="Formula-440/" manifest:version="1.2"/>
  <manifest:file-entry manifest:media-type="application/vnd.oasis.opendocument.formula" manifest:full-path="Formula-439/" manifest:version="1.2"/>
  <manifest:file-entry manifest:media-type="application/vnd.oasis.opendocument.formula" manifest:full-path="Formula-438/" manifest:version="1.2"/>
  <manifest:file-entry manifest:media-type="application/vnd.oasis.opendocument.formula" manifest:full-path="Formula-437/" manifest:version="1.2"/>
  <manifest:file-entry manifest:media-type="application/vnd.oasis.opendocument.formula" manifest:full-path="Formula-436/" manifest:version="1.2"/>
  <manifest:file-entry manifest:media-type="application/vnd.oasis.opendocument.formula" manifest:full-path="Formula-435/" manifest:version="1.2"/>
  <manifest:file-entry manifest:media-type="application/vnd.oasis.opendocument.formula" manifest:full-path="Formula-434/" manifest:version="1.2"/>
  <manifest:file-entry manifest:media-type="application/vnd.oasis.opendocument.formula" manifest:full-path="Formula-433/" manifest:version="1.2"/>
  <manifest:file-entry manifest:media-type="application/vnd.oasis.opendocument.formula" manifest:full-path="Formula-432/" manifest:version="1.2"/>
  <manifest:file-entry manifest:media-type="application/vnd.oasis.opendocument.formula" manifest:full-path="Formula-431/" manifest:version="1.2"/>
  <manifest:file-entry manifest:media-type="application/vnd.oasis.opendocument.formula" manifest:full-path="Formula-430/" manifest:version="1.2"/>
  <manifest:file-entry manifest:media-type="application/vnd.oasis.opendocument.formula" manifest:full-path="Formula-429/" manifest:version="1.2"/>
  <manifest:file-entry manifest:media-type="application/vnd.oasis.opendocument.formula" manifest:full-path="Formula-428/" manifest:version="1.2"/>
  <manifest:file-entry manifest:media-type="application/vnd.oasis.opendocument.formula" manifest:full-path="Formula-427/" manifest:version="1.2"/>
  <manifest:file-entry manifest:media-type="application/vnd.oasis.opendocument.formula" manifest:full-path="Formula-426/" manifest:version="1.2"/>
  <manifest:file-entry manifest:media-type="application/vnd.oasis.opendocument.formula" manifest:full-path="Formula-425/" manifest:version="1.2"/>
  <manifest:file-entry manifest:media-type="application/vnd.oasis.opendocument.formula" manifest:full-path="Formula-424/" manifest:version="1.2"/>
  <manifest:file-entry manifest:media-type="application/vnd.oasis.opendocument.formula" manifest:full-path="Formula-423/" manifest:version="1.2"/>
  <manifest:file-entry manifest:media-type="application/vnd.oasis.opendocument.formula" manifest:full-path="Formula-422/" manifest:version="1.2"/>
  <manifest:file-entry manifest:media-type="application/vnd.oasis.opendocument.formula" manifest:full-path="Formula-421/" manifest:version="1.2"/>
  <manifest:file-entry manifest:media-type="application/vnd.oasis.opendocument.formula" manifest:full-path="Formula-420/" manifest:version="1.2"/>
  <manifest:file-entry manifest:media-type="application/vnd.oasis.opendocument.formula" manifest:full-path="Formula-419/" manifest:version="1.2"/>
  <manifest:file-entry manifest:media-type="application/vnd.oasis.opendocument.formula" manifest:full-path="Formula-418/" manifest:version="1.2"/>
  <manifest:file-entry manifest:media-type="application/vnd.oasis.opendocument.formula" manifest:full-path="Formula-417/" manifest:version="1.2"/>
  <manifest:file-entry manifest:media-type="application/vnd.oasis.opendocument.formula" manifest:full-path="Formula-416/" manifest:version="1.2"/>
  <manifest:file-entry manifest:media-type="application/vnd.oasis.opendocument.formula" manifest:full-path="Formula-415/" manifest:version="1.2"/>
  <manifest:file-entry manifest:media-type="application/vnd.oasis.opendocument.formula" manifest:full-path="Formula-414/" manifest:version="1.2"/>
  <manifest:file-entry manifest:media-type="application/vnd.oasis.opendocument.formula" manifest:full-path="Formula-413/" manifest:version="1.2"/>
  <manifest:file-entry manifest:media-type="application/vnd.oasis.opendocument.formula" manifest:full-path="Formula-412/" manifest:version="1.2"/>
  <manifest:file-entry manifest:media-type="application/vnd.oasis.opendocument.formula" manifest:full-path="Formula-411/" manifest:version="1.2"/>
  <manifest:file-entry manifest:media-type="application/vnd.oasis.opendocument.formula" manifest:full-path="Formula-410/" manifest:version="1.2"/>
  <manifest:file-entry manifest:media-type="application/vnd.oasis.opendocument.formula" manifest:full-path="Formula-409/" manifest:version="1.2"/>
  <manifest:file-entry manifest:media-type="application/vnd.oasis.opendocument.formula" manifest:full-path="Formula-408/" manifest:version="1.2"/>
  <manifest:file-entry manifest:media-type="application/vnd.oasis.opendocument.formula" manifest:full-path="Formula-407/" manifest:version="1.2"/>
  <manifest:file-entry manifest:media-type="application/vnd.oasis.opendocument.formula" manifest:full-path="Formula-406/" manifest:version="1.2"/>
  <manifest:file-entry manifest:media-type="application/vnd.oasis.opendocument.formula" manifest:full-path="Formula-405/" manifest:version="1.2"/>
  <manifest:file-entry manifest:media-type="application/vnd.oasis.opendocument.formula" manifest:full-path="Formula-404/" manifest:version="1.2"/>
  <manifest:file-entry manifest:media-type="application/vnd.oasis.opendocument.formula" manifest:full-path="Formula-403/" manifest:version="1.2"/>
  <manifest:file-entry manifest:media-type="application/vnd.oasis.opendocument.formula" manifest:full-path="Formula-402/" manifest:version="1.2"/>
  <manifest:file-entry manifest:media-type="application/vnd.oasis.opendocument.formula" manifest:full-path="Formula-401/" manifest:version="1.2"/>
  <manifest:file-entry manifest:media-type="application/vnd.oasis.opendocument.formula" manifest:full-path="Formula-400/" manifest:version="1.2"/>
  <manifest:file-entry manifest:media-type="application/vnd.oasis.opendocument.formula" manifest:full-path="Formula-399/" manifest:version="1.2"/>
  <manifest:file-entry manifest:media-type="application/vnd.oasis.opendocument.formula" manifest:full-path="Formula-398/" manifest:version="1.2"/>
  <manifest:file-entry manifest:media-type="application/vnd.oasis.opendocument.formula" manifest:full-path="Formula-397/" manifest:version="1.2"/>
  <manifest:file-entry manifest:media-type="application/vnd.oasis.opendocument.formula" manifest:full-path="Formula-396/" manifest:version="1.2"/>
  <manifest:file-entry manifest:media-type="application/vnd.oasis.opendocument.formula" manifest:full-path="Formula-395/" manifest:version="1.2"/>
  <manifest:file-entry manifest:media-type="application/vnd.oasis.opendocument.formula" manifest:full-path="Formula-394/" manifest:version="1.2"/>
  <manifest:file-entry manifest:media-type="application/vnd.oasis.opendocument.formula" manifest:full-path="Formula-393/" manifest:version="1.2"/>
  <manifest:file-entry manifest:media-type="application/vnd.oasis.opendocument.formula" manifest:full-path="Formula-392/" manifest:version="1.2"/>
  <manifest:file-entry manifest:media-type="application/vnd.oasis.opendocument.formula" manifest:full-path="Formula-391/" manifest:version="1.2"/>
  <manifest:file-entry manifest:media-type="application/vnd.oasis.opendocument.formula" manifest:full-path="Formula-390/" manifest:version="1.2"/>
  <manifest:file-entry manifest:media-type="application/vnd.oasis.opendocument.formula" manifest:full-path="Formula-389/" manifest:version="1.2"/>
  <manifest:file-entry manifest:media-type="application/vnd.oasis.opendocument.formula" manifest:full-path="Formula-388/" manifest:version="1.2"/>
  <manifest:file-entry manifest:media-type="application/vnd.oasis.opendocument.formula" manifest:full-path="Formula-387/" manifest:version="1.2"/>
  <manifest:file-entry manifest:media-type="application/vnd.oasis.opendocument.formula" manifest:full-path="Formula-386/" manifest:version="1.2"/>
  <manifest:file-entry manifest:media-type="application/vnd.oasis.opendocument.formula" manifest:full-path="Formula-385/" manifest:version="1.2"/>
  <manifest:file-entry manifest:media-type="application/vnd.oasis.opendocument.formula" manifest:full-path="Formula-384/" manifest:version="1.2"/>
  <manifest:file-entry manifest:media-type="application/vnd.oasis.opendocument.formula" manifest:full-path="Formula-383/" manifest:version="1.2"/>
  <manifest:file-entry manifest:media-type="application/vnd.oasis.opendocument.formula" manifest:full-path="Formula-382/" manifest:version="1.2"/>
  <manifest:file-entry manifest:media-type="application/vnd.oasis.opendocument.formula" manifest:full-path="Formula-381/" manifest:version="1.2"/>
  <manifest:file-entry manifest:media-type="application/vnd.oasis.opendocument.formula" manifest:full-path="Formula-380/" manifest:version="1.2"/>
  <manifest:file-entry manifest:media-type="application/vnd.oasis.opendocument.formula" manifest:full-path="Formula-379/" manifest:version="1.2"/>
  <manifest:file-entry manifest:media-type="application/vnd.oasis.opendocument.formula" manifest:full-path="Formula-378/" manifest:version="1.2"/>
  <manifest:file-entry manifest:media-type="application/vnd.oasis.opendocument.formula" manifest:full-path="Formula-377/" manifest:version="1.2"/>
  <manifest:file-entry manifest:media-type="application/vnd.oasis.opendocument.formula" manifest:full-path="Formula-376/" manifest:version="1.2"/>
  <manifest:file-entry manifest:media-type="application/vnd.oasis.opendocument.formula" manifest:full-path="Formula-375/" manifest:version="1.2"/>
  <manifest:file-entry manifest:media-type="application/vnd.oasis.opendocument.formula" manifest:full-path="Formula-374/" manifest:version="1.2"/>
  <manifest:file-entry manifest:media-type="application/vnd.oasis.opendocument.formula" manifest:full-path="Formula-373/" manifest:version="1.2"/>
  <manifest:file-entry manifest:media-type="application/vnd.oasis.opendocument.formula" manifest:full-path="Formula-372/" manifest:version="1.2"/>
  <manifest:file-entry manifest:media-type="application/vnd.oasis.opendocument.formula" manifest:full-path="Formula-371/" manifest:version="1.2"/>
  <manifest:file-entry manifest:media-type="application/vnd.oasis.opendocument.formula" manifest:full-path="Formula-370/" manifest:version="1.2"/>
  <manifest:file-entry manifest:media-type="application/vnd.oasis.opendocument.formula" manifest:full-path="Formula-369/" manifest:version="1.2"/>
  <manifest:file-entry manifest:media-type="application/vnd.oasis.opendocument.formula" manifest:full-path="Formula-368/" manifest:version="1.2"/>
  <manifest:file-entry manifest:media-type="application/vnd.oasis.opendocument.formula" manifest:full-path="Formula-367/" manifest:version="1.2"/>
  <manifest:file-entry manifest:media-type="application/vnd.oasis.opendocument.formula" manifest:full-path="Formula-366/" manifest:version="1.2"/>
  <manifest:file-entry manifest:media-type="application/vnd.oasis.opendocument.formula" manifest:full-path="Formula-365/" manifest:version="1.2"/>
  <manifest:file-entry manifest:media-type="application/vnd.oasis.opendocument.formula" manifest:full-path="Formula-364/" manifest:version="1.2"/>
  <manifest:file-entry manifest:media-type="application/vnd.oasis.opendocument.formula" manifest:full-path="Formula-363/" manifest:version="1.2"/>
  <manifest:file-entry manifest:media-type="application/vnd.oasis.opendocument.formula" manifest:full-path="Formula-362/" manifest:version="1.2"/>
  <manifest:file-entry manifest:media-type="application/vnd.oasis.opendocument.formula" manifest:full-path="Formula-361/" manifest:version="1.2"/>
  <manifest:file-entry manifest:media-type="application/vnd.oasis.opendocument.formula" manifest:full-path="Formula-360/" manifest:version="1.2"/>
  <manifest:file-entry manifest:media-type="application/vnd.oasis.opendocument.formula" manifest:full-path="Formula-359/" manifest:version="1.2"/>
  <manifest:file-entry manifest:media-type="application/vnd.oasis.opendocument.formula" manifest:full-path="Formula-358/" manifest:version="1.2"/>
  <manifest:file-entry manifest:media-type="application/vnd.oasis.opendocument.formula" manifest:full-path="Formula-357/" manifest:version="1.2"/>
  <manifest:file-entry manifest:media-type="application/vnd.oasis.opendocument.formula" manifest:full-path="Formula-356/" manifest:version="1.2"/>
  <manifest:file-entry manifest:media-type="application/vnd.oasis.opendocument.formula" manifest:full-path="Formula-355/" manifest:version="1.2"/>
  <manifest:file-entry manifest:media-type="application/vnd.oasis.opendocument.formula" manifest:full-path="Formula-354/" manifest:version="1.2"/>
  <manifest:file-entry manifest:media-type="application/vnd.oasis.opendocument.formula" manifest:full-path="Formula-353/" manifest:version="1.2"/>
  <manifest:file-entry manifest:media-type="application/vnd.oasis.opendocument.formula" manifest:full-path="Formula-352/" manifest:version="1.2"/>
  <manifest:file-entry manifest:media-type="application/vnd.oasis.opendocument.formula" manifest:full-path="Formula-351/" manifest:version="1.2"/>
  <manifest:file-entry manifest:media-type="application/vnd.oasis.opendocument.formula" manifest:full-path="Formula-350/" manifest:version="1.2"/>
  <manifest:file-entry manifest:media-type="application/vnd.oasis.opendocument.formula" manifest:full-path="Formula-349/" manifest:version="1.2"/>
  <manifest:file-entry manifest:media-type="application/vnd.oasis.opendocument.formula" manifest:full-path="Formula-348/" manifest:version="1.2"/>
  <manifest:file-entry manifest:media-type="application/vnd.oasis.opendocument.formula" manifest:full-path="Formula-347/" manifest:version="1.2"/>
  <manifest:file-entry manifest:media-type="application/vnd.oasis.opendocument.formula" manifest:full-path="Formula-346/" manifest:version="1.2"/>
  <manifest:file-entry manifest:media-type="application/vnd.oasis.opendocument.formula" manifest:full-path="Formula-345/" manifest:version="1.2"/>
  <manifest:file-entry manifest:media-type="application/vnd.oasis.opendocument.formula" manifest:full-path="Formula-344/" manifest:version="1.2"/>
  <manifest:file-entry manifest:media-type="application/vnd.oasis.opendocument.formula" manifest:full-path="Formula-343/" manifest:version="1.2"/>
  <manifest:file-entry manifest:media-type="application/vnd.oasis.opendocument.formula" manifest:full-path="Formula-342/" manifest:version="1.2"/>
  <manifest:file-entry manifest:media-type="application/vnd.oasis.opendocument.formula" manifest:full-path="Formula-341/" manifest:version="1.2"/>
  <manifest:file-entry manifest:media-type="application/vnd.oasis.opendocument.formula" manifest:full-path="Formula-340/" manifest:version="1.2"/>
  <manifest:file-entry manifest:media-type="application/vnd.oasis.opendocument.formula" manifest:full-path="Formula-339/" manifest:version="1.2"/>
  <manifest:file-entry manifest:media-type="application/vnd.oasis.opendocument.formula" manifest:full-path="Formula-338/" manifest:version="1.2"/>
  <manifest:file-entry manifest:media-type="application/vnd.oasis.opendocument.formula" manifest:full-path="Formula-337/" manifest:version="1.2"/>
  <manifest:file-entry manifest:media-type="application/vnd.oasis.opendocument.formula" manifest:full-path="Formula-336/" manifest:version="1.2"/>
  <manifest:file-entry manifest:media-type="application/vnd.oasis.opendocument.formula" manifest:full-path="Formula-335/" manifest:version="1.2"/>
  <manifest:file-entry manifest:media-type="application/vnd.oasis.opendocument.formula" manifest:full-path="Formula-334/" manifest:version="1.2"/>
  <manifest:file-entry manifest:media-type="application/vnd.oasis.opendocument.formula" manifest:full-path="Formula-333/" manifest:version="1.2"/>
  <manifest:file-entry manifest:media-type="application/vnd.oasis.opendocument.formula" manifest:full-path="Formula-332/" manifest:version="1.2"/>
  <manifest:file-entry manifest:media-type="application/vnd.oasis.opendocument.formula" manifest:full-path="Formula-331/" manifest:version="1.2"/>
  <manifest:file-entry manifest:media-type="application/vnd.oasis.opendocument.formula" manifest:full-path="Formula-330/" manifest:version="1.2"/>
  <manifest:file-entry manifest:media-type="application/vnd.oasis.opendocument.formula" manifest:full-path="Formula-329/" manifest:version="1.2"/>
  <manifest:file-entry manifest:media-type="application/vnd.oasis.opendocument.formula" manifest:full-path="Formula-328/" manifest:version="1.2"/>
  <manifest:file-entry manifest:media-type="application/vnd.oasis.opendocument.formula" manifest:full-path="Formula-327/" manifest:version="1.2"/>
  <manifest:file-entry manifest:media-type="application/vnd.oasis.opendocument.formula" manifest:full-path="Formula-326/" manifest:version="1.2"/>
  <manifest:file-entry manifest:media-type="application/vnd.oasis.opendocument.formula" manifest:full-path="Formula-325/" manifest:version="1.2"/>
  <manifest:file-entry manifest:media-type="application/vnd.oasis.opendocument.formula" manifest:full-path="Formula-324/" manifest:version="1.2"/>
  <manifest:file-entry manifest:media-type="application/vnd.oasis.opendocument.formula" manifest:full-path="Formula-323/" manifest:version="1.2"/>
  <manifest:file-entry manifest:media-type="application/vnd.oasis.opendocument.formula" manifest:full-path="Formula-322/" manifest:version="1.2"/>
  <manifest:file-entry manifest:media-type="application/vnd.oasis.opendocument.formula" manifest:full-path="Formula-321/" manifest:version="1.2"/>
  <manifest:file-entry manifest:media-type="application/vnd.oasis.opendocument.formula" manifest:full-path="Formula-320/" manifest:version="1.2"/>
  <manifest:file-entry manifest:media-type="application/vnd.oasis.opendocument.formula" manifest:full-path="Formula-319/" manifest:version="1.2"/>
  <manifest:file-entry manifest:media-type="application/vnd.oasis.opendocument.formula" manifest:full-path="Formula-318/" manifest:version="1.2"/>
  <manifest:file-entry manifest:media-type="application/vnd.oasis.opendocument.formula" manifest:full-path="Formula-317/" manifest:version="1.2"/>
  <manifest:file-entry manifest:media-type="application/vnd.oasis.opendocument.formula" manifest:full-path="Formula-316/" manifest:version="1.2"/>
  <manifest:file-entry manifest:media-type="application/vnd.oasis.opendocument.formula" manifest:full-path="Formula-315/" manifest:version="1.2"/>
  <manifest:file-entry manifest:media-type="application/vnd.oasis.opendocument.formula" manifest:full-path="Formula-314/" manifest:version="1.2"/>
  <manifest:file-entry manifest:media-type="application/vnd.oasis.opendocument.formula" manifest:full-path="Formula-313/" manifest:version="1.2"/>
  <manifest:file-entry manifest:media-type="application/vnd.oasis.opendocument.formula" manifest:full-path="Formula-312/" manifest:version="1.2"/>
  <manifest:file-entry manifest:media-type="application/vnd.oasis.opendocument.formula" manifest:full-path="Formula-311/" manifest:version="1.2"/>
  <manifest:file-entry manifest:media-type="application/vnd.oasis.opendocument.formula" manifest:full-path="Formula-310/" manifest:version="1.2"/>
  <manifest:file-entry manifest:media-type="application/vnd.oasis.opendocument.formula" manifest:full-path="Formula-309/" manifest:version="1.2"/>
  <manifest:file-entry manifest:media-type="application/vnd.oasis.opendocument.formula" manifest:full-path="Formula-308/" manifest:version="1.2"/>
  <manifest:file-entry manifest:media-type="application/vnd.oasis.opendocument.formula" manifest:full-path="Formula-307/" manifest:version="1.2"/>
  <manifest:file-entry manifest:media-type="application/vnd.oasis.opendocument.formula" manifest:full-path="Formula-306/" manifest:version="1.2"/>
  <manifest:file-entry manifest:media-type="application/vnd.oasis.opendocument.formula" manifest:full-path="Formula-305/" manifest:version="1.2"/>
  <manifest:file-entry manifest:media-type="application/vnd.oasis.opendocument.formula" manifest:full-path="Formula-304/" manifest:version="1.2"/>
  <manifest:file-entry manifest:media-type="application/vnd.oasis.opendocument.formula" manifest:full-path="Formula-303/" manifest:version="1.2"/>
  <manifest:file-entry manifest:media-type="application/vnd.oasis.opendocument.formula" manifest:full-path="Formula-302/" manifest:version="1.2"/>
  <manifest:file-entry manifest:media-type="application/vnd.oasis.opendocument.formula" manifest:full-path="Formula-301/" manifest:version="1.2"/>
  <manifest:file-entry manifest:media-type="application/vnd.oasis.opendocument.formula" manifest:full-path="Formula-300/" manifest:version="1.2"/>
  <manifest:file-entry manifest:media-type="application/vnd.oasis.opendocument.formula" manifest:full-path="Formula-299/" manifest:version="1.2"/>
  <manifest:file-entry manifest:media-type="application/vnd.oasis.opendocument.formula" manifest:full-path="Formula-298/" manifest:version="1.2"/>
  <manifest:file-entry manifest:media-type="application/vnd.oasis.opendocument.formula" manifest:full-path="Formula-297/" manifest:version="1.2"/>
  <manifest:file-entry manifest:media-type="application/vnd.oasis.opendocument.formula" manifest:full-path="Formula-296/" manifest:version="1.2"/>
  <manifest:file-entry manifest:media-type="application/vnd.oasis.opendocument.formula" manifest:full-path="Formula-295/" manifest:version="1.2"/>
  <manifest:file-entry manifest:media-type="application/vnd.oasis.opendocument.formula" manifest:full-path="Formula-294/" manifest:version="1.2"/>
  <manifest:file-entry manifest:media-type="application/vnd.oasis.opendocument.formula" manifest:full-path="Formula-293/" manifest:version="1.2"/>
  <manifest:file-entry manifest:media-type="application/vnd.oasis.opendocument.formula" manifest:full-path="Formula-292/" manifest:version="1.2"/>
  <manifest:file-entry manifest:media-type="application/vnd.oasis.opendocument.formula" manifest:full-path="Formula-291/" manifest:version="1.2"/>
  <manifest:file-entry manifest:media-type="application/vnd.oasis.opendocument.formula" manifest:full-path="Formula-290/" manifest:version="1.2"/>
  <manifest:file-entry manifest:media-type="application/vnd.oasis.opendocument.formula" manifest:full-path="Formula-289/" manifest:version="1.2"/>
  <manifest:file-entry manifest:media-type="application/vnd.oasis.opendocument.formula" manifest:full-path="Formula-288/" manifest:version="1.2"/>
  <manifest:file-entry manifest:media-type="application/vnd.oasis.opendocument.formula" manifest:full-path="Formula-287/" manifest:version="1.2"/>
  <manifest:file-entry manifest:media-type="application/vnd.oasis.opendocument.formula" manifest:full-path="Formula-286/" manifest:version="1.2"/>
  <manifest:file-entry manifest:media-type="application/vnd.oasis.opendocument.formula" manifest:full-path="Formula-285/" manifest:version="1.2"/>
  <manifest:file-entry manifest:media-type="application/vnd.oasis.opendocument.formula" manifest:full-path="Formula-284/" manifest:version="1.2"/>
  <manifest:file-entry manifest:media-type="application/vnd.oasis.opendocument.formula" manifest:full-path="Formula-283/" manifest:version="1.2"/>
  <manifest:file-entry manifest:media-type="application/vnd.oasis.opendocument.formula" manifest:full-path="Formula-282/" manifest:version="1.2"/>
  <manifest:file-entry manifest:media-type="application/vnd.oasis.opendocument.formula" manifest:full-path="Formula-281/" manifest:version="1.2"/>
  <manifest:file-entry manifest:media-type="application/vnd.oasis.opendocument.formula" manifest:full-path="Formula-280/" manifest:version="1.2"/>
  <manifest:file-entry manifest:media-type="application/vnd.oasis.opendocument.formula" manifest:full-path="Formula-279/" manifest:version="1.2"/>
  <manifest:file-entry manifest:media-type="application/vnd.oasis.opendocument.formula" manifest:full-path="Formula-278/" manifest:version="1.2"/>
  <manifest:file-entry manifest:media-type="application/vnd.oasis.opendocument.formula" manifest:full-path="Formula-277/" manifest:version="1.2"/>
  <manifest:file-entry manifest:media-type="application/vnd.oasis.opendocument.formula" manifest:full-path="Formula-276/" manifest:version="1.2"/>
  <manifest:file-entry manifest:media-type="application/vnd.oasis.opendocument.formula" manifest:full-path="Formula-275/" manifest:version="1.2"/>
  <manifest:file-entry manifest:media-type="application/vnd.oasis.opendocument.formula" manifest:full-path="Formula-274/" manifest:version="1.2"/>
  <manifest:file-entry manifest:media-type="application/vnd.oasis.opendocument.formula" manifest:full-path="Formula-273/" manifest:version="1.2"/>
  <manifest:file-entry manifest:media-type="application/vnd.oasis.opendocument.formula" manifest:full-path="Formula-272/" manifest:version="1.2"/>
  <manifest:file-entry manifest:media-type="application/vnd.oasis.opendocument.formula" manifest:full-path="Formula-271/" manifest:version="1.2"/>
  <manifest:file-entry manifest:media-type="application/vnd.oasis.opendocument.formula" manifest:full-path="Formula-270/" manifest:version="1.2"/>
  <manifest:file-entry manifest:media-type="application/vnd.oasis.opendocument.formula" manifest:full-path="Formula-269/" manifest:version="1.2"/>
  <manifest:file-entry manifest:media-type="application/vnd.oasis.opendocument.formula" manifest:full-path="Formula-268/" manifest:version="1.2"/>
  <manifest:file-entry manifest:media-type="application/vnd.oasis.opendocument.formula" manifest:full-path="Formula-267/" manifest:version="1.2"/>
  <manifest:file-entry manifest:media-type="application/vnd.oasis.opendocument.formula" manifest:full-path="Formula-266/" manifest:version="1.2"/>
  <manifest:file-entry manifest:media-type="application/vnd.oasis.opendocument.formula" manifest:full-path="Formula-265/" manifest:version="1.2"/>
  <manifest:file-entry manifest:media-type="application/vnd.oasis.opendocument.formula" manifest:full-path="Formula-264/" manifest:version="1.2"/>
  <manifest:file-entry manifest:media-type="application/vnd.oasis.opendocument.formula" manifest:full-path="Formula-263/" manifest:version="1.2"/>
  <manifest:file-entry manifest:media-type="application/vnd.oasis.opendocument.formula" manifest:full-path="Formula-262/" manifest:version="1.2"/>
  <manifest:file-entry manifest:media-type="application/vnd.oasis.opendocument.formula" manifest:full-path="Formula-261/" manifest:version="1.2"/>
  <manifest:file-entry manifest:media-type="application/vnd.oasis.opendocument.formula" manifest:full-path="Formula-260/" manifest:version="1.2"/>
  <manifest:file-entry manifest:media-type="application/vnd.oasis.opendocument.formula" manifest:full-path="Formula-259/" manifest:version="1.2"/>
  <manifest:file-entry manifest:media-type="application/vnd.oasis.opendocument.formula" manifest:full-path="Formula-258/" manifest:version="1.2"/>
  <manifest:file-entry manifest:media-type="application/vnd.oasis.opendocument.formula" manifest:full-path="Formula-257/" manifest:version="1.2"/>
  <manifest:file-entry manifest:media-type="application/vnd.oasis.opendocument.formula" manifest:full-path="Formula-256/" manifest:version="1.2"/>
  <manifest:file-entry manifest:media-type="application/vnd.oasis.opendocument.formula" manifest:full-path="Formula-255/" manifest:version="1.2"/>
  <manifest:file-entry manifest:media-type="application/vnd.oasis.opendocument.formula" manifest:full-path="Formula-254/" manifest:version="1.2"/>
  <manifest:file-entry manifest:media-type="application/vnd.oasis.opendocument.formula" manifest:full-path="Formula-253/" manifest:version="1.2"/>
  <manifest:file-entry manifest:media-type="application/vnd.oasis.opendocument.formula" manifest:full-path="Formula-252/" manifest:version="1.2"/>
  <manifest:file-entry manifest:media-type="application/vnd.oasis.opendocument.formula" manifest:full-path="Formula-251/" manifest:version="1.2"/>
  <manifest:file-entry manifest:media-type="application/vnd.oasis.opendocument.formula" manifest:full-path="Formula-250/" manifest:version="1.2"/>
  <manifest:file-entry manifest:media-type="application/vnd.oasis.opendocument.formula" manifest:full-path="Formula-249/" manifest:version="1.2"/>
  <manifest:file-entry manifest:media-type="application/vnd.oasis.opendocument.formula" manifest:full-path="Formula-248/" manifest:version="1.2"/>
  <manifest:file-entry manifest:media-type="application/vnd.oasis.opendocument.formula" manifest:full-path="Formula-247/" manifest:version="1.2"/>
  <manifest:file-entry manifest:media-type="application/vnd.oasis.opendocument.formula" manifest:full-path="Formula-246/" manifest:version="1.2"/>
  <manifest:file-entry manifest:media-type="application/vnd.oasis.opendocument.formula" manifest:full-path="Formula-245/" manifest:version="1.2"/>
  <manifest:file-entry manifest:media-type="application/vnd.oasis.opendocument.formula" manifest:full-path="Formula-244/" manifest:version="1.2"/>
  <manifest:file-entry manifest:media-type="application/vnd.oasis.opendocument.formula" manifest:full-path="Formula-243/" manifest:version="1.2"/>
  <manifest:file-entry manifest:media-type="application/vnd.oasis.opendocument.formula" manifest:full-path="Formula-242/" manifest:version="1.2"/>
  <manifest:file-entry manifest:media-type="application/vnd.oasis.opendocument.formula" manifest:full-path="Formula-241/" manifest:version="1.2"/>
  <manifest:file-entry manifest:media-type="application/vnd.oasis.opendocument.formula" manifest:full-path="Formula-240/" manifest:version="1.2"/>
  <manifest:file-entry manifest:media-type="application/vnd.oasis.opendocument.formula" manifest:full-path="Formula-239/" manifest:version="1.2"/>
  <manifest:file-entry manifest:media-type="application/vnd.oasis.opendocument.formula" manifest:full-path="Formula-238/" manifest:version="1.2"/>
  <manifest:file-entry manifest:media-type="application/vnd.oasis.opendocument.formula" manifest:full-path="Formula-237/" manifest:version="1.2"/>
  <manifest:file-entry manifest:media-type="application/vnd.oasis.opendocument.formula" manifest:full-path="Formula-236/" manifest:version="1.2"/>
  <manifest:file-entry manifest:media-type="application/vnd.oasis.opendocument.formula" manifest:full-path="Formula-235/" manifest:version="1.2"/>
  <manifest:file-entry manifest:media-type="application/vnd.oasis.opendocument.formula" manifest:full-path="Formula-234/" manifest:version="1.2"/>
  <manifest:file-entry manifest:media-type="application/vnd.oasis.opendocument.formula" manifest:full-path="Formula-233/" manifest:version="1.2"/>
  <manifest:file-entry manifest:media-type="application/vnd.oasis.opendocument.formula" manifest:full-path="Formula-232/" manifest:version="1.2"/>
  <manifest:file-entry manifest:media-type="application/vnd.oasis.opendocument.formula" manifest:full-path="Formula-231/" manifest:version="1.2"/>
  <manifest:file-entry manifest:media-type="application/vnd.oasis.opendocument.formula" manifest:full-path="Formula-230/" manifest:version="1.2"/>
  <manifest:file-entry manifest:media-type="application/vnd.oasis.opendocument.formula" manifest:full-path="Formula-229/" manifest:version="1.2"/>
  <manifest:file-entry manifest:media-type="application/vnd.oasis.opendocument.formula" manifest:full-path="Formula-228/" manifest:version="1.2"/>
  <manifest:file-entry manifest:media-type="application/vnd.oasis.opendocument.formula" manifest:full-path="Formula-227/" manifest:version="1.2"/>
  <manifest:file-entry manifest:media-type="application/vnd.oasis.opendocument.formula" manifest:full-path="Formula-226/" manifest:version="1.2"/>
  <manifest:file-entry manifest:media-type="application/vnd.oasis.opendocument.formula" manifest:full-path="Formula-225/" manifest:version="1.2"/>
  <manifest:file-entry manifest:media-type="application/vnd.oasis.opendocument.formula" manifest:full-path="Formula-224/" manifest:version="1.2"/>
  <manifest:file-entry manifest:media-type="application/vnd.oasis.opendocument.formula" manifest:full-path="Formula-223/" manifest:version="1.2"/>
  <manifest:file-entry manifest:media-type="application/vnd.oasis.opendocument.formula" manifest:full-path="Formula-222/" manifest:version="1.2"/>
  <manifest:file-entry manifest:media-type="application/vnd.oasis.opendocument.formula" manifest:full-path="Formula-221/" manifest:version="1.2"/>
  <manifest:file-entry manifest:media-type="application/vnd.oasis.opendocument.formula" manifest:full-path="Formula-220/" manifest:version="1.2"/>
  <manifest:file-entry manifest:media-type="application/vnd.oasis.opendocument.formula" manifest:full-path="Formula-219/" manifest:version="1.2"/>
  <manifest:file-entry manifest:media-type="application/vnd.oasis.opendocument.formula" manifest:full-path="Formula-218/" manifest:version="1.2"/>
  <manifest:file-entry manifest:media-type="application/vnd.oasis.opendocument.formula" manifest:full-path="Formula-217/" manifest:version="1.2"/>
  <manifest:file-entry manifest:media-type="application/vnd.oasis.opendocument.formula" manifest:full-path="Formula-216/" manifest:version="1.2"/>
  <manifest:file-entry manifest:media-type="application/vnd.oasis.opendocument.formula" manifest:full-path="Formula-215/" manifest:version="1.2"/>
  <manifest:file-entry manifest:media-type="application/vnd.oasis.opendocument.formula" manifest:full-path="Formula-214/" manifest:version="1.2"/>
  <manifest:file-entry manifest:media-type="application/vnd.oasis.opendocument.formula" manifest:full-path="Formula-213/" manifest:version="1.2"/>
  <manifest:file-entry manifest:media-type="application/vnd.oasis.opendocument.formula" manifest:full-path="Formula-212/" manifest:version="1.2"/>
  <manifest:file-entry manifest:media-type="application/vnd.oasis.opendocument.formula" manifest:full-path="Formula-211/" manifest:version="1.2"/>
  <manifest:file-entry manifest:media-type="application/vnd.oasis.opendocument.formula" manifest:full-path="Formula-210/" manifest:version="1.2"/>
  <manifest:file-entry manifest:media-type="application/vnd.oasis.opendocument.formula" manifest:full-path="Formula-209/" manifest:version="1.2"/>
  <manifest:file-entry manifest:media-type="application/vnd.oasis.opendocument.formula" manifest:full-path="Formula-208/" manifest:version="1.2"/>
  <manifest:file-entry manifest:media-type="application/vnd.oasis.opendocument.formula" manifest:full-path="Formula-207/" manifest:version="1.2"/>
  <manifest:file-entry manifest:media-type="application/vnd.oasis.opendocument.formula" manifest:full-path="Formula-206/" manifest:version="1.2"/>
  <manifest:file-entry manifest:media-type="application/vnd.oasis.opendocument.formula" manifest:full-path="Formula-205/" manifest:version="1.2"/>
  <manifest:file-entry manifest:media-type="application/vnd.oasis.opendocument.formula" manifest:full-path="Formula-204/" manifest:version="1.2"/>
  <manifest:file-entry manifest:media-type="application/vnd.oasis.opendocument.formula" manifest:full-path="Formula-203/" manifest:version="1.2"/>
  <manifest:file-entry manifest:media-type="application/vnd.oasis.opendocument.formula" manifest:full-path="Formula-202/" manifest:version="1.2"/>
  <manifest:file-entry manifest:media-type="application/vnd.oasis.opendocument.formula" manifest:full-path="Formula-201/" manifest:version="1.2"/>
  <manifest:file-entry manifest:media-type="application/vnd.oasis.opendocument.formula" manifest:full-path="Formula-200/" manifest:version="1.2"/>
  <manifest:file-entry manifest:media-type="application/vnd.oasis.opendocument.formula" manifest:full-path="Formula-199/" manifest:version="1.2"/>
  <manifest:file-entry manifest:media-type="application/vnd.oasis.opendocument.formula" manifest:full-path="Formula-198/" manifest:version="1.2"/>
  <manifest:file-entry manifest:media-type="application/vnd.oasis.opendocument.formula" manifest:full-path="Formula-197/" manifest:version="1.2"/>
  <manifest:file-entry manifest:media-type="application/vnd.oasis.opendocument.formula" manifest:full-path="Formula-196/" manifest:version="1.2"/>
  <manifest:file-entry manifest:media-type="application/vnd.oasis.opendocument.formula" manifest:full-path="Formula-195/" manifest:version="1.2"/>
  <manifest:file-entry manifest:media-type="application/vnd.oasis.opendocument.formula" manifest:full-path="Formula-194/" manifest:version="1.2"/>
  <manifest:file-entry manifest:media-type="application/vnd.oasis.opendocument.formula" manifest:full-path="Formula-193/" manifest:version="1.2"/>
  <manifest:file-entry manifest:media-type="application/vnd.oasis.opendocument.formula" manifest:full-path="Formula-192/" manifest:version="1.2"/>
  <manifest:file-entry manifest:media-type="application/vnd.oasis.opendocument.formula" manifest:full-path="Formula-191/" manifest:version="1.2"/>
  <manifest:file-entry manifest:media-type="application/vnd.oasis.opendocument.formula" manifest:full-path="Formula-190/" manifest:version="1.2"/>
  <manifest:file-entry manifest:media-type="application/vnd.oasis.opendocument.formula" manifest:full-path="Formula-189/" manifest:version="1.2"/>
  <manifest:file-entry manifest:media-type="application/vnd.oasis.opendocument.formula" manifest:full-path="Formula-188/" manifest:version="1.2"/>
  <manifest:file-entry manifest:media-type="application/vnd.oasis.opendocument.formula" manifest:full-path="Formula-187/" manifest:version="1.2"/>
  <manifest:file-entry manifest:media-type="application/vnd.oasis.opendocument.formula" manifest:full-path="Formula-186/" manifest:version="1.2"/>
  <manifest:file-entry manifest:media-type="application/vnd.oasis.opendocument.formula" manifest:full-path="Formula-185/" manifest:version="1.2"/>
  <manifest:file-entry manifest:media-type="application/vnd.oasis.opendocument.formula" manifest:full-path="Formula-184/" manifest:version="1.2"/>
  <manifest:file-entry manifest:media-type="application/vnd.oasis.opendocument.formula" manifest:full-path="Formula-183/" manifest:version="1.2"/>
  <manifest:file-entry manifest:media-type="application/vnd.oasis.opendocument.formula" manifest:full-path="Formula-182/" manifest:version="1.2"/>
  <manifest:file-entry manifest:media-type="application/vnd.oasis.opendocument.formula" manifest:full-path="Formula-181/" manifest:version="1.2"/>
  <manifest:file-entry manifest:media-type="application/vnd.oasis.opendocument.formula" manifest:full-path="Formula-180/" manifest:version="1.2"/>
  <manifest:file-entry manifest:media-type="application/vnd.oasis.opendocument.formula" manifest:full-path="Formula-179/" manifest:version="1.2"/>
  <manifest:file-entry manifest:media-type="application/vnd.oasis.opendocument.formula" manifest:full-path="Formula-178/" manifest:version="1.2"/>
  <manifest:file-entry manifest:media-type="application/vnd.oasis.opendocument.formula" manifest:full-path="Formula-177/" manifest:version="1.2"/>
  <manifest:file-entry manifest:media-type="application/vnd.oasis.opendocument.formula" manifest:full-path="Formula-176/" manifest:version="1.2"/>
  <manifest:file-entry manifest:media-type="application/vnd.oasis.opendocument.formula" manifest:full-path="Formula-175/" manifest:version="1.2"/>
  <manifest:file-entry manifest:media-type="application/vnd.oasis.opendocument.formula" manifest:full-path="Formula-174/" manifest:version="1.2"/>
  <manifest:file-entry manifest:media-type="application/vnd.oasis.opendocument.formula" manifest:full-path="Formula-173/" manifest:version="1.2"/>
  <manifest:file-entry manifest:media-type="application/vnd.oasis.opendocument.formula" manifest:full-path="Formula-172/" manifest:version="1.2"/>
  <manifest:file-entry manifest:media-type="application/vnd.oasis.opendocument.formula" manifest:full-path="Formula-171/" manifest:version="1.2"/>
  <manifest:file-entry manifest:media-type="application/vnd.oasis.opendocument.formula" manifest:full-path="Formula-170/" manifest:version="1.2"/>
  <manifest:file-entry manifest:media-type="application/vnd.oasis.opendocument.formula" manifest:full-path="Formula-169/" manifest:version="1.2"/>
  <manifest:file-entry manifest:media-type="application/vnd.oasis.opendocument.formula" manifest:full-path="Formula-168/" manifest:version="1.2"/>
  <manifest:file-entry manifest:media-type="application/vnd.oasis.opendocument.formula" manifest:full-path="Formula-167/" manifest:version="1.2"/>
  <manifest:file-entry manifest:media-type="application/vnd.oasis.opendocument.formula" manifest:full-path="Formula-166/" manifest:version="1.2"/>
  <manifest:file-entry manifest:media-type="application/vnd.oasis.opendocument.formula" manifest:full-path="Formula-165/" manifest:version="1.2"/>
  <manifest:file-entry manifest:media-type="application/vnd.oasis.opendocument.formula" manifest:full-path="Formula-164/" manifest:version="1.2"/>
  <manifest:file-entry manifest:media-type="application/vnd.oasis.opendocument.formula" manifest:full-path="Formula-163/" manifest:version="1.2"/>
  <manifest:file-entry manifest:media-type="application/vnd.oasis.opendocument.formula" manifest:full-path="Formula-162/" manifest:version="1.2"/>
  <manifest:file-entry manifest:media-type="application/vnd.oasis.opendocument.formula" manifest:full-path="Formula-161/" manifest:version="1.2"/>
  <manifest:file-entry manifest:media-type="application/vnd.oasis.opendocument.formula" manifest:full-path="Formula-160/" manifest:version="1.2"/>
  <manifest:file-entry manifest:media-type="application/vnd.oasis.opendocument.formula" manifest:full-path="Formula-159/" manifest:version="1.2"/>
  <manifest:file-entry manifest:media-type="application/vnd.oasis.opendocument.formula" manifest:full-path="Formula-158/" manifest:version="1.2"/>
  <manifest:file-entry manifest:media-type="application/vnd.oasis.opendocument.formula" manifest:full-path="Formula-157/" manifest:version="1.2"/>
  <manifest:file-entry manifest:media-type="application/vnd.oasis.opendocument.formula" manifest:full-path="Formula-156/" manifest:version="1.2"/>
  <manifest:file-entry manifest:media-type="application/vnd.oasis.opendocument.formula" manifest:full-path="Formula-155/" manifest:version="1.2"/>
  <manifest:file-entry manifest:media-type="application/vnd.oasis.opendocument.formula" manifest:full-path="Formula-154/" manifest:version="1.2"/>
  <manifest:file-entry manifest:media-type="application/vnd.oasis.opendocument.formula" manifest:full-path="Formula-153/" manifest:version="1.2"/>
  <manifest:file-entry manifest:media-type="application/vnd.oasis.opendocument.formula" manifest:full-path="Formula-152/" manifest:version="1.2"/>
  <manifest:file-entry manifest:media-type="application/vnd.oasis.opendocument.formula" manifest:full-path="Formula-151/" manifest:version="1.2"/>
  <manifest:file-entry manifest:media-type="application/vnd.oasis.opendocument.formula" manifest:full-path="Formula-150/" manifest:version="1.2"/>
  <manifest:file-entry manifest:media-type="application/vnd.oasis.opendocument.formula" manifest:full-path="Formula-149/" manifest:version="1.2"/>
  <manifest:file-entry manifest:media-type="application/vnd.oasis.opendocument.formula" manifest:full-path="Formula-148/" manifest:version="1.2"/>
  <manifest:file-entry manifest:media-type="application/vnd.oasis.opendocument.formula" manifest:full-path="Formula-147/" manifest:version="1.2"/>
  <manifest:file-entry manifest:media-type="application/vnd.oasis.opendocument.formula" manifest:full-path="Formula-146/" manifest:version="1.2"/>
  <manifest:file-entry manifest:media-type="application/vnd.oasis.opendocument.formula" manifest:full-path="Formula-145/" manifest:version="1.2"/>
  <manifest:file-entry manifest:media-type="application/vnd.oasis.opendocument.formula" manifest:full-path="Formula-144/" manifest:version="1.2"/>
  <manifest:file-entry manifest:media-type="application/vnd.oasis.opendocument.formula" manifest:full-path="Formula-143/" manifest:version="1.2"/>
  <manifest:file-entry manifest:media-type="application/vnd.oasis.opendocument.formula" manifest:full-path="Formula-142/" manifest:version="1.2"/>
  <manifest:file-entry manifest:media-type="application/vnd.oasis.opendocument.formula" manifest:full-path="Formula-141/" manifest:version="1.2"/>
  <manifest:file-entry manifest:media-type="application/vnd.oasis.opendocument.formula" manifest:full-path="Formula-140/"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text-position="sub 58%"/>
    </style:style>
    <style:style style:name="T3" style:family="text">
      <style:text-properties fo:font-style="italic" style:font-style-asian="italic" style:font-style-complex="italic" style:text-position="super 58%"/>
    </style:style>
    <style:style style:name="T4" style:family="text">
      <style:text-properties style:text-position="super 58%"/>
    </style:style>
    <style:style style:name="T5" style:family="text">
      <style:text-properties style:text-position="sub 58%"/>
    </style:style>
  </office:automatic-styles>
  <office:body>
    <office:text>
      <text:p text:style-name="Title">Supplement materials</text:p>
      <text:p text:style-name="Author">Mysin I.E.</text:p>
      <text:h text:style-name="Heading_20_1" text:outline-level="1">Programm instruments</text:h>
      <text:p text:style-name="First_20_paragraph">We have used simulator Neuron runned from Python. We have used the code of the models described in the articles by Bezaire and Koutsouridis. Pyramidal and bistratifired neurons were taken from the Kusturidis and Poirazi models, the source code of the models was taken from the repository <text:a xlink:type="simple" xlink:href="https://github.com/ModelDBRepository/181967" office:name=""><text:span text:style-name="Definition">https://github.com/ModelDBRepository/181967</text:span></text:a>. The remaining neurons are taken from model of the Bezaire with co-authors, the source code for the neuron models is taken from <text:a xlink:type="simple" xlink:href="https://github.com/ModelDBRepository/187604" office:name=""><text:span text:style-name="Definition">https://github.com/ModelDBRepository/187604</text:span></text:a>. The source code of our model is available at <text:a xlink:type="simple" xlink:href="https://github.com/ivanmysin/CA1_rhythms_model" office:name=""><text:span text:style-name="Definition">https://github.com/ivanmysin/CA1_rhythms_model</text:span></text:a>.</text:p>
      <text:p text:style-name="Text_20_body">We have used libraries to process the simulated signals: numpy, scipy, elephant (ССЫЛКИ). Graphs were plotted with Matplotlib (ССЫЛКИ). The code of processing is also avalible at <text:a xlink:type="simple" xlink:href="https://github.com/ivanmysin/CA1_rhythms_model" office:name=""><text:span text:style-name="Definition">https://github.com/ivanmysin/CA1_rhythms_model</text:span></text:a>. (Jaramillo and Kempter 2017)</text:p>
      <text:h text:style-name="Heading_20_1" text:outline-level="1">Models of artifitial spike generators</text:h>
      <text:p text:style-name="First_20_paragraph">External inputs to the CA1 field are simulated with artifitial spike generators. Almost all neurons in hippocampal formation are modulated by rhythms, therefore we have used von Misses disribution to take phase modulated spike trains:</text:p>
      <text:p text:style-name="Text_20_body"><draw:frame text:anchor-type="paragraph" style:vertical-pos="middle" style:vertical-rel="text"><draw:object xlink:href="Formula-0/" xlink:type="simple" xlink:show="embed" xlink:actuate="onLoad"/></draw:frame></text:p>
      <text:p text:style-name="Text_20_body">where <draw:frame text:anchor-type="as-char" style:vertical-pos="middle" style:vertical-rel="text"><draw:object xlink:href="Formula-1/" xlink:type="simple" xlink:show="embed" xlink:actuate="onLoad"/></draw:frame> is the modified Bessel function of order 0. The parameters <draw:frame text:anchor-type="as-char" style:vertical-pos="middle" style:vertical-rel="text"><draw:object xlink:href="Formula-2/" xlink:type="simple" xlink:show="embed" xlink:actuate="onLoad"/></draw:frame> and <draw:frame text:anchor-type="as-char" style:vertical-pos="middle" style:vertical-rel="text"><draw:object xlink:href="Formula-3/" xlink:type="simple" xlink:show="embed" xlink:actuate="onLoad"/></draw:frame> are analogous to the mean and variance in the normal distribution. Degree of neuron firing coupling to phase of thythm typicaly is described with parameter <draw:frame text:anchor-type="as-char" style:vertical-pos="middle" style:vertical-rel="text"><draw:object xlink:href="Formula-4/" xlink:type="simple" xlink:show="embed" xlink:actuate="onLoad"/></draw:frame> - ray length. Parameter <draw:frame text:anchor-type="as-char" style:vertical-pos="middle" style:vertical-rel="text"><draw:object xlink:href="Formula-5/" xlink:type="simple" xlink:show="embed" xlink:actuate="onLoad"/></draw:frame> can be taken from <draw:frame text:anchor-type="as-char" style:vertical-pos="middle" style:vertical-rel="text"><draw:object xlink:href="Formula-6/" xlink:type="simple" xlink:show="embed" xlink:actuate="onLoad"/></draw:frame> by following equations:</text:p>
      <text:p text:style-name="Text_20_body"><draw:frame text:anchor-type="paragraph" style:vertical-pos="middle" style:vertical-rel="text"><draw:object xlink:href="Formula-7/" xlink:type="simple" xlink:show="embed" xlink:actuate="onLoad"/></draw:frame></text:p>
      <text:p text:style-name="Text_20_body">Simple model of spike generator can be presented with equations:</text:p>
      <text:p text:style-name="Text_20_body"><draw:frame text:anchor-type="paragraph" style:vertical-pos="middle" style:vertical-rel="text"><draw:object xlink:href="Formula-8/" xlink:type="simple" xlink:show="embed" xlink:actuate="onLoad"/></draw:frame></text:p>
      <text:p text:style-name="Text_20_body">where <draw:frame text:anchor-type="as-char" style:vertical-pos="middle" style:vertical-rel="text"><draw:object xlink:href="Formula-9/" xlink:type="simple" xlink:show="embed" xlink:actuate="onLoad"/></draw:frame> is probabilty of spike generation during <draw:frame text:anchor-type="as-char" style:vertical-pos="middle" style:vertical-rel="text"><draw:object xlink:href="Formula-10/" xlink:type="simple" xlink:show="embed" xlink:actuate="onLoad"/></draw:frame>.from phases, we can go to the time with frequency (<draw:frame text:anchor-type="as-char" style:vertical-pos="middle" style:vertical-rel="text"><draw:object xlink:href="Formula-11/" xlink:type="simple" xlink:show="embed" xlink:actuate="onLoad"/></draw:frame>)</text:p>
      <text:p text:style-name="Text_20_body"><draw:frame text:anchor-type="paragraph" style:vertical-pos="middle" style:vertical-rel="text"><draw:object xlink:href="Formula-12/" xlink:type="simple" xlink:show="embed" xlink:actuate="onLoad"/></draw:frame></text:p>
      <text:p text:style-name="Text_20_body">we can join these equations:</text:p>
      <text:p text:style-name="Text_20_body"><draw:frame text:anchor-type="paragraph" style:vertical-pos="middle" style:vertical-rel="text"><draw:object xlink:href="Formula-13/" xlink:type="simple" xlink:show="embed" xlink:actuate="onLoad"/></draw:frame></text:p>
      <text:p text:style-name="Text_20_body"><draw:frame text:anchor-type="as-char" style:vertical-pos="middle" style:vertical-rel="text"><draw:object xlink:href="Formula-14/" xlink:type="simple" xlink:show="embed" xlink:actuate="onLoad"/></draw:frame> is normalization coefficient to get given spike rate. Each generator is characterizeted by prefered phase (<draw:frame text:anchor-type="as-char" style:vertical-pos="middle" style:vertical-rel="text"><draw:object xlink:href="Formula-15/" xlink:type="simple" xlink:show="embed" xlink:actuate="onLoad"/></draw:frame>), frequency (<draw:frame text:anchor-type="as-char" style:vertical-pos="middle" style:vertical-rel="text"><draw:object xlink:href="Formula-16/" xlink:type="simple" xlink:show="embed" xlink:actuate="onLoad"/></draw:frame>), ray length (<draw:frame text:anchor-type="as-char" style:vertical-pos="middle" style:vertical-rel="text"><draw:object xlink:href="Formula-17/" xlink:type="simple" xlink:show="embed" xlink:actuate="onLoad"/></draw:frame> is mean that there is no coupling to phase, <draw:frame text:anchor-type="as-char" style:vertical-pos="middle" style:vertical-rel="text"><draw:object xlink:href="Formula-18/" xlink:type="simple" xlink:show="embed" xlink:actuate="onLoad"/></draw:frame> is full coupling to phase <draw:frame text:anchor-type="as-char" style:vertical-pos="middle" style:vertical-rel="text"><draw:object xlink:href="Formula-19/" xlink:type="simple" xlink:show="embed" xlink:actuate="onLoad"/></draw:frame>) and spike rate (regulated by <draw:frame text:anchor-type="as-char" style:vertical-pos="middle" style:vertical-rel="text"><draw:object xlink:href="Formula-20/" xlink:type="simple" xlink:show="embed" xlink:actuate="onLoad"/></draw:frame>). We add also latency for generator model, it is period after spike generation with zero probability of new spike. We have used such model for inpus from medial septum and (LEC !!!!!).</text:p>
      <text:p text:style-name="Text_20_body">Neurons of medial entorhynal cortex modulated by theta and gamma rhythms. We have simulated neuron of the MEC as grid cells. It means that they show slow periodic activity. It can be simulated as product of probabilities simple oscillators:</text:p>
      <text:p text:style-name="Text_20_body"><draw:frame text:anchor-type="paragraph" style:vertical-pos="middle" style:vertical-rel="text"><draw:object xlink:href="Formula-21/" xlink:type="simple" xlink:show="embed" xlink:actuate="onLoad"/></draw:frame></text:p>
      <text:p text:style-name="Text_20_body">All parameters are given below. Input from the CA3 field is simulated with simple generators and with place cells. The CA3 neurons without place field activity are modulated only by theta rhythm. Place cells are modulated by theta and gamma rhythms, place field is simulated with gaussian:</text:p>
      <text:p text:style-name="Text_20_body"><draw:frame text:anchor-type="paragraph" style:vertical-pos="middle" style:vertical-rel="text"><draw:object xlink:href="Formula-22/" xlink:type="simple" xlink:show="embed" xlink:actuate="onLoad"/></draw:frame></text:p>
      <text:p text:style-name="Text_20_body">where <draw:frame text:anchor-type="as-char" style:vertical-pos="middle" style:vertical-rel="text"><draw:object xlink:href="Formula-23/" xlink:type="simple" xlink:show="embed" xlink:actuate="onLoad"/></draw:frame> and <draw:frame text:anchor-type="as-char" style:vertical-pos="middle" style:vertical-rel="text"><draw:object xlink:href="Formula-24/" xlink:type="simple" xlink:show="embed" xlink:actuate="onLoad"/></draw:frame> are the center and radius of the place field in time domain.</text:p>
      <text:p text:style-name="Text_20_body">llllll</text:p>
      <text:p text:style-name="Text_20_body"><text:line-break/>&amp; ca3_non_spatial &amp; lec &amp; msteevracells &amp; mskomalicells &amp; msach<text:line-break/><text:line-break/></text:p>
      <text:p text:style-name="Text_20_body"><draw:frame text:anchor-type="as-char" style:vertical-pos="middle" style:vertical-rel="text"><draw:object xlink:href="Formula-25/" xlink:type="simple" xlink:show="embed" xlink:actuate="onLoad"/></draw:frame> &amp; 0.4 &amp; 0.1 &amp; 0.6 &amp; 0.6 &amp; 0.4<text:line-break/><draw:frame text:anchor-type="as-char" style:vertical-pos="middle" style:vertical-rel="text"><draw:object xlink:href="Formula-26/" xlink:type="simple" xlink:show="embed" xlink:actuate="onLoad"/></draw:frame> &amp; 5 &amp; 5 &amp; 5 &amp; 5 &amp; 5<text:line-break/><draw:frame text:anchor-type="as-char" style:vertical-pos="middle" style:vertical-rel="text"><draw:object xlink:href="Formula-27/" xlink:type="simple" xlink:show="embed" xlink:actuate="onLoad"/></draw:frame> &amp; 10 &amp; 10 &amp; 4 &amp; 4 &amp; 10<text:line-break/><draw:frame text:anchor-type="as-char" style:vertical-pos="middle" style:vertical-rel="text"><draw:object xlink:href="Formula-28/" xlink:type="simple" xlink:show="embed" xlink:actuate="onLoad"/></draw:frame> &amp; 1.5 &amp; 0 &amp; <draw:frame text:anchor-type="as-char" style:vertical-pos="middle" style:vertical-rel="text"><draw:object xlink:href="Formula-29/" xlink:type="simple" xlink:show="embed" xlink:actuate="onLoad"/></draw:frame> &amp; 0 &amp; <draw:frame text:anchor-type="as-char" style:vertical-pos="middle" style:vertical-rel="text"><draw:object xlink:href="Formula-30/" xlink:type="simple" xlink:show="embed" xlink:actuate="onLoad"/></draw:frame><text:line-break/><draw:frame text:anchor-type="as-char" style:vertical-pos="middle" style:vertical-rel="text"><draw:object xlink:href="Formula-31/" xlink:type="simple" xlink:show="embed" xlink:actuate="onLoad"/></draw:frame> &amp; 5 &amp; 5 &amp; 15 &amp; 15 &amp; 3<text:line-break/></text:p>
      <text:p text:style-name="Text_20_body">ll</text:p>
      <text:p text:style-name="Text_20_body"><text:line-break/>&amp; mec<text:line-break/><text:line-break/></text:p>
      <text:p text:style-name="Text_20_body"><draw:frame text:anchor-type="as-char" style:vertical-pos="middle" style:vertical-rel="text"><draw:object xlink:href="Formula-32/" xlink:type="simple" xlink:show="embed" xlink:actuate="onLoad"/></draw:frame> &amp; 0.6<text:line-break/><draw:frame text:anchor-type="as-char" style:vertical-pos="middle" style:vertical-rel="text"><draw:object xlink:href="Formula-33/" xlink:type="simple" xlink:show="embed" xlink:actuate="onLoad"/></draw:frame> &amp; 0.8<text:line-break/><draw:frame text:anchor-type="as-char" style:vertical-pos="middle" style:vertical-rel="text"><draw:object xlink:href="Formula-34/" xlink:type="simple" xlink:show="embed" xlink:actuate="onLoad"/></draw:frame> &amp; 0.4<text:line-break/><draw:frame text:anchor-type="as-char" style:vertical-pos="middle" style:vertical-rel="text"><draw:object xlink:href="Formula-35/" xlink:type="simple" xlink:show="embed" xlink:actuate="onLoad"/></draw:frame> &amp; 1<text:line-break/><draw:frame text:anchor-type="as-char" style:vertical-pos="middle" style:vertical-rel="text"><draw:object xlink:href="Formula-36/" xlink:type="simple" xlink:show="embed" xlink:actuate="onLoad"/></draw:frame> &amp; 30<text:line-break/><draw:frame text:anchor-type="as-char" style:vertical-pos="middle" style:vertical-rel="text"><draw:object xlink:href="Formula-37/" xlink:type="simple" xlink:show="embed" xlink:actuate="onLoad"/></draw:frame> &amp; 0<text:line-break/><draw:frame text:anchor-type="as-char" style:vertical-pos="middle" style:vertical-rel="text"><draw:object xlink:href="Formula-38/" xlink:type="simple" xlink:show="embed" xlink:actuate="onLoad"/></draw:frame> &amp; 10<text:line-break/><draw:frame text:anchor-type="as-char" style:vertical-pos="middle" style:vertical-rel="text"><draw:object xlink:href="Formula-39/" xlink:type="simple" xlink:show="embed" xlink:actuate="onLoad"/></draw:frame> &amp; 5<text:line-break/><draw:frame text:anchor-type="as-char" style:vertical-pos="middle" style:vertical-rel="text"><draw:object xlink:href="Formula-40/" xlink:type="simple" xlink:show="embed" xlink:actuate="onLoad"/></draw:frame> &amp; 1.5<text:line-break/><draw:frame text:anchor-type="as-char" style:vertical-pos="middle" style:vertical-rel="text"><draw:object xlink:href="Formula-41/" xlink:type="simple" xlink:show="embed" xlink:actuate="onLoad"/></draw:frame> &amp; 100000<text:line-break/></text:p>
      <text:p text:style-name="Text_20_body">ll</text:p>
      <text:p text:style-name="Text_20_body"><text:line-break/>&amp; ca3_spatial<text:line-break/><text:line-break/></text:p>
      <text:p text:style-name="Text_20_body"><draw:frame text:anchor-type="as-char" style:vertical-pos="middle" style:vertical-rel="text"><draw:object xlink:href="Formula-42/" xlink:type="simple" xlink:show="embed" xlink:actuate="onLoad"/></draw:frame> &amp; 0.6<text:line-break/><draw:frame text:anchor-type="as-char" style:vertical-pos="middle" style:vertical-rel="text"><draw:object xlink:href="Formula-43/" xlink:type="simple" xlink:show="embed" xlink:actuate="onLoad"/></draw:frame> &amp; 0.4<text:line-break/><draw:frame text:anchor-type="as-char" style:vertical-pos="middle" style:vertical-rel="text"><draw:object xlink:href="Formula-44/" xlink:type="simple" xlink:show="embed" xlink:actuate="onLoad"/></draw:frame> &amp; 30<text:line-break/><draw:frame text:anchor-type="as-char" style:vertical-pos="middle" style:vertical-rel="text"><draw:object xlink:href="Formula-45/" xlink:type="simple" xlink:show="embed" xlink:actuate="onLoad"/></draw:frame> &amp; 0<text:line-break/><draw:frame text:anchor-type="as-char" style:vertical-pos="middle" style:vertical-rel="text"><draw:object xlink:href="Formula-46/" xlink:type="simple" xlink:show="embed" xlink:actuate="onLoad"/></draw:frame> &amp; 10<text:line-break/><draw:frame text:anchor-type="as-char" style:vertical-pos="middle" style:vertical-rel="text"><draw:object xlink:href="Formula-47/" xlink:type="simple" xlink:show="embed" xlink:actuate="onLoad"/></draw:frame> &amp; 5<text:line-break/><draw:frame text:anchor-type="as-char" style:vertical-pos="middle" style:vertical-rel="text"><draw:object xlink:href="Formula-48/" xlink:type="simple" xlink:show="embed" xlink:actuate="onLoad"/></draw:frame> &amp; 1.5<text:line-break/><draw:frame text:anchor-type="as-char" style:vertical-pos="middle" style:vertical-rel="text"><draw:object xlink:href="Formula-49/" xlink:type="simple" xlink:show="embed" xlink:actuate="onLoad"/></draw:frame> &amp; 1500<text:line-break/><draw:frame text:anchor-type="as-char" style:vertical-pos="middle" style:vertical-rel="text"><draw:object xlink:href="Formula-50/" xlink:type="simple" xlink:show="embed" xlink:actuate="onLoad"/></draw:frame> &amp; 1e+06<text:line-break/></text:p>
      <text:h text:style-name="Heading_20_1" text:outline-level="1">Neurons models</text:h>
      <text:h text:style-name="Heading_20_2" text:outline-level="2">General notes on neuron models</text:h>
      <text:p text:style-name="First_20_paragraph">All neurons were multicompartments. Potential of each compartment is:</text:p>
      <text:p text:style-name="Text_20_body"><draw:frame text:anchor-type="paragraph" style:vertical-pos="middle" style:vertical-rel="text"><draw:object xlink:href="Formula-51/" xlink:type="simple" xlink:show="embed" xlink:actuate="onLoad"/></draw:frame></text:p>
      <text:p text:style-name="Text_20_body">where C is capacity in <draw:frame text:anchor-type="as-char" style:vertical-pos="middle" style:vertical-rel="text"><draw:object xlink:href="Formula-52/" xlink:type="simple" xlink:show="embed" xlink:actuate="onLoad"/></draw:frame>, V is potetial in mV, t is time in ms, I is current in <draw:frame text:anchor-type="as-char" style:vertical-pos="middle" style:vertical-rel="text"><draw:object xlink:href="Formula-53/" xlink:type="simple" xlink:show="embed" xlink:actuate="onLoad"/></draw:frame>. <draw:frame text:anchor-type="as-char" style:vertical-pos="middle" style:vertical-rel="text"><draw:object xlink:href="Formula-54/" xlink:type="simple" xlink:show="embed" xlink:actuate="onLoad"/></draw:frame> are transmembrane currents, they are described in following sections, and tables with parameters are given in [tables_of_neurons]. Common equation for transmemrane currents is</text:p>
      <text:p text:style-name="Text_20_body"><draw:frame text:anchor-type="paragraph" style:vertical-pos="middle" style:vertical-rel="text"><draw:object xlink:href="Formula-55/" xlink:type="simple" xlink:show="embed" xlink:actuate="onLoad"/></draw:frame></text:p>
      <text:p text:style-name="Text_20_body">where <draw:frame text:anchor-type="as-char" style:vertical-pos="middle" style:vertical-rel="text"><draw:object xlink:href="Formula-56/" xlink:type="simple" xlink:show="embed" xlink:actuate="onLoad"/></draw:frame> maximal coduntance in <draw:frame text:anchor-type="as-char" style:vertical-pos="middle" style:vertical-rel="text"><draw:object xlink:href="Formula-57/" xlink:type="simple" xlink:show="embed" xlink:actuate="onLoad"/></draw:frame>, <draw:frame text:anchor-type="as-char" style:vertical-pos="middle" style:vertical-rel="text"><draw:object xlink:href="Formula-58/" xlink:type="simple" xlink:show="embed" xlink:actuate="onLoad"/></draw:frame> is reversal potantial for this channel in <draw:frame text:anchor-type="as-char" style:vertical-pos="middle" style:vertical-rel="text"><draw:object xlink:href="Formula-59/" xlink:type="simple" xlink:show="embed" xlink:actuate="onLoad"/></draw:frame>. <draw:frame text:anchor-type="as-char" style:vertical-pos="middle" style:vertical-rel="text"><draw:object xlink:href="Formula-60/" xlink:type="simple" xlink:show="embed" xlink:actuate="onLoad"/></draw:frame> are gate variables. All compartments have leak current:</text:p>
      <text:p text:style-name="Text_20_body"><draw:frame text:anchor-type="paragraph" style:vertical-pos="middle" style:vertical-rel="text"><draw:object xlink:href="Formula-61/" xlink:type="simple" xlink:show="embed" xlink:actuate="onLoad"/></draw:frame></text:p>
      <text:p text:style-name="Text_20_body"><draw:frame text:anchor-type="as-char" style:vertical-pos="middle" style:vertical-rel="text"><draw:object xlink:href="Formula-62/" xlink:type="simple" xlink:show="embed" xlink:actuate="onLoad"/></draw:frame> and <draw:frame text:anchor-type="as-char" style:vertical-pos="middle" style:vertical-rel="text"><draw:object xlink:href="Formula-63/" xlink:type="simple" xlink:show="embed" xlink:actuate="onLoad"/></draw:frame> are given in tables [tables_of_neurons].</text:p>
      <text:p text:style-name="Text_20_body">All gate variables were described with classical equation:</text:p>
      <text:p text:style-name="Text_20_body"><draw:frame text:anchor-type="paragraph" style:vertical-pos="middle" style:vertical-rel="text"><draw:object xlink:href="Formula-64/" xlink:type="simple" xlink:show="embed" xlink:actuate="onLoad"/></draw:frame></text:p>
      <text:p text:style-name="Text_20_body">The equations for <draw:frame text:anchor-type="as-char" style:vertical-pos="middle" style:vertical-rel="text"><draw:object xlink:href="Formula-65/" xlink:type="simple" xlink:show="embed" xlink:actuate="onLoad"/></draw:frame> and <draw:frame text:anchor-type="as-char" style:vertical-pos="middle" style:vertical-rel="text"><draw:object xlink:href="Formula-66/" xlink:type="simple" xlink:show="embed" xlink:actuate="onLoad"/></draw:frame> are given in the corresponding sections in in explicit form or they can be given in form of functions <draw:frame text:anchor-type="as-char" style:vertical-pos="middle" style:vertical-rel="text"><draw:object xlink:href="Formula-67/" xlink:type="simple" xlink:show="embed" xlink:actuate="onLoad"/></draw:frame> and <draw:frame text:anchor-type="as-char" style:vertical-pos="middle" style:vertical-rel="text"><draw:object xlink:href="Formula-68/" xlink:type="simple" xlink:show="embed" xlink:actuate="onLoad"/></draw:frame></text:p>
      <text:p text:style-name="Text_20_body"><draw:frame text:anchor-type="paragraph" style:vertical-pos="middle" style:vertical-rel="text"><draw:object xlink:href="Formula-69/" xlink:type="simple" xlink:show="embed" xlink:actuate="onLoad"/></draw:frame></text:p>
      <text:p text:style-name="Text_20_body">Numerical scheme:</text:p>
      <text:p text:style-name="Text_20_body"><draw:frame text:anchor-type="paragraph" style:vertical-pos="middle" style:vertical-rel="text"><draw:object xlink:href="Formula-70/" xlink:type="simple" xlink:show="embed" xlink:actuate="onLoad"/></draw:frame></text:p>
      <text:p text:style-name="Text_20_body">where <draw:frame text:anchor-type="as-char" style:vertical-pos="middle" style:vertical-rel="text"><draw:object xlink:href="Formula-71/" xlink:type="simple" xlink:show="embed" xlink:actuate="onLoad"/></draw:frame> is integration step.</text:p>
      <text:p text:style-name="Text_20_body">There is the function <text:span text:style-name="T1">Q(T)</text:span> in description of some currents, it is given by:</text:p>
      <text:p text:style-name="Text_20_body"><draw:frame text:anchor-type="paragraph" style:vertical-pos="middle" style:vertical-rel="text"><draw:object xlink:href="Formula-72/" xlink:type="simple" xlink:show="embed" xlink:actuate="onLoad"/></draw:frame></text:p>
      <text:p text:style-name="Text_20_body">where <text:span text:style-name="T1">R = 8.315 joule/deg</text:span>, <text:span text:style-name="T1">F = 9.648</text:span> <draw:frame text:anchor-type="as-char" style:vertical-pos="middle" style:vertical-rel="text"><draw:object xlink:href="Formula-73/" xlink:type="simple" xlink:show="embed" xlink:actuate="onLoad"/></draw:frame>, <text:span text:style-name="T1">T</text:span> is the temperature in degrees Kelvin. In all simulations <text:span text:style-name="T1">T=310 deg</text:span>.</text:p>
      <text:p text:style-name="Text_20_body"><draw:frame text:anchor-type="as-char" style:vertical-pos="middle" style:vertical-rel="text"><draw:object xlink:href="Formula-74/" xlink:type="simple" xlink:show="embed" xlink:actuate="onLoad"/></draw:frame> in equation ([eq:comon_potential]) is sum of synaptic current, which deascibed in section [synapse_models].</text:p>
      <text:p text:style-name="Text_20_body">External current (<draw:frame text:anchor-type="as-char" style:vertical-pos="middle" style:vertical-rel="text"><draw:object xlink:href="Formula-75/" xlink:type="simple" xlink:show="embed" xlink:actuate="onLoad"/></draw:frame>) in equation ([eq:comon_potential]) simulates noise and influence of very long currents:</text:p>
      <text:p text:style-name="Text_20_body"><draw:frame text:anchor-type="paragraph" style:vertical-pos="middle" style:vertical-rel="text"><draw:object xlink:href="Formula-76/" xlink:type="simple" xlink:show="embed" xlink:actuate="onLoad"/></draw:frame></text:p>
      <text:p text:style-name="Text_20_body">where <draw:frame text:anchor-type="as-char" style:vertical-pos="middle" style:vertical-rel="text"><draw:object xlink:href="Formula-77/" xlink:type="simple" xlink:show="embed" xlink:actuate="onLoad"/></draw:frame> is constant value, <draw:frame text:anchor-type="as-char" style:vertical-pos="middle" style:vertical-rel="text"><draw:object xlink:href="Formula-78/" xlink:type="simple" xlink:show="embed" xlink:actuate="onLoad"/></draw:frame> is random value from normal disribution with nean equals 0 and standart deviation equals 1, <draw:frame text:anchor-type="as-char" style:vertical-pos="middle" style:vertical-rel="text"><draw:object xlink:href="Formula-79/" xlink:type="simple" xlink:show="embed" xlink:actuate="onLoad"/></draw:frame> is std of noise. To simulate heterogeineously <draw:frame text:anchor-type="as-char" style:vertical-pos="middle" style:vertical-rel="text"><draw:object xlink:href="Formula-80/" xlink:type="simple" xlink:show="embed" xlink:actuate="onLoad"/></draw:frame> for each neuron is chosen from lognormal distribution, mean and std are given below.</text:p>
      <text:h text:style-name="Heading_20_2" text:outline-level="2">CA1 Pyramidal cell</text:h>
      <text:p text:style-name="First_20_paragraph">Пирамидные нейроны описывались с помощью 15-ти компартментной модели. В модели принимались во внимание сома, базальные дендриты, проксимальная и дистальная часть апикального дендрита.</text:p>
      <text:p text:style-name="Text_20_body">Уравнение баланса для соматического компартмента:</text:p>
      <text:p text:style-name="Text_20_body"><draw:frame text:anchor-type="paragraph" style:vertical-pos="middle" style:vertical-rel="text"><draw:object xlink:href="Formula-81/" xlink:type="simple" xlink:show="embed" xlink:actuate="onLoad"/></draw:frame></text:p>
      <text:p text:style-name="Text_20_body">Уравнение баланса для аксона:</text:p>
      <text:p text:style-name="Text_20_body"><draw:frame text:anchor-type="paragraph" style:vertical-pos="middle" style:vertical-rel="text"><draw:object xlink:href="Formula-82/" xlink:type="simple" xlink:show="embed" xlink:actuate="onLoad"/></draw:frame></text:p>
      <text:p text:style-name="Text_20_body">Уравнение баланса для базальных дендритов и проксимальной части апикального дендрита:</text:p>
      <text:p text:style-name="Text_20_body"><draw:frame text:anchor-type="paragraph" style:vertical-pos="middle" style:vertical-rel="text"><draw:object xlink:href="Formula-83/" xlink:type="simple" xlink:show="embed" xlink:actuate="onLoad"/></draw:frame></text:p>
      <text:p text:style-name="Text_20_body">Уравнение баланса дистальной части апикального дендрита:</text:p>
      <text:p text:style-name="Text_20_body"><draw:frame text:anchor-type="paragraph" style:vertical-pos="middle" style:vertical-rel="text"><draw:object xlink:href="Formula-84/" xlink:type="simple" xlink:show="embed" xlink:actuate="onLoad"/></draw:frame></text:p>
      <text:p text:style-name="Text_20_body">where <text:span text:style-name="T1">I</text:span><text:span text:style-name="T2">L</text:span> is the leak current, <text:span text:style-name="T1">I</text:span><text:span text:style-name="T2">Na</text:span> is the fast sodium current, <text:span text:style-name="T1">I</text:span><text:span text:style-name="T2">kdr</text:span> is the delayed rectifier potassium current, <text:span text:style-name="T1">I</text:span><text:span text:style-name="T2">A</text:span> is the A-type potassium current, <text:span text:style-name="T1">I</text:span><text:span text:style-name="T2">M</text:span> is the M-typepotassium current, <text:span text:style-name="T1">I</text:span><text:span text:style-name="T2">H</text:span> is a hyperpolarizing H-type current, <text:span text:style-name="T1">I</text:span><text:span text:style-name="T2">CaL</text:span>, <text:span text:style-name="T1">I</text:span><text:span text:style-name="T2">CaT</text:span> and <text:span text:style-name="T1">I</text:span><text:span text:style-name="T2">CaR</text:span> are the L-, T- and R-type <text:span text:style-name="T1">Ca</text:span><text:span text:style-name="T3">2+</text:span> currents, respectively, <text:span text:style-name="T1">I</text:span><text:span text:style-name="T2">sAHP</text:span> and <text:span text:style-name="T1">I</text:span><text:span text:style-name="T2">mAHP</text:span> are slow and medium Ca<text:span text:style-name="T4">2+</text:span> activated K<text:span text:style-name="T4">+</text:span> currents, <text:span text:style-name="T1">I</text:span><text:span text:style-name="T2">buff</text:span> is a calcium pump/buffering mechanism and <text:span text:style-name="T1">I</text:span><text:span text:style-name="T2">syn</text:span> is the synaptic current. <text:span text:style-name="T1">I</text:span><text:span text:style-name="T2">ext</text:span> is the tonic current and noise. The parameters for all ionic currents are listed in Table [table:ca1_pyramidal_cell_parameters].</text:p>
      <text:p text:style-name="Text_20_body">The sodium current is described by:</text:p>
      <text:p text:style-name="Text_20_body"><draw:frame text:anchor-type="paragraph" style:vertical-pos="middle" style:vertical-rel="text"><draw:object xlink:href="Formula-85/" xlink:type="simple" xlink:show="embed" xlink:actuate="onLoad"/></draw:frame></text:p>
      <text:p text:style-name="Text_20_body">an variable <text:span text:style-name="T1">s</text:span> is introduced to account for dendritic location‑dependent slow attenuation of the sodium current (Poirazzi et al., 2003a, b). Activation and inactivation kinetics for <draw:frame text:anchor-type="as-char" style:vertical-pos="middle" style:vertical-rel="text"><draw:object xlink:href="Formula-86/" xlink:type="simple" xlink:show="embed" xlink:actuate="onLoad"/></draw:frame> are given by:</text:p>
      <text:p text:style-name="Text_20_body"><draw:frame text:anchor-type="paragraph" style:vertical-pos="middle" style:vertical-rel="text"><draw:object xlink:href="Formula-87/" xlink:type="simple" xlink:show="embed" xlink:actuate="onLoad"/></draw:frame></text:p>
      <text:p text:style-name="Text_20_body"><draw:frame text:anchor-type="paragraph" style:vertical-pos="middle" style:vertical-rel="text"><draw:object xlink:href="Formula-88/" xlink:type="simple" xlink:show="embed" xlink:actuate="onLoad"/></draw:frame></text:p>
      <text:p text:style-name="Text_20_body"><draw:frame text:anchor-type="paragraph" style:vertical-pos="middle" style:vertical-rel="text"><draw:object xlink:href="Formula-89/" xlink:type="simple" xlink:show="embed" xlink:actuate="onLoad"/></draw:frame></text:p>
      <text:p text:style-name="Text_20_body"><draw:frame text:anchor-type="paragraph" style:vertical-pos="middle" style:vertical-rel="text"><draw:object xlink:href="Formula-90/" xlink:type="simple" xlink:show="embed" xlink:actuate="onLoad"/></draw:frame></text:p>
      <text:p text:style-name="Text_20_body"><text:span text:style-name="T1">Na</text:span><text:span text:style-name="T2">att</text:span> variable represents the degree of sodium current attenuation and varies linearly from soma to distal trunk <text:span text:style-name="T1">Na</text:span><text:span text:style-name="T2">att</text:span> <draw:frame text:anchor-type="as-char" style:vertical-pos="middle" style:vertical-rel="text"><draw:object xlink:href="Formula-91/" xlink:type="simple" xlink:show="embed" xlink:actuate="onLoad"/></draw:frame> [0, 1]: 1 -maximum 0 - zero attenuation (Table [table:ca1_pyramidal_cell_parameters]). The delayed rectifier current is given by:</text:p>
      <text:p text:style-name="Text_20_body"><draw:frame text:anchor-type="paragraph" style:vertical-pos="middle" style:vertical-rel="text"><draw:object xlink:href="Formula-92/" xlink:type="simple" xlink:show="embed" xlink:actuate="onLoad"/></draw:frame></text:p>
      <text:p text:style-name="Text_20_body"><draw:frame text:anchor-type="paragraph" style:vertical-pos="middle" style:vertical-rel="text"><draw:object xlink:href="Formula-93/" xlink:type="simple" xlink:show="embed" xlink:actuate="onLoad"/></draw:frame></text:p>
      <text:p text:style-name="Text_20_body">The sodium and delayed rectifier channel properties are slightly different in the soma, axis and dendritic arbor. To fit experimental data regarding the backpropagation of spike trains, soma and axon compartments have a lower threshold for Na<text:span text:style-name="T4">+</text:span> spike initiation (-57 mV) than dendritic ones -50 mV. Thus, the <draw:frame text:anchor-type="as-char" style:vertical-pos="middle" style:vertical-rel="text"><draw:object xlink:href="Formula-94/" xlink:type="simple" xlink:show="embed" xlink:actuate="onLoad"/></draw:frame> and <draw:frame text:anchor-type="as-char" style:vertical-pos="middle" style:vertical-rel="text"><draw:object xlink:href="Formula-95/" xlink:type="simple" xlink:show="embed" xlink:actuate="onLoad"/></draw:frame> somatic/axonic HH channel kinetics as well as the time constants for both <draw:frame text:anchor-type="as-char" style:vertical-pos="middle" style:vertical-rel="text"><draw:object xlink:href="Formula-96/" xlink:type="simple" xlink:show="embed" xlink:actuate="onLoad"/></draw:frame> and <draw:frame text:anchor-type="as-char" style:vertical-pos="middle" style:vertical-rel="text"><draw:object xlink:href="Formula-97/" xlink:type="simple" xlink:show="embed" xlink:actuate="onLoad"/></draw:frame>, are modified as follows. For the sodium</text:p>
      <text:p text:style-name="Text_20_body"><draw:frame text:anchor-type="paragraph" style:vertical-pos="middle" style:vertical-rel="text"><draw:object xlink:href="Formula-98/" xlink:type="simple" xlink:show="embed" xlink:actuate="onLoad"/></draw:frame></text:p>
      <text:p text:style-name="Text_20_body">while for the potassium delayed rectifier</text:p>
      <text:p text:style-name="Text_20_body"><draw:frame text:anchor-type="paragraph" style:vertical-pos="middle" style:vertical-rel="text"><draw:object xlink:href="Formula-99/" xlink:type="simple" xlink:show="embed" xlink:actuate="onLoad"/></draw:frame></text:p>
      <text:p text:style-name="Text_20_body">The somatic time constant for somatic/axonic <text:span text:style-name="T1">Na</text:span><text:span text:style-name="T3">+</text:span> channel activation is kept the same <draw:frame text:anchor-type="as-char" style:vertical-pos="middle" style:vertical-rel="text"><draw:object xlink:href="Formula-100/" xlink:type="simple" xlink:show="embed" xlink:actuate="onLoad"/></draw:frame><text:span text:style-name="T5">m</text:span> = 0.05 ms while for inactivation is set to <draw:frame text:anchor-type="as-char" style:vertical-pos="middle" style:vertical-rel="text"><draw:object xlink:href="Formula-101/" xlink:type="simple" xlink:show="embed" xlink:actuate="onLoad"/></draw:frame><text:span text:style-name="T5">h</text:span>= 1 ms. The <draw:frame text:anchor-type="as-char" style:vertical-pos="middle" style:vertical-rel="text"><draw:object xlink:href="Formula-102/" xlink:type="simple" xlink:show="embed" xlink:actuate="onLoad"/></draw:frame>-value for the delayed rectifier channel activation is set to <draw:frame text:anchor-type="as-char" style:vertical-pos="middle" style:vertical-rel="text"><draw:object xlink:href="Formula-103/" xlink:type="simple" xlink:show="embed" xlink:actuate="onLoad"/></draw:frame>. The fast inactivating A-type K<text:span text:style-name="T4">+</text:span> current is described by</text:p>
      <text:p text:style-name="Text_20_body"><draw:frame text:anchor-type="paragraph" style:vertical-pos="middle" style:vertical-rel="text"><draw:object xlink:href="Formula-104/" xlink:type="simple" xlink:show="embed" xlink:actuate="onLoad"/></draw:frame></text:p>
      <text:p text:style-name="Text_20_body"><draw:frame text:anchor-type="paragraph" style:vertical-pos="middle" style:vertical-rel="text"><draw:object xlink:href="Formula-105/" xlink:type="simple" xlink:show="embed" xlink:actuate="onLoad"/></draw:frame></text:p>
      <text:p text:style-name="Text_20_body"><draw:frame text:anchor-type="paragraph" style:vertical-pos="middle" style:vertical-rel="text"><draw:object xlink:href="Formula-106/" xlink:type="simple" xlink:show="embed" xlink:actuate="onLoad"/></draw:frame></text:p>
      <text:p text:style-name="Text_20_body"><draw:frame text:anchor-type="paragraph" style:vertical-pos="middle" style:vertical-rel="text"><draw:object xlink:href="Formula-107/" xlink:type="simple" xlink:show="embed" xlink:actuate="onLoad"/></draw:frame></text:p>
      <text:p text:style-name="Text_20_body">The hyperpolarizing h-current is given by</text:p>
      <text:p text:style-name="Text_20_body"><draw:frame text:anchor-type="paragraph" style:vertical-pos="middle" style:vertical-rel="text"><draw:object xlink:href="Formula-108/" xlink:type="simple" xlink:show="embed" xlink:actuate="onLoad"/></draw:frame></text:p>
      <text:p text:style-name="Text_20_body"><draw:frame text:anchor-type="paragraph" style:vertical-pos="middle" style:vertical-rel="text"><draw:object xlink:href="Formula-109/" xlink:type="simple" xlink:show="embed" xlink:actuate="onLoad"/></draw:frame></text:p>
      <text:p text:style-name="Text_20_body"><draw:frame text:anchor-type="paragraph" style:vertical-pos="middle" style:vertical-rel="text"><draw:object xlink:href="Formula-110/" xlink:type="simple" xlink:show="embed" xlink:actuate="onLoad"/></draw:frame></text:p>
      <text:p text:style-name="Text_20_body"><draw:frame text:anchor-type="paragraph" style:vertical-pos="middle" style:vertical-rel="text"><draw:object xlink:href="Formula-111/" xlink:type="simple" xlink:show="embed" xlink:actuate="onLoad"/></draw:frame></text:p>
      <text:p text:style-name="Text_20_body">where <text:span text:style-name="T1">q10</text:span> = 0.4, <text:span text:style-name="T1">V</text:span><text:span text:style-name="T2">halft</text:span> see in Table [table:ca1_pyramidal_cell_parameters].</text:p>
      <text:p text:style-name="Text_20_body">The slowly activating voltage‑dependent potassium current, <text:span text:style-name="T1">I</text:span><text:span text:style-name="T2">M</text:span>, is given by the equations:</text:p>
      <text:p text:style-name="Text_20_body"><draw:frame text:anchor-type="paragraph" style:vertical-pos="middle" style:vertical-rel="text"><draw:object xlink:href="Formula-112/" xlink:type="simple" xlink:show="embed" xlink:actuate="onLoad"/></draw:frame></text:p>
      <text:p text:style-name="Text_20_body"><draw:frame text:anchor-type="paragraph" style:vertical-pos="middle" style:vertical-rel="text"><draw:object xlink:href="Formula-113/" xlink:type="simple" xlink:show="embed" xlink:actuate="onLoad"/></draw:frame></text:p>
      <text:p text:style-name="Text_20_body"><draw:frame text:anchor-type="paragraph" style:vertical-pos="middle" style:vertical-rel="text"><draw:object xlink:href="Formula-114/" xlink:type="simple" xlink:show="embed" xlink:actuate="onLoad"/></draw:frame></text:p>
      <text:p text:style-name="Text_20_body"><draw:frame text:anchor-type="paragraph" style:vertical-pos="middle" style:vertical-rel="text"><draw:object xlink:href="Formula-115/" xlink:type="simple" xlink:show="embed" xlink:actuate="onLoad"/></draw:frame></text:p>
      <text:p text:style-name="Text_20_body">The slow after-hyperpolarizing current, is given by:</text:p>
      <text:p text:style-name="Text_20_body"><draw:frame text:anchor-type="paragraph" style:vertical-pos="middle" style:vertical-rel="text"><draw:object xlink:href="Formula-116/" xlink:type="simple" xlink:show="embed" xlink:actuate="onLoad"/></draw:frame></text:p>
      <text:p text:style-name="Text_20_body"><draw:frame text:anchor-type="paragraph" style:vertical-pos="middle" style:vertical-rel="text"><draw:object xlink:href="Formula-117/" xlink:type="simple" xlink:show="embed" xlink:actuate="onLoad"/></draw:frame></text:p>
      <text:p text:style-name="Text_20_body"><draw:frame text:anchor-type="paragraph" style:vertical-pos="middle" style:vertical-rel="text"><draw:object xlink:href="Formula-118/" xlink:type="simple" xlink:show="embed" xlink:actuate="onLoad"/></draw:frame></text:p>
      <text:p text:style-name="Text_20_body">where <draw:frame text:anchor-type="as-char" style:vertical-pos="middle" style:vertical-rel="text"><draw:object xlink:href="Formula-119/" xlink:type="simple" xlink:show="embed" xlink:actuate="onLoad"/></draw:frame>.</text:p>
      <text:p text:style-name="Text_20_body">The medium after-hyperpolarizing current, I<text:span text:style-name="T5">mAHP</text:span> (Moczydlowski and Latorre, 1983), is given by:</text:p>
      <text:p text:style-name="Text_20_body"><draw:frame text:anchor-type="paragraph" style:vertical-pos="middle" style:vertical-rel="text"><draw:object xlink:href="Formula-120/" xlink:type="simple" xlink:show="embed" xlink:actuate="onLoad"/></draw:frame></text:p>
      <text:p text:style-name="Text_20_body"><draw:frame text:anchor-type="paragraph" style:vertical-pos="middle" style:vertical-rel="text"><draw:object xlink:href="Formula-121/" xlink:type="simple" xlink:show="embed" xlink:actuate="onLoad"/></draw:frame></text:p>
      <text:p text:style-name="Text_20_body"><draw:frame text:anchor-type="paragraph" style:vertical-pos="middle" style:vertical-rel="text"><draw:object xlink:href="Formula-122/" xlink:type="simple" xlink:show="embed" xlink:actuate="onLoad"/></draw:frame></text:p>
      <text:p text:style-name="Text_20_body">Q(T) see formula ([eq:QT]).</text:p>
      <text:p text:style-name="Text_20_body">The somatic high-voltage activated (HVA) L-type Ca<text:span text:style-name="T4">2+</text:span> current is given by</text:p>
      <text:p text:style-name="Text_20_body"><draw:frame text:anchor-type="paragraph" style:vertical-pos="middle" style:vertical-rel="text"><draw:object xlink:href="Formula-123/" xlink:type="simple" xlink:show="embed" xlink:actuate="onLoad"/></draw:frame></text:p>
      <text:p text:style-name="Text_20_body"><draw:frame text:anchor-type="paragraph" style:vertical-pos="middle" style:vertical-rel="text"><draw:object xlink:href="Formula-124/" xlink:type="simple" xlink:show="embed" xlink:actuate="onLoad"/></draw:frame></text:p>
      <text:p text:style-name="Text_20_body"><draw:frame text:anchor-type="paragraph" style:vertical-pos="middle" style:vertical-rel="text"><draw:object xlink:href="Formula-125/" xlink:type="simple" xlink:show="embed" xlink:actuate="onLoad"/></draw:frame></text:p>
      <text:p text:style-name="Text_20_body">whereas the dendritic L-type calcium channels have different kinetics:</text:p>
      <text:p text:style-name="Text_20_body"><draw:frame text:anchor-type="paragraph" style:vertical-pos="middle" style:vertical-rel="text"><draw:object xlink:href="Formula-126/" xlink:type="simple" xlink:show="embed" xlink:actuate="onLoad"/></draw:frame></text:p>
      <text:p text:style-name="Text_20_body"><draw:frame text:anchor-type="paragraph" style:vertical-pos="middle" style:vertical-rel="text"><draw:object xlink:href="Formula-127/" xlink:type="simple" xlink:show="embed" xlink:actuate="onLoad"/></draw:frame></text:p>
      <text:p text:style-name="Text_20_body"><draw:frame text:anchor-type="paragraph" style:vertical-pos="middle" style:vertical-rel="text"><draw:object xlink:href="Formula-128/" xlink:type="simple" xlink:show="embed" xlink:actuate="onLoad"/></draw:frame></text:p>
      <text:p text:style-name="Text_20_body">Their time constants are equal to <draw:frame text:anchor-type="as-char" style:vertical-pos="middle" style:vertical-rel="text"><draw:object xlink:href="Formula-129/" xlink:type="simple" xlink:show="embed" xlink:actuate="onLoad"/></draw:frame> = 3.6<text:span text:style-name="T1">ms</text:span> and <draw:frame text:anchor-type="as-char" style:vertical-pos="middle" style:vertical-rel="text"><draw:object xlink:href="Formula-130/" xlink:type="simple" xlink:show="embed" xlink:actuate="onLoad"/></draw:frame>=29<text:span text:style-name="T1">ms</text:span>. The low-voltage activated (LVA) T-type Ca<text:span text:style-name="T4">2+</text:span> channel kinetics are given by:</text:p>
      <text:p text:style-name="Text_20_body"><draw:frame text:anchor-type="paragraph" style:vertical-pos="middle" style:vertical-rel="text"><draw:object xlink:href="Formula-131/" xlink:type="simple" xlink:show="embed" xlink:actuate="onLoad"/></draw:frame></text:p>
      <text:p text:style-name="Text_20_body"><draw:frame text:anchor-type="paragraph" style:vertical-pos="middle" style:vertical-rel="text"><draw:object xlink:href="Formula-132/" xlink:type="simple" xlink:show="embed" xlink:actuate="onLoad"/></draw:frame></text:p>
      <text:p text:style-name="Text_20_body">$$x=\frac{0.0853\cdot T}{2}, \\
f(z) = \begin{cases} 1-\frac {z}{2}, &amp; if \ |z|&lt;10^{-4} \\ \frac z{e^z-1}, &amp; \ <text:s text:c="1"/>otherwise \ \end{cases}$$</text:p>
      <text:p text:style-name="Text_20_body"><draw:frame text:anchor-type="paragraph" style:vertical-pos="middle" style:vertical-rel="text"><draw:object xlink:href="Formula-133/" xlink:type="simple" xlink:show="embed" xlink:actuate="onLoad"/></draw:frame></text:p>
      <text:p text:style-name="Text_20_body"><draw:frame text:anchor-type="paragraph" style:vertical-pos="middle" style:vertical-rel="text"><draw:object xlink:href="Formula-134/" xlink:type="simple" xlink:show="embed" xlink:actuate="onLoad"/></draw:frame></text:p>
      <text:p text:style-name="Text_20_body"><draw:frame text:anchor-type="paragraph" style:vertical-pos="middle" style:vertical-rel="text"><draw:object xlink:href="Formula-135/" xlink:type="simple" xlink:show="embed" xlink:actuate="onLoad"/></draw:frame></text:p>
      <text:p text:style-name="Text_20_body"><draw:frame text:anchor-type="paragraph" style:vertical-pos="middle" style:vertical-rel="text"><draw:object xlink:href="Formula-136/" xlink:type="simple" xlink:show="embed" xlink:actuate="onLoad"/></draw:frame></text:p>
      <text:p text:style-name="Text_20_body">where <draw:frame text:anchor-type="as-char" style:vertical-pos="middle" style:vertical-rel="text"><draw:object xlink:href="Formula-137/" xlink:type="simple" xlink:show="embed" xlink:actuate="onLoad"/></draw:frame> and <draw:frame text:anchor-type="as-char" style:vertical-pos="middle" style:vertical-rel="text"><draw:object xlink:href="Formula-138/" xlink:type="simple" xlink:show="embed" xlink:actuate="onLoad"/></draw:frame> are the internal and external calcium concentrations. The HVA R-type Ca2+ current is described by:</text:p>
      <text:p text:style-name="Text_20_body"><draw:frame text:anchor-type="paragraph" style:vertical-pos="middle" style:vertical-rel="text"><draw:object xlink:href="Formula-139/" xlink:type="simple" xlink:show="embed" xlink:actuate="onLoad"/></draw:frame></text:p>
      <text:p text:style-name="Text_20_body">The difference between somatic and dendritic CaR currents lies in the <draw:frame text:anchor-type="as-char" style:vertical-pos="middle" style:vertical-rel="text"><draw:object xlink:href="Formula-140/" xlink:type="simple" xlink:show="embed" xlink:actuate="onLoad"/></draw:frame>, <draw:frame text:anchor-type="as-char" style:vertical-pos="middle" style:vertical-rel="text"><draw:object xlink:href="Formula-141/" xlink:type="simple" xlink:show="embed" xlink:actuate="onLoad"/></draw:frame> and <draw:frame text:anchor-type="as-char" style:vertical-pos="middle" style:vertical-rel="text"><draw:object xlink:href="Formula-142/" xlink:type="simple" xlink:show="embed" xlink:actuate="onLoad"/></draw:frame>  parameter values. For the somatic current, <draw:frame text:anchor-type="as-char" style:vertical-pos="middle" style:vertical-rel="text"><draw:object xlink:href="Formula-143/" xlink:type="simple" xlink:show="embed" xlink:actuate="onLoad"/></draw:frame> = 100<text:span text:style-name="T1">ms</text:span> and <draw:frame text:anchor-type="as-char" style:vertical-pos="middle" style:vertical-rel="text"><draw:object xlink:href="Formula-144/" xlink:type="simple" xlink:show="embed" xlink:actuate="onLoad"/></draw:frame> = 5<text:span text:style-name="T1">ms</text:span> while for the dendritic current <draw:frame text:anchor-type="as-char" style:vertical-pos="middle" style:vertical-rel="text"><draw:object xlink:href="Formula-145/" xlink:type="simple" xlink:show="embed" xlink:actuate="onLoad"/></draw:frame> = 50<text:span text:style-name="T1">ms</text:span> and <draw:frame text:anchor-type="as-char" style:vertical-pos="middle" style:vertical-rel="text"><draw:object xlink:href="Formula-146/" xlink:type="simple" xlink:show="embed" xlink:actuate="onLoad"/></draw:frame>=5 <text:span text:style-name="T1">ms</text:span>. The <draw:frame text:anchor-type="as-char" style:vertical-pos="middle" style:vertical-rel="text"><draw:object xlink:href="Formula-147/" xlink:type="simple" xlink:show="embed" xlink:actuate="onLoad"/></draw:frame> and <draw:frame text:anchor-type="as-char" style:vertical-pos="middle" style:vertical-rel="text"><draw:object xlink:href="Formula-148/" xlink:type="simple" xlink:show="embed" xlink:actuate="onLoad"/></draw:frame> equations for dendritic CaR channels are:</text:p>
      <text:p text:style-name="Text_20_body"><draw:frame text:anchor-type="paragraph" style:vertical-pos="middle" style:vertical-rel="text"><draw:object xlink:href="Formula-149/" xlink:type="simple" xlink:show="embed" xlink:actuate="onLoad"/></draw:frame></text:p>
      <text:p text:style-name="Text_20_body"><draw:frame text:anchor-type="paragraph" style:vertical-pos="middle" style:vertical-rel="text"><draw:object xlink:href="Formula-150/" xlink:type="simple" xlink:show="embed" xlink:actuate="onLoad"/></draw:frame></text:p>
      <text:p text:style-name="Text_20_body">while for the somatic CaR channels:</text:p>
      <text:p text:style-name="Text_20_body"><draw:frame text:anchor-type="paragraph" style:vertical-pos="middle" style:vertical-rel="text"><draw:object xlink:href="Formula-151/" xlink:type="simple" xlink:show="embed" xlink:actuate="onLoad"/></draw:frame></text:p>
      <text:p text:style-name="Text_20_body"><draw:frame text:anchor-type="paragraph" style:vertical-pos="middle" style:vertical-rel="text"><draw:object xlink:href="Formula-152/" xlink:type="simple" xlink:show="embed" xlink:actuate="onLoad"/></draw:frame></text:p>
      <text:p text:style-name="Text_20_body">Finally, a calcium pump/buffering mechanism is inserted at the cell body and along the apical and basal trunk. The mechanism is taken from (Destexhe, Mainen, &amp; Sejnowski, 1994). The factor for <draw:frame text:anchor-type="as-char" style:vertical-pos="middle" style:vertical-rel="text"><draw:object xlink:href="Formula-153/" xlink:type="simple" xlink:show="embed" xlink:actuate="onLoad"/></draw:frame> entry was changed from <text:span text:style-name="T1">f</text:span><text:span text:style-name="T2">e</text:span> = 10,000 to <text:span text:style-name="T1">f</text:span><text:span text:style-name="T2">e</text:span> = 10,000/18 and the rate of calcium removal was made 7 times faster. The kinetic equations are given by:</text:p>
      <text:p text:style-name="Text_20_body"><draw:frame text:anchor-type="paragraph" style:vertical-pos="middle" style:vertical-rel="text"><draw:object xlink:href="Formula-154/" xlink:type="simple" xlink:show="embed" xlink:actuate="onLoad"/></draw:frame></text:p>
      <text:p text:style-name="Text_20_body"><draw:frame text:anchor-type="paragraph" style:vertical-pos="middle" style:vertical-rel="text"><draw:object xlink:href="Formula-155/" xlink:type="simple" xlink:show="embed" xlink:actuate="onLoad"/></draw:frame></text:p>
      <text:p text:style-name="Text_20_body"><draw:frame text:anchor-type="as-char" style:vertical-pos="middle" style:vertical-rel="text"><draw:object xlink:href="Formula-156/" xlink:type="simple" xlink:show="embed" xlink:actuate="onLoad"/></draw:frame></text:p>
      <text:h text:style-name="Heading_20_2" text:outline-level="2">Bistratified cells</text:h>
      <text:p text:style-name="First_20_paragraph">Дендритные нейроны описывались с помомощью 13-ти компартметной модели. Балансовое уравнение для потенциала для всех компартментов:</text:p>
      <text:p text:style-name="Text_20_body"><draw:frame text:anchor-type="paragraph" style:vertical-pos="middle" style:vertical-rel="text"><draw:object xlink:href="Formula-157/" xlink:type="simple" xlink:show="embed" xlink:actuate="onLoad"/></draw:frame></text:p>
      <text:p text:style-name="Text_20_body">where <text:span text:style-name="T1">C</text:span> is the membrane capacitance, <text:span text:style-name="T1">V</text:span> is the membrane potential, <text:span text:style-name="T1">I</text:span><text:span text:style-name="T2">L</text:span> is the leak current, <text:span text:style-name="T1">I</text:span><text:span text:style-name="T2">Na</text:span> is the sodium current, <text:span text:style-name="T1">I</text:span><text:span text:style-name="T2">Kdr</text:span> is the fast delayed rectifier K<text:span text:style-name="T4">+</text:span> current, <text:span text:style-name="T1">I</text:span><text:span text:style-name="T2">A</text:span> is the A-type K<text:span text:style-name="T4">+</text:span> current,<text:span text:style-name="T1">I</text:span><text:span text:style-name="T2">CaL</text:span> is the L-type Ca<text:span text:style-name="T4">2+</text:span> current, <text:span text:style-name="T1">I</text:span><text:span text:style-name="T2">CaN</text:span> is the N-type Ca<text:span text:style-name="T4">2+</text:span> current, <text:span text:style-name="T1">I</text:span><text:span text:style-name="T2">AHP</text:span> is the Ca<text:span text:style-name="T4">2+</text:span>-dependent K<text:span text:style-name="T4">+</text:span> (SK) current, <text:span text:style-name="T1">I</text:span><text:span text:style-name="T2">C</text:span> is the Ca<text:span text:style-name="T4">2+</text:span> and voltage-dependent K<text:span text:style-name="T4">+</text:span> (BK) current and <text:span text:style-name="T1">I</text:span><text:span text:style-name="T2">syn</text:span> is the synaptic current. The conductance and reversal potential values of all ionic currents are listed in Table ... . The sodium current and its kinetics are described by:</text:p>
      <text:p text:style-name="Text_20_body"><draw:frame text:anchor-type="paragraph" style:vertical-pos="middle" style:vertical-rel="text"><draw:object xlink:href="Formula-158/" xlink:type="simple" xlink:show="embed" xlink:actuate="onLoad"/></draw:frame></text:p>
      <text:p text:style-name="Text_20_body">$$\alpha_m(V)=\frac{-0.3\cdot(V-25)}{1-exp(-0.2\cdot(V-25))}, \ \ <text:s text:c="1"/>\beta_m(V)=\frac{0.3\cdot(V-53)}{1-exp(0.2\cdot(V-53))} \$$</text:p>
      <text:p text:style-name="Text_20_body">$$\alpha_h(V)=\frac{0.23}{exp((V-3)/20)}, \ \ <text:s text:c="1"/>\beta_h(V)=\frac{3.33}{1+exp(-0.1\cdot(V-55.5))}\ \ \$$</text:p>
      <text:p text:style-name="Text_20_body">The fast delayed rectifier potassium current, <text:span text:style-name="T1">I</text:span><text:span text:style-name="T2">Kdr</text:span> is given by:</text:p>
      <text:p text:style-name="Text_20_body"><draw:frame text:anchor-type="paragraph" style:vertical-pos="middle" style:vertical-rel="text"><draw:object xlink:href="Formula-159/" xlink:type="simple" xlink:show="embed" xlink:actuate="onLoad"/></draw:frame></text:p>
      <text:p text:style-name="Text_20_body"><draw:frame text:anchor-type="paragraph" style:vertical-pos="middle" style:vertical-rel="text"><draw:object xlink:href="Formula-160/" xlink:type="simple" xlink:show="embed" xlink:actuate="onLoad"/></draw:frame></text:p>
      <text:p text:style-name="Text_20_body">The N-type calcium current, <text:span text:style-name="T1">I</text:span><text:span text:style-name="T2">CaN</text:span>, is given by</text:p>
      <text:p text:style-name="Text_20_body"><draw:frame text:anchor-type="paragraph" style:vertical-pos="middle" style:vertical-rel="text"><draw:object xlink:href="Formula-161/" xlink:type="simple" xlink:show="embed" xlink:actuate="onLoad"/></draw:frame></text:p>
      <text:p text:style-name="Text_20_body"><draw:frame text:anchor-type="paragraph" style:vertical-pos="middle" style:vertical-rel="text"><draw:object xlink:href="Formula-162/" xlink:type="simple" xlink:show="embed" xlink:actuate="onLoad"/></draw:frame></text:p>
      <text:p text:style-name="Text_20_body"><draw:frame text:anchor-type="paragraph" style:vertical-pos="middle" style:vertical-rel="text"><draw:object xlink:href="Formula-163/" xlink:type="simple" xlink:show="embed" xlink:actuate="onLoad"/></draw:frame></text:p>
      <text:p text:style-name="Text_20_body">The Ca<text:span text:style-name="T4">2+</text:span>-dependent K<text:span text:style-name="T4">+</text:span> (SK) current, <text:span text:style-name="T1">I</text:span><text:span text:style-name="T2">AHP</text:span>, is described by</text:p>
      <text:p text:style-name="Text_20_body"><draw:frame text:anchor-type="paragraph" style:vertical-pos="middle" style:vertical-rel="text"><draw:object xlink:href="Formula-164/" xlink:type="simple" xlink:show="embed" xlink:actuate="onLoad"/></draw:frame></text:p>
      <text:p text:style-name="Text_20_body"><draw:frame text:anchor-type="paragraph" style:vertical-pos="middle" style:vertical-rel="text"><draw:object xlink:href="Formula-165/" xlink:type="simple" xlink:show="embed" xlink:actuate="onLoad"/></draw:frame></text:p>
      <text:p text:style-name="Text_20_body"><draw:frame text:anchor-type="paragraph" style:vertical-pos="middle" style:vertical-rel="text"><draw:object xlink:href="Formula-166/" xlink:type="simple" xlink:show="embed" xlink:actuate="onLoad"/></draw:frame></text:p>
      <text:p text:style-name="Text_20_body"><draw:frame text:anchor-type="paragraph" style:vertical-pos="middle" style:vertical-rel="text"><draw:object xlink:href="Formula-167/" xlink:type="simple" xlink:show="embed" xlink:actuate="onLoad"/></draw:frame></text:p>
      <text:p text:style-name="Text_20_body">where</text:p>
      <text:p text:style-name="Text_20_body"><draw:frame text:anchor-type="paragraph" style:vertical-pos="middle" style:vertical-rel="text"><draw:object xlink:href="Formula-168/" xlink:type="simple" xlink:show="embed" xlink:actuate="onLoad"/></draw:frame></text:p>
      <text:p text:style-name="Text_20_body">in units of mol/(C m<text:span text:style-name="T4">3</text:span>) for a shell of surface area <text:span text:style-name="T1">A</text:span> and thickness <text:span text:style-name="T1">d</text:span> (0.2 <draw:frame text:anchor-type="as-char" style:vertical-pos="middle" style:vertical-rel="text"><draw:object xlink:href="Formula-169/" xlink:type="simple" xlink:show="embed" xlink:actuate="onLoad"/></draw:frame>m) and <draw:frame text:anchor-type="as-char" style:vertical-pos="middle" style:vertical-rel="text"><draw:object xlink:href="Formula-170/" xlink:type="simple" xlink:show="embed" xlink:actuate="onLoad"/></draw:frame> ms was the calcium removal rate. [<text:span text:style-name="T1">Ca</text:span><text:span text:style-name="T3">2+</text:span>]<text:span text:style-name="T2">0</text:span> = 5 <draw:frame text:anchor-type="as-char" style:vertical-pos="middle" style:vertical-rel="text"><draw:object xlink:href="Formula-171/" xlink:type="simple" xlink:show="embed" xlink:actuate="onLoad"/></draw:frame>M was the resting calcium concentration. The Ca<text:span text:style-name="T4">2+</text:span> and voltage-dependent K<text:span text:style-name="T4">+</text:span> (BK) current, <text:span text:style-name="T1">I</text:span><text:span text:style-name="T2">c</text:span>, is:</text:p>
      <text:p text:style-name="Text_20_body"><draw:frame text:anchor-type="paragraph" style:vertical-pos="middle" style:vertical-rel="text"><draw:object xlink:href="Formula-172/" xlink:type="simple" xlink:show="embed" xlink:actuate="onLoad"/></draw:frame></text:p>
      <text:p text:style-name="Text_20_body"><draw:frame text:anchor-type="paragraph" style:vertical-pos="middle" style:vertical-rel="text"><draw:object xlink:href="Formula-173/" xlink:type="simple" xlink:show="embed" xlink:actuate="onLoad"/></draw:frame></text:p>
      <text:p text:style-name="Text_20_body"><draw:frame text:anchor-type="paragraph" style:vertical-pos="middle" style:vertical-rel="text"><draw:object xlink:href="Formula-174/" xlink:type="simple" xlink:show="embed" xlink:actuate="onLoad"/></draw:frame></text:p>
      <text:p text:style-name="Text_20_body">The A-type K<text:span text:style-name="T4">+</text:span> current, <text:span text:style-name="T1">I</text:span><text:span text:style-name="T2">A</text:span>, is described by  </text:p>
      <text:p text:style-name="Text_20_body"><draw:frame text:anchor-type="paragraph" style:vertical-pos="middle" style:vertical-rel="text"><draw:object xlink:href="Formula-175/" xlink:type="simple" xlink:show="embed" xlink:actuate="onLoad"/></draw:frame></text:p>
      <text:p text:style-name="Text_20_body"><draw:frame text:anchor-type="paragraph" style:vertical-pos="middle" style:vertical-rel="text"><draw:object xlink:href="Formula-176/" xlink:type="simple" xlink:show="embed" xlink:actuate="onLoad"/></draw:frame></text:p>
      <text:p text:style-name="Text_20_body"><draw:frame text:anchor-type="paragraph" style:vertical-pos="middle" style:vertical-rel="text"><draw:object xlink:href="Formula-177/" xlink:type="simple" xlink:show="embed" xlink:actuate="onLoad"/></draw:frame></text:p>
      <text:p text:style-name="Text_20_body">The L-type Ca<text:span text:style-name="T4">2+</text:span> current, <text:span text:style-name="T1">I</text:span><text:span text:style-name="T2">CaL</text:span>, is described by</text:p>
      <text:p text:style-name="Text_20_body"><draw:frame text:anchor-type="paragraph" style:vertical-pos="middle" style:vertical-rel="text"><draw:object xlink:href="Formula-178/" xlink:type="simple" xlink:show="embed" xlink:actuate="onLoad"/></draw:frame></text:p>
      <text:p text:style-name="Text_20_body">where <text:span text:style-name="T1">g</text:span><text:span text:style-name="T2">CaL</text:span> is the maximal conductance, <text:span text:style-name="T1">s</text:span> is the steady-state activation variable, <text:span text:style-name="T1">F</text:span> is Faraday’s constant, <text:span text:style-name="T1">T</text:span> is the temperature, <text:span text:style-name="T1">k</text:span> is Boltzmann’s constant, [<text:span text:style-name="T1">Ca</text:span><text:span text:style-name="T3">2+</text:span>]<text:span text:style-name="T2">0</text:span>  is the equilibrium calcium concentration and [<text:span text:style-name="T1">Ca</text:span><text:span text:style-name="T3">2+</text:span>]<text:span text:style-name="T2">in</text:span> is described in equation ([eq:CaDynamics]). The activation variable, <text:span text:style-name="T1">s</text:span><text:span text:style-name="T2">∞</text:span>, is then</text:p>
      <text:p text:style-name="Text_20_body"><draw:frame text:anchor-type="paragraph" style:vertical-pos="middle" style:vertical-rel="text"><draw:object xlink:href="Formula-179/" xlink:type="simple" xlink:show="embed" xlink:actuate="onLoad"/></draw:frame></text:p>
      <text:h text:style-name="Heading_20_2" text:outline-level="2">PV basket cells</text:h>
      <text:p text:style-name="First_20_paragraph">PV basket cells were described with 17-compartment model, 1 - soma and 16 - dendrites. Balace equation for all compartments:</text:p>
      <text:p text:style-name="Text_20_body"><draw:frame text:anchor-type="paragraph" style:vertical-pos="middle" style:vertical-rel="text"><draw:object xlink:href="Formula-180/" xlink:type="simple" xlink:show="embed" xlink:actuate="onLoad"/></draw:frame></text:p>
      <text:p text:style-name="Text_20_body">Sodium current for spike generation is:</text:p>
      <text:p text:style-name="Text_20_body"><draw:frame text:anchor-type="paragraph" style:vertical-pos="middle" style:vertical-rel="text"><draw:object xlink:href="Formula-181/" xlink:type="simple" xlink:show="embed" xlink:actuate="onLoad"/></draw:frame></text:p>
      <text:p text:style-name="Text_20_body"><draw:frame text:anchor-type="paragraph" style:vertical-pos="middle" style:vertical-rel="text"><draw:object xlink:href="Formula-182/" xlink:type="simple" xlink:show="embed" xlink:actuate="onLoad"/></draw:frame></text:p>
      <text:p text:style-name="Text_20_body"><draw:frame text:anchor-type="paragraph" style:vertical-pos="middle" style:vertical-rel="text"><draw:object xlink:href="Formula-183/" xlink:type="simple" xlink:show="embed" xlink:actuate="onLoad"/></draw:frame></text:p>
      <text:p text:style-name="Text_20_body"><draw:frame text:anchor-type="paragraph" style:vertical-pos="middle" style:vertical-rel="text"><draw:object xlink:href="Formula-184/" xlink:type="simple" xlink:show="embed" xlink:actuate="onLoad"/></draw:frame></text:p>
      <text:p text:style-name="Text_20_body"><draw:frame text:anchor-type="paragraph" style:vertical-pos="middle" style:vertical-rel="text"><draw:object xlink:href="Formula-185/" xlink:type="simple" xlink:show="embed" xlink:actuate="onLoad"/></draw:frame></text:p>
      <text:p text:style-name="Text_20_body">Delayed rectification potassium current is</text:p>
      <text:p text:style-name="Text_20_body"><draw:frame text:anchor-type="paragraph" style:vertical-pos="middle" style:vertical-rel="text"><draw:object xlink:href="Formula-186/" xlink:type="simple" xlink:show="embed" xlink:actuate="onLoad"/></draw:frame></text:p>
      <text:p text:style-name="Text_20_body"><draw:frame text:anchor-type="paragraph" style:vertical-pos="middle" style:vertical-rel="text"><draw:object xlink:href="Formula-187/" xlink:type="simple" xlink:show="embed" xlink:actuate="onLoad"/></draw:frame></text:p>
      <text:p text:style-name="Text_20_body"><draw:frame text:anchor-type="paragraph" style:vertical-pos="middle" style:vertical-rel="text"><draw:object xlink:href="Formula-188/" xlink:type="simple" xlink:show="embed" xlink:actuate="onLoad"/></draw:frame></text:p>
      <text:p text:style-name="Text_20_body">L-type of calcium current is:</text:p>
      <text:p text:style-name="Text_20_body"><draw:frame text:anchor-type="paragraph" style:vertical-pos="middle" style:vertical-rel="text"><draw:object xlink:href="Formula-189/" xlink:type="simple" xlink:show="embed" xlink:actuate="onLoad"/></draw:frame></text:p>
      <text:p text:style-name="Text_20_body"><draw:frame text:anchor-type="paragraph" style:vertical-pos="middle" style:vertical-rel="text"><draw:object xlink:href="Formula-190/" xlink:type="simple" xlink:show="embed" xlink:actuate="onLoad"/></draw:frame></text:p>
      <text:p text:style-name="Text_20_body"><draw:frame text:anchor-type="paragraph" style:vertical-pos="middle" style:vertical-rel="text"><draw:object xlink:href="Formula-191/" xlink:type="simple" xlink:show="embed" xlink:actuate="onLoad"/></draw:frame></text:p>
      <text:p text:style-name="Text_20_body"><draw:frame text:anchor-type="paragraph" style:vertical-pos="middle" style:vertical-rel="text"><draw:object xlink:href="Formula-192/" xlink:type="simple" xlink:show="embed" xlink:actuate="onLoad"/></draw:frame></text:p>
      <text:p text:style-name="Text_20_body"><draw:frame text:anchor-type="paragraph" style:vertical-pos="middle" style:vertical-rel="text"><draw:object xlink:href="Formula-193/" xlink:type="simple" xlink:show="embed" xlink:actuate="onLoad"/></draw:frame></text:p>
      <text:p text:style-name="Text_20_body">where</text:p>
      <text:p text:style-name="Text_20_body"><draw:frame text:anchor-type="paragraph" style:vertical-pos="middle" style:vertical-rel="text"><draw:object xlink:href="Formula-194/" xlink:type="simple" xlink:show="embed" xlink:actuate="onLoad"/></draw:frame></text:p>
      <text:p text:style-name="Text_20_body">Calcium current N-type is given by following equation:</text:p>
      <text:p text:style-name="Text_20_body"><draw:frame text:anchor-type="paragraph" style:vertical-pos="middle" style:vertical-rel="text"><draw:object xlink:href="Formula-195/" xlink:type="simple" xlink:show="embed" xlink:actuate="onLoad"/></draw:frame></text:p>
      <text:p text:style-name="Text_20_body"><draw:frame text:anchor-type="paragraph" style:vertical-pos="middle" style:vertical-rel="text"><draw:object xlink:href="Formula-196/" xlink:type="simple" xlink:show="embed" xlink:actuate="onLoad"/></draw:frame></text:p>
      <text:p text:style-name="Text_20_body"><draw:frame text:anchor-type="paragraph" style:vertical-pos="middle" style:vertical-rel="text"><draw:object xlink:href="Formula-197/" xlink:type="simple" xlink:show="embed" xlink:actuate="onLoad"/></draw:frame></text:p>
      <text:p text:style-name="Text_20_body"><draw:frame text:anchor-type="paragraph" style:vertical-pos="middle" style:vertical-rel="text"><draw:object xlink:href="Formula-198/" xlink:type="simple" xlink:show="embed" xlink:actuate="onLoad"/></draw:frame></text:p>
      <text:p text:style-name="Text_20_body"><draw:frame text:anchor-type="paragraph" style:vertical-pos="middle" style:vertical-rel="text"><draw:object xlink:href="Formula-199/" xlink:type="simple" xlink:show="embed" xlink:actuate="onLoad"/></draw:frame></text:p>
      <text:p text:style-name="Text_20_body">Calcium-dependent potassium current B:</text:p>
      <text:p text:style-name="Text_20_body"><draw:frame text:anchor-type="paragraph" style:vertical-pos="middle" style:vertical-rel="text"><draw:object xlink:href="Formula-200/" xlink:type="simple" xlink:show="embed" xlink:actuate="onLoad"/></draw:frame></text:p>
      <text:p text:style-name="Text_20_body"><draw:frame text:anchor-type="paragraph" style:vertical-pos="middle" style:vertical-rel="text"><draw:object xlink:href="Formula-201/" xlink:type="simple" xlink:show="embed" xlink:actuate="onLoad"/></draw:frame></text:p>
      <text:p text:style-name="Text_20_body"><draw:frame text:anchor-type="paragraph" style:vertical-pos="middle" style:vertical-rel="text"><draw:object xlink:href="Formula-202/" xlink:type="simple" xlink:show="embed" xlink:actuate="onLoad"/></draw:frame></text:p>
      <text:p text:style-name="Text_20_body">Calcium-dependent potassium current S:</text:p>
      <text:p text:style-name="Text_20_body"><draw:frame text:anchor-type="paragraph" style:vertical-pos="middle" style:vertical-rel="text"><draw:object xlink:href="Formula-203/" xlink:type="simple" xlink:show="embed" xlink:actuate="onLoad"/></draw:frame></text:p>
      <text:p text:style-name="Text_20_body"><draw:frame text:anchor-type="paragraph" style:vertical-pos="middle" style:vertical-rel="text"><draw:object xlink:href="Formula-204/" xlink:type="simple" xlink:show="embed" xlink:actuate="onLoad"/></draw:frame></text:p>
      <text:p text:style-name="Text_20_body"><draw:frame text:anchor-type="paragraph" style:vertical-pos="middle" style:vertical-rel="text"><draw:object xlink:href="Formula-205/" xlink:type="simple" xlink:show="embed" xlink:actuate="onLoad"/></draw:frame></text:p>
      <text:p text:style-name="Text_20_body">A-type of potassium current is:</text:p>
      <text:p text:style-name="Text_20_body"><draw:frame text:anchor-type="paragraph" style:vertical-pos="middle" style:vertical-rel="text"><draw:object xlink:href="Formula-206/" xlink:type="simple" xlink:show="embed" xlink:actuate="onLoad"/></draw:frame></text:p>
      <text:p text:style-name="Text_20_body"><draw:frame text:anchor-type="paragraph" style:vertical-pos="middle" style:vertical-rel="text"><draw:object xlink:href="Formula-207/" xlink:type="simple" xlink:show="embed" xlink:actuate="onLoad"/></draw:frame></text:p>
      <text:p text:style-name="Text_20_body"><draw:frame text:anchor-type="paragraph" style:vertical-pos="middle" style:vertical-rel="text"><draw:object xlink:href="Formula-208/" xlink:type="simple" xlink:show="embed" xlink:actuate="onLoad"/></draw:frame></text:p>
      <text:p text:style-name="Text_20_body"><draw:frame text:anchor-type="paragraph" style:vertical-pos="middle" style:vertical-rel="text"><draw:object xlink:href="Formula-209/" xlink:type="simple" xlink:show="embed" xlink:actuate="onLoad"/></draw:frame></text:p>
      <text:p text:style-name="Text_20_body"><draw:frame text:anchor-type="paragraph" style:vertical-pos="middle" style:vertical-rel="text"><draw:object xlink:href="Formula-210/" xlink:type="simple" xlink:show="embed" xlink:actuate="onLoad"/></draw:frame></text:p>
      <text:p text:style-name="Text_20_body"><draw:frame text:anchor-type="paragraph" style:vertical-pos="middle" style:vertical-rel="text"><draw:object xlink:href="Formula-211/" xlink:type="simple" xlink:show="embed" xlink:actuate="onLoad"/></draw:frame></text:p>
      <text:h text:style-name="Heading_20_2" text:outline-level="2">CCK basket cells</text:h>
      <text:p text:style-name="First_20_paragraph">Холецистокенин-содержащие корзинчатые нейроны так же как и парвальбумин-содержащие описывались моделью из 17 компартментов, 1 - тело и 16 компартментов дендриты. Потенциал всех компарментов описывался следующим уравнением:</text:p>
      <text:p text:style-name="Text_20_body"><draw:frame text:anchor-type="paragraph" style:vertical-pos="middle" style:vertical-rel="text"><draw:object xlink:href="Formula-212/" xlink:type="simple" xlink:show="embed" xlink:actuate="onLoad"/></draw:frame></text:p>
      <text:p text:style-name="Text_20_body">Sodium current is:</text:p>
      <text:p text:style-name="Text_20_body"><draw:frame text:anchor-type="paragraph" style:vertical-pos="middle" style:vertical-rel="text"><draw:object xlink:href="Formula-213/" xlink:type="simple" xlink:show="embed" xlink:actuate="onLoad"/></draw:frame></text:p>
      <text:p text:style-name="Text_20_body"><draw:frame text:anchor-type="paragraph" style:vertical-pos="middle" style:vertical-rel="text"><draw:object xlink:href="Formula-214/" xlink:type="simple" xlink:show="embed" xlink:actuate="onLoad"/></draw:frame></text:p>
      <text:p text:style-name="Text_20_body"><draw:frame text:anchor-type="paragraph" style:vertical-pos="middle" style:vertical-rel="text"><draw:object xlink:href="Formula-215/" xlink:type="simple" xlink:show="embed" xlink:actuate="onLoad"/></draw:frame></text:p>
      <text:p text:style-name="Text_20_body"><draw:frame text:anchor-type="paragraph" style:vertical-pos="middle" style:vertical-rel="text"><draw:object xlink:href="Formula-216/" xlink:type="simple" xlink:show="embed" xlink:actuate="onLoad"/></draw:frame></text:p>
      <text:p text:style-name="Text_20_body"><draw:frame text:anchor-type="paragraph" style:vertical-pos="middle" style:vertical-rel="text"><draw:object xlink:href="Formula-217/" xlink:type="simple" xlink:show="embed" xlink:actuate="onLoad"/></draw:frame></text:p>
      <text:p text:style-name="Text_20_body"><draw:frame text:anchor-type="paragraph" style:vertical-pos="middle" style:vertical-rel="text"><draw:object xlink:href="Formula-218/" xlink:type="simple" xlink:show="embed" xlink:actuate="onLoad"/></draw:frame></text:p>
      <text:p text:style-name="Text_20_body"><draw:frame text:anchor-type="paragraph" style:vertical-pos="middle" style:vertical-rel="text"><draw:object xlink:href="Formula-219/" xlink:type="simple" xlink:show="embed" xlink:actuate="onLoad"/></draw:frame></text:p>
      <text:p text:style-name="Text_20_body">H-current is:</text:p>
      <text:p text:style-name="Text_20_body"><draw:frame text:anchor-type="paragraph" style:vertical-pos="middle" style:vertical-rel="text"><draw:object xlink:href="Formula-220/" xlink:type="simple" xlink:show="embed" xlink:actuate="onLoad"/></draw:frame></text:p>
      <text:p text:style-name="Text_20_body"><draw:frame text:anchor-type="paragraph" style:vertical-pos="middle" style:vertical-rel="text"><draw:object xlink:href="Formula-221/" xlink:type="simple" xlink:show="embed" xlink:actuate="onLoad"/></draw:frame></text:p>
      <text:p text:style-name="Text_20_body"><draw:frame text:anchor-type="paragraph" style:vertical-pos="middle" style:vertical-rel="text"><draw:object xlink:href="Formula-222/" xlink:type="simple" xlink:show="embed" xlink:actuate="onLoad"/></draw:frame></text:p>
      <text:p text:style-name="Text_20_body"><draw:frame text:anchor-type="paragraph" style:vertical-pos="middle" style:vertical-rel="text"><draw:object xlink:href="Formula-223/" xlink:type="simple" xlink:show="embed" xlink:actuate="onLoad"/></draw:frame></text:p>
      <text:p text:style-name="Text_20_body">Potassium current:</text:p>
      <text:p text:style-name="Text_20_body"><draw:frame text:anchor-type="paragraph" style:vertical-pos="middle" style:vertical-rel="text"><draw:object xlink:href="Formula-224/" xlink:type="simple" xlink:show="embed" xlink:actuate="onLoad"/></draw:frame></text:p>
      <text:p text:style-name="Text_20_body"><draw:frame text:anchor-type="paragraph" style:vertical-pos="middle" style:vertical-rel="text"><draw:object xlink:href="Formula-225/" xlink:type="simple" xlink:show="embed" xlink:actuate="onLoad"/></draw:frame></text:p>
      <text:p text:style-name="Text_20_body"><draw:frame text:anchor-type="paragraph" style:vertical-pos="middle" style:vertical-rel="text"><draw:object xlink:href="Formula-226/" xlink:type="simple" xlink:show="embed" xlink:actuate="onLoad"/></draw:frame></text:p>
      <text:p text:style-name="Text_20_body"><draw:frame text:anchor-type="as-char" style:vertical-pos="middle" style:vertical-rel="text"><draw:object xlink:href="Formula-227/" xlink:type="simple" xlink:show="embed" xlink:actuate="onLoad"/></draw:frame> were same as PV basket cells and described equations ([eq:Kdrfast], [eq:CavL], [eq:CavN], [eq:KvCaS], [eq:KvCaB], [eq:KvA]) respectivly.</text:p>
      <text:h text:style-name="Heading_20_2" text:outline-level="2">OLM cells</text:h>
      <text:p text:style-name="First_20_paragraph">OLM нейроны моделировались с помощью 4 компартментов - 1 тело, 1 аксон и 2 дендритных компартмента. Уравнение потенциала для тела нейрона:</text:p>
      <text:p text:style-name="Text_20_body"><draw:frame text:anchor-type="paragraph" style:vertical-pos="middle" style:vertical-rel="text"><draw:object xlink:href="Formula-228/" xlink:type="simple" xlink:show="embed" xlink:actuate="onLoad"/></draw:frame></text:p>
      <text:p text:style-name="Text_20_body">Уравнение для дендритов</text:p>
      <text:p text:style-name="Text_20_body"><draw:frame text:anchor-type="paragraph" style:vertical-pos="middle" style:vertical-rel="text"><draw:object xlink:href="Formula-229/" xlink:type="simple" xlink:show="embed" xlink:actuate="onLoad"/></draw:frame></text:p>
      <text:p text:style-name="Text_20_body">Уравнение для аксона</text:p>
      <text:p text:style-name="Text_20_body"><draw:frame text:anchor-type="paragraph" style:vertical-pos="middle" style:vertical-rel="text"><draw:object xlink:href="Formula-230/" xlink:type="simple" xlink:show="embed" xlink:actuate="onLoad"/></draw:frame></text:p>
      <text:p text:style-name="Text_20_body">Натриевые токи, калиевые токи выпрямления моделировались также как и у PV корзинчатых нейронов, уравнения ([eq:Nav]) и ([eq:Kdrfast]) соответственно. H-каналы:</text:p>
      <text:p text:style-name="Text_20_body"><draw:frame text:anchor-type="paragraph" style:vertical-pos="middle" style:vertical-rel="text"><draw:object xlink:href="Formula-231/" xlink:type="simple" xlink:show="embed" xlink:actuate="onLoad"/></draw:frame></text:p>
      <text:p text:style-name="Text_20_body"><draw:frame text:anchor-type="paragraph" style:vertical-pos="middle" style:vertical-rel="text"><draw:object xlink:href="Formula-232/" xlink:type="simple" xlink:show="embed" xlink:actuate="onLoad"/></draw:frame></text:p>
      <text:p text:style-name="Text_20_body"><draw:frame text:anchor-type="paragraph" style:vertical-pos="middle" style:vertical-rel="text"><draw:object xlink:href="Formula-233/" xlink:type="simple" xlink:show="embed" xlink:actuate="onLoad"/></draw:frame></text:p>
      <text:p text:style-name="Text_20_body">Калиевый ток A-типа:</text:p>
      <text:p text:style-name="Text_20_body"><draw:frame text:anchor-type="paragraph" style:vertical-pos="middle" style:vertical-rel="text"><draw:object xlink:href="Formula-234/" xlink:type="simple" xlink:show="embed" xlink:actuate="onLoad"/></draw:frame></text:p>
      <text:p text:style-name="Text_20_body"><draw:frame text:anchor-type="paragraph" style:vertical-pos="middle" style:vertical-rel="text"><draw:object xlink:href="Formula-235/" xlink:type="simple" xlink:show="embed" xlink:actuate="onLoad"/></draw:frame></text:p>
      <text:p text:style-name="Text_20_body"><draw:frame text:anchor-type="paragraph" style:vertical-pos="middle" style:vertical-rel="text"><draw:object xlink:href="Formula-236/" xlink:type="simple" xlink:show="embed" xlink:actuate="onLoad"/></draw:frame></text:p>
      <text:p text:style-name="Text_20_body"><draw:frame text:anchor-type="paragraph" style:vertical-pos="middle" style:vertical-rel="text"><draw:object xlink:href="Formula-237/" xlink:type="simple" xlink:show="embed" xlink:actuate="onLoad"/></draw:frame></text:p>
      <text:h text:style-name="Heading_20_2" text:outline-level="2">Axo-axonic cells</text:h>
      <text:p text:style-name="First_20_paragraph">Аксо-аксональные интернейроны моделировались с помощью 17 компартментной модели: 1 сома и 16 компартментов для дендритов. Все компартменты описывались одинаковым набором каналов:</text:p>
      <text:p text:style-name="Text_20_body"><draw:frame text:anchor-type="paragraph" style:vertical-pos="middle" style:vertical-rel="text"><draw:object xlink:href="Formula-238/" xlink:type="simple" xlink:show="embed" xlink:actuate="onLoad"/></draw:frame></text:p>
      <text:p text:style-name="Text_20_body">Описание всех токов аналогично тем, что использовались выше для других нейронов, см. уравнения ([eq:Nav], [eq:Kdrfast], [eq:CavL], [eq:CavN], [eq:KvCaS], [eq:KvA])</text:p>
      <text:h text:style-name="Heading_20_2" text:outline-level="2">Ivy and neurogiaform cells</text:h>
      <text:p text:style-name="First_20_paragraph">Ivy и нейроглиаформные описывались с помощью 17 компартментов: 1 сома и 16 дендритных компартментов. Все компартметны в обоих типах нейронов имели одинаковый набор каналов:</text:p>
      <text:p text:style-name="Text_20_body"><draw:frame text:anchor-type="paragraph" style:vertical-pos="middle" style:vertical-rel="text"><draw:object xlink:href="Formula-239/" xlink:type="simple" xlink:show="embed" xlink:actuate="onLoad"/></draw:frame></text:p>
      <text:p text:style-name="Text_20_body">Натриевые каналы:</text:p>
      <text:p text:style-name="Text_20_body"><draw:frame text:anchor-type="paragraph" style:vertical-pos="middle" style:vertical-rel="text"><draw:object xlink:href="Formula-240/" xlink:type="simple" xlink:show="embed" xlink:actuate="onLoad"/></draw:frame></text:p>
      <text:p text:style-name="Text_20_body"><draw:frame text:anchor-type="paragraph" style:vertical-pos="middle" style:vertical-rel="text"><draw:object xlink:href="Formula-241/" xlink:type="simple" xlink:show="embed" xlink:actuate="onLoad"/></draw:frame></text:p>
      <text:p text:style-name="Text_20_body"><draw:frame text:anchor-type="paragraph" style:vertical-pos="middle" style:vertical-rel="text"><draw:object xlink:href="Formula-242/" xlink:type="simple" xlink:show="embed" xlink:actuate="onLoad"/></draw:frame></text:p>
      <text:p text:style-name="Text_20_body"><draw:frame text:anchor-type="paragraph" style:vertical-pos="middle" style:vertical-rel="text"><draw:object xlink:href="Formula-243/" xlink:type="simple" xlink:show="embed" xlink:actuate="onLoad"/></draw:frame></text:p>
      <text:p text:style-name="Text_20_body"><draw:frame text:anchor-type="paragraph" style:vertical-pos="middle" style:vertical-rel="text"><draw:object xlink:href="Formula-244/" xlink:type="simple" xlink:show="embed" xlink:actuate="onLoad"/></draw:frame></text:p>
      <text:p text:style-name="Text_20_body">Калиевые каналы выпрямления:</text:p>
      <text:p text:style-name="Text_20_body"><draw:frame text:anchor-type="paragraph" style:vertical-pos="middle" style:vertical-rel="text"><draw:object xlink:href="Formula-245/" xlink:type="simple" xlink:show="embed" xlink:actuate="onLoad"/></draw:frame></text:p>
      <text:p text:style-name="Text_20_body"><draw:frame text:anchor-type="paragraph" style:vertical-pos="middle" style:vertical-rel="text"><draw:object xlink:href="Formula-246/" xlink:type="simple" xlink:show="embed" xlink:actuate="onLoad"/></draw:frame></text:p>
      <text:p text:style-name="Text_20_body"><draw:frame text:anchor-type="paragraph" style:vertical-pos="middle" style:vertical-rel="text"><draw:object xlink:href="Formula-247/" xlink:type="simple" xlink:show="embed" xlink:actuate="onLoad"/></draw:frame></text:p>
      <text:p text:style-name="Text_20_body">Калиевые токи А-типа:</text:p>
      <text:p text:style-name="Text_20_body"><draw:frame text:anchor-type="paragraph" style:vertical-pos="middle" style:vertical-rel="text"><draw:object xlink:href="Formula-248/" xlink:type="simple" xlink:show="embed" xlink:actuate="onLoad"/></draw:frame></text:p>
      <text:p text:style-name="Text_20_body"><draw:frame text:anchor-type="paragraph" style:vertical-pos="middle" style:vertical-rel="text"><draw:object xlink:href="Formula-249/" xlink:type="simple" xlink:show="embed" xlink:actuate="onLoad"/></draw:frame></text:p>
      <text:p text:style-name="Text_20_body"><draw:frame text:anchor-type="paragraph" style:vertical-pos="middle" style:vertical-rel="text"><draw:object xlink:href="Formula-250/" xlink:type="simple" xlink:show="embed" xlink:actuate="onLoad"/></draw:frame></text:p>
      <text:p text:style-name="Text_20_body"><draw:frame text:anchor-type="paragraph" style:vertical-pos="middle" style:vertical-rel="text"><draw:object xlink:href="Formula-251/" xlink:type="simple" xlink:show="embed" xlink:actuate="onLoad"/></draw:frame></text:p>
      <text:p text:style-name="Text_20_body"><draw:frame text:anchor-type="paragraph" style:vertical-pos="middle" style:vertical-rel="text"><draw:object xlink:href="Formula-252/" xlink:type="simple" xlink:show="embed" xlink:actuate="onLoad"/></draw:frame></text:p>
      <text:p text:style-name="Text_20_body"><draw:frame text:anchor-type="paragraph" style:vertical-pos="middle" style:vertical-rel="text"><draw:object xlink:href="Formula-253/" xlink:type="simple" xlink:show="embed" xlink:actuate="onLoad"/></draw:frame></text:p>
      <text:p text:style-name="Text_20_body">Описание всех остальных токов аналогично тем, что использовались выше для других нейронов, см. уравнения ([eq:CavL], [eq:CavN], [eq:KvCaS], [eq:KvCaB])</text:p>
      <text:h text:style-name="Heading_20_2" text:outline-level="2">Schaffer collateral associated cells</text:h>
      <text:p text:style-name="First_20_paragraph">SCA cells описывались 17 компартмментами, 1 - сома и 16 дендриты. Все компарменты описывались с помощью следующего уравнения баланса:</text:p>
      <text:p text:style-name="Text_20_body"><draw:frame text:anchor-type="paragraph" style:vertical-pos="middle" style:vertical-rel="text"><draw:object xlink:href="Formula-254/" xlink:type="simple" xlink:show="embed" xlink:actuate="onLoad"/></draw:frame></text:p>
      <text:p text:style-name="Text_20_body">Натриевый ток, <draw:frame text:anchor-type="as-char" style:vertical-pos="middle" style:vertical-rel="text"><draw:object xlink:href="Formula-255/" xlink:type="simple" xlink:show="embed" xlink:actuate="onLoad"/></draw:frame> and <draw:frame text:anchor-type="as-char" style:vertical-pos="middle" style:vertical-rel="text"><draw:object xlink:href="Formula-256/" xlink:type="simple" xlink:show="embed" xlink:actuate="onLoad"/></draw:frame> описывались также как и для CCK basket cells - equation ([eq:Navcck], [eq:KvGroup], [eq:HCN]), уравнения для других каналов были аналогичны PV basket cells ([eq:CavL], [eq:CavN], [eq:KvCaS], [eq:KvA])</text:p>
      <text:h text:style-name="Heading_20_2" text:outline-level="2">Tables of neuronal parameters</text:h>
      <text:p text:style-name="First_20_paragraph">lllllllll</text:p>
      <text:p text:style-name="Text_20_body"><text:line-break/>Parameters &amp; Soma &amp; Axon &amp; OriProx &amp; OriDist &amp; RadProx &amp; RadMed &amp; RadDist &amp; LM<text:line-break/><text:line-break/></text:p>
      <text:p text:style-name="Text_20_body"><draw:frame text:anchor-type="as-char" style:vertical-pos="middle" style:vertical-rel="text"><draw:object xlink:href="Formula-257/" xlink:type="simple" xlink:show="embed" xlink:actuate="onLoad"/></draw:frame> &amp; 1 &amp; 1 &amp; 1 &amp; 1 &amp; 1 &amp; 1 &amp; 1 &amp; 1<text:line-break/><draw:frame text:anchor-type="as-char" style:vertical-pos="middle" style:vertical-rel="text"><draw:object xlink:href="Formula-258/" xlink:type="simple" xlink:show="embed" xlink:actuate="onLoad"/></draw:frame> &amp; 50 &amp; 50 &amp; 50 &amp; 50 &amp; 50 &amp; 50 &amp; 50 &amp; 50<text:line-break/><draw:frame text:anchor-type="as-char" style:vertical-pos="middle" style:vertical-rel="text"><draw:object xlink:href="Formula-259/" xlink:type="simple" xlink:show="embed" xlink:actuate="onLoad"/></draw:frame> &amp; 0.2 &amp; 0.005 &amp; 0.005 &amp; 0.005 &amp; 0.005 &amp; 0.005 &amp; 0.005 &amp; 0.005<text:line-break/><draw:frame text:anchor-type="as-char" style:vertical-pos="middle" style:vertical-rel="text"><draw:object xlink:href="Formula-260/" xlink:type="simple" xlink:show="embed" xlink:actuate="onLoad"/></draw:frame> &amp; 7 &amp; 100 &amp; 7 &amp; 7 &amp; 7 &amp; 7 &amp; 7 &amp; 7<text:line-break/><draw:frame text:anchor-type="as-char" style:vertical-pos="middle" style:vertical-rel="text"><draw:object xlink:href="Formula-261/" xlink:type="simple" xlink:show="embed" xlink:actuate="onLoad"/></draw:frame> &amp; 1.4 &amp; 20 &amp; 0.868 &amp; 0.868 &amp; 0.868 &amp; 0.868 &amp; 0.868 &amp; 0.868<text:line-break/><draw:frame text:anchor-type="as-char" style:vertical-pos="middle" style:vertical-rel="text"><draw:object xlink:href="Formula-262/" xlink:type="simple" xlink:show="embed" xlink:actuate="onLoad"/></draw:frame> in proximal dendrites&amp; 2.5 &amp; — &amp; 7.5 &amp; 7.5 &amp; 0.015 &amp; — &amp; — &amp; —<text:line-break/><draw:frame text:anchor-type="as-char" style:vertical-pos="middle" style:vertical-rel="text"><draw:object xlink:href="Formula-263/" xlink:type="simple" xlink:show="embed" xlink:actuate="onLoad"/></draw:frame> in distal dendrites &amp; — &amp; — &amp; — &amp; — &amp; — &amp; 30 &amp; 45 &amp; 49<text:line-break/><draw:frame text:anchor-type="as-char" style:vertical-pos="middle" style:vertical-rel="text"><draw:object xlink:href="Formula-264/" xlink:type="simple" xlink:show="embed" xlink:actuate="onLoad"/></draw:frame> &amp; 60 &amp; 30 &amp; 60 &amp; 60 &amp; 60 &amp; 60 &amp; 60 &amp; —<text:line-break/><draw:frame text:anchor-type="as-char" style:vertical-pos="middle" style:vertical-rel="text"><draw:object xlink:href="Formula-265/" xlink:type="simple" xlink:show="embed" xlink:actuate="onLoad"/></draw:frame> &amp; 0.05 &amp; — &amp; 0.05 &amp; 0.1 &amp; 0.1 &amp; 0.2 &amp; 0.35 &amp; —<text:line-break/><draw:frame text:anchor-type="as-char" style:vertical-pos="middle" style:vertical-rel="text"><draw:object xlink:href="Formula-266/" xlink:type="simple" xlink:show="embed" xlink:actuate="onLoad"/></draw:frame> &amp; -73 &amp; — &amp; -81 &amp; -81 &amp; -82 &amp; -81 &amp; -81 &amp; —<text:line-break/><draw:frame text:anchor-type="as-char" style:vertical-pos="middle" style:vertical-rel="text"><draw:object xlink:href="Formula-267/" xlink:type="simple" xlink:show="embed" xlink:actuate="onLoad"/></draw:frame> &amp; 0.7 &amp; — &amp; 0.031635 &amp; 0.031635 &amp; 0.031635 &amp; 3.1635 &amp; 3.1635 &amp; —<text:line-break/><draw:frame text:anchor-type="as-char" style:vertical-pos="middle" style:vertical-rel="text"><draw:object xlink:href="Formula-268/" xlink:type="simple" xlink:show="embed" xlink:actuate="onLoad"/></draw:frame> &amp; 0.05 &amp; — &amp; 0.1 &amp; 0.1 &amp; 0.1 &amp; 0.1 &amp; 0.1 &amp; —<text:line-break/><draw:frame text:anchor-type="as-char" style:vertical-pos="middle" style:vertical-rel="text"><draw:object xlink:href="Formula-269/" xlink:type="simple" xlink:show="embed" xlink:actuate="onLoad"/></draw:frame> &amp; 0.3 &amp; — &amp; 0.03 &amp; 0.03 &amp; 0.03 &amp; 0.03 &amp; 0.03 &amp; —<text:line-break/><draw:frame text:anchor-type="as-char" style:vertical-pos="middle" style:vertical-rel="text"><draw:object xlink:href="Formula-270/" xlink:type="simple" xlink:show="embed" xlink:actuate="onLoad"/></draw:frame> &amp; 0.0005 &amp; — &amp; 0.5 &amp; 0.5 &amp; 0.5 &amp; 0.5 &amp; 0.5 &amp; —<text:line-break/><draw:frame text:anchor-type="as-char" style:vertical-pos="middle" style:vertical-rel="text"><draw:object xlink:href="Formula-271/" xlink:type="simple" xlink:show="embed" xlink:actuate="onLoad"/></draw:frame> &amp; 0.09075 &amp; — &amp; 33 &amp; 33 &amp; 33 &amp; 33 &amp; 4.1 &amp; —<text:line-break/><draw:frame text:anchor-type="as-char" style:vertical-pos="middle" style:vertical-rel="text"><draw:object xlink:href="Formula-272/" xlink:type="simple" xlink:show="embed" xlink:actuate="onLoad"/></draw:frame> &amp; -70 &amp; -70 &amp; -70 &amp; -70 &amp; -70 &amp; -70 &amp; -70 &amp; -70<text:line-break/><draw:frame text:anchor-type="as-char" style:vertical-pos="middle" style:vertical-rel="text"><draw:object xlink:href="Formula-273/" xlink:type="simple" xlink:show="embed" xlink:actuate="onLoad"/></draw:frame> &amp; 50 &amp; 50 &amp; 50 &amp; 50 &amp; 50 &amp; 50 &amp; 50 &amp; 50<text:line-break/><draw:frame text:anchor-type="as-char" style:vertical-pos="middle" style:vertical-rel="text"><draw:object xlink:href="Formula-274/" xlink:type="simple" xlink:show="embed" xlink:actuate="onLoad"/></draw:frame> &amp; -10 &amp; — &amp; -10 &amp; -10 &amp; -10 &amp; -10 &amp; -10 &amp; -10<text:line-break/><draw:frame text:anchor-type="as-char" style:vertical-pos="middle" style:vertical-rel="text"><draw:object xlink:href="Formula-275/" xlink:type="simple" xlink:show="embed" xlink:actuate="onLoad"/></draw:frame> &amp; 140 &amp; — &amp; 140 &amp; 140 &amp; 140 &amp; 140 &amp; 140 &amp; —<text:line-break/><draw:frame text:anchor-type="as-char" style:vertical-pos="middle" style:vertical-rel="text"><draw:object xlink:href="Formula-276/" xlink:type="simple" xlink:show="embed" xlink:actuate="onLoad"/></draw:frame> &amp; -80 &amp; -80 &amp; -80 &amp; -80 &amp; -80 &amp; -80 &amp; -80 &amp; -80<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draw:frame text:anchor-type="as-char" style:vertical-pos="middle" style:vertical-rel="text"><draw:object xlink:href="Formula-277/" xlink:type="simple" xlink:show="embed" xlink:actuate="onLoad"/></draw:frame> &amp; 20 &amp; 100 &amp; 100 &amp; 200 &amp; 100 &amp; 100 &amp; 100 &amp; 100 &amp; 100<text:line-break/><draw:frame text:anchor-type="as-char" style:vertical-pos="middle" style:vertical-rel="text"><draw:object xlink:href="Formula-278/" xlink:type="simple" xlink:show="embed" xlink:actuate="onLoad"/></draw:frame> &amp; 100 &amp; 100 &amp; 100 &amp; 100 &amp; 100 &amp; 100 &amp; 100 &amp; 100 &amp; 100<text:line-break/>$C, \linebreak \mu F / cm^2$ &amp; 1.4 &amp; 1.4 &amp; 1.4 &amp; 1.4 &amp; 1.4 &amp; 1.4 &amp; 1.4 &amp; 1.4 &amp; 1.4<text:line-break/>$D,\linebreak \mu m$ &amp; 10 &amp; 4 &amp; 3 &amp; 2 &amp; 1.5 &amp; 1 &amp; 2 &amp; 1.5 &amp; 1<text:line-break/>$E_L, \linebreak mV$ &amp; -65 &amp; -65 &amp; -65 &amp; -65 &amp; -65 &amp; -65 &amp; -65 &amp; -65 &amp; -65<text:line-break/><draw:frame text:anchor-type="as-char" style:vertical-pos="middle" style:vertical-rel="text"><draw:object xlink:href="Formula-279/" xlink:type="simple" xlink:show="embed" xlink:actuate="onLoad"/></draw:frame>&amp; 5 &amp; 5 &amp; 5 &amp; 5 &amp; 5 &amp; 5 &amp; 5 &amp; 5 &amp; 5<text:line-break/><draw:frame text:anchor-type="as-char" style:vertical-pos="middle" style:vertical-rel="text"><draw:object xlink:href="Formula-280/" xlink:type="simple" xlink:show="embed" xlink:actuate="onLoad"/></draw:frame>&amp; 0.8 &amp; 0.8 &amp; 0.8 &amp; 0.8 &amp; 0.8 &amp; 0.8 &amp; 0.8 &amp; 0.8 &amp; 0.8<text:line-break/><draw:frame text:anchor-type="as-char" style:vertical-pos="middle" style:vertical-rel="text"><draw:object xlink:href="Formula-281/" xlink:type="simple" xlink:show="embed" xlink:actuate="onLoad"/></draw:frame>&amp; 0.002 &amp; 0.002 &amp; 0.002 &amp; 0.002 &amp; 0.002 &amp; 0.002 &amp; 0.002 &amp; 0.002 &amp; 0.002<text:line-break/><draw:frame text:anchor-type="as-char" style:vertical-pos="middle" style:vertical-rel="text"><draw:object xlink:href="Formula-282/" xlink:type="simple" xlink:show="embed" xlink:actuate="onLoad"/></draw:frame>&amp; 13 &amp; 13 &amp; 13 &amp; 13 &amp; 13 &amp; 13 &amp; 13 &amp; 13 &amp; 13<text:line-break/><draw:frame text:anchor-type="as-char" style:vertical-pos="middle" style:vertical-rel="text"><draw:object xlink:href="Formula-283/" xlink:type="simple" xlink:show="embed" xlink:actuate="onLoad"/></draw:frame>&amp; 0.15 &amp; 0.15 &amp; 0.15 &amp; 0.15 &amp; 0.15 &amp; 0.15 &amp; 0.15 &amp; 0.15 &amp; 0.15<text:line-break/><draw:frame text:anchor-type="as-char" style:vertical-pos="middle" style:vertical-rel="text"><draw:object xlink:href="Formula-284/" xlink:type="simple" xlink:show="embed" xlink:actuate="onLoad"/></draw:frame>&amp; 0.0002 &amp; 0.0002 &amp; 0.0002 &amp; 0.0002 &amp; 0.0002 &amp; 0.0002 &amp; 0.0002 &amp; 0.0002 &amp; 0.0002<text:line-break/><draw:frame text:anchor-type="as-char" style:vertical-pos="middle" style:vertical-rel="text"><draw:object xlink:href="Formula-285/" xlink:type="simple" xlink:show="embed" xlink:actuate="onLoad"/></draw:frame>&amp; 150 &amp; 150 &amp; 150 &amp; 150 &amp; 150 &amp; 150 &amp; 150 &amp; 150 &amp; 150<text:line-break/>$g_L, \linebreak mS / cm^2$ &amp; 0.18 &amp; 0.18 &amp; 0.18 &amp; 0.18 &amp; 0.18 &amp; 0.18 &amp; 0.18 &amp; 0.18 &amp; 0.18<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draw:frame text:anchor-type="as-char" style:vertical-pos="middle" style:vertical-rel="text"><draw:object xlink:href="Formula-286/" xlink:type="simple" xlink:show="embed" xlink:actuate="onLoad"/></draw:frame> &amp; 20 &amp; 100 &amp; 100 &amp; 200 &amp; 100 &amp; 100 &amp; 100 &amp; 100 &amp; 100<text:line-break/><draw:frame text:anchor-type="as-char" style:vertical-pos="middle" style:vertical-rel="text"><draw:object xlink:href="Formula-287/" xlink:type="simple" xlink:show="embed" xlink:actuate="onLoad"/></draw:frame> &amp; 100 &amp; 100 &amp; 100 &amp; 100 &amp; 100 &amp; 100 &amp; 100 &amp; 100 &amp; 100<text:line-break/><draw:frame text:anchor-type="as-char" style:vertical-pos="middle" style:vertical-rel="text"><draw:object xlink:href="Formula-288/" xlink:type="simple" xlink:show="embed" xlink:actuate="onLoad"/></draw:frame> &amp; 1.4 &amp; 1.4 &amp; 1.4 &amp; 1.4 &amp; 1.4 &amp; 1.4 &amp; 1.4 &amp; 1.4 &amp; 1.4<text:line-break/><draw:frame text:anchor-type="as-char" style:vertical-pos="middle" style:vertical-rel="text"><draw:object xlink:href="Formula-289/" xlink:type="simple" xlink:show="embed" xlink:actuate="onLoad"/></draw:frame> &amp; 10 &amp; 4 &amp; 3 &amp; 2 &amp; 1.5 &amp; 1 &amp; 2 &amp; 1.5 &amp; 1<text:line-break/><draw:frame text:anchor-type="as-char" style:vertical-pos="middle" style:vertical-rel="text"><draw:object xlink:href="Formula-290/" xlink:type="simple" xlink:show="embed" xlink:actuate="onLoad"/></draw:frame> &amp; -65 &amp; -65 &amp; -65 &amp; -65 &amp; -65 &amp; -65 &amp; -65 &amp; -65 &amp; -65<text:line-break/><draw:frame text:anchor-type="as-char" style:vertical-pos="middle" style:vertical-rel="text"><draw:object xlink:href="Formula-291/" xlink:type="simple" xlink:show="embed" xlink:actuate="onLoad"/></draw:frame>&amp; 5 &amp; 5 &amp; 5 &amp; 5 &amp; 5 &amp; 5 &amp; 5 &amp; 5 &amp; 5<text:line-break/><draw:frame text:anchor-type="as-char" style:vertical-pos="middle" style:vertical-rel="text"><draw:object xlink:href="Formula-292/" xlink:type="simple" xlink:show="embed" xlink:actuate="onLoad"/></draw:frame>&amp; 0.8 &amp; 0.8 &amp; 0.8 &amp; 0.8 &amp; 0.8 &amp; 0.8 &amp; 0.8 &amp; 0.8 &amp; 0.8<text:line-break/><draw:frame text:anchor-type="as-char" style:vertical-pos="middle" style:vertical-rel="text"><draw:object xlink:href="Formula-293/" xlink:type="simple" xlink:show="embed" xlink:actuate="onLoad"/></draw:frame>&amp; 0.002 &amp; 0.002 &amp; 0.002 &amp; 0.002 &amp; 0.002 &amp; 0.002 &amp; 0.002 &amp; 0.002 &amp; 0.002<text:line-break/><draw:frame text:anchor-type="as-char" style:vertical-pos="middle" style:vertical-rel="text"><draw:object xlink:href="Formula-294/" xlink:type="simple" xlink:show="embed" xlink:actuate="onLoad"/></draw:frame>&amp; 13 &amp; 13 &amp; 13 &amp; 13 &amp; 13 &amp; 13 &amp; 13 &amp; 13 &amp; 13<text:line-break/><draw:frame text:anchor-type="as-char" style:vertical-pos="middle" style:vertical-rel="text"><draw:object xlink:href="Formula-295/" xlink:type="simple" xlink:show="embed" xlink:actuate="onLoad"/></draw:frame>&amp; 0.15 &amp; 0.15 &amp; 0.15 &amp; 0.15 &amp; 0.15 &amp; 0.15 &amp; 0.15 &amp; 0.15 &amp; 0.15<text:line-break/><draw:frame text:anchor-type="as-char" style:vertical-pos="middle" style:vertical-rel="text"><draw:object xlink:href="Formula-296/" xlink:type="simple" xlink:show="embed" xlink:actuate="onLoad"/></draw:frame>&amp; 0.0002 &amp; 0.0002 &amp; 0.0002 &amp; 0.0002 &amp; 0.0002 &amp; 0.0002 &amp; 0.0002 &amp; 0.0002 &amp; 0.0002<text:line-break/><draw:frame text:anchor-type="as-char" style:vertical-pos="middle" style:vertical-rel="text"><draw:object xlink:href="Formula-297/" xlink:type="simple" xlink:show="embed" xlink:actuate="onLoad"/></draw:frame>&amp; 150 &amp; 150 &amp; 150 &amp; 150 &amp; 150 &amp; 150 &amp; 150 &amp; 150 &amp; 150<text:line-break/><draw:frame text:anchor-type="as-char" style:vertical-pos="middle" style:vertical-rel="text"><draw:object xlink:href="Formula-298/" xlink:type="simple" xlink:show="embed" xlink:actuate="onLoad"/></draw:frame> &amp; 0.18 &amp; 0.18 &amp; 0.18 &amp; 0.18 &amp; 0.18 &amp; 0.18 &amp; 0.18 &amp; 0.18 &amp; 0.18<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draw:frame text:anchor-type="as-char" style:vertical-pos="middle" style:vertical-rel="text"><draw:object xlink:href="Formula-299/" xlink:type="simple" xlink:show="embed" xlink:actuate="onLoad"/></draw:frame> &amp; 20 &amp; 100 &amp; 100 &amp; 200 &amp; 100 &amp; 100 &amp; 100 &amp; 100 &amp; 100<text:line-break/><draw:frame text:anchor-type="as-char" style:vertical-pos="middle" style:vertical-rel="text"><draw:object xlink:href="Formula-300/" xlink:type="simple" xlink:show="embed" xlink:actuate="onLoad"/></draw:frame> &amp; 150 &amp; 150 &amp; 150 &amp; 150 &amp; 150 &amp; 150 &amp; 150 &amp; 150 &amp; 150<text:line-break/><draw:frame text:anchor-type="as-char" style:vertical-pos="middle" style:vertical-rel="text"><draw:object xlink:href="Formula-301/" xlink:type="simple" xlink:show="embed" xlink:actuate="onLoad"/></draw:frame> &amp; 1.4 &amp; 1.4 &amp; 1.4 &amp; 1.4 &amp; 1.4 &amp; 1.4 &amp; 1.4 &amp; 1.4 &amp; 1.4<text:line-break/><draw:frame text:anchor-type="as-char" style:vertical-pos="middle" style:vertical-rel="text"><draw:object xlink:href="Formula-302/" xlink:type="simple" xlink:show="embed" xlink:actuate="onLoad"/></draw:frame> &amp; 10 &amp; 3.5 &amp; 2.5 &amp; 1.5 &amp; 1.2 &amp; 1 &amp; 1.5 &amp; 1.2 &amp; 1<text:line-break/><draw:frame text:anchor-type="as-char" style:vertical-pos="middle" style:vertical-rel="text"><draw:object xlink:href="Formula-303/" xlink:type="simple" xlink:show="embed" xlink:actuate="onLoad"/></draw:frame> &amp; 0 &amp; 0 &amp; 0 &amp; 0 &amp; 0 &amp; 0 &amp; 0 &amp; 0 &amp; 0<text:line-break/><draw:frame text:anchor-type="as-char" style:vertical-pos="middle" style:vertical-rel="text"><draw:object xlink:href="Formula-304/" xlink:type="simple" xlink:show="embed" xlink:actuate="onLoad"/></draw:frame> &amp; -72 &amp; -72 &amp; -72 &amp; -72 &amp; -72 &amp; -72 &amp; -72 &amp; -72 &amp; -72<text:line-break/><draw:frame text:anchor-type="as-char" style:vertical-pos="middle" style:vertical-rel="text"><draw:object xlink:href="Formula-305/" xlink:type="simple" xlink:show="embed" xlink:actuate="onLoad"/></draw:frame>&amp; 2.7 &amp; 2.7 &amp; 2.7 &amp; 2.7 &amp; 2.7 &amp; 2.7 &amp; 2.7 &amp; 2.7 &amp; 2.7<text:line-break/><draw:frame text:anchor-type="as-char" style:vertical-pos="middle" style:vertical-rel="text"><draw:object xlink:href="Formula-306/" xlink:type="simple" xlink:show="embed" xlink:actuate="onLoad"/></draw:frame>&amp; 0.02 &amp; 0.02 &amp; 0.02 &amp; 0.02 &amp; 0.02 &amp; 0.02 &amp; 0.02 &amp; 0.02 &amp; 0.02<text:line-break/><draw:frame text:anchor-type="as-char" style:vertical-pos="middle" style:vertical-rel="text"><draw:object xlink:href="Formula-307/" xlink:type="simple" xlink:show="embed" xlink:actuate="onLoad"/></draw:frame>&amp; 0.1 &amp; 0.1 &amp; 0.1 &amp; 0.1 &amp; 0.1 &amp; 0.1 &amp; 0.1 &amp; 0.1 &amp; 0.1<text:line-break/><draw:frame text:anchor-type="as-char" style:vertical-pos="middle" style:vertical-rel="text"><draw:object xlink:href="Formula-308/" xlink:type="simple" xlink:show="embed" xlink:actuate="onLoad"/></draw:frame>&amp; 0.004 &amp; 0.004 &amp; 0.004 &amp; 0.004 &amp; 0.004 &amp; 0.004 &amp; 0.004 &amp; 0.004 &amp; 0.004<text:line-break/><draw:frame text:anchor-type="as-char" style:vertical-pos="middle" style:vertical-rel="text"><draw:object xlink:href="Formula-309/" xlink:type="simple" xlink:show="embed" xlink:actuate="onLoad"/></draw:frame>&amp; 0.008 &amp; 0.08 &amp; — &amp; — &amp; — &amp; — &amp; 0.08 &amp; — &amp; —<text:line-break/><draw:frame text:anchor-type="as-char" style:vertical-pos="middle" style:vertical-rel="text"><draw:object xlink:href="Formula-310/" xlink:type="simple" xlink:show="embed" xlink:actuate="onLoad"/></draw:frame>&amp; 0.4 &amp; 0.4 &amp; 0.4 &amp; 0.4 &amp; 0.4 &amp; 0.4 &amp; 0.4 &amp; 0.4 &amp; 0.4<text:line-break/><draw:frame text:anchor-type="as-char" style:vertical-pos="middle" style:vertical-rel="text"><draw:object xlink:href="Formula-311/" xlink:type="simple" xlink:show="embed" xlink:actuate="onLoad"/></draw:frame>&amp; 0.04 &amp; 0.04 &amp; 0.04 &amp; 0.04 &amp; 0.04 &amp; 0.04 &amp; 0.04 &amp; 0.04 &amp; 0.04<text:line-break/><draw:frame text:anchor-type="as-char" style:vertical-pos="middle" style:vertical-rel="text"><draw:object xlink:href="Formula-312/" xlink:type="simple" xlink:show="embed" xlink:actuate="onLoad"/></draw:frame>&amp; 1.3 &amp; 2.6 &amp; — &amp; — &amp; — &amp; — &amp; 2.6 &amp; — &amp; —<text:line-break/><draw:frame text:anchor-type="as-char" style:vertical-pos="middle" style:vertical-rel="text"><draw:object xlink:href="Formula-313/" xlink:type="simple" xlink:show="embed" xlink:actuate="onLoad"/></draw:frame>&amp; 18 &amp; 9 &amp; — &amp; — &amp; — &amp; — &amp; 9 &amp; — &amp; —<text:line-break/><draw:frame text:anchor-type="as-char" style:vertical-pos="middle" style:vertical-rel="text"><draw:object xlink:href="Formula-314/" xlink:type="simple" xlink:show="embed" xlink:actuate="onLoad"/></draw:frame> &amp; 0.037 &amp; 0.037 &amp; 0.037 &amp; 0.037 &amp; 0.037 &amp; 0.037 &amp; 0.037 &amp; 0.037 &amp; 0.037<text:line-break/></text:p>
      <text:p text:style-name="Text_20_body">lrrrr</text:p>
      <text:p text:style-name="Text_20_body"><text:line-break/>&amp; soma &amp; dend 1 &amp; dend 2 &amp; axon<text:line-break/>Parameters &amp; &amp; &amp; &amp;<text:line-break/><text:line-break/></text:p>
      <text:p text:style-name="Text_20_body"><draw:frame text:anchor-type="as-char" style:vertical-pos="middle" style:vertical-rel="text"><draw:object xlink:href="Formula-315/" xlink:type="simple" xlink:show="embed" xlink:actuate="onLoad"/></draw:frame> &amp; 20 &amp; 250 &amp; 250 &amp; 150<text:line-break/><draw:frame text:anchor-type="as-char" style:vertical-pos="middle" style:vertical-rel="text"><draw:object xlink:href="Formula-316/" xlink:type="simple" xlink:show="embed" xlink:actuate="onLoad"/></draw:frame> &amp; 150 &amp; 150 &amp; 150 &amp; 150<text:line-break/><draw:frame text:anchor-type="as-char" style:vertical-pos="middle" style:vertical-rel="text"><draw:object xlink:href="Formula-317/" xlink:type="simple" xlink:show="embed" xlink:actuate="onLoad"/></draw:frame> &amp; 1.3 &amp; 1.3 &amp; 1.3 &amp; 1.3<text:line-break/><draw:frame text:anchor-type="as-char" style:vertical-pos="middle" style:vertical-rel="text"><draw:object xlink:href="Formula-318/" xlink:type="simple" xlink:show="embed" xlink:actuate="onLoad"/></draw:frame> &amp; 10 &amp; 3 &amp; 3 &amp; 1.5<text:line-break/><draw:frame text:anchor-type="as-char" style:vertical-pos="middle" style:vertical-rel="text"><draw:object xlink:href="Formula-319/" xlink:type="simple" xlink:show="embed" xlink:actuate="onLoad"/></draw:frame> &amp; -67 &amp; -67 &amp; -67 &amp; -67<text:line-break/><draw:frame text:anchor-type="as-char" style:vertical-pos="middle" style:vertical-rel="text"><draw:object xlink:href="Formula-320/" xlink:type="simple" xlink:show="embed" xlink:actuate="onLoad"/></draw:frame>&amp; 0.5 &amp; — &amp; — &amp; —<text:line-break/><draw:frame text:anchor-type="as-char" style:vertical-pos="middle" style:vertical-rel="text"><draw:object xlink:href="Formula-321/" xlink:type="simple" xlink:show="embed" xlink:actuate="onLoad"/></draw:frame>&amp; 73 &amp; 110 &amp; 110 &amp; 120<text:line-break/><draw:frame text:anchor-type="as-char" style:vertical-pos="middle" style:vertical-rel="text"><draw:object xlink:href="Formula-322/" xlink:type="simple" xlink:show="embed" xlink:actuate="onLoad"/></draw:frame>&amp; 5 &amp; 2.8 &amp; 2.8 &amp; —<text:line-break/><draw:frame text:anchor-type="as-char" style:vertical-pos="middle" style:vertical-rel="text"><draw:object xlink:href="Formula-323/" xlink:type="simple" xlink:show="embed" xlink:actuate="onLoad"/></draw:frame>&amp; 11 &amp; 23 &amp; 23 &amp; 17<text:line-break/><draw:frame text:anchor-type="as-char" style:vertical-pos="middle" style:vertical-rel="text"><draw:object xlink:href="Formula-324/" xlink:type="simple" xlink:show="embed" xlink:actuate="onLoad"/></draw:frame> &amp; 0.01 &amp; 0.01 &amp; 0.01 &amp; 0.01<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L &amp; 20 &amp; 100 &amp; 100 &amp; 200 &amp; 100 &amp; 100 &amp; 100 &amp; 100 &amp; 100<text:line-break/><draw:frame text:anchor-type="as-char" style:vertical-pos="middle" style:vertical-rel="text"><draw:object xlink:href="Formula-325/" xlink:type="simple" xlink:show="embed" xlink:actuate="onLoad"/></draw:frame> &amp; 14 &amp; 14 &amp; 14 &amp; 14 &amp; 14 &amp; 14 &amp; 14 &amp; 14 &amp; 14<text:line-break/><draw:frame text:anchor-type="as-char" style:vertical-pos="middle" style:vertical-rel="text"><draw:object xlink:href="Formula-326/" xlink:type="simple" xlink:show="embed" xlink:actuate="onLoad"/></draw:frame> &amp; 1.8 &amp; 1.8 &amp; 1.8 &amp; 1.8 &amp; 1.8 &amp; 1.8 &amp; 1.8 &amp; 1.8 &amp; 1.8<text:line-break/><draw:frame text:anchor-type="as-char" style:vertical-pos="middle" style:vertical-rel="text"><draw:object xlink:href="Formula-327/" xlink:type="simple" xlink:show="embed" xlink:actuate="onLoad"/></draw:frame> &amp; 10 &amp; 4 &amp; 3 &amp; 2 &amp; 1.5 &amp; 1 &amp; 2 &amp; 1.5 &amp; 1<text:line-break/><draw:frame text:anchor-type="as-char" style:vertical-pos="middle" style:vertical-rel="text"><draw:object xlink:href="Formula-328/" xlink:type="simple" xlink:show="embed" xlink:actuate="onLoad"/></draw:frame> &amp; -60 &amp; -60 &amp; -60 &amp; -60 &amp; -60 &amp; -60 &amp; -60 &amp; -60 &amp; -60<text:line-break/><draw:frame text:anchor-type="as-char" style:vertical-pos="middle" style:vertical-rel="text"><draw:object xlink:href="Formula-329/" xlink:type="simple" xlink:show="embed" xlink:actuate="onLoad"/></draw:frame>&amp; 56 &amp; 56 &amp; 56 &amp; 56 &amp; 56 &amp; 56 &amp; 56 &amp; 56 &amp; 56<text:line-break/><draw:frame text:anchor-type="as-char" style:vertical-pos="middle" style:vertical-rel="text"><draw:object xlink:href="Formula-330/" xlink:type="simple" xlink:show="embed" xlink:actuate="onLoad"/></draw:frame>&amp; 0.58 &amp; 0.58 &amp; 0.58 &amp; 0.58 &amp; 0.58 &amp; 0.58 &amp; 0.58 &amp; 0.58 &amp; 0.58<text:line-break/><draw:frame text:anchor-type="as-char" style:vertical-pos="middle" style:vertical-rel="text"><draw:object xlink:href="Formula-331/" xlink:type="simple" xlink:show="embed" xlink:actuate="onLoad"/></draw:frame>&amp; 0.00045 &amp; 0.00045 &amp; 0.00045 &amp; 0.00045 &amp; 0.00045 &amp; 0.00045 &amp; 0.00045 &amp; 0.00045 &amp; 0.00045<text:line-break/><draw:frame text:anchor-type="as-char" style:vertical-pos="middle" style:vertical-rel="text"><draw:object xlink:href="Formula-332/" xlink:type="simple" xlink:show="embed" xlink:actuate="onLoad"/></draw:frame>&amp; 160 &amp; 2.2 &amp; — &amp; — &amp; — &amp; — &amp; 2.2 &amp; — &amp; —<text:line-break/><draw:frame text:anchor-type="as-char" style:vertical-pos="middle" style:vertical-rel="text"><draw:object xlink:href="Formula-333/" xlink:type="simple" xlink:show="embed" xlink:actuate="onLoad"/></draw:frame>&amp; 0.0052 &amp; 0.0052 &amp; 0.0052 &amp; 0.0052 &amp; 0.0052 &amp; 0.0052 &amp; 0.0052 &amp; 0.0052 &amp; 0.0052<text:line-break/><draw:frame text:anchor-type="as-char" style:vertical-pos="middle" style:vertical-rel="text"><draw:object xlink:href="Formula-334/" xlink:type="simple" xlink:show="embed" xlink:actuate="onLoad"/></draw:frame>&amp; 0.001 &amp; 0.001 &amp; 0.001 &amp; 0.001 &amp; 0.001 &amp; 0.001 &amp; 0.001 &amp; 0.001 &amp; 0.001<text:line-break/><draw:frame text:anchor-type="as-char" style:vertical-pos="middle" style:vertical-rel="text"><draw:object xlink:href="Formula-335/" xlink:type="simple" xlink:show="embed" xlink:actuate="onLoad"/></draw:frame>&amp; 3800 &amp; 260 &amp; — &amp; — &amp; — &amp; — &amp; 260 &amp; — &amp; —<text:line-break/><draw:frame text:anchor-type="as-char" style:vertical-pos="middle" style:vertical-rel="text"><draw:object xlink:href="Formula-336/" xlink:type="simple" xlink:show="embed" xlink:actuate="onLoad"/></draw:frame> &amp; 0.085 &amp; 0.085 &amp; 0.085 &amp; 0.085 &amp; 0.085 &amp; 0.085 &amp; 0.085 &amp; 0.085 &amp; 0.085<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L &amp; 20 &amp; 100 &amp; 100 &amp; 200 &amp; 100 &amp; 100 &amp; 100 &amp; 100 &amp; 100<text:line-break/><draw:frame text:anchor-type="as-char" style:vertical-pos="middle" style:vertical-rel="text"><draw:object xlink:href="Formula-337/" xlink:type="simple" xlink:show="embed" xlink:actuate="onLoad"/></draw:frame> &amp; 14 &amp; 14 &amp; 14 &amp; 14 &amp; 14 &amp; 14 &amp; 14 &amp; 14 &amp; 14<text:line-break/><draw:frame text:anchor-type="as-char" style:vertical-pos="middle" style:vertical-rel="text"><draw:object xlink:href="Formula-338/" xlink:type="simple" xlink:show="embed" xlink:actuate="onLoad"/></draw:frame> &amp; 1.8 &amp; 1.8 &amp; 1.8 &amp; 1.8 &amp; 1.8 &amp; 1.8 &amp; 1.8 &amp; 1.8 &amp; 1.8<text:line-break/><draw:frame text:anchor-type="as-char" style:vertical-pos="middle" style:vertical-rel="text"><draw:object xlink:href="Formula-339/" xlink:type="simple" xlink:show="embed" xlink:actuate="onLoad"/></draw:frame> &amp; 10 &amp; 4 &amp; 3 &amp; 2 &amp; 1.5 &amp; 1 &amp; 2 &amp; 1.5 &amp; 1<text:line-break/><draw:frame text:anchor-type="as-char" style:vertical-pos="middle" style:vertical-rel="text"><draw:object xlink:href="Formula-340/" xlink:type="simple" xlink:show="embed" xlink:actuate="onLoad"/></draw:frame> &amp; -60 &amp; -60 &amp; -60 &amp; -60 &amp; -60 &amp; -60 &amp; -60 &amp; -60 &amp; -60<text:line-break/><draw:frame text:anchor-type="as-char" style:vertical-pos="middle" style:vertical-rel="text"><draw:object xlink:href="Formula-341/" xlink:type="simple" xlink:show="embed" xlink:actuate="onLoad"/></draw:frame>&amp; 56 &amp; 56 &amp; 56 &amp; 56 &amp; 56 &amp; 56 &amp; 56 &amp; 56 &amp; 56<text:line-break/><draw:frame text:anchor-type="as-char" style:vertical-pos="middle" style:vertical-rel="text"><draw:object xlink:href="Formula-342/" xlink:type="simple" xlink:show="embed" xlink:actuate="onLoad"/></draw:frame>&amp; 0.58 &amp; 0.58 &amp; 0.58 &amp; 0.58 &amp; 0.58 &amp; 0.58 &amp; 0.58 &amp; 0.58 &amp; 0.58<text:line-break/><draw:frame text:anchor-type="as-char" style:vertical-pos="middle" style:vertical-rel="text"><draw:object xlink:href="Formula-343/" xlink:type="simple" xlink:show="embed" xlink:actuate="onLoad"/></draw:frame>&amp; 0.00045 &amp; 0.00045 &amp; 0.00045 &amp; 0.00045 &amp; 0.00045 &amp; 0.00045 &amp; 0.00045 &amp; 0.00045 &amp; 0.00045<text:line-break/><draw:frame text:anchor-type="as-char" style:vertical-pos="middle" style:vertical-rel="text"><draw:object xlink:href="Formula-344/" xlink:type="simple" xlink:show="embed" xlink:actuate="onLoad"/></draw:frame>&amp; 160 &amp; 2.2 &amp; — &amp; — &amp; — &amp; — &amp; 2.2 &amp; — &amp; —<text:line-break/><draw:frame text:anchor-type="as-char" style:vertical-pos="middle" style:vertical-rel="text"><draw:object xlink:href="Formula-345/" xlink:type="simple" xlink:show="embed" xlink:actuate="onLoad"/></draw:frame>&amp; 0.0052 &amp; 0.0052 &amp; 0.0052 &amp; 0.0052 &amp; 0.0052 &amp; 0.0052 &amp; 0.0052 &amp; 0.0052 &amp; 0.0052<text:line-break/><draw:frame text:anchor-type="as-char" style:vertical-pos="middle" style:vertical-rel="text"><draw:object xlink:href="Formula-346/" xlink:type="simple" xlink:show="embed" xlink:actuate="onLoad"/></draw:frame>&amp; 0.001 &amp; 0.001 &amp; 0.001 &amp; 0.001 &amp; 0.001 &amp; 0.001 &amp; 0.001 &amp; 0.001 &amp; 0.001<text:line-break/><draw:frame text:anchor-type="as-char" style:vertical-pos="middle" style:vertical-rel="text"><draw:object xlink:href="Formula-347/" xlink:type="simple" xlink:show="embed" xlink:actuate="onLoad"/></draw:frame>&amp; 3800 &amp; 260 &amp; — &amp; — &amp; — &amp; — &amp; 260 &amp; — &amp; —<text:line-break/><draw:frame text:anchor-type="as-char" style:vertical-pos="middle" style:vertical-rel="text"><draw:object xlink:href="Formula-348/" xlink:type="simple" xlink:show="embed" xlink:actuate="onLoad"/></draw:frame> &amp; 0.085 &amp; 0.085 &amp; 0.085 &amp; 0.085 &amp; 0.085 &amp; 0.085 &amp; 0.085 &amp; 0.085 &amp; 0.085<text:line-break/></text:p>
      <text:p text:style-name="Text_20_body">lrrrrrrrrr</text:p>
      <text:p text:style-name="Text_20_body"><text:line-break/>&amp; soma &amp; dend 1 &amp; dend 2 &amp; dend 3 &amp; dend 4 &amp; dend 5 &amp; dend 6 &amp; dend 7 &amp; dend 8<text:line-break/>Parameters &amp; &amp; &amp; &amp; &amp; &amp; &amp; &amp; &amp;<text:line-break/><text:line-break/></text:p>
      <text:p text:style-name="Text_20_body"><draw:frame text:anchor-type="as-char" style:vertical-pos="middle" style:vertical-rel="text"><draw:object xlink:href="Formula-349/" xlink:type="simple" xlink:show="embed" xlink:actuate="onLoad"/></draw:frame> &amp; 10 &amp; 100 &amp; 100 &amp; 200 &amp; 100 &amp; 100 &amp; 100 &amp; 100 &amp; 100<text:line-break/><draw:frame text:anchor-type="as-char" style:vertical-pos="middle" style:vertical-rel="text"><draw:object xlink:href="Formula-350/" xlink:type="simple" xlink:show="embed" xlink:actuate="onLoad"/></draw:frame> &amp; 150 &amp; 150 &amp; 150 &amp; 150 &amp; 150 &amp; 150 &amp; 150 &amp; 150 &amp; 150<text:line-break/><draw:frame text:anchor-type="as-char" style:vertical-pos="middle" style:vertical-rel="text"><draw:object xlink:href="Formula-351/" xlink:type="simple" xlink:show="embed" xlink:actuate="onLoad"/></draw:frame> &amp; 1.2 &amp; 1.2 &amp; 1.2 &amp; 1.2 &amp; 1.2 &amp; 1.2 &amp; 1.2 &amp; 1.2 &amp; 1.2<text:line-break/><draw:frame text:anchor-type="as-char" style:vertical-pos="middle" style:vertical-rel="text"><draw:object xlink:href="Formula-352/" xlink:type="simple" xlink:show="embed" xlink:actuate="onLoad"/></draw:frame> &amp; 10 &amp; 3.5 &amp; 2.5 &amp; 1.5 &amp; 1.2 &amp; 1 &amp; 1.5 &amp; 1.2 &amp; 1<text:line-break/><draw:frame text:anchor-type="as-char" style:vertical-pos="middle" style:vertical-rel="text"><draw:object xlink:href="Formula-353/" xlink:type="simple" xlink:show="embed" xlink:actuate="onLoad"/></draw:frame> &amp; 0 &amp; 0 &amp; 0 &amp; 0 &amp; 0 &amp; 0 &amp; 0 &amp; 0 &amp; 0<text:line-break/><draw:frame text:anchor-type="as-char" style:vertical-pos="middle" style:vertical-rel="text"><draw:object xlink:href="Formula-354/" xlink:type="simple" xlink:show="embed" xlink:actuate="onLoad"/></draw:frame> &amp; -72 &amp; -72 &amp; -72 &amp; -72 &amp; -72 &amp; -72 &amp; -72 &amp; -72 &amp; -72<text:line-break/><draw:frame text:anchor-type="as-char" style:vertical-pos="middle" style:vertical-rel="text"><draw:object xlink:href="Formula-355/" xlink:type="simple" xlink:show="embed" xlink:actuate="onLoad"/></draw:frame>&amp; 1 &amp; 1 &amp; 1 &amp; 1 &amp; 1 &amp; 1 &amp; 1 &amp; 1 &amp; 1<text:line-break/><draw:frame text:anchor-type="as-char" style:vertical-pos="middle" style:vertical-rel="text"><draw:object xlink:href="Formula-356/" xlink:type="simple" xlink:show="embed" xlink:actuate="onLoad"/></draw:frame>&amp; 0.02 &amp; 0.02 &amp; 0.02 &amp; 0.02 &amp; 0.02 &amp; 0.02 &amp; 0.02 &amp; 0.02 &amp; 0.02<text:line-break/><draw:frame text:anchor-type="as-char" style:vertical-pos="middle" style:vertical-rel="text"><draw:object xlink:href="Formula-357/" xlink:type="simple" xlink:show="embed" xlink:actuate="onLoad"/></draw:frame>&amp; 0.07 &amp; 0.07 &amp; 0.07 &amp; 0.07 &amp; 0.07 &amp; 0.07 &amp; 0.07 &amp; 0.07 &amp; 0.07<text:line-break/><draw:frame text:anchor-type="as-char" style:vertical-pos="middle" style:vertical-rel="text"><draw:object xlink:href="Formula-358/" xlink:type="simple" xlink:show="embed" xlink:actuate="onLoad"/></draw:frame>&amp; 0.001 &amp; 0.001 &amp; 0.001 &amp; 0.001 &amp; 0.001 &amp; 0.001 &amp; 0.001 &amp; 0.001 &amp; 0.001<text:line-break/><draw:frame text:anchor-type="as-char" style:vertical-pos="middle" style:vertical-rel="text"><draw:object xlink:href="Formula-359/" xlink:type="simple" xlink:show="embed" xlink:actuate="onLoad"/></draw:frame>&amp; 0.006 &amp; 0.06 &amp; — &amp; — &amp; — &amp; — &amp; 0.06 &amp; — &amp; —<text:line-break/><draw:frame text:anchor-type="as-char" style:vertical-pos="middle" style:vertical-rel="text"><draw:object xlink:href="Formula-360/" xlink:type="simple" xlink:show="embed" xlink:actuate="onLoad"/></draw:frame>&amp; 0.1 &amp; 0.1 &amp; 0.1 &amp; 0.1 &amp; 0.1 &amp; 0.1 &amp; 0.1 &amp; 0.1 &amp; 0.1<text:line-break/><draw:frame text:anchor-type="as-char" style:vertical-pos="middle" style:vertical-rel="text"><draw:object xlink:href="Formula-361/" xlink:type="simple" xlink:show="embed" xlink:actuate="onLoad"/></draw:frame>&amp; 0.007 &amp; 0.007 &amp; 0.007 &amp; 0.007 &amp; 0.007 &amp; 0.007 &amp; 0.007 &amp; 0.007 &amp; 0.007<text:line-break/><draw:frame text:anchor-type="as-char" style:vertical-pos="middle" style:vertical-rel="text"><draw:object xlink:href="Formula-362/" xlink:type="simple" xlink:show="embed" xlink:actuate="onLoad"/></draw:frame>&amp; 1.1 &amp; 2.2 &amp; — &amp; — &amp; — &amp; — &amp; 2.2 &amp; — &amp; —<text:line-break/><draw:frame text:anchor-type="as-char" style:vertical-pos="middle" style:vertical-rel="text"><draw:object xlink:href="Formula-363/" xlink:type="simple" xlink:show="embed" xlink:actuate="onLoad"/></draw:frame>&amp; 40 &amp; 20 &amp; — &amp; — &amp; — &amp; — &amp; 20 &amp; — &amp; —<text:line-break/><draw:frame text:anchor-type="as-char" style:vertical-pos="middle" style:vertical-rel="text"><draw:object xlink:href="Formula-364/" xlink:type="simple" xlink:show="embed" xlink:actuate="onLoad"/></draw:frame> &amp; 0.029 &amp; 0.029 &amp; 0.029 &amp; 0.029 &amp; 0.029 &amp; 0.029 &amp; 0.029 &amp; 0.029 &amp; 0.029<text:line-break/></text:p>
      <text:p text:style-name="Text_20_body">ll</text:p>
      <text:p text:style-name="Text_20_body"><text:line-break/>Parameters &amp; All compartments<text:line-break/><text:line-break/></text:p>
      <text:p text:style-name="Text_20_body"><draw:frame text:anchor-type="as-char" style:vertical-pos="middle" style:vertical-rel="text"><draw:object xlink:href="Formula-365/" xlink:type="simple" xlink:show="embed" xlink:actuate="onLoad"/></draw:frame> &amp; 1.4<text:line-break/><draw:frame text:anchor-type="as-char" style:vertical-pos="middle" style:vertical-rel="text"><draw:object xlink:href="Formula-366/" xlink:type="simple" xlink:show="embed" xlink:actuate="onLoad"/></draw:frame> &amp; 100<text:line-break/><draw:frame text:anchor-type="as-char" style:vertical-pos="middle" style:vertical-rel="text"><draw:object xlink:href="Formula-367/" xlink:type="simple" xlink:show="embed" xlink:actuate="onLoad"/></draw:frame> &amp; 0.18<text:line-break/><draw:frame text:anchor-type="as-char" style:vertical-pos="middle" style:vertical-rel="text"><draw:object xlink:href="Formula-368/" xlink:type="simple" xlink:show="embed" xlink:actuate="onLoad"/></draw:frame> &amp; 300<text:line-break/><draw:frame text:anchor-type="as-char" style:vertical-pos="middle" style:vertical-rel="text"><draw:object xlink:href="Formula-369/" xlink:type="simple" xlink:show="embed" xlink:actuate="onLoad"/></draw:frame> &amp; 13<text:line-break/><draw:frame text:anchor-type="as-char" style:vertical-pos="middle" style:vertical-rel="text"><draw:object xlink:href="Formula-370/" xlink:type="simple" xlink:show="embed" xlink:actuate="onLoad"/></draw:frame> &amp; 0.15<text:line-break/><draw:frame text:anchor-type="as-char" style:vertical-pos="middle" style:vertical-rel="text"><draw:object xlink:href="Formula-371/" xlink:type="simple" xlink:show="embed" xlink:actuate="onLoad"/></draw:frame> &amp; 5<text:line-break/><draw:frame text:anchor-type="as-char" style:vertical-pos="middle" style:vertical-rel="text"><draw:object xlink:href="Formula-372/" xlink:type="simple" xlink:show="embed" xlink:actuate="onLoad"/></draw:frame> &amp; 0.8<text:line-break/><draw:frame text:anchor-type="as-char" style:vertical-pos="middle" style:vertical-rel="text"><draw:object xlink:href="Formula-373/" xlink:type="simple" xlink:show="embed" xlink:actuate="onLoad"/></draw:frame> &amp; 0.002<text:line-break/><draw:frame text:anchor-type="as-char" style:vertical-pos="middle" style:vertical-rel="text"><draw:object xlink:href="Formula-374/" xlink:type="simple" xlink:show="embed" xlink:actuate="onLoad"/></draw:frame> &amp; 0.2<text:line-break/><draw:frame text:anchor-type="as-char" style:vertical-pos="middle" style:vertical-rel="text"><draw:object xlink:href="Formula-375/" xlink:type="simple" xlink:show="embed" xlink:actuate="onLoad"/></draw:frame> &amp; 10<text:line-break/><draw:frame text:anchor-type="as-char" style:vertical-pos="middle" style:vertical-rel="text"><draw:object xlink:href="Formula-376/" xlink:type="simple" xlink:show="embed" xlink:actuate="onLoad"/></draw:frame>&amp; 55<text:line-break/><draw:frame text:anchor-type="as-char" style:vertical-pos="middle" style:vertical-rel="text"><draw:object xlink:href="Formula-377/" xlink:type="simple" xlink:show="embed" xlink:actuate="onLoad"/></draw:frame> &amp; -90<text:line-break/><draw:frame text:anchor-type="as-char" style:vertical-pos="middle" style:vertical-rel="text"><draw:object xlink:href="Formula-378/" xlink:type="simple" xlink:show="embed" xlink:actuate="onLoad"/></draw:frame> &amp; 130<text:line-break/><draw:frame text:anchor-type="as-char" style:vertical-pos="middle" style:vertical-rel="text"><draw:object xlink:href="Formula-379/" xlink:type="simple" xlink:show="embed" xlink:actuate="onLoad"/></draw:frame> &amp; -60<text:line-break/><draw:frame text:anchor-type="as-char" style:vertical-pos="middle" style:vertical-rel="text"><draw:object xlink:href="Formula-380/" xlink:type="simple" xlink:show="embed" xlink:actuate="onLoad"/></draw:frame> &amp; 0.005<text:line-break/></text:p>
      <text:p text:style-name="Text_20_body"><text:span text:style-name="T1">Scheme of compartments of sca, ivy, ngf, pvbas, cckbas, aac cells</text:span></text:p>
      <text:p text:style-name="Text_20_body"><text:span text:style-name="T1">Scheme of compartments of olm cell</text:span></text:p>
      <text:p text:style-name="Text_20_body"><text:span text:style-name="T1">Scheme of compartments of bis cell</text:span></text:p>
      <text:p text:style-name="Text_20_body"><text:span text:style-name="T1">Scheme of compartments of pyramidal cell</text:span></text:p>
      <text:h text:style-name="Heading_20_1" text:outline-level="1">Synapse models</text:h>
      <text:h text:style-name="Heading_20_2" text:outline-level="2">General description of synapse models</text:h>
      <text:p text:style-name="First_20_paragraph">We simulate connections via gap junctions and chemichal synapses with AMPAR, NMDAR and GABA-A receptors. Model of gap junctions is described in section ([gap_junctions_models]). Current trough all synaptic channels is simulated as:</text:p>
      <text:p text:style-name="Text_20_body"><draw:frame text:anchor-type="paragraph" style:vertical-pos="middle" style:vertical-rel="text"><draw:object xlink:href="Formula-381/" xlink:type="simple" xlink:show="embed" xlink:actuate="onLoad"/></draw:frame></text:p>
      <text:p text:style-name="Text_20_body">where <draw:frame text:anchor-type="as-char" style:vertical-pos="middle" style:vertical-rel="text"><draw:object xlink:href="Formula-382/" xlink:type="simple" xlink:show="embed" xlink:actuate="onLoad"/></draw:frame> is maximal synaptic conduntance in <draw:frame text:anchor-type="as-char" style:vertical-pos="middle" style:vertical-rel="text"><draw:object xlink:href="Formula-383/" xlink:type="simple" xlink:show="embed" xlink:actuate="onLoad"/></draw:frame>, <draw:frame text:anchor-type="as-char" style:vertical-pos="middle" style:vertical-rel="text"><draw:object xlink:href="Formula-384/" xlink:type="simple" xlink:show="embed" xlink:actuate="onLoad"/></draw:frame> is analog of gate variable for synaptic current. <draw:frame text:anchor-type="as-char" style:vertical-pos="middle" style:vertical-rel="text"><draw:object xlink:href="Formula-385/" xlink:type="simple" xlink:show="embed" xlink:actuate="onLoad"/></draw:frame> is reversal potential in <draw:frame text:anchor-type="as-char" style:vertical-pos="middle" style:vertical-rel="text"><draw:object xlink:href="Formula-386/" xlink:type="simple" xlink:show="embed" xlink:actuate="onLoad"/></draw:frame>, for excitatory synapses with AMPA and NMDA receptors <draw:frame text:anchor-type="as-char" style:vertical-pos="middle" style:vertical-rel="text"><draw:object xlink:href="Formula-387/" xlink:type="simple" xlink:show="embed" xlink:actuate="onLoad"/></draw:frame>, for GABA-A channels <draw:frame text:anchor-type="as-char" style:vertical-pos="middle" style:vertical-rel="text"><draw:object xlink:href="Formula-388/" xlink:type="simple" xlink:show="embed" xlink:actuate="onLoad"/></draw:frame>. Dynamic of <draw:frame text:anchor-type="as-char" style:vertical-pos="middle" style:vertical-rel="text"><draw:object xlink:href="Formula-389/" xlink:type="simple" xlink:show="embed" xlink:actuate="onLoad"/></draw:frame> is simulated with double exponetial model:</text:p>
      <text:p text:style-name="Text_20_body"><draw:frame text:anchor-type="paragraph" style:vertical-pos="middle" style:vertical-rel="text"><draw:object xlink:href="Formula-390/" xlink:type="simple" xlink:show="embed" xlink:actuate="onLoad"/></draw:frame></text:p>
      <text:p text:style-name="Text_20_body">where <draw:frame text:anchor-type="as-char" style:vertical-pos="middle" style:vertical-rel="text"><draw:object xlink:href="Formula-391/" xlink:type="simple" xlink:show="embed" xlink:actuate="onLoad"/></draw:frame> is time of spike on presynaptic neuron with delay. NMDAR simulated with equation:</text:p>
      <text:p text:style-name="Text_20_body"><draw:frame text:anchor-type="paragraph" style:vertical-pos="middle" style:vertical-rel="text"><draw:object xlink:href="Formula-392/" xlink:type="simple" xlink:show="embed" xlink:actuate="onLoad"/></draw:frame></text:p>
      <text:p text:style-name="Text_20_body"><draw:frame text:anchor-type="paragraph" style:vertical-pos="middle" style:vertical-rel="text"><draw:object xlink:href="Formula-393/" xlink:type="simple" xlink:show="embed" xlink:actuate="onLoad"/></draw:frame></text:p>
      <text:p text:style-name="Text_20_body">where <draw:frame text:anchor-type="as-char" style:vertical-pos="middle" style:vertical-rel="text"><draw:object xlink:href="Formula-394/" xlink:type="simple" xlink:show="embed" xlink:actuate="onLoad"/></draw:frame> described by the same equation as AMPAR and GABA-A ([eq:gsyn]). Parameters <draw:frame text:anchor-type="as-char" style:vertical-pos="middle" style:vertical-rel="text"><draw:object xlink:href="Formula-395/" xlink:type="simple" xlink:show="embed" xlink:actuate="onLoad"/></draw:frame> for synapses between each group of neurons are described in following sections. For each individual sinapses <draw:frame text:anchor-type="as-char" style:vertical-pos="middle" style:vertical-rel="text"><draw:object xlink:href="Formula-396/" xlink:type="simple" xlink:show="embed" xlink:actuate="onLoad"/></draw:frame> and delay are chosen from lognormal distribution, mean and std are given below.</text:p>
      <text:h text:style-name="Heading_20_2" text:outline-level="2">Synapses from pyramidal cells</text:h>
      <text:p text:style-name="First_20_paragraph">lllllllll</text:p>
      <text:p text:style-name="Text_20_body"><text:line-break/>&amp; <draw:frame text:anchor-type="as-char" style:vertical-pos="middle" style:vertical-rel="text"><draw:object xlink:href="Formula-397/" xlink:type="simple" xlink:show="embed" xlink:actuate="onLoad"/></draw:frame> &amp; <draw:frame text:anchor-type="as-char" style:vertical-pos="middle" style:vertical-rel="text"><draw:object xlink:href="Formula-398/" xlink:type="simple" xlink:show="embed" xlink:actuate="onLoad"/></draw:frame> &amp; <draw:frame text:anchor-type="as-char" style:vertical-pos="middle" style:vertical-rel="text"><draw:object xlink:href="Formula-399/" xlink:type="simple" xlink:show="embed" xlink:actuate="onLoad"/></draw:frame> &amp; <draw:frame text:anchor-type="as-char" style:vertical-pos="middle" style:vertical-rel="text"><draw:object xlink:href="Formula-400/" xlink:type="simple" xlink:show="embed" xlink:actuate="onLoad"/></draw:frame> &amp; <draw:frame text:anchor-type="as-char" style:vertical-pos="middle" style:vertical-rel="text"><draw:object xlink:href="Formula-401/" xlink:type="simple" xlink:show="embed" xlink:actuate="onLoad"/></draw:frame> &amp; <draw:frame text:anchor-type="as-char" style:vertical-pos="middle" style:vertical-rel="text"><draw:object xlink:href="Formula-402/" xlink:type="simple" xlink:show="embed" xlink:actuate="onLoad"/></draw:frame> &amp; <draw:frame text:anchor-type="as-char" style:vertical-pos="middle" style:vertical-rel="text"><draw:object xlink:href="Formula-403/" xlink:type="simple" xlink:show="embed" xlink:actuate="onLoad"/></draw:frame> &amp; Compartment<text:line-break/><text:line-break/></text:p>
      <text:p text:style-name="Text_20_body">bis &amp; 1.5 &amp; 0.7 &amp; 0.5 &amp; 4 &amp; 0.2 &amp; 1.2 &amp; 0.2 &amp; dendrite <text:line-break/>ca3_non_spatial &amp; 0.7 &amp; 0.2 &amp; 2 &amp; 6.3 &amp; 0.01 &amp; 2.5 &amp; 0.5 &amp; dendrite <text:line-break/>ca3_spatial &amp; 0.7 &amp; 0.2 &amp; 2 &amp; 6.3 &amp; 0.01 &amp; 2.5 &amp; 0.5 &amp; dendrite <text:line-break/>cckbas &amp; 1.5 &amp; 0.7 &amp; 0.5 &amp; 4 &amp; 0.2 &amp; 1.2 &amp; 0.2 &amp; dendrite <text:line-break/>ivy &amp; 1.5 &amp; 0.7 &amp; 0.5 &amp; 4 &amp; 0.2 &amp; 1.2 &amp; 0.2 &amp; dendrite <text:line-break/>lec &amp; 0.1 &amp; 0.05 &amp; 2 &amp; 6.3 &amp; 0.003 &amp; 8 &amp; 0.5 &amp; dendrite <text:line-break/>mec &amp; 0.1 &amp; 0.05 &amp; 2 &amp; 6.3 &amp; 0.04 &amp; 8 &amp; 0.5 &amp; dendrite <text:line-break/>msteevracells &amp; 1.5 &amp; 0.7 &amp; 0.5 &amp; 3 &amp; 0.5 &amp; 10.5 &amp; 0.5 &amp; soma<text:line-break/>olm &amp; 1.5 &amp; 0.7 &amp; 0.5 &amp; 4 &amp; 0.2 &amp; 1.2 &amp; 0.2 &amp; dendrite <text:line-break/>pvbas &amp; 1.5 &amp; 0.7 &amp; 0.5 &amp; 4 &amp; 0.2 &amp; 1.2 &amp; 0.2 &amp; dendrite <text:line-break/>pyr &amp; 0.04 &amp; 0.02 &amp; 0.3 &amp; 0.6 &amp; 0.07 &amp; 1.2 &amp; 0.2 &amp; dendrite <text:line-break/>sca &amp; 1.5 &amp; 0.7 &amp; 0.5 &amp; 4 &amp; 0.1 &amp; 1.2 &amp; 0.2 &amp; dendrite <text:line-break/></text:p>
      <text:p text:style-name="Text_20_body">lllllllll</text:p>
      <text:p text:style-name="Text_20_body"><text:line-break/>&amp; <draw:frame text:anchor-type="as-char" style:vertical-pos="middle" style:vertical-rel="text"><draw:object xlink:href="Formula-404/" xlink:type="simple" xlink:show="embed" xlink:actuate="onLoad"/></draw:frame> &amp; <draw:frame text:anchor-type="as-char" style:vertical-pos="middle" style:vertical-rel="text"><draw:object xlink:href="Formula-405/" xlink:type="simple" xlink:show="embed" xlink:actuate="onLoad"/></draw:frame> &amp; <draw:frame text:anchor-type="as-char" style:vertical-pos="middle" style:vertical-rel="text"><draw:object xlink:href="Formula-406/" xlink:type="simple" xlink:show="embed" xlink:actuate="onLoad"/></draw:frame> &amp; <draw:frame text:anchor-type="as-char" style:vertical-pos="middle" style:vertical-rel="text"><draw:object xlink:href="Formula-407/" xlink:type="simple" xlink:show="embed" xlink:actuate="onLoad"/></draw:frame> &amp; <draw:frame text:anchor-type="as-char" style:vertical-pos="middle" style:vertical-rel="text"><draw:object xlink:href="Formula-408/" xlink:type="simple" xlink:show="embed" xlink:actuate="onLoad"/></draw:frame> &amp; <draw:frame text:anchor-type="as-char" style:vertical-pos="middle" style:vertical-rel="text"><draw:object xlink:href="Formula-409/" xlink:type="simple" xlink:show="embed" xlink:actuate="onLoad"/></draw:frame> &amp; <draw:frame text:anchor-type="as-char" style:vertical-pos="middle" style:vertical-rel="text"><draw:object xlink:href="Formula-410/" xlink:type="simple" xlink:show="embed" xlink:actuate="onLoad"/></draw:frame> &amp; Compartment<text:line-break/><text:line-break/></text:p>
      <text:p text:style-name="Text_20_body">bis &amp; 0.5 &amp; 0.2 &amp; 0.5 &amp; 4 &amp; 0.5 &amp; 1.2 &amp; 0.2 &amp; dendrite <text:line-break/>cckbas &amp; 0.5 &amp; 0.2 &amp; 0.5 &amp; 4 &amp; 0.2 &amp; 1.2 &amp; 0.2 &amp; dendrite <text:line-break/>pvbas &amp; 0.035 &amp; 0.015 &amp; 0.29 &amp; 2.67 &amp; 0.2 &amp; 1.2 &amp; 0.2 &amp; dendrite <text:line-break/>pyr &amp; 0.14 &amp; 0.07 &amp; 1.3 &amp; 8 &amp; 0.14 &amp; 1.2 &amp; 0.2 &amp; dendrite <text:line-break/>sca &amp; 0.5 &amp; 0.2 &amp; 0.5 &amp; 4 &amp; 0.05 &amp; 1.2 &amp; 0.2 &amp; dendrite <text:line-break/></text:p>
      <text:p text:style-name="Text_20_body">lllllllll</text:p>
      <text:p text:style-name="Text_20_body"><text:line-break/>&amp; <draw:frame text:anchor-type="as-char" style:vertical-pos="middle" style:vertical-rel="text"><draw:object xlink:href="Formula-411/" xlink:type="simple" xlink:show="embed" xlink:actuate="onLoad"/></draw:frame> &amp; <draw:frame text:anchor-type="as-char" style:vertical-pos="middle" style:vertical-rel="text"><draw:object xlink:href="Formula-412/" xlink:type="simple" xlink:show="embed" xlink:actuate="onLoad"/></draw:frame> &amp; <draw:frame text:anchor-type="as-char" style:vertical-pos="middle" style:vertical-rel="text"><draw:object xlink:href="Formula-413/" xlink:type="simple" xlink:show="embed" xlink:actuate="onLoad"/></draw:frame> &amp; <draw:frame text:anchor-type="as-char" style:vertical-pos="middle" style:vertical-rel="text"><draw:object xlink:href="Formula-414/" xlink:type="simple" xlink:show="embed" xlink:actuate="onLoad"/></draw:frame> &amp; <draw:frame text:anchor-type="as-char" style:vertical-pos="middle" style:vertical-rel="text"><draw:object xlink:href="Formula-415/" xlink:type="simple" xlink:show="embed" xlink:actuate="onLoad"/></draw:frame> &amp; <draw:frame text:anchor-type="as-char" style:vertical-pos="middle" style:vertical-rel="text"><draw:object xlink:href="Formula-416/" xlink:type="simple" xlink:show="embed" xlink:actuate="onLoad"/></draw:frame> &amp; <draw:frame text:anchor-type="as-char" style:vertical-pos="middle" style:vertical-rel="text"><draw:object xlink:href="Formula-417/" xlink:type="simple" xlink:show="embed" xlink:actuate="onLoad"/></draw:frame> &amp; Compartment<text:line-break/><text:line-break/></text:p>
      <text:p text:style-name="Text_20_body">cckbas &amp; 0.5 &amp; 0.2 &amp; 0.2 &amp; 4.2 &amp; 0.63 &amp; 2.7 &amp; 0.5 &amp; dendrite <text:line-break/>msteevracells &amp; 1 &amp; 0.5 &amp; 0.5 &amp; 5 &amp; 0.5 &amp; 10.5 &amp; 2.5 &amp; dendrite <text:line-break/>pvbas &amp; 1.5 &amp; 0.2 &amp; 0.29 &amp; 2.67 &amp; 0.15 &amp; 1.2 &amp; 0.2 &amp; soma<text:line-break/></text:p>
      <text:p text:style-name="Text_20_body">lllllllll</text:p>
      <text:p text:style-name="Text_20_body"><text:line-break/>&amp; <draw:frame text:anchor-type="as-char" style:vertical-pos="middle" style:vertical-rel="text"><draw:object xlink:href="Formula-418/" xlink:type="simple" xlink:show="embed" xlink:actuate="onLoad"/></draw:frame> &amp; <draw:frame text:anchor-type="as-char" style:vertical-pos="middle" style:vertical-rel="text"><draw:object xlink:href="Formula-419/" xlink:type="simple" xlink:show="embed" xlink:actuate="onLoad"/></draw:frame> &amp; <draw:frame text:anchor-type="as-char" style:vertical-pos="middle" style:vertical-rel="text"><draw:object xlink:href="Formula-420/" xlink:type="simple" xlink:show="embed" xlink:actuate="onLoad"/></draw:frame> &amp; <draw:frame text:anchor-type="as-char" style:vertical-pos="middle" style:vertical-rel="text"><draw:object xlink:href="Formula-421/" xlink:type="simple" xlink:show="embed" xlink:actuate="onLoad"/></draw:frame> &amp; <draw:frame text:anchor-type="as-char" style:vertical-pos="middle" style:vertical-rel="text"><draw:object xlink:href="Formula-422/" xlink:type="simple" xlink:show="embed" xlink:actuate="onLoad"/></draw:frame> &amp; <draw:frame text:anchor-type="as-char" style:vertical-pos="middle" style:vertical-rel="text"><draw:object xlink:href="Formula-423/" xlink:type="simple" xlink:show="embed" xlink:actuate="onLoad"/></draw:frame> &amp; <draw:frame text:anchor-type="as-char" style:vertical-pos="middle" style:vertical-rel="text"><draw:object xlink:href="Formula-424/" xlink:type="simple" xlink:show="embed" xlink:actuate="onLoad"/></draw:frame> &amp; Compartment<text:line-break/><text:line-break/></text:p>
      <text:p text:style-name="Text_20_body">cckbas &amp; 0.5 &amp; 0.07 &amp; 0.5 &amp; 4 &amp; 0.1 &amp; 1.2 &amp; 0.2 &amp; dendrite <text:line-break/>ivy &amp; 0.5 &amp; 0.2 &amp; 0.5 &amp; 4 &amp; 0.5 &amp; 1.2 &amp; 0.2 &amp; dendrite <text:line-break/>pvbas &amp; 1.5 &amp; 0.7 &amp; 0.5 &amp; 4 &amp; 0.5 &amp; 1.2 &amp; 0.2 &amp; dendrite <text:line-break/>pyr &amp; 0.041 &amp; 0.021 &amp; 0.3 &amp; 0.6 &amp; 0.13 &amp; 1.2 &amp; 0.2 &amp; dendrite <text:line-break/>sca &amp; 1.5 &amp; 0.7 &amp; 0.5 &amp; 4 &amp; 0.1 &amp; 1.2 &amp; 0.2 &amp; dendrite <text:line-break/></text:p>
      <text:p text:style-name="Text_20_body">lllllllll</text:p>
      <text:p text:style-name="Text_20_body"><text:line-break/>&amp; <draw:frame text:anchor-type="as-char" style:vertical-pos="middle" style:vertical-rel="text"><draw:object xlink:href="Formula-425/" xlink:type="simple" xlink:show="embed" xlink:actuate="onLoad"/></draw:frame> &amp; <draw:frame text:anchor-type="as-char" style:vertical-pos="middle" style:vertical-rel="text"><draw:object xlink:href="Formula-426/" xlink:type="simple" xlink:show="embed" xlink:actuate="onLoad"/></draw:frame> &amp; <draw:frame text:anchor-type="as-char" style:vertical-pos="middle" style:vertical-rel="text"><draw:object xlink:href="Formula-427/" xlink:type="simple" xlink:show="embed" xlink:actuate="onLoad"/></draw:frame> &amp; <draw:frame text:anchor-type="as-char" style:vertical-pos="middle" style:vertical-rel="text"><draw:object xlink:href="Formula-428/" xlink:type="simple" xlink:show="embed" xlink:actuate="onLoad"/></draw:frame> &amp; <draw:frame text:anchor-type="as-char" style:vertical-pos="middle" style:vertical-rel="text"><draw:object xlink:href="Formula-429/" xlink:type="simple" xlink:show="embed" xlink:actuate="onLoad"/></draw:frame> &amp; <draw:frame text:anchor-type="as-char" style:vertical-pos="middle" style:vertical-rel="text"><draw:object xlink:href="Formula-430/" xlink:type="simple" xlink:show="embed" xlink:actuate="onLoad"/></draw:frame> &amp; <draw:frame text:anchor-type="as-char" style:vertical-pos="middle" style:vertical-rel="text"><draw:object xlink:href="Formula-431/" xlink:type="simple" xlink:show="embed" xlink:actuate="onLoad"/></draw:frame> &amp; Compartment<text:line-break/><text:line-break/></text:p>
      <text:p text:style-name="Text_20_body">lec &amp; 0.7 &amp; 0.3 &amp; 0.5 &amp; 3 &amp; 0.05 &amp; 1.2 &amp; 0.2 &amp; dendrite <text:line-break/>mec &amp; 0.7 &amp; 0.3 &amp; 0.5 &amp; 3 &amp; 0.2 &amp; 1.2 &amp; 0.2 &amp; dendrite <text:line-break/>ngf &amp; 0.75 &amp; 0.7 &amp; 3.1 &amp; 42 &amp; 0.7 &amp; 1.2 &amp; 0.2 &amp; dendrite <text:line-break/>olm &amp; 2.5 &amp; 0.6 &amp; 1.3 &amp; 10.2 &amp; 0.2 &amp; 1.2 &amp; 0.2 &amp; dendrite <text:line-break/></text:p>
      <text:p text:style-name="Text_20_body">lllllllll</text:p>
      <text:p text:style-name="Text_20_body"><text:line-break/>&amp; <draw:frame text:anchor-type="as-char" style:vertical-pos="middle" style:vertical-rel="text"><draw:object xlink:href="Formula-432/" xlink:type="simple" xlink:show="embed" xlink:actuate="onLoad"/></draw:frame> &amp; <draw:frame text:anchor-type="as-char" style:vertical-pos="middle" style:vertical-rel="text"><draw:object xlink:href="Formula-433/" xlink:type="simple" xlink:show="embed" xlink:actuate="onLoad"/></draw:frame> &amp; <draw:frame text:anchor-type="as-char" style:vertical-pos="middle" style:vertical-rel="text"><draw:object xlink:href="Formula-434/" xlink:type="simple" xlink:show="embed" xlink:actuate="onLoad"/></draw:frame> &amp; <draw:frame text:anchor-type="as-char" style:vertical-pos="middle" style:vertical-rel="text"><draw:object xlink:href="Formula-435/" xlink:type="simple" xlink:show="embed" xlink:actuate="onLoad"/></draw:frame> &amp; <draw:frame text:anchor-type="as-char" style:vertical-pos="middle" style:vertical-rel="text"><draw:object xlink:href="Formula-436/" xlink:type="simple" xlink:show="embed" xlink:actuate="onLoad"/></draw:frame> &amp; <draw:frame text:anchor-type="as-char" style:vertical-pos="middle" style:vertical-rel="text"><draw:object xlink:href="Formula-437/" xlink:type="simple" xlink:show="embed" xlink:actuate="onLoad"/></draw:frame> &amp; <draw:frame text:anchor-type="as-char" style:vertical-pos="middle" style:vertical-rel="text"><draw:object xlink:href="Formula-438/" xlink:type="simple" xlink:show="embed" xlink:actuate="onLoad"/></draw:frame> &amp; Compartment<text:line-break/><text:line-break/></text:p>
      <text:p text:style-name="Text_20_body">ivy &amp; 1.5 &amp; 0.7 &amp; 0.5 &amp; 4 &amp; 0.5 &amp; 1.2 &amp; 0.2 &amp; dendrite <text:line-break/>msach &amp; 0.5 &amp; 0.1 &amp; 0.5 &amp; 3 &amp; 0.05 &amp; 10.5 &amp; 0.5 &amp; soma<text:line-break/>pyr &amp; 0.031 &amp; 0.0015 &amp; 0.3 &amp; 0.6 &amp; 0.081 &amp; 1.2 &amp; 0.2 &amp; dendrite <text:line-break/>sca &amp; 1.5 &amp; 0.7 &amp; 0.5 &amp; 4 &amp; 0.2 &amp; 1.2 &amp; 0.2 &amp; dendrite <text:line-break/></text:p>
      <text:p text:style-name="Text_20_body">lllllllll</text:p>
      <text:p text:style-name="Text_20_body"><text:line-break/>&amp; <draw:frame text:anchor-type="as-char" style:vertical-pos="middle" style:vertical-rel="text"><draw:object xlink:href="Formula-439/" xlink:type="simple" xlink:show="embed" xlink:actuate="onLoad"/></draw:frame> &amp; <draw:frame text:anchor-type="as-char" style:vertical-pos="middle" style:vertical-rel="text"><draw:object xlink:href="Formula-440/" xlink:type="simple" xlink:show="embed" xlink:actuate="onLoad"/></draw:frame> &amp; <draw:frame text:anchor-type="as-char" style:vertical-pos="middle" style:vertical-rel="text"><draw:object xlink:href="Formula-441/" xlink:type="simple" xlink:show="embed" xlink:actuate="onLoad"/></draw:frame> &amp; <draw:frame text:anchor-type="as-char" style:vertical-pos="middle" style:vertical-rel="text"><draw:object xlink:href="Formula-442/" xlink:type="simple" xlink:show="embed" xlink:actuate="onLoad"/></draw:frame> &amp; <draw:frame text:anchor-type="as-char" style:vertical-pos="middle" style:vertical-rel="text"><draw:object xlink:href="Formula-443/" xlink:type="simple" xlink:show="embed" xlink:actuate="onLoad"/></draw:frame> &amp; <draw:frame text:anchor-type="as-char" style:vertical-pos="middle" style:vertical-rel="text"><draw:object xlink:href="Formula-444/" xlink:type="simple" xlink:show="embed" xlink:actuate="onLoad"/></draw:frame> &amp; <draw:frame text:anchor-type="as-char" style:vertical-pos="middle" style:vertical-rel="text"><draw:object xlink:href="Formula-445/" xlink:type="simple" xlink:show="embed" xlink:actuate="onLoad"/></draw:frame> &amp; Compartment<text:line-break/><text:line-break/></text:p>
      <text:p text:style-name="Text_20_body">bis &amp; 0.1 &amp; 0.05 &amp; 0.5 &amp; 4 &amp; 0.1 &amp; 1.2 &amp; 0.2 &amp; dendrite <text:line-break/>ca3_non_spatial &amp; 0.7 &amp; 0.1 &amp; 2 &amp; 6.3 &amp; 0.05 &amp; 1.5 &amp; 0.5 &amp; dendrite <text:line-break/>ca3_spatial &amp; 15 &amp; 0.2 &amp; 2 &amp; 6.3 &amp; 0.05 &amp; 1.5 &amp; 0.5 &amp; dendrite <text:line-break/>cckbas &amp; 1 &amp; 0.2 &amp; 0.43 &amp; 4.49 &amp; 0.38 &amp; 4.5 &amp; 2 &amp; soma<text:line-break/>ivy &amp; 1.1 &amp; 0.5 &amp; 0.5 &amp; 4 &amp; 0.1 &amp; 1.2 &amp; 0.2 &amp; dendrite <text:line-break/>olm &amp; 0.73 &amp; 0.35 &amp; 0.25 &amp; 7.5 &amp; 0.2 &amp; 1.2 &amp; 0.2 &amp; dendrite <text:line-break/>pvbas &amp; 10 &amp; 0.01 &amp; 0.8 &amp; 4.8 &amp; 0.7 &amp; 1.2 &amp; 0.2 &amp; soma<text:line-break/>pyr &amp; 1.5 &amp; 0.04 &amp; 0.07 &amp; 0.2 &amp; 0.13 &amp; 1.2 &amp; 0.2 &amp; dendrite <text:line-break/></text:p>
      <text:p text:style-name="Text_20_body">lllllllll</text:p>
      <text:p text:style-name="Text_20_body"><text:line-break/>&amp; <draw:frame text:anchor-type="as-char" style:vertical-pos="middle" style:vertical-rel="text"><draw:object xlink:href="Formula-446/" xlink:type="simple" xlink:show="embed" xlink:actuate="onLoad"/></draw:frame> &amp; <draw:frame text:anchor-type="as-char" style:vertical-pos="middle" style:vertical-rel="text"><draw:object xlink:href="Formula-447/" xlink:type="simple" xlink:show="embed" xlink:actuate="onLoad"/></draw:frame> &amp; <draw:frame text:anchor-type="as-char" style:vertical-pos="middle" style:vertical-rel="text"><draw:object xlink:href="Formula-448/" xlink:type="simple" xlink:show="embed" xlink:actuate="onLoad"/></draw:frame> &amp; <draw:frame text:anchor-type="as-char" style:vertical-pos="middle" style:vertical-rel="text"><draw:object xlink:href="Formula-449/" xlink:type="simple" xlink:show="embed" xlink:actuate="onLoad"/></draw:frame> &amp; <draw:frame text:anchor-type="as-char" style:vertical-pos="middle" style:vertical-rel="text"><draw:object xlink:href="Formula-450/" xlink:type="simple" xlink:show="embed" xlink:actuate="onLoad"/></draw:frame> &amp; <draw:frame text:anchor-type="as-char" style:vertical-pos="middle" style:vertical-rel="text"><draw:object xlink:href="Formula-451/" xlink:type="simple" xlink:show="embed" xlink:actuate="onLoad"/></draw:frame> &amp; <draw:frame text:anchor-type="as-char" style:vertical-pos="middle" style:vertical-rel="text"><draw:object xlink:href="Formula-452/" xlink:type="simple" xlink:show="embed" xlink:actuate="onLoad"/></draw:frame> &amp; Compartment<text:line-break/><text:line-break/></text:p>
      <text:p text:style-name="Text_20_body">aac &amp; 20.5 &amp; 10 &amp; 0.28 &amp; 8.4 &amp; 0.29 &amp; 1.2 &amp; 0.2 &amp; axon <text:line-break/>bis &amp; 0.009 &amp; 0.005 &amp; 0.11 &amp; 9.7 &amp; 0.14 &amp; 1.2 &amp; 0.2 &amp; dendrite <text:line-break/>ca3_non_spatial &amp; 0.1 &amp; 0.002 &amp; 0.5 &amp; 3 &amp; 0.06 &amp; 1.5 &amp; 0.5 &amp; rad <text:line-break/>ca3_spatial &amp; 15.5 &amp; 0.002 &amp; 0.5 &amp; 3 &amp; 0.06 &amp; 1.5 &amp; 0.5 &amp; rad <text:line-break/>cckbas &amp; 2.5 &amp; 1.2 &amp; 0.2 &amp; 4.2 &amp; 0.63 &amp; 2.5 &amp; 1.2 &amp; soma <text:line-break/>ivy &amp; 0.053 &amp; 0.02 &amp; 1.1 &amp; 11 &amp; 0.13 &amp; 1.2 &amp; 0.2 &amp; lm <text:line-break/>lec &amp; 0.06 &amp; 0.007 &amp; 0.5 &amp; 3 &amp; 0.07 &amp; 10 &amp; 2 &amp; lm <text:line-break/>mec &amp; 0.06 &amp; 0.007 &amp; 0.5 &amp; 3 &amp; 0.07 &amp; 10 &amp; 2 &amp; lm <text:line-break/>ngf &amp; 0.098 &amp; 0.05 &amp; 9 &amp; 39 &amp; 0.29 &amp; 1.2 &amp; 0.2 &amp; lm <text:line-break/>olm &amp; 1.7 &amp; 0.9 &amp; 0.13 &amp; 11 &amp; 0.29 &amp; 1.2 &amp; 0.2 &amp; lm <text:line-break/>pvbas &amp; 10 &amp; 0.025 &amp; 0.3 &amp; 6.2 &amp; 0.29 &amp; 1.2 &amp; 0.2 &amp; soma <text:line-break/>pyr &amp; 5 &amp; 0.007 &amp; 0.1 &amp; 1.5 &amp; 0.009 &amp; 1.2 &amp; 0.2 &amp; basal <text:line-break/>sca &amp; 0.098 &amp; 0.05 &amp; 0.3 &amp; 6.2 &amp; 0.29 &amp; 1.2 &amp; 0.2 &amp; rad <text:line-break/></text:p>
      <text:p text:style-name="Text_20_body">lllllllll</text:p>
      <text:p text:style-name="Text_20_body"><text:line-break/>&amp; <draw:frame text:anchor-type="as-char" style:vertical-pos="middle" style:vertical-rel="text"><draw:object xlink:href="Formula-453/" xlink:type="simple" xlink:show="embed" xlink:actuate="onLoad"/></draw:frame> &amp; <draw:frame text:anchor-type="as-char" style:vertical-pos="middle" style:vertical-rel="text"><draw:object xlink:href="Formula-454/" xlink:type="simple" xlink:show="embed" xlink:actuate="onLoad"/></draw:frame> &amp; <draw:frame text:anchor-type="as-char" style:vertical-pos="middle" style:vertical-rel="text"><draw:object xlink:href="Formula-455/" xlink:type="simple" xlink:show="embed" xlink:actuate="onLoad"/></draw:frame> &amp; <draw:frame text:anchor-type="as-char" style:vertical-pos="middle" style:vertical-rel="text"><draw:object xlink:href="Formula-456/" xlink:type="simple" xlink:show="embed" xlink:actuate="onLoad"/></draw:frame> &amp; <draw:frame text:anchor-type="as-char" style:vertical-pos="middle" style:vertical-rel="text"><draw:object xlink:href="Formula-457/" xlink:type="simple" xlink:show="embed" xlink:actuate="onLoad"/></draw:frame> &amp; <draw:frame text:anchor-type="as-char" style:vertical-pos="middle" style:vertical-rel="text"><draw:object xlink:href="Formula-458/" xlink:type="simple" xlink:show="embed" xlink:actuate="onLoad"/></draw:frame> &amp; <draw:frame text:anchor-type="as-char" style:vertical-pos="middle" style:vertical-rel="text"><draw:object xlink:href="Formula-459/" xlink:type="simple" xlink:show="embed" xlink:actuate="onLoad"/></draw:frame> &amp; Compartment<text:line-break/><text:line-break/></text:p>
      <text:p text:style-name="Text_20_body">bis &amp; 0.5 &amp; 0.2 &amp; 0.5 &amp; 4 &amp; 0.1 &amp; 1.2 &amp; 0.2 &amp; dendrite <text:line-break/>ca3_non_spatial &amp; 0.05 &amp; 0.02 &amp; 0.5 &amp; 4 &amp; 0.09 &amp; 1.2 &amp; 0.2 &amp; dendrite <text:line-break/>ca3_spatial &amp; 0.05 &amp; 0.02 &amp; 0.5 &amp; 4 &amp; 0.09 &amp; 1.2 &amp; 0.2 &amp; dendrite <text:line-break/>ivy &amp; 0.5 &amp; 0.2 &amp; 0.5 &amp; 4 &amp; 0.1 &amp; 1.2 &amp; 0.2 &amp; dendrite <text:line-break/>ngf &amp; 0.5 &amp; 0.2 &amp; 0.5 &amp; 4 &amp; 0.2 &amp; 1.2 &amp; 0.2 &amp; dendrite <text:line-break/>olm &amp; 1.3 &amp; 0.6 &amp; 0.07 &amp; 29 &amp; 0.1 &amp; 1.2 &amp; 0.2 &amp; dendrite <text:line-break/>sca &amp; 0.03 &amp; 0.015 &amp; 4 &amp; 34.3 &amp; 0.3 &amp; 1.2 &amp; 0.2 &amp; dendrite <text:line-break/></text:p>
      <text:p text:style-name="Text_20_body">lllllll</text:p>
      <text:p text:style-name="Text_20_body"><text:line-break/>Presynaptic &amp; Postsynaptic &amp; <draw:frame text:anchor-type="as-char" style:vertical-pos="middle" style:vertical-rel="text"><draw:object xlink:href="Formula-460/" xlink:type="simple" xlink:show="embed" xlink:actuate="onLoad"/></draw:frame> &amp; <draw:frame text:anchor-type="as-char" style:vertical-pos="middle" style:vertical-rel="text"><draw:object xlink:href="Formula-461/" xlink:type="simple" xlink:show="embed" xlink:actuate="onLoad"/></draw:frame> &amp; <draw:frame text:anchor-type="as-char" style:vertical-pos="middle" style:vertical-rel="text"><draw:object xlink:href="Formula-462/" xlink:type="simple" xlink:show="embed" xlink:actuate="onLoad"/></draw:frame> &amp; <draw:frame text:anchor-type="as-char" style:vertical-pos="middle" style:vertical-rel="text"><draw:object xlink:href="Formula-463/" xlink:type="simple" xlink:show="embed" xlink:actuate="onLoad"/></draw:frame> &amp; <draw:frame text:anchor-type="as-char" style:vertical-pos="middle" style:vertical-rel="text"><draw:object xlink:href="Formula-464/" xlink:type="simple" xlink:show="embed" xlink:actuate="onLoad"/></draw:frame>,  mV<text:line-break/><text:line-break/></text:p>
      <text:p text:style-name="Text_20_body">ca3 &amp; pvbas &amp; 0.03 &amp; 0.001 &amp; 2.3 &amp; 95 &amp; 0<text:line-break/>ca3 &amp; pyr &amp; 0.05 &amp; 0.001 &amp; 2.3 &amp; 95 &amp; 0<text:line-break/>pyr &amp; pvbas &amp; 0.01 &amp; 0.001 &amp; 2.3 &amp; 95 &amp; 0<text:line-break/>pyr &amp; pyr &amp; 0.05 &amp; 0.001 &amp; 2.3 &amp; 95 &amp; 0<text:line-break/></text:p>
      <text:h text:style-name="Heading_20_1" text:outline-level="1">Gap junction models</text:h>
      <text:h text:style-name="Heading_20_2" text:outline-level="2">General description of gap junction models</text:h>
      <text:p text:style-name="First_20_paragraph">Gap junction between two neurons (1 and 2) is described by simple equation:</text:p>
      <text:p text:style-name="Text_20_body"><draw:frame text:anchor-type="paragraph" style:vertical-pos="middle" style:vertical-rel="text"><draw:object xlink:href="Formula-465/" xlink:type="simple" xlink:show="embed" xlink:actuate="onLoad"/></draw:frame></text:p>
      <text:p text:style-name="Text_20_body">where <draw:frame text:anchor-type="as-char" style:vertical-pos="middle" style:vertical-rel="text"><draw:object xlink:href="Formula-466/" xlink:type="simple" xlink:show="embed" xlink:actuate="onLoad"/></draw:frame> is current for neuron 1, <draw:frame text:anchor-type="as-char" style:vertical-pos="middle" style:vertical-rel="text"><draw:object xlink:href="Formula-467/" xlink:type="simple" xlink:show="embed" xlink:actuate="onLoad"/></draw:frame> and <draw:frame text:anchor-type="as-char" style:vertical-pos="middle" style:vertical-rel="text"><draw:object xlink:href="Formula-468/" xlink:type="simple" xlink:show="embed" xlink:actuate="onLoad"/></draw:frame> are potentials of neuron 1 and 2 respectivly. Gap junctions are always simmetrical, in equation of neuron 2 same current is added. <draw:frame text:anchor-type="as-char" style:vertical-pos="middle" style:vertical-rel="text"><draw:object xlink:href="Formula-469/" xlink:type="simple" xlink:show="embed" xlink:actuate="onLoad"/></draw:frame> is resistance of contact, it is chosen randomly from normal disrtibuntion for each contact, parameters see below.</text:p>
      <text:p text:style-name="Text_20_body">lllrl</text:p>
      <text:p text:style-name="Text_20_body"><text:line-break/>Celltype &amp; <draw:frame text:anchor-type="as-char" style:vertical-pos="middle" style:vertical-rel="text"><draw:object xlink:href="Formula-470/" xlink:type="simple" xlink:show="embed" xlink:actuate="onLoad"/></draw:frame> &amp; <draw:frame text:anchor-type="as-char" style:vertical-pos="middle" style:vertical-rel="text"><draw:object xlink:href="Formula-471/" xlink:type="simple" xlink:show="embed" xlink:actuate="onLoad"/></draw:frame> &amp; <draw:frame text:anchor-type="as-char" style:vertical-pos="middle" style:vertical-rel="text"><draw:object xlink:href="Formula-472/" xlink:type="simple" xlink:show="embed" xlink:actuate="onLoad"/></draw:frame> &amp; Compartment<text:line-break/><text:line-break/></text:p>
      <text:p text:style-name="Text_20_body">ngf &amp; 100000 &amp; 10000 &amp; 0.7 &amp; dendrite <text:line-break/>pvbas &amp; 100000 &amp; 10000 &amp; 0.1 &amp; dendrite <text:line-break/></text:p>
      <text:h text:style-name="Heading_20_1" text:outline-level="1">Simulation of local field potetial</text:h>
      <text:p text:style-name="First_20_paragraph">LFP simulated with LFPsim tools, we have used line aproximation:</text:p>
      <text:p text:style-name="Text_20_body"><draw:frame text:anchor-type="paragraph" style:vertical-pos="middle" style:vertical-rel="text"><draw:object xlink:href="Formula-473/" xlink:type="simple" xlink:show="embed" xlink:actuate="onLoad"/></draw:frame></text:p>
      <text:p text:style-name="Text_20_body"><draw:frame text:anchor-type="as-char" style:vertical-pos="middle" style:vertical-rel="text"><draw:object xlink:href="Formula-474/" xlink:type="simple" xlink:show="embed" xlink:actuate="onLoad"/></draw:frame> is simulated LFP, <draw:frame text:anchor-type="as-char" style:vertical-pos="middle" style:vertical-rel="text"><draw:object xlink:href="Formula-475/" xlink:type="simple" xlink:show="embed" xlink:actuate="onLoad"/></draw:frame> is transmemrane current. In simulation of LFP only comratmments of pyramidal neurons were taken into account. <draw:frame text:anchor-type="as-char" style:vertical-pos="middle" style:vertical-rel="text"><draw:object xlink:href="Formula-476/" xlink:type="simple" xlink:show="embed" xlink:actuate="onLoad"/></draw:frame> denotes the conductivity of the medium. <draw:frame text:anchor-type="as-char" style:vertical-pos="middle" style:vertical-rel="text"><draw:object xlink:href="Formula-477/" xlink:type="simple" xlink:show="embed" xlink:actuate="onLoad"/></draw:frame> is the distance from source to the point of measurement, <draw:frame text:anchor-type="as-char" style:vertical-pos="middle" style:vertical-rel="text"><draw:object xlink:href="Formula-478/" xlink:type="simple" xlink:show="embed" xlink:actuate="onLoad"/></draw:frame> is the distance from end of segment to point of measurement, <draw:frame text:anchor-type="as-char" style:vertical-pos="middle" style:vertical-rel="text"><draw:object xlink:href="Formula-479/" xlink:type="simple" xlink:show="embed" xlink:actuate="onLoad"/></draw:frame> is the length of secgment. All the pyramid neurons were arranged in an orderly fashion. The soma of all the cells were on the same level (<draw:frame text:anchor-type="as-char" style:vertical-pos="middle" style:vertical-rel="text"><draw:object xlink:href="Formula-480/" xlink:type="simple" xlink:show="embed" xlink:actuate="onLoad"/></draw:frame>). The <draw:frame text:anchor-type="as-char" style:vertical-pos="middle" style:vertical-rel="text"><draw:object xlink:href="Formula-481/" xlink:type="simple" xlink:show="embed" xlink:actuate="onLoad"/></draw:frame> and <draw:frame text:anchor-type="as-char" style:vertical-pos="middle" style:vertical-rel="text"><draw:object xlink:href="Formula-482/" xlink:type="simple" xlink:show="embed" xlink:actuate="onLoad"/></draw:frame> coordinates for each neuron were chosen randomly from the circe with radius <draw:frame text:anchor-type="as-char" style:vertical-pos="middle" style:vertical-rel="text"><draw:object xlink:href="Formula-483/" xlink:type="simple" xlink:show="embed" xlink:actuate="onLoad"/></draw:frame> specified by the formula:</text:p>
      <text:p text:style-name="Text_20_body"><draw:frame text:anchor-type="paragraph" style:vertical-pos="middle" style:vertical-rel="text"><draw:object xlink:href="Formula-484/" xlink:type="simple" xlink:show="embed" xlink:actuate="onLoad"/></draw:frame></text:p>
      <text:p text:style-name="Text_20_body">where <draw:frame text:anchor-type="as-char" style:vertical-pos="middle" style:vertical-rel="text"><draw:object xlink:href="Formula-485/" xlink:type="simple" xlink:show="embed" xlink:actuate="onLoad"/></draw:frame> is the number of pyramidal cells in model, <draw:frame text:anchor-type="as-char" style:vertical-pos="middle" style:vertical-rel="text"><draw:object xlink:href="Formula-486/" xlink:type="simple" xlink:show="embed" xlink:actuate="onLoad"/></draw:frame> is the dencity of cells in pyramidal layer of the CA1 field.</text:p>
      <text:p text:style-name="Text_20_body">Jaramillo, Jorge, and Richard Kempter. 2017. “Phase Precession: A Neural Code Underlying Episodic Memory?” <text:span text:style-name="T1">Current Opinion in Neurobiology</text:span>, Neurobiology of learning and plasticity, 43 (April): 130–38. doi:<text:a xlink:type="simple" xlink:href="https://doi.org/10.1016/j.conb.2017.02.006" office:name=""><text:span text:style-name="Definition">10.1016/j.conb.2017.02.00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lement materials</dc:title>
  </office:meta>
</office:document-meta>
</file>

<file path=Formula-0/content.xml><?xml version="1.0" encoding="utf-8"?>
<math xmlns="http://www.w3.org/1998/Math/MathML" display="block">
  <mrow>
    <mi>f</mi>
    <mo stretchy="false" form="prefix">(</mo>
    <mi>ϕ</mi>
    <mo stretchy="false" form="postfix">)</mo>
    <mo>=</mo>
    <mfrac>
      <mrow>
        <mi>e</mi>
        <mi>x</mi>
        <mi>p</mi>
        <mo stretchy="false" form="prefix">(</mo>
        <mi>κ</mi>
        <mo>⋅</mo>
        <mi>c</mi>
        <mi>o</mi>
        <mi>s</mi>
        <mo stretchy="false" form="prefix">(</mo>
        <mi>ϕ</mi>
        <mo>−</mo>
        <mi>μ</mi>
        <mo stretchy="false" form="postfix">)</mo>
        <mo stretchy="false" form="postfix">)</mo>
      </mrow>
      <mrow>
        <mn>2</mn>
        <mi>π</mi>
        <mo>⋅</mo>
        <msub>
          <mi>I</mi>
          <mn>0</mn>
        </msub>
        <mo stretchy="false" form="prefix">(</mo>
        <mi>κ</mi>
        <mo stretchy="false" form="postfix">)</mo>
      </mrow>
    </mfrac>
  </mrow>
</math>
</file>

<file path=Formula-1/content.xml><?xml version="1.0" encoding="utf-8"?>
<math xmlns="http://www.w3.org/1998/Math/MathML" display="inline">
  <mrow>
    <msub>
      <mi>I</mi>
      <mn>0</mn>
    </msub>
    <mo stretchy="false" form="prefix">(</mo>
    <mi>κ</mi>
    <mo stretchy="false" form="postfix">)</mo>
  </mrow>
</math>
</file>

<file path=Formula-10/content.xml><?xml version="1.0" encoding="utf-8"?>
<math xmlns="http://www.w3.org/1998/Math/MathML" display="inline">
  <mrow>
    <mi>Δ</mi>
    <mi>ϕ</mi>
  </mrow>
</math>
</file>

<file path=Formula-100/content.xml><?xml version="1.0" encoding="utf-8"?>
<math xmlns="http://www.w3.org/1998/Math/MathML" display="inline">
  <mi>τ</mi>
</math>
</file>

<file path=Formula-101/content.xml><?xml version="1.0" encoding="utf-8"?>
<math xmlns="http://www.w3.org/1998/Math/MathML" display="inline">
  <mi>τ</mi>
</math>
</file>

<file path=Formula-102/content.xml><?xml version="1.0" encoding="utf-8"?>
<math xmlns="http://www.w3.org/1998/Math/MathML" display="inline">
  <mi>τ</mi>
</math>
</file>

<file path=Formula-103/content.xml><?xml version="1.0" encoding="utf-8"?>
<math xmlns="http://www.w3.org/1998/Math/MathML" display="inline">
  <mrow>
    <msub>
      <mi>τ</mi>
      <mi>m</mi>
    </msub>
    <mo>=</mo>
    <mn>3.5</mn>
    <mi>m</mi>
    <mi>s</mi>
  </mrow>
</math>
</file>

<file path=Formula-104/content.xml><?xml version="1.0" encoding="utf-8"?>
<math xmlns="http://www.w3.org/1998/Math/MathML" display="block">
  <mrow>
    <msub>
      <mi>I</mi>
      <mi>A</mi>
    </msub>
    <mo>=</mo>
    <msub>
      <mi>g</mi>
      <mrow>
        <mi>m</mi>
        <mi>a</mi>
        <mi>x</mi>
        <mo>,</mo>
        <mi>A</mi>
      </mrow>
    </msub>
    <mo>⋅</mo>
    <mi>n</mi>
    <mo>⋅</mo>
    <mi>l</mi>
    <mo>⋅</mo>
    <mo stretchy="false" form="prefix">(</mo>
    <mi>V</mi>
    <mo>−</mo>
    <msub>
      <mi>E</mi>
      <mi>K</mi>
    </msub>
    <mo stretchy="false" form="postfix">)</mo>
  </mrow>
</math>
</file>

<file path=Formula-105/content.xml><?xml version="1.0" encoding="utf-8"?>
<math xmlns="http://www.w3.org/1998/Math/MathML" display="block">
  <mrow>
    <msub>
      <mi>n</mi>
      <mi>∞</mi>
    </msub>
    <mo>=</mo>
    <mfrac>
      <mfrac>
        <mrow>
          <mo>−</mo>
          <mn>0.01</mn>
          <mo stretchy="false" form="prefix">(</mo>
          <mi>V</mi>
          <mo>+</mo>
          <mn>21.3</mn>
          <mo stretchy="false" form="postfix">)</mo>
        </mrow>
        <mrow>
          <mi>e</mi>
          <mi>x</mi>
          <mi>p</mi>
          <mo stretchy="false" form="prefix">(</mo>
          <mo>−</mo>
          <mo stretchy="false" form="prefix">(</mo>
          <mi>V</mi>
          <mo>+</mo>
          <mn>21.3</mn>
          <mo stretchy="false" form="postfix">)</mo>
          <mi>/</mi>
          <mn>35</mn>
          <mo stretchy="false" form="postfix">)</mo>
          <mo>−</mo>
          <mn>1</mn>
        </mrow>
      </mfrac>
      <mrow>
        <mfrac>
          <mrow>
            <mo>−</mo>
            <mn>0.01</mn>
            <mo stretchy="false" form="prefix">(</mo>
            <mi>V</mi>
            <mo>+</mo>
            <mn>21.3</mn>
            <mo stretchy="false" form="postfix">)</mo>
          </mrow>
          <mrow>
            <mi>e</mi>
            <mi>x</mi>
            <mi>p</mi>
            <mo stretchy="false" form="prefix">(</mo>
            <mo>−</mo>
            <mo stretchy="false" form="prefix">(</mo>
            <mi>V</mi>
            <mo>+</mo>
            <mn>21.3</mn>
            <mo stretchy="false" form="postfix">)</mo>
            <mi>/</mi>
            <mn>35</mn>
            <mo stretchy="false" form="postfix">)</mo>
            <mo>−</mo>
            <mn>1</mn>
          </mrow>
        </mfrac>
        <mo>+</mo>
        <mfrac>
          <mrow>
            <mn>0.01</mn>
            <mo stretchy="false" form="prefix">(</mo>
            <mi>V</mi>
            <mo>+</mo>
            <mn>21.3</mn>
            <mo stretchy="false" form="postfix">)</mo>
          </mrow>
          <mrow>
            <mi>e</mi>
            <mi>x</mi>
            <mi>p</mi>
            <mo stretchy="false" form="prefix">(</mo>
            <mo stretchy="false" form="prefix">(</mo>
            <mi>V</mi>
            <mo>+</mo>
            <mn>21.3</mn>
            <mo stretchy="false" form="postfix">)</mo>
            <mi>/</mi>
            <mn>35</mn>
            <mo stretchy="false" form="postfix">)</mo>
            <mo>−</mo>
            <mn>1</mn>
          </mrow>
        </mfrac>
      </mrow>
    </mfrac>
    <mspace width="0.222em"/>
    <mspace width="0.222em"/>
    <msub>
      <mi>τ</mi>
      <mi>n</mi>
    </msub>
    <mo>=</mo>
    <mn>0.2</mn>
    <mspace width="0.222em"/>
    <mi>m</mi>
    <mi>s</mi>
  </mrow>
</math>
</file>

<file path=Formula-106/content.xml><?xml version="1.0" encoding="utf-8"?>
<math xmlns="http://www.w3.org/1998/Math/MathML" display="block">
  <mrow>
    <msub>
      <mi>l</mi>
      <mi>∞</mi>
    </msub>
    <mo>=</mo>
    <mfrac>
      <mfrac>
        <mrow>
          <mo>−</mo>
          <mn>0.01</mn>
          <mo stretchy="false" form="prefix">(</mo>
          <mi>V</mi>
          <mo>+</mo>
          <mn>58</mn>
          <mo stretchy="false" form="postfix">)</mo>
        </mrow>
        <mrow>
          <mi>e</mi>
          <mi>x</mi>
          <mi>p</mi>
          <mo stretchy="false" form="prefix">(</mo>
          <mo stretchy="false" form="prefix">(</mo>
          <mi>V</mi>
          <mo>+</mo>
          <mn>58</mn>
          <mo stretchy="false" form="postfix">)</mo>
          <mi>/</mi>
          <mn>8.2</mn>
          <mo stretchy="false" form="postfix">)</mo>
          <mo>−</mo>
          <mn>1</mn>
        </mrow>
      </mfrac>
      <mrow>
        <mfrac>
          <mrow>
            <mo>−</mo>
            <mn>0.01</mn>
            <mo stretchy="false" form="prefix">(</mo>
            <mi>V</mi>
            <mo>+</mo>
            <mn>58</mn>
            <mo stretchy="false" form="postfix">)</mo>
          </mrow>
          <mrow>
            <mi>e</mi>
            <mi>x</mi>
            <mi>p</mi>
            <mo stretchy="false" form="prefix">(</mo>
            <mo stretchy="false" form="prefix">(</mo>
            <mi>V</mi>
            <mo>+</mo>
            <mn>58</mn>
            <mo stretchy="false" form="postfix">)</mo>
            <mi>/</mi>
            <mn>8.2</mn>
            <mo stretchy="false" form="postfix">)</mo>
            <mo>−</mo>
            <mn>1</mn>
          </mrow>
        </mfrac>
        <mo>+</mo>
        <mfrac>
          <mrow>
            <mn>0.01</mn>
            <mo stretchy="false" form="prefix">(</mo>
            <mi>V</mi>
            <mo>+</mo>
            <mn>58</mn>
            <mo stretchy="false" form="postfix">)</mo>
          </mrow>
          <mrow>
            <mi>e</mi>
            <mi>x</mi>
            <mi>p</mi>
            <mo stretchy="false" form="prefix">(</mo>
            <mo>−</mo>
            <mo stretchy="false" form="prefix">(</mo>
            <mi>V</mi>
            <mo>+</mo>
            <mn>58</mn>
            <mo stretchy="false" form="postfix">)</mo>
            <mi>/</mi>
            <mn>8.2</mn>
            <mo stretchy="false" form="postfix">)</mo>
            <mo>−</mo>
            <mn>1</mn>
          </mrow>
        </mfrac>
      </mrow>
    </mfrac>
  </mrow>
</math>
</file>

<file path=Formula-107/content.xml><?xml version="1.0" encoding="utf-8"?>
<math xmlns="http://www.w3.org/1998/Math/MathML" display="block">
  <mtable>
    <mtr>
      <mtd columnalign="center">
        <msub>
          <mi>τ</mi>
          <mi>l</mi>
        </msub>
      </mtd>
      <mtd columnalign="center">
        <mo>=</mo>
      </mtd>
      <mtd columnalign="center">
        <mrow>
          <mo stretchy="true" form="prefix">{</mo>
          <mtable>
            <mtr>
              <mtd columnalign="center">
                <mn>5</mn>
                <mo>+</mo>
                <mn>2.6</mn>
                <mo stretchy="false" form="prefix">(</mo>
                <mi>V</mi>
                <mo>+</mo>
                <mn>20</mn>
                <mo stretchy="false" form="postfix">)</mo>
                <mi>/</mi>
                <mn>10</mn>
              </mtd>
              <mtd columnalign="center">
                <mrow>
                  <mtext mathvariant="normal">if </mtext>
                  <mspace width="0.333em"/>
                </mrow>
                <mi>V</mi>
                <mo>&gt;</mo>
                <mn>20</mn>
                <mi>m</mi>
                <mi>V</mi>
              </mtd>
            </mtr>
            <mtr>
              <mtd columnalign="center">
                <mn>5</mn>
              </mtd>
              <mtd columnalign="center">
                <mrow>
                  <mtext mathvariant="normal">otherwise </mtext>
                  <mspace width="0.333em"/>
                </mrow>
              </mtd>
            </mtr>
          </mtable>
        </mrow>
      </mtd>
    </mtr>
  </mtable>
</math>
</file>

<file path=Formula-108/content.xml><?xml version="1.0" encoding="utf-8"?>
<math xmlns="http://www.w3.org/1998/Math/MathML" display="block">
  <mrow>
    <msub>
      <mi>I</mi>
      <mi>H</mi>
    </msub>
    <mo>=</mo>
    <msub>
      <mi>g</mi>
      <mrow>
        <mi>m</mi>
        <mi>a</mi>
        <mi>x</mi>
        <mo>,</mo>
        <mi>H</mi>
      </mrow>
    </msub>
    <mo>⋅</mo>
    <mi>H</mi>
    <mo>⋅</mo>
    <mo stretchy="false" form="prefix">(</mo>
    <mi>V</mi>
    <mo>−</mo>
    <msub>
      <mi>E</mi>
      <mi>H</mi>
    </msub>
    <mo stretchy="false" form="postfix">)</mo>
  </mrow>
</math>
</file>

<file path=Formula-109/content.xml><?xml version="1.0" encoding="utf-8"?>
<math xmlns="http://www.w3.org/1998/Math/MathML" display="block">
  <mrow>
    <msub>
      <mi>H</mi>
      <mi>∞</mi>
    </msub>
    <mo>=</mo>
    <mfrac>
      <mn>1</mn>
      <mrow>
        <mn>1</mn>
        <mo>+</mo>
        <mi>e</mi>
        <mi>x</mi>
        <mi>p</mi>
        <mo stretchy="false" form="prefix">(</mo>
        <mo stretchy="false" form="prefix">(</mo>
        <mi>V</mi>
        <mo>−</mo>
        <msub>
          <mi>V</mi>
          <mrow>
            <mi>h</mi>
            <mi>a</mi>
            <mi>l</mi>
            <mi>f</mi>
          </mrow>
        </msub>
        <mo stretchy="false" form="postfix">)</mo>
        <mi>/</mi>
        <mn>8</mn>
        <mo stretchy="false" form="postfix">)</mo>
      </mrow>
    </mfrac>
  </mrow>
</math>
</file>

<file path=Formula-11/content.xml><?xml version="1.0" encoding="utf-8"?>
<math xmlns="http://www.w3.org/1998/Math/MathML" display="inline">
  <mi>ω</mi>
</math>
</file>

<file path=Formula-110/content.xml><?xml version="1.0" encoding="utf-8"?>
<math xmlns="http://www.w3.org/1998/Math/MathML" display="block">
  <mrow>
    <msub>
      <mi>τ</mi>
      <mi>H</mi>
    </msub>
    <mo>=</mo>
    <mfrac>
      <mrow>
        <mi>e</mi>
        <mi>x</mi>
        <mi>p</mi>
        <mo stretchy="false" form="prefix">(</mo>
        <mn>0.003364</mn>
        <mo>⋅</mo>
        <mo stretchy="false" form="prefix">(</mo>
        <mi>V</mi>
        <mo>−</mo>
        <msub>
          <mi>V</mi>
          <mrow>
            <mi>h</mi>
            <mi>a</mi>
            <mi>l</mi>
            <mi>f</mi>
            <mi>t</mi>
          </mrow>
        </msub>
        <mo stretchy="false" form="postfix">)</mo>
      </mrow>
      <mrow>
        <mn>0.05</mn>
        <mo>⋅</mo>
        <mi>q</mi>
        <msup>
          <mn>10</mn>
          <mrow>
            <mo stretchy="false" form="prefix">(</mo>
            <mi>T</mi>
            <mo>−</mo>
            <mn>33</mn>
            <mo stretchy="false" form="postfix">)</mo>
            <mi>/</mi>
            <mn>10</mn>
          </mrow>
        </msup>
        <mo>⋅</mo>
        <mo stretchy="false" form="prefix">(</mo>
        <mn>1</mn>
        <mo>+</mo>
        <msub>
          <mi>a</mi>
          <mi>H</mi>
        </msub>
        <mo stretchy="false" form="postfix">)</mo>
      </mrow>
    </mfrac>
  </mrow>
</math>
</file>

<file path=Formula-111/content.xml><?xml version="1.0" encoding="utf-8"?>
<math xmlns="http://www.w3.org/1998/Math/MathML" display="block">
  <mrow>
    <msub>
      <mi>a</mi>
      <mi>H</mi>
    </msub>
    <mo>=</mo>
    <mi>e</mi>
    <mi>x</mi>
    <mi>p</mi>
    <mo stretchy="false" form="prefix">(</mo>
    <mn>0.008316</mn>
    <mo>⋅</mo>
    <mo stretchy="false" form="prefix">(</mo>
    <mi>V</mi>
    <mo>−</mo>
    <msub>
      <mi>V</mi>
      <mrow>
        <mi>h</mi>
        <mi>a</mi>
        <mi>l</mi>
        <mi>f</mi>
        <mi>t</mi>
      </mrow>
    </msub>
    <mo stretchy="false" form="postfix">)</mo>
    <mo stretchy="false" form="postfix">)</mo>
  </mrow>
</math>
</file>

<file path=Formula-112/content.xml><?xml version="1.0" encoding="utf-8"?>
<math xmlns="http://www.w3.org/1998/Math/MathML" display="block">
  <mrow>
    <msub>
      <mi>I</mi>
      <mi>m</mi>
    </msub>
    <mo>=</mo>
    <msup>
      <mn>10</mn>
      <mrow>
        <mo>−</mo>
        <mn>4</mn>
      </mrow>
    </msup>
    <mo>⋅</mo>
    <msub>
      <mi>T</mi>
      <mrow>
        <mi>a</mi>
        <mi>d</mi>
        <mi>j</mi>
      </mrow>
    </msub>
    <mo stretchy="false" form="prefix">(</mo>
    <mi>T</mi>
    <mo stretchy="false" form="postfix">)</mo>
    <mo>⋅</mo>
    <msub>
      <mi>g</mi>
      <mi>m</mi>
    </msub>
    <mo>⋅</mo>
    <mi>m</mi>
    <mo>⋅</mo>
    <mo stretchy="false" form="prefix">(</mo>
    <mi>V</mi>
    <mo>−</mo>
    <msub>
      <mi>E</mi>
      <mi>K</mi>
    </msub>
    <mo stretchy="false" form="postfix">)</mo>
  </mrow>
</math>
</file>

<file path=Formula-113/content.xml><?xml version="1.0" encoding="utf-8"?>
<math xmlns="http://www.w3.org/1998/Math/MathML" display="block">
  <mrow>
    <msub>
      <mi>α</mi>
      <mi>m</mi>
    </msub>
    <mo>=</mo>
    <mfrac>
      <mrow>
        <msup>
          <mn>10</mn>
          <mrow>
            <mo>−</mo>
            <mn>3</mn>
          </mrow>
        </msup>
        <mo>⋅</mo>
        <mo stretchy="false" form="prefix">(</mo>
        <mi>V</mi>
        <mo>+</mo>
        <mn>30</mn>
        <mo stretchy="false" form="postfix">)</mo>
      </mrow>
      <mrow>
        <mo stretchy="false" form="prefix">(</mo>
        <mn>1</mn>
        <mo>−</mo>
        <mi>e</mi>
        <mi>x</mi>
        <mi>p</mi>
        <mo stretchy="false" form="prefix">(</mo>
        <mo>−</mo>
        <mo stretchy="false" form="prefix">(</mo>
        <mi>V</mi>
        <mo>+</mo>
        <mn>30</mn>
        <mo stretchy="false" form="postfix">)</mo>
        <mi>/</mi>
        <mn>9</mn>
        <mo stretchy="false" form="postfix">)</mo>
        <mo stretchy="false" form="postfix">)</mo>
        <msub>
          <mi>T</mi>
          <mrow>
            <mi>a</mi>
            <mi>d</mi>
            <mi>j</mi>
          </mrow>
        </msub>
        <mo stretchy="false" form="prefix">(</mo>
        <mi>T</mi>
        <mo stretchy="false" form="postfix">)</mo>
      </mrow>
    </mfrac>
  </mrow>
</math>
</file>

<file path=Formula-114/content.xml><?xml version="1.0" encoding="utf-8"?>
<math xmlns="http://www.w3.org/1998/Math/MathML" display="block">
  <mrow>
    <msub>
      <mi>β</mi>
      <mi>m</mi>
    </msub>
    <mo>=</mo>
    <mfrac>
      <mrow>
        <mo>−</mo>
        <msup>
          <mn>10</mn>
          <mrow>
            <mo>−</mo>
            <mn>3</mn>
          </mrow>
        </msup>
        <mo>⋅</mo>
        <mo stretchy="false" form="prefix">(</mo>
        <mi>V</mi>
        <mo>+</mo>
        <mn>30</mn>
        <mo stretchy="false" form="postfix">)</mo>
      </mrow>
      <mrow>
        <mo stretchy="false" form="prefix">(</mo>
        <mn>1</mn>
        <mo>−</mo>
        <mi>e</mi>
        <mi>x</mi>
        <mi>p</mi>
        <mo stretchy="false" form="prefix">(</mo>
        <mo stretchy="false" form="prefix">(</mo>
        <mi>V</mi>
        <mo>+</mo>
        <mn>30</mn>
        <mo stretchy="false" form="postfix">)</mo>
        <mi>/</mi>
        <mn>9</mn>
        <mo stretchy="false" form="postfix">)</mo>
        <mo stretchy="false" form="postfix">)</mo>
        <msub>
          <mi>T</mi>
          <mrow>
            <mi>a</mi>
            <mi>d</mi>
            <mi>j</mi>
          </mrow>
        </msub>
        <mo stretchy="false" form="prefix">(</mo>
        <mi>T</mi>
        <mo stretchy="false" form="postfix">)</mo>
      </mrow>
    </mfrac>
  </mrow>
</math>
</file>

<file path=Formula-115/content.xml><?xml version="1.0" encoding="utf-8"?>
<math xmlns="http://www.w3.org/1998/Math/MathML" display="block">
  <mrow>
    <msub>
      <mi>T</mi>
      <mrow>
        <mi>a</mi>
        <mi>d</mi>
        <mi>j</mi>
      </mrow>
    </msub>
    <mo stretchy="false" form="prefix">(</mo>
    <mi>T</mi>
    <mo stretchy="false" form="postfix">)</mo>
    <mo>=</mo>
    <msup>
      <mn>2.3</mn>
      <mrow>
        <mo stretchy="false" form="prefix">(</mo>
        <mi>T</mi>
        <mo>−</mo>
        <mn>287</mn>
        <mo stretchy="false" form="postfix">)</mo>
        <mi>/</mi>
        <mn>10</mn>
      </mrow>
    </msup>
  </mrow>
</math>
</file>

<file path=Formula-116/content.xml><?xml version="1.0" encoding="utf-8"?>
<math xmlns="http://www.w3.org/1998/Math/MathML" display="block">
  <mrow>
    <msub>
      <mi>I</mi>
      <mrow>
        <mi>s</mi>
        <mi>A</mi>
        <mi>H</mi>
        <mi>P</mi>
      </mrow>
    </msub>
    <mo>=</mo>
    <msub>
      <mi>g</mi>
      <mrow>
        <mi>m</mi>
        <mi>a</mi>
        <mi>x</mi>
        <mo>,</mo>
        <mi>s</mi>
        <mi>A</mi>
        <mi>H</mi>
        <mi>P</mi>
      </mrow>
    </msub>
    <mo>⋅</mo>
    <msup>
      <mi>m</mi>
      <mn>3</mn>
    </msup>
    <mo>⋅</mo>
    <mo stretchy="false" form="prefix">(</mo>
    <mi>V</mi>
    <mo>−</mo>
    <msub>
      <mi>E</mi>
      <mi>K</mi>
    </msub>
    <mo stretchy="false" form="postfix">)</mo>
  </mrow>
</math>
</file>

<file path=Formula-117/content.xml><?xml version="1.0" encoding="utf-8"?>
<math xmlns="http://www.w3.org/1998/Math/MathML" display="block">
  <mrow>
    <mfrac>
      <mrow>
        <mi>d</mi>
        <mi>m</mi>
      </mrow>
      <mrow>
        <mi>d</mi>
        <mi>t</mi>
      </mrow>
    </mfrac>
    <mo>=</mo>
    <mfrac>
      <mrow>
        <mfrac>
          <mrow>
            <mi>C</mi>
            <mi>a</mi>
            <mi>c</mi>
          </mrow>
          <mrow>
            <mo stretchy="false" form="prefix">(</mo>
            <mn>1</mn>
            <mo>+</mo>
            <mi>C</mi>
            <mi>a</mi>
            <mi>c</mi>
            <mo stretchy="false" form="postfix">)</mo>
          </mrow>
        </mfrac>
        <mo>−</mo>
        <mi>m</mi>
      </mrow>
      <msub>
        <mi>τ</mi>
        <mi>m</mi>
      </msub>
    </mfrac>
  </mrow>
</math>
</file>

<file path=Formula-118/content.xml><?xml version="1.0" encoding="utf-8"?>
<math xmlns="http://www.w3.org/1998/Math/MathML" display="block">
  <mrow>
    <msub>
      <mi>τ</mi>
      <mi>m</mi>
    </msub>
    <mo>=</mo>
    <mi>m</mi>
    <mi>a</mi>
    <mi>x</mi>
    <mo minsize="1.8" maxsize="1.8" stretchy="false" form="prefix">(</mo>
    <mfrac>
      <mn>1</mn>
      <mrow>
        <mn>0.003</mn>
        <mo>⋅</mo>
        <mo stretchy="false" form="prefix">(</mo>
        <mn>1</mn>
        <mo>+</mo>
        <mi>C</mi>
        <mi>a</mi>
        <mi>c</mi>
        <mo stretchy="false" form="postfix">)</mo>
        <mo>⋅</mo>
        <msup>
          <mn>3</mn>
          <mrow>
            <mo stretchy="false" form="prefix">(</mo>
            <mtext mathvariant="normal">deg</mtext>
            <mi>C</mi>
            <mo>−</mo>
            <mn>22</mn>
            <mo stretchy="false" form="postfix">)</mo>
            <mi>/</mi>
            <mn>10</mn>
          </mrow>
        </msup>
      </mrow>
    </mfrac>
    <mo>,</mo>
    <mspace width="0.222em"/>
    <mn>0.5</mn>
    <mo minsize="1.8" maxsize="1.8" stretchy="false" form="postfix">)</mo>
  </mrow>
</math>
</file>

<file path=Formula-119/content.xml><?xml version="1.0" encoding="utf-8"?>
<math xmlns="http://www.w3.org/1998/Math/MathML" display="inline">
  <mrow>
    <mi>C</mi>
    <mi>a</mi>
    <mi>c</mi>
    <mo>=</mo>
    <mo stretchy="false" form="prefix">(</mo>
    <mn>40</mn>
    <mo>⋅</mo>
    <mo stretchy="false" form="prefix">[</mo>
    <mi>C</mi>
    <msup>
      <mi>a</mi>
      <mrow>
        <mn>2</mn>
        <mo>+</mo>
      </mrow>
    </msup>
    <msub>
      <mo stretchy="false" form="postfix">]</mo>
      <mrow>
        <mi>i</mi>
        <mi>n</mi>
      </mrow>
    </msub>
    <msup>
      <mo stretchy="false" form="postfix">)</mo>
      <mn>2</mn>
    </msup>
  </mrow>
</math>
</file>

<file path=Formula-12/content.xml><?xml version="1.0" encoding="utf-8"?>
<math xmlns="http://www.w3.org/1998/Math/MathML" display="block">
  <mrow>
    <mfrac>
      <mrow>
        <mi>d</mi>
        <mi>ϕ</mi>
      </mrow>
      <mrow>
        <mi>d</mi>
        <mi>t</mi>
      </mrow>
    </mfrac>
    <mo>=</mo>
    <mn>2</mn>
    <mi>π</mi>
    <mi>ω</mi>
    <mo>,</mo>
    <mspace width="0.222em"/>
    <mi>ϕ</mi>
    <mo stretchy="false" form="prefix">(</mo>
    <mi>t</mi>
    <mo stretchy="false" form="postfix">)</mo>
    <mo>=</mo>
    <mn>2</mn>
    <mi>π</mi>
    <mi>t</mi>
    <mi>ω</mi>
    <mo>,</mo>
    <mspace width="0.222em"/>
    <mi>d</mi>
    <mi>ϕ</mi>
    <mo>=</mo>
    <mn>2</mn>
    <mi>π</mi>
    <mi>ω</mi>
    <mi>d</mi>
    <mi>t</mi>
  </mrow>
</math>
</file>

<file path=Formula-120/content.xml><?xml version="1.0" encoding="utf-8"?>
<math xmlns="http://www.w3.org/1998/Math/MathML" display="block">
  <mrow>
    <msub>
      <mi>I</mi>
      <mrow>
        <mi>m</mi>
        <mi>A</mi>
        <mi>H</mi>
        <mi>P</mi>
      </mrow>
    </msub>
    <mo>=</mo>
    <msub>
      <mi>g</mi>
      <mrow>
        <mi>m</mi>
        <mi>a</mi>
        <mi>x</mi>
        <mo>,</mo>
        <mi>m</mi>
        <mi>A</mi>
        <mi>H</mi>
        <mi>P</mi>
      </mrow>
    </msub>
    <mo>⋅</mo>
    <mi>m</mi>
    <mo>⋅</mo>
    <mo stretchy="false" form="prefix">(</mo>
    <mi>V</mi>
    <mo>−</mo>
    <msub>
      <mi>E</mi>
      <mi>K</mi>
    </msub>
    <mo stretchy="false" form="postfix">)</mo>
  </mrow>
</math>
</file>

<file path=Formula-121/content.xml><?xml version="1.0" encoding="utf-8"?>
<math xmlns="http://www.w3.org/1998/Math/MathML" display="block">
  <mrow>
    <msub>
      <mi>α</mi>
      <mi>m</mi>
    </msub>
    <mo stretchy="false" form="prefix">(</mo>
    <mi>V</mi>
    <mo stretchy="false" form="postfix">)</mo>
    <mo>=</mo>
    <mfrac>
      <mn>0.48</mn>
      <mrow>
        <mn>1</mn>
        <mo>+</mo>
        <mfrac>
          <mn>0.18</mn>
          <mrow>
            <mo stretchy="false" form="prefix">[</mo>
            <mi>C</mi>
            <msup>
              <mi>a</mi>
              <mrow>
                <mn>2</mn>
                <mo>+</mo>
              </mrow>
            </msup>
            <msub>
              <mo stretchy="false" form="postfix">]</mo>
              <mrow>
                <mi>i</mi>
                <mi>n</mi>
              </mrow>
            </msub>
          </mrow>
        </mfrac>
        <mo>⋅</mo>
        <mi>e</mi>
        <mi>x</mi>
        <mi>p</mi>
        <mo stretchy="false" form="prefix">(</mo>
        <mo>−</mo>
        <mn>1.68</mn>
        <mo>⋅</mo>
        <mi>V</mi>
        <mo>⋅</mo>
        <mi>Q</mi>
        <mo stretchy="false" form="prefix">(</mo>
        <mi>T</mi>
        <mo stretchy="false" form="postfix">)</mo>
        <mo stretchy="false" form="postfix">)</mo>
      </mrow>
    </mfrac>
  </mrow>
</math>
</file>

<file path=Formula-122/content.xml><?xml version="1.0" encoding="utf-8"?>
<math xmlns="http://www.w3.org/1998/Math/MathML" display="block">
  <mrow>
    <msub>
      <mi>β</mi>
      <mi>m</mi>
    </msub>
    <mo stretchy="false" form="prefix">(</mo>
    <mi>V</mi>
    <mo stretchy="false" form="postfix">)</mo>
    <mo>=</mo>
    <mfrac>
      <mn>0.28</mn>
      <mrow>
        <mn>1</mn>
        <mo>+</mo>
        <mfrac>
          <mrow>
            <mo stretchy="false" form="prefix">[</mo>
            <mi>C</mi>
            <msup>
              <mi>a</mi>
              <mrow>
                <mn>2</mn>
                <mo>+</mo>
              </mrow>
            </msup>
            <msub>
              <mo stretchy="false" form="postfix">]</mo>
              <mrow>
                <mi>i</mi>
                <mi>n</mi>
              </mrow>
            </msub>
          </mrow>
          <mrow>
            <mn>0.011</mn>
            <mo>⋅</mo>
            <mi>e</mi>
            <mi>x</mi>
            <mi>p</mi>
            <mo stretchy="false" form="prefix">(</mo>
            <mo>−</mo>
            <mn>2</mn>
            <mo>⋅</mo>
            <mi>V</mi>
            <mo>⋅</mo>
            <mi>Q</mi>
            <mo stretchy="false" form="prefix">(</mo>
            <mi>T</mi>
            <mo stretchy="false" form="postfix">)</mo>
            <mo stretchy="false" form="postfix">)</mo>
          </mrow>
        </mfrac>
      </mrow>
    </mfrac>
  </mrow>
</math>
</file>

<file path=Formula-123/content.xml><?xml version="1.0" encoding="utf-8"?>
<math xmlns="http://www.w3.org/1998/Math/MathML" display="block">
  <mrow>
    <msubsup>
      <mi>I</mi>
      <mrow>
        <mi>C</mi>
        <mi>a</mi>
        <mi>L</mi>
      </mrow>
      <mi>s</mi>
    </msubsup>
    <mo>=</mo>
    <msubsup>
      <mi>g</mi>
      <mrow>
        <mi>m</mi>
        <mi>a</mi>
        <mi>x</mi>
        <mo>,</mo>
        <mi>C</mi>
        <mi>a</mi>
        <mi>L</mi>
      </mrow>
      <mi>s</mi>
    </msubsup>
    <mo>⋅</mo>
    <mi>m</mi>
    <mo>⋅</mo>
    <mfrac>
      <mrow>
        <mn>0.001</mn>
        <mo>⋅</mo>
        <mi>g</mi>
        <mi>h</mi>
        <mi>k</mi>
        <mo stretchy="false" form="prefix">(</mo>
        <mi>V</mi>
        <mo>,</mo>
        <mo stretchy="false" form="prefix">[</mo>
        <mi>C</mi>
        <msup>
          <mi>a</mi>
          <mrow>
            <mn>2</mn>
            <mo>+</mo>
          </mrow>
        </msup>
        <msub>
          <mo stretchy="false" form="postfix">]</mo>
          <mrow>
            <mi>i</mi>
            <mi>n</mi>
          </mrow>
        </msub>
        <mo>,</mo>
        <mo stretchy="false" form="prefix">[</mo>
        <mi>C</mi>
        <msup>
          <mi>a</mi>
          <mrow>
            <mn>2</mn>
            <mo>+</mo>
          </mrow>
        </msup>
        <msub>
          <mo stretchy="false" form="postfix">]</mo>
          <mrow>
            <mi>o</mi>
            <mi>u</mi>
            <mi>t</mi>
          </mrow>
        </msub>
        <mo stretchy="false" form="postfix">)</mo>
      </mrow>
      <mrow>
        <mn>0.001</mn>
        <mo>+</mo>
        <mo stretchy="false" form="prefix">[</mo>
        <mi>C</mi>
        <msup>
          <mi>a</mi>
          <mrow>
            <mn>2</mn>
            <mo>+</mo>
          </mrow>
        </msup>
        <msub>
          <mo stretchy="false" form="postfix">]</mo>
          <mrow>
            <mi>i</mi>
            <mi>n</mi>
          </mrow>
        </msub>
      </mrow>
    </mfrac>
  </mrow>
</math>
</file>

<file path=Formula-124/content.xml><?xml version="1.0" encoding="utf-8"?>
<math xmlns="http://www.w3.org/1998/Math/MathML" display="block">
  <mrow>
    <msub>
      <mi>α</mi>
      <mi>m</mi>
    </msub>
    <mo stretchy="false" form="prefix">(</mo>
    <mi>V</mi>
    <mo stretchy="false" form="postfix">)</mo>
    <mo>=</mo>
    <mfrac>
      <mrow>
        <mo>−</mo>
        <mn>0.275</mn>
        <mo>⋅</mo>
        <mo stretchy="false" form="prefix">(</mo>
        <mi>V</mi>
        <mo>+</mo>
        <mn>27.01</mn>
        <mo stretchy="false" form="postfix">)</mo>
      </mrow>
      <mrow>
        <mi>e</mi>
        <mi>x</mi>
        <mi>p</mi>
        <mo stretchy="false" form="prefix">(</mo>
        <mo>−</mo>
        <mo stretchy="false" form="prefix">(</mo>
        <mi>V</mi>
        <mo>+</mo>
        <mn>27.01</mn>
        <mo stretchy="false" form="postfix">)</mo>
        <mi>/</mi>
        <mn>3.8</mn>
        <mo stretchy="false" form="postfix">)</mo>
        <mo>−</mo>
        <mn>1</mn>
      </mrow>
    </mfrac>
  </mrow>
</math>
</file>

<file path=Formula-125/content.xml><?xml version="1.0" encoding="utf-8"?>
<math xmlns="http://www.w3.org/1998/Math/MathML" display="block">
  <mrow>
    <msub>
      <mi>β</mi>
      <mi>m</mi>
    </msub>
    <mo stretchy="false" form="prefix">(</mo>
    <mi>V</mi>
    <mo stretchy="false" form="postfix">)</mo>
    <mo>=</mo>
    <mn>4.7</mn>
    <mo>⋅</mo>
    <mi>e</mi>
    <mi>x</mi>
    <mi>p</mi>
    <mo stretchy="false" form="prefix">(</mo>
    <mo>−</mo>
    <mo stretchy="false" form="prefix">(</mo>
    <mi>V</mi>
    <mo>+</mo>
    <mn>63.01</mn>
    <mo stretchy="false" form="postfix">)</mo>
    <mi>/</mi>
    <mn>17</mn>
    <mo stretchy="false" form="postfix">)</mo>
  </mrow>
</math>
</file>

<file path=Formula-126/content.xml><?xml version="1.0" encoding="utf-8"?>
<math xmlns="http://www.w3.org/1998/Math/MathML" display="block">
  <mrow>
    <msubsup>
      <mi>I</mi>
      <mrow>
        <mi>C</mi>
        <mi>a</mi>
        <mi>L</mi>
      </mrow>
      <mi>d</mi>
    </msubsup>
    <mo>=</mo>
    <msubsup>
      <mi>g</mi>
      <mrow>
        <mi>m</mi>
        <mi>a</mi>
        <mi>x</mi>
        <mo>,</mo>
        <mi>C</mi>
        <mi>a</mi>
        <mi>L</mi>
      </mrow>
      <mi>d</mi>
    </msubsup>
    <mo>⋅</mo>
    <msup>
      <mi>m</mi>
      <mn>3</mn>
    </msup>
    <mo>⋅</mo>
    <mi>h</mi>
    <mo>⋅</mo>
    <mo stretchy="false" form="prefix">(</mo>
    <mi>V</mi>
    <mo>−</mo>
    <msub>
      <mi>E</mi>
      <mrow>
        <mi>C</mi>
        <mi>a</mi>
      </mrow>
    </msub>
    <mo stretchy="false" form="postfix">)</mo>
  </mrow>
</math>
</file>

<file path=Formula-127/content.xml><?xml version="1.0" encoding="utf-8"?>
<math xmlns="http://www.w3.org/1998/Math/MathML" display="block">
  <mrow>
    <msub>
      <mi>m</mi>
      <mi>∞</mi>
    </msub>
    <mo stretchy="false" form="prefix">(</mo>
    <mi>V</mi>
    <mo stretchy="false" form="postfix">)</mo>
    <mo>=</mo>
    <mfrac>
      <mn>1</mn>
      <mrow>
        <mn>1</mn>
        <mo>+</mo>
        <mi>e</mi>
        <mi>x</mi>
        <mi>p</mi>
        <mo stretchy="false" form="prefix">(</mo>
        <mo>−</mo>
        <mo stretchy="false" form="prefix">(</mo>
        <mi>V</mi>
        <mo>+</mo>
        <mn>37</mn>
        <mo stretchy="false" form="postfix">)</mo>
        <mo stretchy="false" form="postfix">)</mo>
      </mrow>
    </mfrac>
  </mrow>
</math>
</file>

<file path=Formula-128/content.xml><?xml version="1.0" encoding="utf-8"?>
<math xmlns="http://www.w3.org/1998/Math/MathML" display="block">
  <mrow>
    <msub>
      <mi>h</mi>
      <mi>∞</mi>
    </msub>
    <mo stretchy="false" form="prefix">(</mo>
    <mi>V</mi>
    <mo stretchy="false" form="postfix">)</mo>
    <mo>=</mo>
    <mfrac>
      <mn>1</mn>
      <mrow>
        <mn>1</mn>
        <mo>+</mo>
        <mi>e</mi>
        <mi>x</mi>
        <mi>p</mi>
        <mo stretchy="false" form="prefix">(</mo>
        <mo stretchy="false" form="prefix">(</mo>
        <mi>V</mi>
        <mo>+</mo>
        <mn>41</mn>
        <mo stretchy="false" form="postfix">)</mo>
        <mi>/</mi>
        <mn>0.5</mn>
        <mo stretchy="false" form="postfix">)</mo>
      </mrow>
    </mfrac>
  </mrow>
</math>
</file>

<file path=Formula-129/content.xml><?xml version="1.0" encoding="utf-8"?>
<math xmlns="http://www.w3.org/1998/Math/MathML" display="inline">
  <msub>
    <mi>τ</mi>
    <mi>m</mi>
  </msub>
</math>
</file>

<file path=Formula-13/content.xml><?xml version="1.0" encoding="utf-8"?>
<math xmlns="http://www.w3.org/1998/Math/MathML" display="block">
  <mrow>
    <msub>
      <mi>p</mi>
      <mrow>
        <mi>s</mi>
        <mi>p</mi>
      </mrow>
    </msub>
    <mo>=</mo>
    <mi>S</mi>
    <mo>⋅</mo>
    <msubsup>
      <mo>∫</mo>
      <mi>t</mi>
      <mrow>
        <mi>t</mi>
        <mo>+</mo>
        <mi>Δ</mi>
        <mi>t</mi>
      </mrow>
    </msubsup>
    <mi>f</mi>
    <mo stretchy="false" form="prefix">(</mo>
    <mn>2</mn>
    <mi>π</mi>
    <mi>t</mi>
    <mi>ω</mi>
    <mo stretchy="false" form="postfix">)</mo>
    <mn>2</mn>
    <mi>π</mi>
    <mi>ω</mi>
    <mi>d</mi>
    <mi>t</mi>
  </mrow>
</math>
</file>

<file path=Formula-130/content.xml><?xml version="1.0" encoding="utf-8"?>
<math xmlns="http://www.w3.org/1998/Math/MathML" display="inline">
  <msub>
    <mi>τ</mi>
    <mi>h</mi>
  </msub>
</math>
</file>

<file path=Formula-131/content.xml><?xml version="1.0" encoding="utf-8"?>
<math xmlns="http://www.w3.org/1998/Math/MathML" display="block">
  <mrow>
    <msub>
      <mi>I</mi>
      <mrow>
        <mi>C</mi>
        <mi>a</mi>
        <mi>T</mi>
      </mrow>
    </msub>
    <mo>=</mo>
    <msub>
      <mi>g</mi>
      <mrow>
        <mi>m</mi>
        <mi>a</mi>
        <mi>x</mi>
        <mo>,</mo>
        <mi>C</mi>
        <mi>a</mi>
        <mi>T</mi>
      </mrow>
    </msub>
    <mo>⋅</mo>
    <msup>
      <mi>m</mi>
      <mn>2</mn>
    </msup>
    <mo>⋅</mo>
    <mi>h</mi>
    <mo>⋅</mo>
    <mfrac>
      <mrow>
        <mn>0.001</mn>
        <mo>⋅</mo>
        <mi>g</mi>
        <mi>h</mi>
        <mi>k</mi>
        <mo stretchy="false" form="prefix">(</mo>
        <mi>V</mi>
        <mo>,</mo>
        <mo stretchy="false" form="prefix">[</mo>
        <mi>C</mi>
        <msup>
          <mi>a</mi>
          <mrow>
            <mn>2</mn>
            <mo>+</mo>
          </mrow>
        </msup>
        <msub>
          <mo stretchy="false" form="postfix">]</mo>
          <mrow>
            <mi>i</mi>
            <mi>n</mi>
          </mrow>
        </msub>
        <mo>,</mo>
        <mo stretchy="false" form="prefix">[</mo>
        <mi>C</mi>
        <msup>
          <mi>a</mi>
          <mrow>
            <mn>2</mn>
            <mo>+</mo>
          </mrow>
        </msup>
        <msub>
          <mo stretchy="false" form="postfix">]</mo>
          <mrow>
            <mi>o</mi>
            <mi>u</mi>
            <mi>t</mi>
          </mrow>
        </msub>
        <mo stretchy="false" form="postfix">)</mo>
      </mrow>
      <mrow>
        <mn>0.001</mn>
        <mo>+</mo>
        <mo stretchy="false" form="prefix">[</mo>
        <mi>C</mi>
        <msup>
          <mi>a</mi>
          <mrow>
            <mn>2</mn>
            <mo>+</mo>
          </mrow>
        </msup>
        <msub>
          <mo stretchy="false" form="postfix">]</mo>
          <mrow>
            <mi>i</mi>
            <mi>n</mi>
          </mrow>
        </msub>
      </mrow>
    </mfrac>
  </mrow>
</math>
</file>

<file path=Formula-132/content.xml><?xml version="1.0" encoding="utf-8"?>
<math xmlns="http://www.w3.org/1998/Math/MathML" display="block">
  <mtable>
    <mtr>
      <mtd columnalign="right">
        <mi>g</mi>
        <mi>h</mi>
        <mi>k</mi>
        <mo stretchy="false" form="prefix">(</mo>
        <mi>V</mi>
        <mo>,</mo>
        <mspace width="0.222em"/>
        <mo stretchy="false" form="prefix">[</mo>
        <mi>C</mi>
        <msup>
          <mi>a</mi>
          <mrow>
            <mn>2</mn>
            <mo>+</mo>
          </mrow>
        </msup>
        <msub>
          <mo stretchy="false" form="postfix">]</mo>
          <mrow>
            <mi>i</mi>
            <mi>n</mi>
          </mrow>
        </msub>
        <mo>,</mo>
        <mspace width="0.222em"/>
        <mo stretchy="false" form="prefix">[</mo>
        <mi>C</mi>
        <msup>
          <mi>a</mi>
          <mrow>
            <mn>2</mn>
            <mo>+</mo>
          </mrow>
        </msup>
        <msub>
          <mo stretchy="false" form="postfix">]</mo>
          <mrow>
            <mi>o</mi>
            <mi>u</mi>
            <mi>t</mi>
          </mrow>
        </msub>
        <mo stretchy="false" form="postfix">)</mo>
        <mo>=</mo>
      </mtd>
    </mtr>
    <mtr>
      <mtd columnalign="right">
        <mo>=</mo>
        <mo>−</mo>
        <mi>x</mi>
        <mo>⋅</mo>
        <mo stretchy="false" form="prefix">(</mo>
        <mn>1</mn>
        <mo>−</mo>
        <mo stretchy="false" form="prefix">[</mo>
        <mi>C</mi>
        <msup>
          <mi>a</mi>
          <mrow>
            <mn>2</mn>
            <mo>+</mo>
          </mrow>
        </msup>
        <msub>
          <mo stretchy="false" form="postfix">]</mo>
          <mrow>
            <mi>o</mi>
            <mi>u</mi>
            <mi>t</mi>
          </mrow>
        </msub>
        <mi>/</mi>
        <mo stretchy="false" form="prefix">[</mo>
        <mi>C</mi>
        <msup>
          <mi>a</mi>
          <mrow>
            <mn>2</mn>
            <mo>+</mo>
          </mrow>
        </msup>
        <msub>
          <mo stretchy="false" form="postfix">]</mo>
          <mrow>
            <mi>i</mi>
            <mi>n</mi>
          </mrow>
        </msub>
        <mo>⋅</mo>
        <mi>e</mi>
        <mi>x</mi>
        <mi>p</mi>
        <mo stretchy="false" form="prefix">(</mo>
        <mi>V</mi>
        <mi>/</mi>
        <mi>x</mi>
        <mo stretchy="false" form="postfix">)</mo>
        <mo stretchy="false" form="postfix">)</mo>
        <mo>⋅</mo>
        <mi>f</mi>
        <mo stretchy="false" form="prefix">(</mo>
        <mi>V</mi>
        <mi>/</mi>
        <mi>x</mi>
        <mo stretchy="false" form="postfix">)</mo>
      </mtd>
    </mtr>
  </mtable>
</math>
</file>

<file path=Formula-133/content.xml><?xml version="1.0" encoding="utf-8"?>
<math xmlns="http://www.w3.org/1998/Math/MathML" display="block">
  <mrow>
    <msub>
      <mi>α</mi>
      <mi>m</mi>
    </msub>
    <mo stretchy="false" form="prefix">(</mo>
    <mi>V</mi>
    <mo stretchy="false" form="postfix">)</mo>
    <mo>=</mo>
    <mo>−</mo>
    <mn>0.196</mn>
    <mo>⋅</mo>
    <mfrac>
      <mrow>
        <mo stretchy="false" form="prefix">(</mo>
        <mi>V</mi>
        <mo>−</mo>
        <mn>19.88</mn>
        <mo stretchy="false" form="postfix">)</mo>
      </mrow>
      <mrow>
        <mi>e</mi>
        <mi>x</mi>
        <mi>p</mi>
        <mo stretchy="false" form="prefix">(</mo>
        <mo>−</mo>
        <mo stretchy="false" form="prefix">(</mo>
        <mi>V</mi>
        <mo>−</mo>
        <mn>19.88</mn>
        <mo stretchy="false" form="postfix">)</mo>
        <mi>/</mi>
        <mn>10</mn>
        <mo stretchy="false" form="postfix">)</mo>
        <mo>−</mo>
        <mn>1</mn>
      </mrow>
    </mfrac>
  </mrow>
</math>
</file>

<file path=Formula-134/content.xml><?xml version="1.0" encoding="utf-8"?>
<math xmlns="http://www.w3.org/1998/Math/MathML" display="block">
  <mrow>
    <msub>
      <mi>β</mi>
      <mi>m</mi>
    </msub>
    <mo stretchy="false" form="prefix">(</mo>
    <mi>V</mi>
    <mo stretchy="false" form="postfix">)</mo>
    <mo>=</mo>
    <mn>0.046</mn>
    <mo>⋅</mo>
    <mi>e</mi>
    <mi>x</mi>
    <mi>p</mi>
    <mo stretchy="false" form="prefix">(</mo>
    <mo>−</mo>
    <mo stretchy="false" form="prefix">(</mo>
    <mi>V</mi>
    <mi>/</mi>
    <mn>22.73</mn>
    <mo stretchy="false" form="postfix">)</mo>
    <mo stretchy="false" form="postfix">)</mo>
  </mrow>
</math>
</file>

<file path=Formula-135/content.xml><?xml version="1.0" encoding="utf-8"?>
<math xmlns="http://www.w3.org/1998/Math/MathML" display="block">
  <mrow>
    <msub>
      <mi>α</mi>
      <mi>h</mi>
    </msub>
    <mo stretchy="false" form="prefix">(</mo>
    <mi>V</mi>
    <mo stretchy="false" form="postfix">)</mo>
    <mo>=</mo>
    <mn>0.00011</mn>
    <mo>⋅</mo>
    <mi>e</mi>
    <mi>x</mi>
    <mi>p</mi>
    <mo stretchy="false" form="prefix">(</mo>
    <mo>−</mo>
    <mo stretchy="false" form="prefix">(</mo>
    <mi>V</mi>
    <mo>+</mo>
    <mn>57</mn>
    <mo stretchy="false" form="postfix">)</mo>
    <mi>/</mi>
    <mn>19</mn>
    <mo stretchy="false" form="postfix">)</mo>
  </mrow>
</math>
</file>

<file path=Formula-136/content.xml><?xml version="1.0" encoding="utf-8"?>
<math xmlns="http://www.w3.org/1998/Math/MathML" display="block">
  <mrow>
    <msub>
      <mi>β</mi>
      <mi>h</mi>
    </msub>
    <mo stretchy="false" form="prefix">(</mo>
    <mi>V</mi>
    <mo stretchy="false" form="postfix">)</mo>
    <mo>=</mo>
    <mfrac>
      <mn>0.68</mn>
      <mrow>
        <mi>e</mi>
        <mi>x</mi>
        <mi>p</mi>
        <mo stretchy="false" form="prefix">(</mo>
        <mo>−</mo>
        <mo stretchy="false" form="prefix">(</mo>
        <mi>V</mi>
        <mo>−</mo>
        <mn>15</mn>
        <mo stretchy="false" form="postfix">)</mo>
        <mi>/</mi>
        <mn>10</mn>
        <mo stretchy="false" form="postfix">)</mo>
        <mo>+</mo>
        <mn>1</mn>
      </mrow>
    </mfrac>
  </mrow>
</math>
</file>

<file path=Formula-137/content.xml><?xml version="1.0" encoding="utf-8"?>
<math xmlns="http://www.w3.org/1998/Math/MathML" display="inline">
  <mrow>
    <mo stretchy="false" form="prefix">[</mo>
    <mi>C</mi>
    <msup>
      <mi>a</mi>
      <mrow>
        <mn>2</mn>
        <mo>+</mo>
      </mrow>
    </msup>
    <msub>
      <mo stretchy="false" form="postfix">]</mo>
      <mrow>
        <mi>i</mi>
        <mi>n</mi>
      </mrow>
    </msub>
  </mrow>
</math>
</file>

<file path=Formula-138/content.xml><?xml version="1.0" encoding="utf-8"?>
<math xmlns="http://www.w3.org/1998/Math/MathML" display="inline">
  <mrow>
    <mo stretchy="false" form="prefix">[</mo>
    <mi>C</mi>
    <msup>
      <mi>a</mi>
      <mrow>
        <mn>2</mn>
        <mo>+</mo>
      </mrow>
    </msup>
    <msub>
      <mo stretchy="false" form="postfix">]</mo>
      <mrow>
        <mi>o</mi>
        <mi>u</mi>
        <mi>t</mi>
      </mrow>
    </msub>
  </mrow>
</math>
</file>

<file path=Formula-139/content.xml><?xml version="1.0" encoding="utf-8"?>
<math xmlns="http://www.w3.org/1998/Math/MathML" display="block">
  <mrow>
    <msub>
      <mi>I</mi>
      <mrow>
        <mi>C</mi>
        <mi>a</mi>
        <mi>R</mi>
      </mrow>
    </msub>
    <mo>=</mo>
    <msub>
      <mi>g</mi>
      <mrow>
        <mi>m</mi>
        <mi>a</mi>
        <mi>x</mi>
        <mo>,</mo>
        <mi>C</mi>
        <mi>a</mi>
        <mi>R</mi>
      </mrow>
    </msub>
    <mo>⋅</mo>
    <msup>
      <mi>m</mi>
      <mn>3</mn>
    </msup>
    <mo>⋅</mo>
    <mi>h</mi>
    <mo>⋅</mo>
    <mo stretchy="false" form="prefix">(</mo>
    <mi>V</mi>
    <mo>−</mo>
    <msub>
      <mi>E</mi>
      <mrow>
        <mi>C</mi>
        <mi>a</mi>
      </mrow>
    </msub>
    <mo stretchy="false" form="postfix">)</mo>
  </mrow>
</math>
</file>

<file path=Formula-14/content.xml><?xml version="1.0" encoding="utf-8"?>
<math xmlns="http://www.w3.org/1998/Math/MathML" display="inline">
  <mi>S</mi>
</math>
</file>

<file path=Formula-140/content.xml><?xml version="1.0" encoding="utf-8"?>
<math xmlns="http://www.w3.org/1998/Math/MathML" display="inline">
  <mrow>
    <mi>α</mi>
    <mo stretchy="false" form="prefix">(</mo>
    <mi>V</mi>
    <mo stretchy="false" form="postfix">)</mo>
  </mrow>
</math>
</file>

<file path=Formula-141/content.xml><?xml version="1.0" encoding="utf-8"?>
<math xmlns="http://www.w3.org/1998/Math/MathML" display="inline">
  <mrow>
    <mi>β</mi>
    <mo stretchy="false" form="prefix">(</mo>
    <mi>V</mi>
    <mo stretchy="false" form="postfix">)</mo>
  </mrow>
</math>
</file>

<file path=Formula-142/content.xml><?xml version="1.0" encoding="utf-8"?>
<math xmlns="http://www.w3.org/1998/Math/MathML" display="inline">
  <mi>τ</mi>
</math>
</file>

<file path=Formula-143/content.xml><?xml version="1.0" encoding="utf-8"?>
<math xmlns="http://www.w3.org/1998/Math/MathML" display="inline">
  <msub>
    <mi>τ</mi>
    <mi>m</mi>
  </msub>
</math>
</file>

<file path=Formula-144/content.xml><?xml version="1.0" encoding="utf-8"?>
<math xmlns="http://www.w3.org/1998/Math/MathML" display="inline">
  <msub>
    <mi>τ</mi>
    <mi>h</mi>
  </msub>
</math>
</file>

<file path=Formula-145/content.xml><?xml version="1.0" encoding="utf-8"?>
<math xmlns="http://www.w3.org/1998/Math/MathML" display="inline">
  <msub>
    <mi>τ</mi>
    <mi>m</mi>
  </msub>
</math>
</file>

<file path=Formula-146/content.xml><?xml version="1.0" encoding="utf-8"?>
<math xmlns="http://www.w3.org/1998/Math/MathML" display="inline">
  <msub>
    <mi>τ</mi>
    <mi>h</mi>
  </msub>
</math>
</file>

<file path=Formula-147/content.xml><?xml version="1.0" encoding="utf-8"?>
<math xmlns="http://www.w3.org/1998/Math/MathML" display="inline">
  <mrow>
    <mi>α</mi>
    <mo stretchy="false" form="prefix">(</mo>
    <mi>V</mi>
    <mo stretchy="false" form="postfix">)</mo>
  </mrow>
</math>
</file>

<file path=Formula-148/content.xml><?xml version="1.0" encoding="utf-8"?>
<math xmlns="http://www.w3.org/1998/Math/MathML" display="inline">
  <mrow>
    <mi>β</mi>
    <mo stretchy="false" form="prefix">(</mo>
    <mi>V</mi>
    <mo stretchy="false" form="postfix">)</mo>
  </mrow>
</math>
</file>

<file path=Formula-149/content.xml><?xml version="1.0" encoding="utf-8"?>
<math xmlns="http://www.w3.org/1998/Math/MathML" display="block">
  <mrow>
    <msub>
      <mi>m</mi>
      <mi>∞</mi>
    </msub>
    <mo stretchy="false" form="prefix">(</mo>
    <mi>V</mi>
    <mo stretchy="false" form="postfix">)</mo>
    <mo>=</mo>
    <mfrac>
      <mn>1</mn>
      <mrow>
        <mn>1</mn>
        <mo>+</mo>
        <mi>e</mi>
        <mi>x</mi>
        <mi>p</mi>
        <mo stretchy="false" form="prefix">(</mo>
        <mo>−</mo>
        <mo stretchy="false" form="prefix">(</mo>
        <mi>V</mi>
        <mo>+</mo>
        <mn>48.5</mn>
        <mo stretchy="false" form="postfix">)</mo>
        <mi>/</mi>
        <mn>3</mn>
        <mo stretchy="false" form="postfix">)</mo>
      </mrow>
    </mfrac>
  </mrow>
</math>
</file>

<file path=Formula-15/content.xml><?xml version="1.0" encoding="utf-8"?>
<math xmlns="http://www.w3.org/1998/Math/MathML" display="inline">
  <mi>μ</mi>
</math>
</file>

<file path=Formula-150/content.xml><?xml version="1.0" encoding="utf-8"?>
<math xmlns="http://www.w3.org/1998/Math/MathML" display="block">
  <mrow>
    <msub>
      <mi>h</mi>
      <mi>∞</mi>
    </msub>
    <mo stretchy="false" form="prefix">(</mo>
    <mi>V</mi>
    <mo stretchy="false" form="postfix">)</mo>
    <mo>=</mo>
    <mfrac>
      <mn>1</mn>
      <mrow>
        <mn>1</mn>
        <mo>+</mo>
        <mi>e</mi>
        <mi>x</mi>
        <mi>p</mi>
        <mo stretchy="false" form="prefix">(</mo>
        <mi>V</mi>
        <mo>+</mo>
        <mn>53</mn>
        <mo stretchy="false" form="postfix">)</mo>
      </mrow>
    </mfrac>
  </mrow>
</math>
</file>

<file path=Formula-151/content.xml><?xml version="1.0" encoding="utf-8"?>
<math xmlns="http://www.w3.org/1998/Math/MathML" display="block">
  <mrow>
    <msub>
      <mi>m</mi>
      <mi>∞</mi>
    </msub>
    <mo stretchy="false" form="prefix">(</mo>
    <mi>V</mi>
    <mo stretchy="false" form="postfix">)</mo>
    <mo>=</mo>
    <mfrac>
      <mn>1</mn>
      <mrow>
        <mn>1</mn>
        <mo>+</mo>
        <mi>e</mi>
        <mi>x</mi>
        <mi>p</mi>
        <mo stretchy="false" form="prefix">(</mo>
        <mo>−</mo>
        <mo stretchy="false" form="prefix">(</mo>
        <mi>V</mi>
        <mo>+</mo>
        <mn>60</mn>
        <mo stretchy="false" form="postfix">)</mo>
        <mi>/</mi>
        <mn>3</mn>
        <mo stretchy="false" form="postfix">)</mo>
      </mrow>
    </mfrac>
  </mrow>
</math>
</file>

<file path=Formula-152/content.xml><?xml version="1.0" encoding="utf-8"?>
<math xmlns="http://www.w3.org/1998/Math/MathML" display="block">
  <mrow>
    <msub>
      <mi>h</mi>
      <mi>∞</mi>
    </msub>
    <mo stretchy="false" form="prefix">(</mo>
    <mi>V</mi>
    <mo stretchy="false" form="postfix">)</mo>
    <mo>=</mo>
    <mfrac>
      <mn>1</mn>
      <mrow>
        <mn>1</mn>
        <mo>+</mo>
        <mi>e</mi>
        <mi>x</mi>
        <mi>p</mi>
        <mo stretchy="false" form="prefix">(</mo>
        <mi>V</mi>
        <mo>+</mo>
        <mn>62</mn>
        <mo stretchy="false" form="postfix">)</mo>
      </mrow>
    </mfrac>
  </mrow>
</math>
</file>

<file path=Formula-153/content.xml><?xml version="1.0" encoding="utf-8"?>
<math xmlns="http://www.w3.org/1998/Math/MathML" display="inline">
  <mrow>
    <mi>C</mi>
    <msup>
      <mi>a</mi>
      <mrow>
        <mn>2</mn>
        <mo>+</mo>
      </mrow>
    </msup>
  </mrow>
</math>
</file>

<file path=Formula-154/content.xml><?xml version="1.0" encoding="utf-8"?>
<math xmlns="http://www.w3.org/1998/Math/MathML" display="block">
  <mrow>
    <mi>C</mi>
    <msub>
      <mi>a</mi>
      <mrow>
        <mi>i</mi>
        <mi>n</mi>
        <mi>p</mi>
        <mi>u</mi>
        <mi>t</mi>
        <mi>f</mi>
        <mi>l</mi>
        <mi>o</mi>
        <mi>w</mi>
      </mrow>
    </msub>
    <mo>=</mo>
    <mrow>
      <mo stretchy="true" form="prefix">{</mo>
      <mtable>
        <mtr>
          <mtd>
            <mfrac>
              <mrow>
                <mo>−</mo>
                <msub>
                  <mi>f</mi>
                  <mi>e</mi>
                </msub>
                <mo>⋅</mo>
                <msub>
                  <mi>I</mi>
                  <mrow>
                    <mi>C</mi>
                    <mi>a</mi>
                    <mo>,</mo>
                    <mi>s</mi>
                    <mi>u</mi>
                    <mi>m</mi>
                  </mrow>
                </msub>
              </mrow>
              <mrow>
                <mn>0.2</mn>
                <mo>⋅</mo>
                <mi>F</mi>
              </mrow>
            </mfrac>
            <mo>,</mo>
          </mtd>
          <mtd>
            <mi>i</mi>
            <mi>f</mi>
            <mspace width="0.222em"/>
            <mi>C</mi>
            <msub>
              <mi>a</mi>
              <mrow>
                <mi>i</mi>
                <mi>n</mi>
                <mi>p</mi>
                <mi>u</mi>
                <mi>t</mi>
                <mi>f</mi>
                <mi>l</mi>
                <mi>o</mi>
                <mi>w</mi>
              </mrow>
            </msub>
            <mo>&gt;</mo>
            <mn>0</mn>
          </mtd>
        </mtr>
        <mtr>
          <mtd>
            <mn>0</mn>
            <mo>,</mo>
          </mtd>
          <mtd>
            <mspace width="0.222em"/>
            <mi>o</mi>
            <mi>t</mi>
            <mi>h</mi>
            <mi>e</mi>
            <mi>r</mi>
            <mi>w</mi>
            <mi>i</mi>
            <mi>s</mi>
            <mi>e</mi>
            <mspace width="0.222em"/>
          </mtd>
        </mtr>
      </mtable>
    </mrow>
  </mrow>
</math>
</file>

<file path=Formula-155/content.xml><?xml version="1.0" encoding="utf-8"?>
<math xmlns="http://www.w3.org/1998/Math/MathML" display="block">
  <mrow>
    <mfrac>
      <mrow>
        <mi>d</mi>
        <mo stretchy="false" form="prefix">[</mo>
        <mi>C</mi>
        <msup>
          <mi>a</mi>
          <mrow>
            <mn>2</mn>
            <mo>+</mo>
          </mrow>
        </msup>
        <msub>
          <mo stretchy="false" form="postfix">]</mo>
          <mrow>
            <mi>i</mi>
            <mi>n</mi>
          </mrow>
        </msub>
      </mrow>
      <mrow>
        <mi>d</mi>
        <mi>t</mi>
      </mrow>
    </mfrac>
    <mo>=</mo>
    <mi>C</mi>
    <msub>
      <mi>a</mi>
      <mrow>
        <mi>i</mi>
        <mi>n</mi>
        <mi>p</mi>
        <mi>u</mi>
        <mi>t</mi>
        <mi>f</mi>
        <mi>l</mi>
        <mi>o</mi>
        <mi>w</mi>
      </mrow>
    </msub>
    <mo>+</mo>
    <mfrac>
      <mrow>
        <mo stretchy="false" form="prefix">[</mo>
        <mi>C</mi>
        <msup>
          <mi>a</mi>
          <mrow>
            <mn>2</mn>
            <mo>+</mo>
          </mrow>
        </msup>
        <msub>
          <mo stretchy="false" form="postfix">]</mo>
          <mn>0</mn>
        </msub>
        <mo>−</mo>
        <mo stretchy="false" form="prefix">[</mo>
        <mi>C</mi>
        <msup>
          <mi>a</mi>
          <mrow>
            <mn>2</mn>
            <mo>+</mo>
          </mrow>
        </msup>
        <msub>
          <mo stretchy="false" form="postfix">]</mo>
          <mrow>
            <mi>i</mi>
            <mi>n</mi>
          </mrow>
        </msub>
      </mrow>
      <msub>
        <mi>τ</mi>
        <mrow>
          <mi>C</mi>
          <mi>a</mi>
        </mrow>
      </msub>
    </mfrac>
  </mrow>
</math>
</file>

<file path=Formula-156/content.xml><?xml version="1.0" encoding="utf-8"?>
<math xmlns="http://www.w3.org/1998/Math/MathML" display="inline">
  <mrow>
    <mo stretchy="false" form="prefix">[</mo>
    <mi>C</mi>
    <msup>
      <mi>a</mi>
      <mrow>
        <mn>2</mn>
        <mo>+</mo>
      </mrow>
    </msup>
    <msub>
      <mo stretchy="false" form="postfix">]</mo>
      <mn>0</mn>
    </msub>
    <mo>=</mo>
    <msup>
      <mn>10</mn>
      <mrow>
        <mo>−</mo>
        <mn>4</mn>
      </mrow>
    </msup>
    <mspace width="0.222em"/>
    <mi>m</mi>
    <mi>M</mi>
    <mo>,</mo>
    <mspace width="0.222em"/>
    <msub>
      <mi>τ</mi>
      <mrow>
        <mi>C</mi>
        <mi>a</mi>
      </mrow>
    </msub>
    <mo>=</mo>
    <mn>1400</mn>
    <mspace width="0.222em"/>
    <mi>m</mi>
    <mi>s</mi>
  </mrow>
</math>
</file>

<file path=Formula-157/content.xml><?xml version="1.0" encoding="utf-8"?>
<math xmlns="http://www.w3.org/1998/Math/MathML" display="block">
  <mtable>
    <mtr>
      <mtd columnalign="right">
        <mi>C</mi>
        <mfrac>
          <mrow>
            <mi>d</mi>
            <mi>V</mi>
          </mrow>
          <mrow>
            <mi>d</mi>
            <mi>t</mi>
          </mrow>
        </mfrac>
        <mo>=</mo>
        <mo>−</mo>
        <msub>
          <mi>I</mi>
          <mi>L</mi>
        </msub>
        <mo>−</mo>
        <msub>
          <mi>I</mi>
          <mrow>
            <mi>N</mi>
            <mi>a</mi>
          </mrow>
        </msub>
        <mo>−</mo>
        <msub>
          <mi>I</mi>
          <mrow>
            <mi>K</mi>
            <mi>d</mi>
            <mi>r</mi>
          </mrow>
        </msub>
        <mo>−</mo>
        <msub>
          <mi>I</mi>
          <mi>A</mi>
        </msub>
        <mo>−</mo>
        <msub>
          <mi>I</mi>
          <mrow>
            <mi>C</mi>
            <mi>a</mi>
            <mi>L</mi>
          </mrow>
        </msub>
        <mo>−</mo>
        <msub>
          <mi>I</mi>
          <mrow>
            <mi>C</mi>
            <mi>a</mi>
            <mi>N</mi>
          </mrow>
        </msub>
        <mo>−</mo>
      </mtd>
    </mtr>
    <mtr>
      <mtd columnalign="right">
        <mo>−</mo>
        <msub>
          <mi>I</mi>
          <mrow>
            <mi>A</mi>
            <mi>H</mi>
            <mi>P</mi>
          </mrow>
        </msub>
        <mo>−</mo>
        <msub>
          <mi>I</mi>
          <mi>C</mi>
        </msub>
        <mo>−</mo>
        <msub>
          <mi>I</mi>
          <mrow>
            <mi>s</mi>
            <mi>y</mi>
            <mi>n</mi>
          </mrow>
        </msub>
        <mo>+</mo>
        <msub>
          <mi>I</mi>
          <mrow>
            <mi>e</mi>
            <mi>x</mi>
            <mi>t</mi>
          </mrow>
        </msub>
      </mtd>
    </mtr>
  </mtable>
</math>
</file>

<file path=Formula-158/content.xml><?xml version="1.0" encoding="utf-8"?>
<math xmlns="http://www.w3.org/1998/Math/MathML" display="block">
  <mrow>
    <msub>
      <mi>I</mi>
      <mrow>
        <mi>N</mi>
        <mi>a</mi>
      </mrow>
    </msub>
    <mo>=</mo>
    <msub>
      <mi>g</mi>
      <mrow>
        <mi>m</mi>
        <mi>a</mi>
        <mi>x</mi>
        <mo>,</mo>
        <mi>N</mi>
        <mi>a</mi>
      </mrow>
    </msub>
    <mo>⋅</mo>
    <msup>
      <mi>m</mi>
      <mn>3</mn>
    </msup>
    <mo>⋅</mo>
    <mi>h</mi>
    <mo>⋅</mo>
    <mo stretchy="false" form="prefix">(</mo>
    <mi>V</mi>
    <mo>−</mo>
    <msub>
      <mi>E</mi>
      <mrow>
        <mi>N</mi>
        <mi>a</mi>
      </mrow>
    </msub>
    <mo stretchy="false" form="postfix">)</mo>
  </mrow>
</math>
</file>

<file path=Formula-159/content.xml><?xml version="1.0" encoding="utf-8"?>
<math xmlns="http://www.w3.org/1998/Math/MathML" display="block">
  <mrow>
    <msub>
      <mi>I</mi>
      <mrow>
        <mi>K</mi>
        <mi>d</mi>
        <mi>r</mi>
      </mrow>
    </msub>
    <mo>=</mo>
    <msub>
      <mi>g</mi>
      <mrow>
        <mi>m</mi>
        <mi>a</mi>
        <mi>x</mi>
        <mo>,</mo>
        <mi>K</mi>
        <mi>d</mi>
        <mi>r</mi>
      </mrow>
    </msub>
    <mo>⋅</mo>
    <msup>
      <mi>n</mi>
      <mn>4</mn>
    </msup>
    <mo>⋅</mo>
    <mo stretchy="false" form="prefix">(</mo>
    <mi>V</mi>
    <mo>−</mo>
    <msub>
      <mi>E</mi>
      <mi>K</mi>
    </msub>
    <mo stretchy="false" form="postfix">)</mo>
  </mrow>
</math>
</file>

<file path=Formula-16/content.xml><?xml version="1.0" encoding="utf-8"?>
<math xmlns="http://www.w3.org/1998/Math/MathML" display="inline">
  <mi>ω</mi>
</math>
</file>

<file path=Formula-160/content.xml><?xml version="1.0" encoding="utf-8"?>
<math xmlns="http://www.w3.org/1998/Math/MathML" display="block">
  <mrow>
    <msub>
      <mi>α</mi>
      <mi>n</mi>
    </msub>
    <mo>=</mo>
    <mfrac>
      <mrow>
        <mo>−</mo>
        <mn>0.07</mn>
        <mo>⋅</mo>
        <mo stretchy="false" form="prefix">(</mo>
        <mi>V</mi>
        <mo>−</mo>
        <mn>47</mn>
        <mo stretchy="false" form="postfix">)</mo>
      </mrow>
      <mrow>
        <mn>1</mn>
        <mo>−</mo>
        <mi>e</mi>
        <mi>x</mi>
        <mi>p</mi>
        <mo stretchy="false" form="prefix">(</mo>
        <mo stretchy="false" form="prefix">(</mo>
        <mi>V</mi>
        <mo>−</mo>
        <mn>47</mn>
        <mo stretchy="false" form="postfix">)</mo>
        <mi>/</mi>
        <mo>−</mo>
        <mn>6</mn>
        <mo stretchy="false" form="postfix">)</mo>
      </mrow>
    </mfrac>
    <mo>,</mo>
    <mspace width="0.222em"/>
    <mspace width="0.222em"/>
    <msub>
      <mi>β</mi>
      <mi>n</mi>
    </msub>
    <mo>=</mo>
    <mn>0.264</mn>
    <mo>⋅</mo>
    <mi>e</mi>
    <mi>x</mi>
    <mi>p</mi>
    <mo stretchy="false" form="prefix">(</mo>
    <mo stretchy="false" form="prefix">(</mo>
    <mi>V</mi>
    <mo>−</mo>
    <mn>22</mn>
    <mo stretchy="false" form="postfix">)</mo>
    <mi>/</mi>
    <mn>4</mn>
    <mo stretchy="false" form="postfix">)</mo>
  </mrow>
</math>
</file>

<file path=Formula-161/content.xml><?xml version="1.0" encoding="utf-8"?>
<math xmlns="http://www.w3.org/1998/Math/MathML" display="block">
  <mrow>
    <msub>
      <mi>I</mi>
      <mrow>
        <mi>C</mi>
        <mi>a</mi>
        <mi>N</mi>
      </mrow>
    </msub>
    <mo>=</mo>
    <msub>
      <mi>g</mi>
      <mrow>
        <mi>m</mi>
        <mi>a</mi>
        <mi>x</mi>
        <mo>,</mo>
        <mi>C</mi>
        <mi>a</mi>
        <mi>N</mi>
      </mrow>
    </msub>
    <mo>⋅</mo>
    <msup>
      <mi>c</mi>
      <mn>2</mn>
    </msup>
    <mo>⋅</mo>
    <mi>d</mi>
    <mo>⋅</mo>
    <mo stretchy="false" form="prefix">(</mo>
    <mi>V</mi>
    <mo>−</mo>
    <msub>
      <mi>E</mi>
      <mrow>
        <mi>C</mi>
        <mi>a</mi>
      </mrow>
    </msub>
    <mo stretchy="false" form="postfix">)</mo>
  </mrow>
</math>
</file>

<file path=Formula-162/content.xml><?xml version="1.0" encoding="utf-8"?>
<math xmlns="http://www.w3.org/1998/Math/MathML" display="block">
  <mrow>
    <msub>
      <mi>α</mi>
      <mi>c</mi>
    </msub>
    <mo stretchy="false" form="prefix">(</mo>
    <mi>V</mi>
    <mo stretchy="false" form="postfix">)</mo>
    <mo>=</mo>
    <mfrac>
      <mrow>
        <mn>0.19</mn>
        <mo>⋅</mo>
        <mo stretchy="false" form="prefix">(</mo>
        <mn>19.88</mn>
        <mo>−</mo>
        <mi>V</mi>
        <mo stretchy="false" form="postfix">)</mo>
      </mrow>
      <mrow>
        <mi>e</mi>
        <mi>x</mi>
        <mi>p</mi>
        <mo stretchy="false" form="prefix">(</mo>
        <mn>0.1</mn>
        <mo>⋅</mo>
        <mo stretchy="false" form="prefix">(</mo>
        <mn>19.88</mn>
        <mo>−</mo>
        <mi>V</mi>
        <mo stretchy="false" form="postfix">)</mo>
        <mo stretchy="false" form="postfix">)</mo>
        <mo>−</mo>
        <mn>1</mn>
      </mrow>
    </mfrac>
    <mo>,</mo>
    <mspace width="0.222em"/>
    <msub>
      <mi>β</mi>
      <mi>c</mi>
    </msub>
    <mo stretchy="false" form="prefix">(</mo>
    <mi>V</mi>
    <mo stretchy="false" form="postfix">)</mo>
    <mo>=</mo>
    <mn>0.046</mn>
    <mo>⋅</mo>
    <mi>e</mi>
    <mi>x</mi>
    <mi>p</mi>
    <mo stretchy="false" form="prefix">(</mo>
    <mo>−</mo>
    <mi>V</mi>
    <mi>/</mi>
    <mn>20.73</mn>
    <mo stretchy="false" form="postfix">)</mo>
  </mrow>
</math>
</file>

<file path=Formula-163/content.xml><?xml version="1.0" encoding="utf-8"?>
<math xmlns="http://www.w3.org/1998/Math/MathML" display="block">
  <mrow>
    <msub>
      <mi>α</mi>
      <mi>d</mi>
    </msub>
    <mo>=</mo>
    <mn>1.6</mn>
    <mo>⋅</mo>
    <msup>
      <mn>10</mn>
      <mrow>
        <mo>−</mo>
        <mn>4</mn>
      </mrow>
    </msup>
    <mo>⋅</mo>
    <mi>e</mi>
    <mi>x</mi>
    <mi>p</mi>
    <mo stretchy="false" form="prefix">(</mo>
    <mo>−</mo>
    <mi>V</mi>
    <mi>/</mi>
    <mn>48.4</mn>
    <mo stretchy="false" form="postfix">)</mo>
    <mo>,</mo>
    <mspace width="0.222em"/>
    <msub>
      <mi>β</mi>
      <mi>d</mi>
    </msub>
    <mo>=</mo>
    <mfrac>
      <mn>1</mn>
      <mrow>
        <mn>1</mn>
        <mo>+</mo>
        <mi>e</mi>
        <mi>x</mi>
        <mi>p</mi>
        <mo stretchy="false" form="prefix">(</mo>
        <mn>0.1</mn>
        <mo>⋅</mo>
        <mo stretchy="false" form="prefix">(</mo>
        <mn>39</mn>
        <mo>−</mo>
        <mi>V</mi>
        <mo stretchy="false" form="postfix">)</mo>
        <mo stretchy="false" form="postfix">)</mo>
      </mrow>
    </mfrac>
  </mrow>
</math>
</file>

<file path=Formula-164/content.xml><?xml version="1.0" encoding="utf-8"?>
<math xmlns="http://www.w3.org/1998/Math/MathML" display="block">
  <mrow>
    <msub>
      <mi>I</mi>
      <mrow>
        <mi>A</mi>
        <mi>H</mi>
        <mi>P</mi>
      </mrow>
    </msub>
    <mo>=</mo>
    <msub>
      <mi>g</mi>
      <mrow>
        <mi>m</mi>
        <mi>a</mi>
        <mi>x</mi>
        <mo>,</mo>
        <mi>A</mi>
        <mi>H</mi>
        <mi>P</mi>
      </mrow>
    </msub>
    <mo>⋅</mo>
    <msup>
      <mi>q</mi>
      <mn>2</mn>
    </msup>
    <mo>⋅</mo>
    <mo stretchy="false" form="prefix">(</mo>
    <mi>V</mi>
    <mo>−</mo>
    <msub>
      <mi>E</mi>
      <mi>K</mi>
    </msub>
    <mo stretchy="false" form="postfix">)</mo>
  </mrow>
</math>
</file>

<file path=Formula-165/content.xml><?xml version="1.0" encoding="utf-8"?>
<math xmlns="http://www.w3.org/1998/Math/MathML" display="block">
  <mrow>
    <msub>
      <mi>α</mi>
      <mi>q</mi>
    </msub>
    <mo stretchy="false" form="prefix">(</mo>
    <mi>V</mi>
    <mo stretchy="false" form="postfix">)</mo>
    <mo>=</mo>
    <mfrac>
      <mn>0.00246</mn>
      <mrow>
        <mi>e</mi>
        <mi>x</mi>
        <mi>p</mi>
        <mo stretchy="false" form="prefix">(</mo>
        <mo stretchy="false" form="prefix">(</mo>
        <mn>12</mn>
        <mo>⋅</mo>
        <mi>l</mi>
        <mi>o</mi>
        <msub>
          <mi>g</mi>
          <mn>10</mn>
        </msub>
        <mo stretchy="false" form="prefix">(</mo>
        <mo stretchy="false" form="prefix">[</mo>
        <mi>C</mi>
        <msup>
          <mi>a</mi>
          <mrow>
            <mn>2</mn>
            <mo>+</mo>
          </mrow>
        </msup>
        <msub>
          <mo stretchy="false" form="postfix">]</mo>
          <mrow>
            <mi>i</mi>
            <mi>n</mi>
          </mrow>
        </msub>
        <mo stretchy="false" form="postfix">)</mo>
        <mo>+</mo>
        <mn>28.48</mn>
        <mo stretchy="false" form="postfix">)</mo>
        <mi>/</mi>
        <mo>−</mo>
        <mn>4.5</mn>
        <mo stretchy="false" form="postfix">)</mo>
      </mrow>
    </mfrac>
  </mrow>
</math>
</file>

<file path=Formula-166/content.xml><?xml version="1.0" encoding="utf-8"?>
<math xmlns="http://www.w3.org/1998/Math/MathML" display="block">
  <mrow>
    <msub>
      <mi>β</mi>
      <mi>q</mi>
    </msub>
    <mo stretchy="false" form="prefix">(</mo>
    <mi>V</mi>
    <mo stretchy="false" form="postfix">)</mo>
    <mo>=</mo>
    <mfrac>
      <mn>0.006</mn>
      <mrow>
        <mi>e</mi>
        <mi>x</mi>
        <mi>p</mi>
        <mo stretchy="false" form="prefix">(</mo>
        <mo stretchy="false" form="prefix">(</mo>
        <mn>12</mn>
        <mo>⋅</mo>
        <mi>l</mi>
        <mi>o</mi>
        <msub>
          <mi>g</mi>
          <mn>10</mn>
        </msub>
        <mo stretchy="false" form="prefix">(</mo>
        <mo stretchy="false" form="prefix">[</mo>
        <mi>C</mi>
        <msup>
          <mi>a</mi>
          <mrow>
            <mn>2</mn>
            <mo>+</mo>
          </mrow>
        </msup>
        <msub>
          <mo stretchy="false" form="postfix">]</mo>
          <mrow>
            <mi>i</mi>
            <mi>n</mi>
          </mrow>
        </msub>
        <mo stretchy="false" form="postfix">)</mo>
        <mo>+</mo>
        <mn>60.4</mn>
        <mo stretchy="false" form="postfix">)</mo>
        <mi>/</mi>
        <mn>35</mn>
        <mo stretchy="false" form="postfix">)</mo>
      </mrow>
    </mfrac>
  </mrow>
</math>
</file>

<file path=Formula-167/content.xml><?xml version="1.0" encoding="utf-8"?>
<math xmlns="http://www.w3.org/1998/Math/MathML" display="block">
  <mrow>
    <mfrac>
      <mrow>
        <mi>d</mi>
        <mo stretchy="false" form="prefix">[</mo>
        <mi>C</mi>
        <msup>
          <mi>a</mi>
          <mrow>
            <mn>2</mn>
            <mo>+</mo>
          </mrow>
        </msup>
        <msub>
          <mo stretchy="false" form="postfix">]</mo>
          <mrow>
            <mi>i</mi>
            <mi>n</mi>
          </mrow>
        </msub>
      </mrow>
      <mrow>
        <mi>d</mi>
        <mi>t</mi>
      </mrow>
    </mfrac>
    <mo>=</mo>
    <mi>B</mi>
    <munder>
      <mo>∑</mo>
      <mrow>
        <mi>T</mi>
        <mo>,</mo>
        <mi>N</mi>
        <mo>,</mo>
        <mi>L</mi>
      </mrow>
    </munder>
    <msub>
      <mi>I</mi>
      <mrow>
        <mi>C</mi>
        <mi>a</mi>
      </mrow>
    </msub>
    <mo>−</mo>
    <mfrac>
      <mrow>
        <mo stretchy="false" form="prefix">[</mo>
        <mi>C</mi>
        <msup>
          <mi>a</mi>
          <mrow>
            <mn>2</mn>
            <mo>+</mo>
          </mrow>
        </msup>
        <msub>
          <mo stretchy="false" form="postfix">]</mo>
          <mrow>
            <mi>i</mi>
            <mi>n</mi>
          </mrow>
        </msub>
        <mo>−</mo>
        <mo stretchy="false" form="prefix">[</mo>
        <mi>C</mi>
        <msup>
          <mi>a</mi>
          <mrow>
            <mn>2</mn>
            <mo>+</mo>
          </mrow>
        </msup>
        <msub>
          <mo stretchy="false" form="postfix">]</mo>
          <mn>0</mn>
        </msub>
      </mrow>
      <msub>
        <mi>τ</mi>
        <mrow>
          <mi>C</mi>
          <mi>a</mi>
        </mrow>
      </msub>
    </mfrac>
  </mrow>
</math>
</file>

<file path=Formula-168/content.xml><?xml version="1.0" encoding="utf-8"?>
<math xmlns="http://www.w3.org/1998/Math/MathML" display="block">
  <mrow>
    <mi>B</mi>
    <mo>=</mo>
    <mn>5.2</mn>
    <mo>⋅</mo>
    <msup>
      <mn>10</mn>
      <mrow>
        <mo>−</mo>
        <mn>6</mn>
      </mrow>
    </msup>
    <mi>/</mi>
    <mo stretchy="false" form="prefix">(</mo>
    <mi>A</mi>
    <mo>⋅</mo>
    <mi>d</mi>
    <mo stretchy="false" form="postfix">)</mo>
  </mrow>
</math>
</file>

<file path=Formula-169/content.xml><?xml version="1.0" encoding="utf-8"?>
<math xmlns="http://www.w3.org/1998/Math/MathML" display="inline">
  <mi>μ</mi>
</math>
</file>

<file path=Formula-17/content.xml><?xml version="1.0" encoding="utf-8"?>
<math xmlns="http://www.w3.org/1998/Math/MathML" display="inline">
  <mrow>
    <mi>R</mi>
    <mo>=</mo>
    <mn>0</mn>
  </mrow>
</math>
</file>

<file path=Formula-170/content.xml><?xml version="1.0" encoding="utf-8"?>
<math xmlns="http://www.w3.org/1998/Math/MathML" display="inline">
  <mrow>
    <msub>
      <mi>τ</mi>
      <mrow>
        <mi>C</mi>
        <mi>a</mi>
      </mrow>
    </msub>
    <mo>=</mo>
    <mn>10</mn>
  </mrow>
</math>
</file>

<file path=Formula-171/content.xml><?xml version="1.0" encoding="utf-8"?>
<math xmlns="http://www.w3.org/1998/Math/MathML" display="inline">
  <mi>μ</mi>
</math>
</file>

<file path=Formula-172/content.xml><?xml version="1.0" encoding="utf-8"?>
<math xmlns="http://www.w3.org/1998/Math/MathML" display="block">
  <mrow>
    <msub>
      <mi>I</mi>
      <mi>C</mi>
    </msub>
    <mo>=</mo>
    <msub>
      <mi>g</mi>
      <mrow>
        <mi>m</mi>
        <mi>a</mi>
        <mi>x</mi>
        <mo>,</mo>
        <mi>c</mi>
      </mrow>
    </msub>
    <mo>⋅</mo>
    <mi>o</mi>
    <mo>⋅</mo>
    <mo stretchy="false" form="prefix">(</mo>
    <mi>V</mi>
    <mo>−</mo>
    <msub>
      <mi>E</mi>
      <mi>K</mi>
    </msub>
    <mo stretchy="false" form="postfix">)</mo>
  </mrow>
</math>
</file>

<file path=Formula-173/content.xml><?xml version="1.0" encoding="utf-8"?>
<math xmlns="http://www.w3.org/1998/Math/MathML" display="block">
  <mrow>
    <msub>
      <mi>α</mi>
      <mi>o</mi>
    </msub>
    <mo>=</mo>
    <mfrac>
      <mrow>
        <mn>0.28</mn>
        <mo>⋅</mo>
        <mo stretchy="false" form="prefix">[</mo>
        <mi>C</mi>
        <msup>
          <mi>a</mi>
          <mrow>
            <mn>2</mn>
            <mo>+</mo>
          </mrow>
        </msup>
        <msub>
          <mo stretchy="false" form="postfix">]</mo>
          <mrow>
            <mi>i</mi>
            <mi>n</mi>
          </mrow>
        </msub>
      </mrow>
      <mrow>
        <mo stretchy="false" form="prefix">[</mo>
        <mi>C</mi>
        <msup>
          <mi>a</mi>
          <mrow>
            <mn>2</mn>
            <mo>+</mo>
          </mrow>
        </msup>
        <msub>
          <mo stretchy="false" form="postfix">]</mo>
          <mrow>
            <mi>i</mi>
            <mi>n</mi>
          </mrow>
        </msub>
        <mo>+</mo>
        <mn>0.00048</mn>
        <mo>⋅</mo>
        <mi>e</mi>
        <mi>x</mi>
        <mi>p</mi>
        <mo stretchy="false" form="prefix">(</mo>
        <mo>−</mo>
        <mn>1.68</mn>
        <mo>⋅</mo>
        <mi>F</mi>
        <mo>⋅</mo>
        <mi>V</mi>
        <mi>/</mi>
        <mo stretchy="false" form="prefix">(</mo>
        <mi>R</mi>
        <mo>⋅</mo>
        <mi>T</mi>
        <mo stretchy="false" form="postfix">)</mo>
        <mo stretchy="false" form="postfix">)</mo>
      </mrow>
    </mfrac>
  </mrow>
</math>
</file>

<file path=Formula-174/content.xml><?xml version="1.0" encoding="utf-8"?>
<math xmlns="http://www.w3.org/1998/Math/MathML" display="block">
  <mrow>
    <msub>
      <mi>β</mi>
      <mi>o</mi>
    </msub>
    <mo>=</mo>
    <mfrac>
      <mn>0.48</mn>
      <mrow>
        <mn>1</mn>
        <mo>+</mo>
        <mo stretchy="false" form="prefix">[</mo>
        <mi>C</mi>
        <msup>
          <mi>a</mi>
          <mrow>
            <mn>2</mn>
            <mo>+</mo>
          </mrow>
        </msup>
        <msub>
          <mo stretchy="false" form="postfix">]</mo>
          <mrow>
            <mi>i</mi>
            <mi>n</mi>
          </mrow>
        </msub>
        <mi>/</mi>
        <mo stretchy="false" form="prefix">(</mo>
        <mn>0.13</mn>
        <mo>⋅</mo>
        <msup>
          <mn>10</mn>
          <mrow>
            <mo>−</mo>
            <mn>6</mn>
          </mrow>
        </msup>
        <mo>⋅</mo>
        <mi>e</mi>
        <mi>x</mi>
        <mi>p</mi>
        <mo stretchy="false" form="prefix">(</mo>
        <mo>−</mo>
        <mn>2</mn>
        <mo>⋅</mo>
        <mi>F</mi>
        <mo>⋅</mo>
        <mi>V</mi>
        <mi>/</mi>
        <mo stretchy="false" form="prefix">(</mo>
        <mi>R</mi>
        <mo>⋅</mo>
        <mi>T</mi>
        <mo stretchy="false" form="postfix">)</mo>
        <mo stretchy="false" form="postfix">)</mo>
        <mo stretchy="false" form="postfix">)</mo>
        <mo stretchy="false" form="postfix">)</mo>
      </mrow>
    </mfrac>
  </mrow>
</math>
</file>

<file path=Formula-175/content.xml><?xml version="1.0" encoding="utf-8"?>
<math xmlns="http://www.w3.org/1998/Math/MathML" display="block">
  <mrow>
    <msub>
      <mi>I</mi>
      <mi>A</mi>
    </msub>
    <mo>=</mo>
    <msub>
      <mi>g</mi>
      <mrow>
        <mi>m</mi>
        <mi>a</mi>
        <mi>x</mi>
        <mo>,</mo>
        <mi>A</mi>
      </mrow>
    </msub>
    <mo>⋅</mo>
    <mi>a</mi>
    <mo>⋅</mo>
    <mi>b</mi>
    <mo>⋅</mo>
    <mo stretchy="false" form="prefix">(</mo>
    <mi>V</mi>
    <mo>−</mo>
    <msub>
      <mi>E</mi>
      <mi>K</mi>
    </msub>
    <mo stretchy="false" form="postfix">)</mo>
  </mrow>
</math>
</file>

<file path=Formula-176/content.xml><?xml version="1.0" encoding="utf-8"?>
<math xmlns="http://www.w3.org/1998/Math/MathML" display="block">
  <mrow>
    <msub>
      <mi>α</mi>
      <mi>a</mi>
    </msub>
    <mo>=</mo>
    <mfrac>
      <mrow>
        <mn>0.02</mn>
        <mo>⋅</mo>
        <mo stretchy="false" form="prefix">(</mo>
        <mn>13.1</mn>
        <mo>−</mo>
        <mi>V</mi>
        <mo stretchy="false" form="postfix">)</mo>
      </mrow>
      <mrow>
        <mi>e</mi>
        <mi>x</mi>
        <mi>p</mi>
        <mo stretchy="false" form="prefix">(</mo>
        <mfrac>
          <mrow>
            <mn>13.1</mn>
            <mo>−</mo>
            <mi>V</mi>
          </mrow>
          <mn>10</mn>
        </mfrac>
        <mo stretchy="false" form="postfix">)</mo>
        <mo>−</mo>
        <mn>1</mn>
      </mrow>
    </mfrac>
    <mo>,</mo>
    <mspace width="0.222em"/>
    <msub>
      <mi>β</mi>
      <mi>a</mi>
    </msub>
    <mo>=</mo>
    <mfrac>
      <mrow>
        <mn>0.0175</mn>
        <mo>⋅</mo>
        <mo stretchy="false" form="prefix">(</mo>
        <mi>V</mi>
        <mo>−</mo>
        <mn>40.1</mn>
        <mo stretchy="false" form="postfix">)</mo>
      </mrow>
      <mrow>
        <mi>e</mi>
        <mi>x</mi>
        <mi>p</mi>
        <mo stretchy="false" form="prefix">(</mo>
        <mfrac>
          <mrow>
            <mi>V</mi>
            <mo>−</mo>
            <mn>40.1</mn>
          </mrow>
          <mn>10</mn>
        </mfrac>
        <mo stretchy="false" form="postfix">)</mo>
        <mo>−</mo>
        <mn>1</mn>
      </mrow>
    </mfrac>
  </mrow>
</math>
</file>

<file path=Formula-177/content.xml><?xml version="1.0" encoding="utf-8"?>
<math xmlns="http://www.w3.org/1998/Math/MathML" display="block">
  <mrow>
    <msub>
      <mi>α</mi>
      <mi>b</mi>
    </msub>
    <mo>=</mo>
    <mn>0.0016</mn>
    <mo>⋅</mo>
    <mi>e</mi>
    <mi>x</mi>
    <mi>p</mi>
    <mo minsize="1.8" maxsize="1.8" stretchy="false" form="prefix">(</mo>
    <mfrac>
      <mrow>
        <mi>V</mi>
        <mo>+</mo>
        <mn>13</mn>
      </mrow>
      <mrow>
        <mo>−</mo>
        <mn>18</mn>
      </mrow>
    </mfrac>
    <mo minsize="1.8" maxsize="1.8" stretchy="false" form="postfix">)</mo>
    <mo>,</mo>
    <mspace width="0.222em"/>
    <msub>
      <mi>β</mi>
      <mi>b</mi>
    </msub>
    <mo>=</mo>
    <mfrac>
      <mn>0.05</mn>
      <mrow>
        <mn>1</mn>
        <mo>+</mo>
        <mi>e</mi>
        <mi>x</mi>
        <mi>p</mi>
        <mo stretchy="false" form="prefix">(</mo>
        <mfrac>
          <mrow>
            <mn>10.1</mn>
            <mo>−</mo>
            <mi>V</mi>
          </mrow>
          <mn>5</mn>
        </mfrac>
        <mo stretchy="false" form="postfix">)</mo>
      </mrow>
    </mfrac>
  </mrow>
</math>
</file>

<file path=Formula-178/content.xml><?xml version="1.0" encoding="utf-8"?>
<math xmlns="http://www.w3.org/1998/Math/MathML" display="block">
  <mrow>
    <msub>
      <mi>I</mi>
      <mrow>
        <mi>C</mi>
        <mi>a</mi>
        <mi>L</mi>
      </mrow>
    </msub>
    <mo>=</mo>
    <msub>
      <mi>g</mi>
      <mrow>
        <mi>m</mi>
        <mi>a</mi>
        <mi>x</mi>
        <mo>,</mo>
        <mi>C</mi>
        <mi>a</mi>
        <mi>L</mi>
      </mrow>
    </msub>
    <mo>⋅</mo>
    <msubsup>
      <mi>s</mi>
      <mi>∞</mi>
      <mn>2</mn>
    </msubsup>
    <mo>⋅</mo>
    <mi>V</mi>
    <mo>⋅</mo>
    <mfrac>
      <mrow>
        <mn>1</mn>
        <mo>−</mo>
        <mfrac>
          <mrow>
            <mi>e</mi>
            <mi>x</mi>
            <mi>p</mi>
            <mo stretchy="false" form="prefix">(</mo>
            <mn>2</mn>
            <mo>⋅</mo>
            <mi>F</mi>
            <mo>⋅</mo>
            <mi>V</mi>
            <mi>/</mi>
            <mo stretchy="false" form="prefix">(</mo>
            <mi>k</mi>
            <mo>⋅</mo>
            <mi>T</mi>
            <mo stretchy="false" form="postfix">)</mo>
            <mo stretchy="false" form="postfix">)</mo>
            <mo>⋅</mo>
            <mo stretchy="false" form="prefix">[</mo>
            <mi>C</mi>
            <msup>
              <mi>a</mi>
              <mrow>
                <mn>2</mn>
                <mo>+</mo>
              </mrow>
            </msup>
            <msub>
              <mo stretchy="false" form="postfix">]</mo>
              <mrow>
                <mi>i</mi>
                <mi>n</mi>
              </mrow>
            </msub>
          </mrow>
          <mrow>
            <mo stretchy="false" form="prefix">[</mo>
            <mi>C</mi>
            <msup>
              <mi>a</mi>
              <mrow>
                <mn>2</mn>
                <mo>+</mo>
              </mrow>
            </msup>
            <msub>
              <mo stretchy="false" form="postfix">]</mo>
              <mn>0</mn>
            </msub>
          </mrow>
        </mfrac>
      </mrow>
      <mrow>
        <mn>1</mn>
        <mo>−</mo>
        <mi>e</mi>
        <mi>x</mi>
        <mi>p</mi>
        <mo stretchy="false" form="prefix">(</mo>
        <mn>2</mn>
        <mo>⋅</mo>
        <mi>F</mi>
        <mo>⋅</mo>
        <mi>V</mi>
        <mi>/</mi>
        <mo stretchy="false" form="prefix">(</mo>
        <mi>k</mi>
        <mo>⋅</mo>
        <mi>T</mi>
        <mo stretchy="false" form="postfix">)</mo>
        <mo stretchy="false" form="postfix">)</mo>
      </mrow>
    </mfrac>
  </mrow>
</math>
</file>

<file path=Formula-179/content.xml><?xml version="1.0" encoding="utf-8"?>
<math xmlns="http://www.w3.org/1998/Math/MathML" display="block">
  <mrow>
    <msub>
      <mi>α</mi>
      <mi>s</mi>
    </msub>
    <mo stretchy="false" form="prefix">(</mo>
    <mi>V</mi>
    <mo stretchy="false" form="postfix">)</mo>
    <mo>=</mo>
    <mfrac>
      <mrow>
        <mn>15.69</mn>
        <mo>⋅</mo>
        <mo stretchy="false" form="prefix">(</mo>
        <mo>−</mo>
        <mi>V</mi>
        <mo>+</mo>
        <mn>81.5</mn>
        <mo stretchy="false" form="postfix">)</mo>
      </mrow>
      <mrow>
        <mi>e</mi>
        <mi>x</mi>
        <mi>p</mi>
        <mo stretchy="false" form="prefix">(</mo>
        <mfrac>
          <mrow>
            <mo>−</mo>
            <mi>V</mi>
            <mo>+</mo>
            <mn>81.5</mn>
          </mrow>
          <mn>10</mn>
        </mfrac>
        <mo stretchy="false" form="postfix">)</mo>
        <mo>−</mo>
        <mn>1</mn>
      </mrow>
    </mfrac>
    <mo>,</mo>
    <mspace width="0.222em"/>
    <mspace width="0.222em"/>
    <msub>
      <mi>β</mi>
      <mi>s</mi>
    </msub>
    <mo stretchy="false" form="prefix">(</mo>
    <mi>V</mi>
    <mo stretchy="false" form="postfix">)</mo>
    <mo>=</mo>
    <mn>0.29</mn>
    <mo>⋅</mo>
    <mi>e</mi>
    <mi>x</mi>
    <mi>p</mi>
    <mo stretchy="false" form="prefix">(</mo>
    <mo>−</mo>
    <mi>V</mi>
    <mi>/</mi>
    <mn>10.86</mn>
    <mo stretchy="false" form="postfix">)</mo>
  </mrow>
</math>
</file>

<file path=Formula-18/content.xml><?xml version="1.0" encoding="utf-8"?>
<math xmlns="http://www.w3.org/1998/Math/MathML" display="inline">
  <mrow>
    <mi>R</mi>
    <mo>=</mo>
    <mn>1</mn>
  </mrow>
</math>
</file>

<file path=Formula-180/content.xml><?xml version="1.0" encoding="utf-8"?>
<math xmlns="http://www.w3.org/1998/Math/MathML" display="block">
  <mtable>
    <mtr>
      <mtd columnalign="right">
        <mi>C</mi>
        <mfrac>
          <mrow>
            <mi>d</mi>
            <mi>V</mi>
          </mrow>
          <mrow>
            <mi>d</mi>
            <mi>t</mi>
          </mrow>
        </mfrac>
        <mo>=</mo>
        <mo>−</mo>
        <msub>
          <mi>I</mi>
          <mi>L</mi>
        </msub>
        <mo>−</mo>
        <msub>
          <mi>I</mi>
          <mrow>
            <mi>N</mi>
            <mi>a</mi>
          </mrow>
        </msub>
        <mo>−</mo>
        <msub>
          <mi>I</mi>
          <mrow>
            <mi>K</mi>
            <mi>d</mi>
            <mi>r</mi>
          </mrow>
        </msub>
        <mo>−</mo>
        <msub>
          <mi>I</mi>
          <mrow>
            <mi>C</mi>
            <mi>a</mi>
            <mi>L</mi>
          </mrow>
        </msub>
        <mo>−</mo>
        <msub>
          <mi>I</mi>
          <mrow>
            <mi>C</mi>
            <mi>a</mi>
            <mi>N</mi>
          </mrow>
        </msub>
        <mo>−</mo>
        <msub>
          <mi>I</mi>
          <mrow>
            <mi>K</mi>
            <mi>C</mi>
            <mi>a</mi>
            <mi>B</mi>
          </mrow>
        </msub>
        <mo>−</mo>
      </mtd>
    </mtr>
    <mtr>
      <mtd columnalign="right">
        <mo>−</mo>
        <msub>
          <mi>I</mi>
          <mrow>
            <mi>K</mi>
            <mi>C</mi>
            <mi>a</mi>
            <mi>S</mi>
          </mrow>
        </msub>
        <mo>−</mo>
        <msub>
          <mi>I</mi>
          <mrow>
            <mi>K</mi>
            <mi>A</mi>
          </mrow>
        </msub>
        <mo>−</mo>
        <msub>
          <mi>I</mi>
          <mrow>
            <mi>s</mi>
            <mi>y</mi>
            <mi>n</mi>
          </mrow>
        </msub>
        <mo>+</mo>
        <msub>
          <mi>I</mi>
          <mrow>
            <mi>e</mi>
            <mi>x</mi>
            <mi>t</mi>
          </mrow>
        </msub>
      </mtd>
    </mtr>
  </mtable>
</math>
</file>

<file path=Formula-181/content.xml><?xml version="1.0" encoding="utf-8"?>
<math xmlns="http://www.w3.org/1998/Math/MathML" display="block">
  <mrow>
    <msub>
      <mi>I</mi>
      <mrow>
        <mi>N</mi>
        <mi>a</mi>
      </mrow>
    </msub>
    <mo>=</mo>
    <msub>
      <mi>g</mi>
      <mrow>
        <mi>m</mi>
        <mi>a</mi>
        <mi>x</mi>
        <mo>,</mo>
        <mi>N</mi>
        <mi>a</mi>
      </mrow>
    </msub>
    <mo>⋅</mo>
    <msup>
      <mi>m</mi>
      <mn>3</mn>
    </msup>
    <mo>⋅</mo>
    <mi>h</mi>
    <mo>⋅</mo>
    <mo stretchy="false" form="prefix">(</mo>
    <mi>V</mi>
    <mo>−</mo>
    <msub>
      <mi>E</mi>
      <mrow>
        <mi>N</mi>
        <mi>a</mi>
      </mrow>
    </msub>
    <mo stretchy="false" form="postfix">)</mo>
  </mrow>
</math>
</file>

<file path=Formula-182/content.xml><?xml version="1.0" encoding="utf-8"?>
<math xmlns="http://www.w3.org/1998/Math/MathML" display="block">
  <mrow>
    <msub>
      <mi>α</mi>
      <mi>m</mi>
    </msub>
    <mo>=</mo>
    <mfrac>
      <mrow>
        <mo>−</mo>
        <mn>0.3</mn>
        <mo>⋅</mo>
        <mo stretchy="false" form="prefix">(</mo>
        <mi>V</mi>
        <mo>+</mo>
        <mn>43</mn>
        <mo stretchy="false" form="postfix">)</mo>
      </mrow>
      <mrow>
        <mi>e</mi>
        <mi>x</mi>
        <mi>p</mi>
        <mo stretchy="false" form="prefix">(</mo>
        <mo>−</mo>
        <mn>0.2</mn>
        <mo>⋅</mo>
        <mo stretchy="false" form="prefix">(</mo>
        <mi>V</mi>
        <mo>+</mo>
        <mn>43</mn>
        <mo stretchy="false" form="postfix">)</mo>
        <mo stretchy="false" form="postfix">)</mo>
        <mo>−</mo>
        <mn>1</mn>
      </mrow>
    </mfrac>
  </mrow>
</math>
</file>

<file path=Formula-183/content.xml><?xml version="1.0" encoding="utf-8"?>
<math xmlns="http://www.w3.org/1998/Math/MathML" display="block">
  <mrow>
    <msub>
      <mi>β</mi>
      <mi>m</mi>
    </msub>
    <mo>=</mo>
    <mfrac>
      <mrow>
        <mn>0.3</mn>
        <mo>⋅</mo>
        <mo stretchy="false" form="prefix">(</mo>
        <mi>V</mi>
        <mo>+</mo>
        <mn>15</mn>
        <mo stretchy="false" form="postfix">)</mo>
      </mrow>
      <mrow>
        <mi>e</mi>
        <mi>x</mi>
        <mi>p</mi>
        <mo stretchy="false" form="prefix">(</mo>
        <mn>0.2</mn>
        <mo>⋅</mo>
        <mo stretchy="false" form="prefix">(</mo>
        <mi>V</mi>
        <mo>+</mo>
        <mn>15</mn>
        <mo stretchy="false" form="postfix">)</mo>
        <mo stretchy="false" form="postfix">)</mo>
        <mo>−</mo>
        <mn>1</mn>
      </mrow>
    </mfrac>
  </mrow>
</math>
</file>

<file path=Formula-184/content.xml><?xml version="1.0" encoding="utf-8"?>
<math xmlns="http://www.w3.org/1998/Math/MathML" display="block">
  <mrow>
    <msub>
      <mi>α</mi>
      <mi>h</mi>
    </msub>
    <mo>=</mo>
    <mfrac>
      <mn>0.23</mn>
      <mrow>
        <mi>e</mi>
        <mi>x</mi>
        <mi>p</mi>
        <mo stretchy="false" form="prefix">(</mo>
        <mn>0.05</mn>
        <mo>⋅</mo>
        <mo stretchy="false" form="prefix">(</mo>
        <mi>V</mi>
        <mo>+</mo>
        <mn>65</mn>
        <mo stretchy="false" form="postfix">)</mo>
        <mo stretchy="false" form="postfix">)</mo>
      </mrow>
    </mfrac>
  </mrow>
</math>
</file>

<file path=Formula-185/content.xml><?xml version="1.0" encoding="utf-8"?>
<math xmlns="http://www.w3.org/1998/Math/MathML" display="block">
  <mrow>
    <msub>
      <mi>β</mi>
      <mi>h</mi>
    </msub>
    <mo>=</mo>
    <mfrac>
      <mn>3.33</mn>
      <mrow>
        <mi>e</mi>
        <mi>x</mi>
        <mi>p</mi>
        <mo stretchy="false" form="prefix">(</mo>
        <mo>−</mo>
        <mn>0.1</mn>
        <mo>⋅</mo>
        <mo stretchy="false" form="prefix">(</mo>
        <mi>V</mi>
        <mo>+</mo>
        <mn>12.5</mn>
        <mo stretchy="false" form="postfix">)</mo>
        <mo stretchy="false" form="postfix">)</mo>
        <mo>+</mo>
        <mn>1</mn>
      </mrow>
    </mfrac>
  </mrow>
</math>
</file>

<file path=Formula-186/content.xml><?xml version="1.0" encoding="utf-8"?>
<math xmlns="http://www.w3.org/1998/Math/MathML" display="block">
  <mrow>
    <msub>
      <mi>I</mi>
      <mrow>
        <mi>K</mi>
        <mi>d</mi>
        <mi>r</mi>
      </mrow>
    </msub>
    <mo>=</mo>
    <msub>
      <mi>g</mi>
      <mrow>
        <mi>m</mi>
        <mi>a</mi>
        <mi>x</mi>
        <mo>,</mo>
        <mi>K</mi>
        <mi>d</mi>
        <mi>r</mi>
      </mrow>
    </msub>
    <mo>⋅</mo>
    <msup>
      <mi>n</mi>
      <mn>4</mn>
    </msup>
    <mo>⋅</mo>
    <mo stretchy="false" form="prefix">(</mo>
    <mi>V</mi>
    <mo>−</mo>
    <msub>
      <mi>E</mi>
      <mi>K</mi>
    </msub>
    <mo stretchy="false" form="postfix">)</mo>
  </mrow>
</math>
</file>

<file path=Formula-187/content.xml><?xml version="1.0" encoding="utf-8"?>
<math xmlns="http://www.w3.org/1998/Math/MathML" display="block">
  <mrow>
    <msub>
      <mi>α</mi>
      <mi>n</mi>
    </msub>
    <mo>=</mo>
    <mfrac>
      <mrow>
        <mo>−</mo>
        <mn>0.07</mn>
        <mo>⋅</mo>
        <mo stretchy="false" form="prefix">(</mo>
        <mi>V</mi>
        <mo>+</mo>
        <mn>18</mn>
        <mo stretchy="false" form="postfix">)</mo>
      </mrow>
      <mrow>
        <mi>e</mi>
        <mi>x</mi>
        <mi>p</mi>
        <mo stretchy="false" form="prefix">(</mo>
        <mfrac>
          <mrow>
            <mi>V</mi>
            <mo>+</mo>
            <mn>18</mn>
          </mrow>
          <mrow>
            <mo>−</mo>
            <mn>6</mn>
          </mrow>
        </mfrac>
        <mo stretchy="false" form="postfix">)</mo>
        <mo>−</mo>
        <mn>1</mn>
      </mrow>
    </mfrac>
  </mrow>
</math>
</file>

<file path=Formula-188/content.xml><?xml version="1.0" encoding="utf-8"?>
<math xmlns="http://www.w3.org/1998/Math/MathML" display="block">
  <mrow>
    <msub>
      <mi>β</mi>
      <mi>n</mi>
    </msub>
    <mo>=</mo>
    <mn>0.264</mn>
    <mo>⋅</mo>
    <mi>e</mi>
    <mi>x</mi>
    <mi>p</mi>
    <mo minsize="1.8" maxsize="1.8" stretchy="false" form="prefix">(</mo>
    <mfrac>
      <mrow>
        <mi>V</mi>
        <mo>+</mo>
        <mn>43</mn>
      </mrow>
      <mn>40</mn>
    </mfrac>
    <mo minsize="1.8" maxsize="1.8" stretchy="false" form="postfix">)</mo>
  </mrow>
</math>
</file>

<file path=Formula-189/content.xml><?xml version="1.0" encoding="utf-8"?>
<math xmlns="http://www.w3.org/1998/Math/MathML" display="block">
  <mrow>
    <msub>
      <mi>I</mi>
      <mrow>
        <mi>C</mi>
        <mi>a</mi>
        <mi>L</mi>
      </mrow>
    </msub>
    <mo>=</mo>
    <msub>
      <mi>g</mi>
      <mrow>
        <mi>m</mi>
        <mi>a</mi>
        <mi>x</mi>
        <mo>,</mo>
        <mi>C</mi>
        <mi>a</mi>
        <mi>L</mi>
      </mrow>
    </msub>
    <mo>⋅</mo>
    <msup>
      <mi>m</mi>
      <mn>2</mn>
    </msup>
    <mo>⋅</mo>
    <mi>h</mi>
    <mo>⋅</mo>
    <mi>g</mi>
    <mi>h</mi>
    <mi>k</mi>
    <mo stretchy="false" form="prefix">(</mo>
    <mi>V</mi>
    <mo>,</mo>
    <mo stretchy="false" form="prefix">[</mo>
    <mi>C</mi>
    <msub>
      <mi>a</mi>
      <mrow>
        <mn>2</mn>
        <mo>+</mo>
      </mrow>
    </msub>
    <msub>
      <mo stretchy="false" form="postfix">]</mo>
      <mrow>
        <mi>i</mi>
        <mi>n</mi>
      </mrow>
    </msub>
    <mo>,</mo>
    <mo stretchy="false" form="prefix">[</mo>
    <mi>C</mi>
    <msub>
      <mi>a</mi>
      <mrow>
        <mn>2</mn>
        <mo>+</mo>
      </mrow>
    </msub>
    <msub>
      <mo stretchy="false" form="postfix">]</mo>
      <mrow>
        <mi>o</mi>
        <mi>u</mi>
        <mi>t</mi>
      </mrow>
    </msub>
    <mo stretchy="false" form="postfix">)</mo>
  </mrow>
</math>
</file>

<file path=Formula-19/content.xml><?xml version="1.0" encoding="utf-8"?>
<math xmlns="http://www.w3.org/1998/Math/MathML" display="inline">
  <mi>μ</mi>
</math>
</file>

<file path=Formula-190/content.xml><?xml version="1.0" encoding="utf-8"?>
<math xmlns="http://www.w3.org/1998/Math/MathML" display="block">
  <mrow>
    <mi>h</mi>
    <mo>=</mo>
    <mfrac>
      <mn>0.001</mn>
      <mrow>
        <mn>0.001</mn>
        <mo>+</mo>
        <mo stretchy="false" form="prefix">[</mo>
        <mi>C</mi>
        <msup>
          <mi>a</mi>
          <mrow>
            <mn>2</mn>
            <mo>+</mo>
          </mrow>
        </msup>
        <msub>
          <mo stretchy="false" form="postfix">]</mo>
          <mrow>
            <mi>i</mi>
            <mi>n</mi>
          </mrow>
        </msub>
      </mrow>
    </mfrac>
  </mrow>
</math>
</file>

<file path=Formula-191/content.xml><?xml version="1.0" encoding="utf-8"?>
<math xmlns="http://www.w3.org/1998/Math/MathML" display="block">
  <mrow>
    <msub>
      <mi>α</mi>
      <mi>m</mi>
    </msub>
    <mo>=</mo>
    <mfrac>
      <mrow>
        <mn>15.69</mn>
        <mo>⋅</mo>
        <mo stretchy="false" form="prefix">(</mo>
        <mn>81.5</mn>
        <mo>−</mo>
        <mi>V</mi>
        <mo stretchy="false" form="postfix">)</mo>
      </mrow>
      <mrow>
        <mi>e</mi>
        <mi>x</mi>
        <mi>p</mi>
        <mo stretchy="false" form="prefix">(</mo>
        <mn>0.1</mn>
        <mo stretchy="false" form="prefix">(</mo>
        <mn>81.5</mn>
        <mo>−</mo>
        <mi>V</mi>
        <mo stretchy="false" form="postfix">)</mo>
        <mo stretchy="false" form="postfix">)</mo>
        <mo>−</mo>
        <mn>1</mn>
      </mrow>
    </mfrac>
  </mrow>
</math>
</file>

<file path=Formula-192/content.xml><?xml version="1.0" encoding="utf-8"?>
<math xmlns="http://www.w3.org/1998/Math/MathML" display="block">
  <mrow>
    <msub>
      <mi>β</mi>
      <mi>m</mi>
    </msub>
    <mo>=</mo>
    <mn>0.29</mn>
    <mo>⋅</mo>
    <mi>e</mi>
    <mi>x</mi>
    <mi>p</mi>
    <mo minsize="1.8" maxsize="1.8" stretchy="false" form="prefix">(</mo>
    <mfrac>
      <mrow>
        <mo>−</mo>
        <mi>V</mi>
      </mrow>
      <mn>10.86</mn>
    </mfrac>
    <mo minsize="1.8" maxsize="1.8" stretchy="false" form="postfix">)</mo>
  </mrow>
</math>
</file>

<file path=Formula-193/content.xml><?xml version="1.0" encoding="utf-8"?>
<math xmlns="http://www.w3.org/1998/Math/MathML" display="block">
  <mrow>
    <mi>g</mi>
    <mi>h</mi>
    <mi>k</mi>
    <mo>=</mo>
    <mo>−</mo>
    <mi>x</mi>
    <mo>⋅</mo>
    <mo minsize="1.8" maxsize="1.8" stretchy="false" form="prefix">(</mo>
    <mn>1</mn>
    <mo>−</mo>
    <mo minsize="1.8" maxsize="1.8" stretchy="false" form="prefix">(</mo>
    <mfrac>
      <mrow>
        <mo stretchy="false" form="prefix">[</mo>
        <mi>C</mi>
        <msub>
          <mi>a</mi>
          <mrow>
            <mn>2</mn>
            <mo>+</mo>
          </mrow>
        </msub>
        <msub>
          <mo stretchy="false" form="postfix">]</mo>
          <mrow>
            <mi>i</mi>
            <mi>n</mi>
          </mrow>
        </msub>
      </mrow>
      <mrow>
        <mo stretchy="false" form="prefix">[</mo>
        <mi>C</mi>
        <msub>
          <mi>a</mi>
          <mrow>
            <mn>2</mn>
            <mo>+</mo>
          </mrow>
        </msub>
        <msub>
          <mo stretchy="false" form="postfix">]</mo>
          <mrow>
            <mi>o</mi>
            <mi>u</mi>
            <mi>t</mi>
          </mrow>
        </msub>
      </mrow>
    </mfrac>
    <mo minsize="1.8" maxsize="1.8" stretchy="false" form="postfix">)</mo>
    <mo>⋅</mo>
    <mi>e</mi>
    <mi>x</mi>
    <mi>p</mi>
    <mo minsize="1.8" maxsize="1.8" stretchy="false" form="prefix">(</mo>
    <mfrac>
      <mi>V</mi>
      <mi>x</mi>
    </mfrac>
    <mo minsize="1.8" maxsize="1.8" stretchy="false" form="postfix">)</mo>
    <mo minsize="1.8" maxsize="1.8" stretchy="false" form="postfix">)</mo>
    <mfrac>
      <mi>V</mi>
      <mrow>
        <mi>x</mi>
        <mo>⋅</mo>
        <mi>e</mi>
        <mi>x</mi>
        <mi>p</mi>
        <mo stretchy="false" form="prefix">(</mo>
        <mi>V</mi>
        <mi>/</mi>
        <mi>x</mi>
        <mo stretchy="false" form="postfix">)</mo>
        <mo>−</mo>
        <mn>1</mn>
      </mrow>
    </mfrac>
  </mrow>
</math>
</file>

<file path=Formula-194/content.xml><?xml version="1.0" encoding="utf-8"?>
<math xmlns="http://www.w3.org/1998/Math/MathML" display="block">
  <mrow>
    <mi>x</mi>
    <mo>=</mo>
    <mn>0.04259</mn>
    <mo>⋅</mo>
    <mi>T</mi>
  </mrow>
</math>
</file>

<file path=Formula-195/content.xml><?xml version="1.0" encoding="utf-8"?>
<math xmlns="http://www.w3.org/1998/Math/MathML" display="block">
  <mrow>
    <msub>
      <mi>I</mi>
      <mrow>
        <mi>C</mi>
        <mi>a</mi>
        <mi>N</mi>
      </mrow>
    </msub>
    <mo>=</mo>
    <msub>
      <mi>g</mi>
      <mrow>
        <mi>m</mi>
        <mi>a</mi>
        <mi>x</mi>
        <mo>,</mo>
        <mi>C</mi>
        <mi>a</mi>
        <mi>N</mi>
      </mrow>
    </msub>
    <mo>⋅</mo>
    <msup>
      <mi>c</mi>
      <mn>2</mn>
    </msup>
    <mo>⋅</mo>
    <mi>d</mi>
    <mo>⋅</mo>
    <mo stretchy="false" form="prefix">(</mo>
    <mi>V</mi>
    <mo>−</mo>
    <msub>
      <mi>E</mi>
      <mrow>
        <mi>C</mi>
        <mi>a</mi>
      </mrow>
    </msub>
    <mo stretchy="false" form="postfix">)</mo>
  </mrow>
</math>
</file>

<file path=Formula-196/content.xml><?xml version="1.0" encoding="utf-8"?>
<math xmlns="http://www.w3.org/1998/Math/MathML" display="block">
  <mrow>
    <msub>
      <mi>α</mi>
      <mi>c</mi>
    </msub>
    <mo>=</mo>
    <mfrac>
      <mrow>
        <mo>−</mo>
        <mn>0.19</mn>
        <mo>⋅</mo>
        <mo stretchy="false" form="prefix">(</mo>
        <mi>V</mi>
        <mo>−</mo>
        <mn>19.88</mn>
        <mo stretchy="false" form="postfix">)</mo>
      </mrow>
      <mrow>
        <mi>e</mi>
        <mi>x</mi>
        <mi>p</mi>
        <mo stretchy="false" form="prefix">(</mo>
        <mn>0.1</mn>
        <mo stretchy="false" form="prefix">(</mo>
        <mi>V</mi>
        <mo>−</mo>
        <mn>19.88</mn>
        <mo stretchy="false" form="postfix">)</mo>
        <mo stretchy="false" form="postfix">)</mo>
        <mo>−</mo>
        <mn>1</mn>
      </mrow>
    </mfrac>
  </mrow>
</math>
</file>

<file path=Formula-197/content.xml><?xml version="1.0" encoding="utf-8"?>
<math xmlns="http://www.w3.org/1998/Math/MathML" display="block">
  <mrow>
    <msub>
      <mi>β</mi>
      <mi>c</mi>
    </msub>
    <mo>=</mo>
    <mn>0.046</mn>
    <mo>⋅</mo>
    <mi>e</mi>
    <mi>x</mi>
    <mi>p</mi>
    <mo minsize="1.8" maxsize="1.8" stretchy="false" form="prefix">(</mo>
    <mfrac>
      <mrow>
        <mo>−</mo>
        <mi>V</mi>
      </mrow>
      <mn>20.73</mn>
    </mfrac>
    <mo minsize="1.8" maxsize="1.8" stretchy="false" form="postfix">)</mo>
  </mrow>
</math>
</file>

<file path=Formula-198/content.xml><?xml version="1.0" encoding="utf-8"?>
<math xmlns="http://www.w3.org/1998/Math/MathML" display="block">
  <mrow>
    <msub>
      <mi>α</mi>
      <mi>d</mi>
    </msub>
    <mo>=</mo>
    <mn>0.00016</mn>
    <mo>⋅</mo>
    <mi>e</mi>
    <mi>x</mi>
    <mi>p</mi>
    <mo minsize="1.8" maxsize="1.8" stretchy="false" form="prefix">(</mo>
    <mfrac>
      <mrow>
        <mo>−</mo>
        <mi>V</mi>
      </mrow>
      <mn>48.4</mn>
    </mfrac>
    <mo minsize="1.8" maxsize="1.8" stretchy="false" form="postfix">)</mo>
  </mrow>
</math>
</file>

<file path=Formula-199/content.xml><?xml version="1.0" encoding="utf-8"?>
<math xmlns="http://www.w3.org/1998/Math/MathML" display="block">
  <mrow>
    <msub>
      <mi>β</mi>
      <mi>d</mi>
    </msub>
    <mo>=</mo>
    <mfrac>
      <mn>1</mn>
      <mrow>
        <mi>e</mi>
        <mi>x</mi>
        <mi>p</mi>
        <mo stretchy="false" form="prefix">(</mo>
        <mn>0.1</mn>
        <mo>⋅</mo>
        <mo stretchy="false" form="prefix">(</mo>
        <mn>39</mn>
        <mo>−</mo>
        <mi>V</mi>
        <mo stretchy="false" form="postfix">)</mo>
        <mo stretchy="false" form="postfix">)</mo>
        <mo>+</mo>
        <mn>1</mn>
      </mrow>
    </mfrac>
  </mrow>
</math>
</file>

<file path=Formula-2/content.xml><?xml version="1.0" encoding="utf-8"?>
<math xmlns="http://www.w3.org/1998/Math/MathML" display="inline">
  <mi>μ</mi>
</math>
</file>

<file path=Formula-20/content.xml><?xml version="1.0" encoding="utf-8"?>
<math xmlns="http://www.w3.org/1998/Math/MathML" display="inline">
  <mi>S</mi>
</math>
</file>

<file path=Formula-200/content.xml><?xml version="1.0" encoding="utf-8"?>
<math xmlns="http://www.w3.org/1998/Math/MathML" display="block">
  <mrow>
    <msub>
      <mi>I</mi>
      <mrow>
        <mi>K</mi>
        <mi>C</mi>
        <mi>a</mi>
        <mi>B</mi>
      </mrow>
    </msub>
    <mo>=</mo>
    <msub>
      <mi>g</mi>
      <mrow>
        <mi>m</mi>
        <mi>a</mi>
        <mi>x</mi>
        <mo>,</mo>
        <mi>K</mi>
        <mi>C</mi>
        <mi>a</mi>
        <mi>B</mi>
      </mrow>
    </msub>
    <mo>⋅</mo>
    <mi>n</mi>
    <mo>⋅</mo>
    <mo stretchy="false" form="prefix">(</mo>
    <mi>V</mi>
    <mo>−</mo>
    <msub>
      <mi>E</mi>
      <mi>K</mi>
    </msub>
    <mo stretchy="false" form="postfix">)</mo>
  </mrow>
</math>
</file>

<file path=Formula-201/content.xml><?xml version="1.0" encoding="utf-8"?>
<math xmlns="http://www.w3.org/1998/Math/MathML" display="block">
  <mrow>
    <msub>
      <mi>α</mi>
      <mi>n</mi>
    </msub>
    <mo>=</mo>
    <mfrac>
      <mrow>
        <mn>0.28</mn>
        <mo>⋅</mo>
        <mo stretchy="false" form="prefix">[</mo>
        <mi>C</mi>
        <msup>
          <mi>a</mi>
          <mrow>
            <mn>2</mn>
            <mo>+</mo>
          </mrow>
        </msup>
        <msub>
          <mo stretchy="false" form="postfix">]</mo>
          <mrow>
            <mi>i</mi>
            <mi>n</mi>
          </mrow>
        </msub>
      </mrow>
      <mrow>
        <mo stretchy="false" form="prefix">[</mo>
        <mi>C</mi>
        <msup>
          <mi>a</mi>
          <mrow>
            <mn>2</mn>
            <mo>+</mo>
          </mrow>
        </msup>
        <msub>
          <mo stretchy="false" form="postfix">]</mo>
          <mrow>
            <mi>i</mi>
            <mi>n</mi>
          </mrow>
        </msub>
        <mo>+</mo>
        <mn>0.00048</mn>
        <mo>⋅</mo>
        <mi>e</mi>
        <mi>x</mi>
        <mi>p</mi>
        <mo stretchy="false" form="prefix">(</mo>
        <mfrac>
          <mrow>
            <mo>−</mo>
            <mn>1.68</mn>
            <mo>⋅</mo>
            <mi>F</mi>
            <mo>⋅</mo>
            <mi>V</mi>
          </mrow>
          <mrow>
            <mi>R</mi>
            <mo>⋅</mo>
            <mi>T</mi>
          </mrow>
        </mfrac>
        <mo stretchy="false" form="postfix">)</mo>
      </mrow>
    </mfrac>
  </mrow>
</math>
</file>

<file path=Formula-202/content.xml><?xml version="1.0" encoding="utf-8"?>
<math xmlns="http://www.w3.org/1998/Math/MathML" display="block">
  <mrow>
    <msub>
      <mi>β</mi>
      <mi>n</mi>
    </msub>
    <mo>=</mo>
    <mfrac>
      <mn>0.48</mn>
      <mrow>
        <mn>1</mn>
        <mo>+</mo>
        <mn>130000</mn>
        <mo>⋅</mo>
        <mo stretchy="false" form="prefix">[</mo>
        <mi>C</mi>
        <msup>
          <mi>a</mi>
          <mrow>
            <mn>2</mn>
            <mo>+</mo>
          </mrow>
        </msup>
        <msub>
          <mo stretchy="false" form="postfix">]</mo>
          <mrow>
            <mi>i</mi>
            <mi>n</mi>
          </mrow>
        </msub>
        <mo>⋅</mo>
        <mi>e</mi>
        <mi>x</mi>
        <mi>p</mi>
        <mo stretchy="false" form="prefix">(</mo>
        <mfrac>
          <mrow>
            <mn>2</mn>
            <mo>⋅</mo>
            <mi>F</mi>
            <mo>⋅</mo>
            <mi>V</mi>
          </mrow>
          <mrow>
            <mi>R</mi>
            <mo>⋅</mo>
            <mi>T</mi>
          </mrow>
        </mfrac>
        <mo stretchy="false" form="postfix">)</mo>
      </mrow>
    </mfrac>
  </mrow>
</math>
</file>

<file path=Formula-203/content.xml><?xml version="1.0" encoding="utf-8"?>
<math xmlns="http://www.w3.org/1998/Math/MathML" display="block">
  <mrow>
    <msub>
      <mi>I</mi>
      <mrow>
        <mi>K</mi>
        <mi>C</mi>
        <mi>a</mi>
        <mi>S</mi>
      </mrow>
    </msub>
    <mo>=</mo>
    <msub>
      <mi>g</mi>
      <mrow>
        <mi>m</mi>
        <mi>a</mi>
        <mi>x</mi>
        <mo>,</mo>
        <mi>K</mi>
        <mi>C</mi>
        <mi>a</mi>
        <mi>S</mi>
      </mrow>
    </msub>
    <mo>⋅</mo>
    <msup>
      <mi>q</mi>
      <mn>2</mn>
    </msup>
    <mo>⋅</mo>
    <mo stretchy="false" form="prefix">(</mo>
    <mi>V</mi>
    <mo>−</mo>
    <msub>
      <mi>E</mi>
      <mi>K</mi>
    </msub>
    <mo stretchy="false" form="postfix">)</mo>
  </mrow>
</math>
</file>

<file path=Formula-204/content.xml><?xml version="1.0" encoding="utf-8"?>
<math xmlns="http://www.w3.org/1998/Math/MathML" display="block">
  <mrow>
    <msub>
      <mi>α</mi>
      <mi>q</mi>
    </msub>
    <mo>=</mo>
    <msub>
      <mi>q</mi>
      <mn>10</mn>
    </msub>
    <mo>⋅</mo>
    <mn>15</mn>
    <mo>⋅</mo>
    <mo stretchy="false" form="prefix">(</mo>
    <mo stretchy="false" form="prefix">[</mo>
    <mi>C</mi>
    <msup>
      <mi>a</mi>
      <mrow>
        <mn>2</mn>
        <mo>+</mo>
      </mrow>
    </msup>
    <msub>
      <mo stretchy="false" form="postfix">]</mo>
      <mrow>
        <mi>i</mi>
        <mi>n</mi>
      </mrow>
    </msub>
    <msup>
      <mo stretchy="false" form="postfix">)</mo>
      <mn>2</mn>
    </msup>
    <mo>,</mo>
    <mspace width="0.222em"/>
    <msub>
      <mi>β</mi>
      <mi>q</mi>
    </msub>
    <mo>=</mo>
    <msub>
      <mi>q</mi>
      <mn>10</mn>
    </msub>
    <mo>⋅</mo>
    <mn>0.00025</mn>
  </mrow>
</math>
</file>

<file path=Formula-205/content.xml><?xml version="1.0" encoding="utf-8"?>
<math xmlns="http://www.w3.org/1998/Math/MathML" display="block">
  <mrow>
    <mi>q</mi>
    <mn>10</mn>
    <mo>=</mo>
    <msup>
      <mn>3</mn>
      <mrow>
        <mn>0.1</mn>
        <mo>⋅</mo>
        <mo stretchy="false" form="prefix">(</mo>
        <mi>T</mi>
        <mo>−</mo>
        <mn>307</mn>
        <mo stretchy="false" form="postfix">)</mo>
      </mrow>
    </msup>
  </mrow>
</math>
</file>

<file path=Formula-206/content.xml><?xml version="1.0" encoding="utf-8"?>
<math xmlns="http://www.w3.org/1998/Math/MathML" display="block">
  <mrow>
    <msub>
      <mi>I</mi>
      <mrow>
        <mi>K</mi>
        <mi>A</mi>
      </mrow>
    </msub>
    <mo>=</mo>
    <msub>
      <mi>g</mi>
      <mrow>
        <mi>m</mi>
        <mi>a</mi>
        <mi>x</mi>
        <mo>,</mo>
        <mi>K</mi>
        <mi>A</mi>
      </mrow>
    </msub>
    <mo>⋅</mo>
    <mi>n</mi>
    <mo>⋅</mo>
    <mi>l</mi>
    <mo>⋅</mo>
    <mo stretchy="false" form="prefix">(</mo>
    <mi>V</mi>
    <mo>−</mo>
    <msub>
      <mi>E</mi>
      <mi>K</mi>
    </msub>
    <mo stretchy="false" form="postfix">)</mo>
  </mrow>
</math>
</file>

<file path=Formula-207/content.xml><?xml version="1.0" encoding="utf-8"?>
<math xmlns="http://www.w3.org/1998/Math/MathML" display="block">
  <mrow>
    <msub>
      <mi>n</mi>
      <mi>∞</mi>
    </msub>
    <mo>=</mo>
    <mfrac>
      <mn>1</mn>
      <mrow>
        <mn>1</mn>
        <mo>+</mo>
        <mi>e</mi>
        <mi>x</mi>
        <mi>p</mi>
        <mo stretchy="false" form="prefix">(</mo>
        <mo>−</mo>
        <mn>21</mn>
        <mo>⋅</mo>
        <mo stretchy="false" form="prefix">(</mo>
        <mi>V</mi>
        <mo>+</mo>
        <mn>33.6</mn>
        <mo stretchy="false" form="postfix">)</mo>
        <mi>/</mi>
        <mi>T</mi>
        <mo stretchy="false" form="postfix">)</mo>
      </mrow>
    </mfrac>
  </mrow>
</math>
</file>

<file path=Formula-208/content.xml><?xml version="1.0" encoding="utf-8"?>
<math xmlns="http://www.w3.org/1998/Math/MathML" display="block">
  <mrow>
    <msub>
      <mi>τ</mi>
      <mi>n</mi>
    </msub>
    <mo>=</mo>
    <mfrac>
      <mrow>
        <mi>e</mi>
        <mi>x</mi>
        <mi>p</mi>
        <mo stretchy="false" form="prefix">(</mo>
        <mo>−</mo>
        <mn>21</mn>
        <mo>⋅</mo>
        <mo stretchy="false" form="prefix">(</mo>
        <mi>V</mi>
        <mo>+</mo>
        <mn>33.6</mn>
        <mo stretchy="false" form="postfix">)</mo>
        <mi>/</mi>
        <mi>T</mi>
        <mo stretchy="false" form="postfix">)</mo>
      </mrow>
      <mrow>
        <msub>
          <mi>q</mi>
          <mn>10</mn>
        </msub>
        <mo>⋅</mo>
        <mn>0.02</mn>
        <mo>⋅</mo>
        <mo stretchy="false" form="prefix">(</mo>
        <mn>1</mn>
        <mo>+</mo>
        <mi>e</mi>
        <mi>x</mi>
        <mi>p</mi>
        <mo stretchy="false" form="prefix">(</mo>
        <mo>−</mo>
        <mn>21</mn>
        <mo>⋅</mo>
        <mo stretchy="false" form="prefix">(</mo>
        <mi>V</mi>
        <mo>+</mo>
        <mn>33.6</mn>
        <mo stretchy="false" form="postfix">)</mo>
        <mi>/</mi>
        <mi>T</mi>
        <mo stretchy="false" form="postfix">)</mo>
        <mo stretchy="false" form="postfix">)</mo>
      </mrow>
    </mfrac>
  </mrow>
</math>
</file>

<file path=Formula-209/content.xml><?xml version="1.0" encoding="utf-8"?>
<math xmlns="http://www.w3.org/1998/Math/MathML" display="block">
  <mrow>
    <msub>
      <mi>l</mi>
      <mi>∞</mi>
    </msub>
    <mo>=</mo>
    <mfrac>
      <mn>1</mn>
      <mrow>
        <mn>1</mn>
        <mo>+</mo>
        <mi>e</mi>
        <mi>x</mi>
        <mi>p</mi>
        <mo stretchy="false" form="prefix">(</mo>
        <mn>46.41</mn>
        <mo>⋅</mo>
        <mo stretchy="false" form="prefix">(</mo>
        <mi>V</mi>
        <mo>+</mo>
        <mn>83</mn>
        <mo stretchy="false" form="postfix">)</mo>
        <mi>/</mi>
        <mi>T</mi>
        <mo stretchy="false" form="postfix">)</mo>
      </mrow>
    </mfrac>
  </mrow>
</math>
</file>

<file path=Formula-21/content.xml><?xml version="1.0" encoding="utf-8"?>
<math xmlns="http://www.w3.org/1998/Math/MathML" display="block">
  <mrow>
    <msub>
      <mi>p</mi>
      <mrow>
        <mi>g</mi>
        <mi>r</mi>
        <mi>i</mi>
        <mi>d</mi>
      </mrow>
    </msub>
    <mo>=</mo>
    <mi>S</mi>
    <mo>⋅</mo>
    <msub>
      <mi>p</mi>
      <mrow>
        <mi>s</mi>
        <mi>p</mi>
      </mrow>
    </msub>
    <mo stretchy="false" form="prefix">(</mo>
    <msub>
      <mi>ω</mi>
      <mi>θ</mi>
    </msub>
    <mo>,</mo>
    <msub>
      <mi>μ</mi>
      <mi>θ</mi>
    </msub>
    <mo>,</mo>
    <msub>
      <mi>R</mi>
      <mi>θ</mi>
    </msub>
    <mo stretchy="false" form="postfix">)</mo>
    <mo>⋅</mo>
    <msub>
      <mi>p</mi>
      <mrow>
        <mi>s</mi>
        <mi>p</mi>
      </mrow>
    </msub>
    <mo stretchy="false" form="prefix">(</mo>
    <msub>
      <mi>ω</mi>
      <mi>γ</mi>
    </msub>
    <mo>,</mo>
    <msub>
      <mi>μ</mi>
      <mi>γ</mi>
    </msub>
    <mo>,</mo>
    <msub>
      <mi>R</mi>
      <mi>γ</mi>
    </msub>
    <mo stretchy="false" form="postfix">)</mo>
    <mo>⋅</mo>
    <msub>
      <mi>p</mi>
      <mrow>
        <mi>s</mi>
        <mi>p</mi>
      </mrow>
    </msub>
    <mo stretchy="false" form="prefix">(</mo>
    <msub>
      <mi>ω</mi>
      <mrow>
        <mi>g</mi>
        <mi>r</mi>
        <mi>i</mi>
        <mi>d</mi>
      </mrow>
    </msub>
    <mo>,</mo>
    <msub>
      <mi>μ</mi>
      <mrow>
        <mi>g</mi>
        <mi>r</mi>
        <mi>i</mi>
        <mi>d</mi>
      </mrow>
    </msub>
    <mo>,</mo>
    <msub>
      <mi>R</mi>
      <mrow>
        <mi>g</mi>
        <mi>r</mi>
        <mi>i</mi>
        <mi>d</mi>
      </mrow>
    </msub>
    <mo stretchy="false" form="postfix">)</mo>
  </mrow>
</math>
</file>

<file path=Formula-210/content.xml><?xml version="1.0" encoding="utf-8"?>
<math xmlns="http://www.w3.org/1998/Math/MathML" display="block">
  <mrow>
    <msub>
      <mi>τ</mi>
      <mi>l</mi>
    </msub>
    <mo>=</mo>
    <mfrac>
      <mrow>
        <mi>e</mi>
        <mi>x</mi>
        <mi>p</mi>
        <mo stretchy="false" form="prefix">(</mo>
        <mn>46.41</mn>
        <mo>⋅</mo>
        <mo stretchy="false" form="prefix">(</mo>
        <mi>V</mi>
        <mo>+</mo>
        <mn>83</mn>
        <mo stretchy="false" form="postfix">)</mo>
        <mi>/</mi>
        <mi>T</mi>
        <mo stretchy="false" form="postfix">)</mo>
      </mrow>
      <mrow>
        <msub>
          <mi>q</mi>
          <mn>10</mn>
        </msub>
        <mo>⋅</mo>
        <mn>0.08</mn>
        <mo>⋅</mo>
        <mo stretchy="false" form="prefix">(</mo>
        <mn>1</mn>
        <mo>+</mo>
        <mi>e</mi>
        <mi>x</mi>
        <mi>p</mi>
        <mo stretchy="false" form="prefix">(</mo>
        <mn>46.41</mn>
        <mo>⋅</mo>
        <mo stretchy="false" form="prefix">(</mo>
        <mi>V</mi>
        <mo>+</mo>
        <mn>83</mn>
        <mo stretchy="false" form="postfix">)</mo>
        <mi>/</mi>
        <mi>T</mi>
        <mo stretchy="false" form="postfix">)</mo>
        <mo stretchy="false" form="postfix">)</mo>
      </mrow>
    </mfrac>
  </mrow>
</math>
</file>

<file path=Formula-211/content.xml><?xml version="1.0" encoding="utf-8"?>
<math xmlns="http://www.w3.org/1998/Math/MathML" display="block">
  <mrow>
    <mi>q</mi>
    <mn>10</mn>
    <mo>=</mo>
    <msup>
      <mn>3</mn>
      <mrow>
        <mn>0.1</mn>
        <mo>⋅</mo>
        <mo stretchy="false" form="prefix">(</mo>
        <mi>T</mi>
        <mo>−</mo>
        <mn>303</mn>
        <mo stretchy="false" form="postfix">)</mo>
      </mrow>
    </msup>
  </mrow>
</math>
</file>

<file path=Formula-212/content.xml><?xml version="1.0" encoding="utf-8"?>
<math xmlns="http://www.w3.org/1998/Math/MathML" display="block">
  <mtable>
    <mtr>
      <mtd columnalign="right">
        <mi>C</mi>
        <mfrac>
          <mrow>
            <mi>d</mi>
            <mi>V</mi>
          </mrow>
          <mrow>
            <mi>d</mi>
            <mi>t</mi>
          </mrow>
        </mfrac>
        <mo>=</mo>
        <mo>−</mo>
        <msub>
          <mi>I</mi>
          <mi>L</mi>
        </msub>
        <mo>−</mo>
        <msub>
          <mi>I</mi>
          <mrow>
            <mi>N</mi>
            <mi>a</mi>
          </mrow>
        </msub>
        <mo>−</mo>
        <msub>
          <mi>I</mi>
          <mrow>
            <mi>K</mi>
            <mi>d</mi>
            <mi>r</mi>
          </mrow>
        </msub>
        <mo>−</mo>
        <msub>
          <mi>I</mi>
          <mrow>
            <mi>C</mi>
            <mi>a</mi>
            <mi>L</mi>
          </mrow>
        </msub>
        <mo>−</mo>
        <msub>
          <mi>I</mi>
          <mrow>
            <mi>C</mi>
            <mi>a</mi>
            <mi>N</mi>
          </mrow>
        </msub>
        <mo>−</mo>
        <msub>
          <mi>I</mi>
          <mrow>
            <mi>H</mi>
            <mi>C</mi>
            <mi>N</mi>
          </mrow>
        </msub>
        <mo>−</mo>
        <msub>
          <mi>I</mi>
          <mrow>
            <mi>K</mi>
            <mi>C</mi>
            <mi>a</mi>
            <mi>S</mi>
          </mrow>
        </msub>
        <mo>−</mo>
      </mtd>
    </mtr>
    <mtr>
      <mtd columnalign="right">
        <mo>−</mo>
        <msub>
          <mi>I</mi>
          <mrow>
            <mi>K</mi>
            <mi>A</mi>
          </mrow>
        </msub>
        <mo>−</mo>
        <msub>
          <mi>I</mi>
          <mrow>
            <mi>K</mi>
            <mi>C</mi>
            <mi>a</mi>
            <mi>B</mi>
          </mrow>
        </msub>
        <mo>−</mo>
        <msub>
          <mi>I</mi>
          <mrow>
            <mi>K</mi>
            <mi>G</mi>
            <mi>r</mi>
            <mi>o</mi>
            <mi>u</mi>
            <mi>p</mi>
          </mrow>
        </msub>
        <mo>−</mo>
        <msub>
          <mi>I</mi>
          <mrow>
            <mi>s</mi>
            <mi>y</mi>
            <mi>n</mi>
          </mrow>
        </msub>
        <mo>+</mo>
        <msub>
          <mi>I</mi>
          <mrow>
            <mi>e</mi>
            <mi>x</mi>
            <mi>t</mi>
          </mrow>
        </msub>
      </mtd>
    </mtr>
  </mtable>
</math>
</file>

<file path=Formula-213/content.xml><?xml version="1.0" encoding="utf-8"?>
<math xmlns="http://www.w3.org/1998/Math/MathML" display="block">
  <mrow>
    <msub>
      <mi>I</mi>
      <mrow>
        <mi>N</mi>
        <mi>a</mi>
      </mrow>
    </msub>
    <mo>=</mo>
    <msub>
      <mi>g</mi>
      <mrow>
        <mi>m</mi>
        <mi>a</mi>
        <mi>x</mi>
        <mo>,</mo>
        <mi>N</mi>
        <mi>a</mi>
      </mrow>
    </msub>
    <mo>⋅</mo>
    <msup>
      <mi>m</mi>
      <mn>3</mn>
    </msup>
    <mo>⋅</mo>
    <mi>h</mi>
    <mo>⋅</mo>
    <mi>s</mi>
    <mo>⋅</mo>
    <mo stretchy="false" form="prefix">(</mo>
    <mi>V</mi>
    <mo>−</mo>
    <msub>
      <mi>E</mi>
      <mrow>
        <mi>N</mi>
        <mi>a</mi>
      </mrow>
    </msub>
    <mo stretchy="false" form="postfix">)</mo>
  </mrow>
</math>
</file>

<file path=Formula-214/content.xml><?xml version="1.0" encoding="utf-8"?>
<math xmlns="http://www.w3.org/1998/Math/MathML" display="block">
  <mrow>
    <msub>
      <mi>α</mi>
      <mi>m</mi>
    </msub>
    <mo>=</mo>
    <mfrac>
      <mrow>
        <mo>−</mo>
        <mn>0.5</mn>
        <mo>⋅</mo>
        <mo stretchy="false" form="prefix">(</mo>
        <mi>V</mi>
        <mo>+</mo>
        <mn>42</mn>
        <mo stretchy="false" form="postfix">)</mo>
      </mrow>
      <mrow>
        <mi>e</mi>
        <mi>x</mi>
        <mi>p</mi>
        <mo stretchy="false" form="prefix">(</mo>
        <mo>−</mo>
        <mn>0.2</mn>
        <mo>⋅</mo>
        <mo stretchy="false" form="prefix">(</mo>
        <mi>V</mi>
        <mo>+</mo>
        <mn>42</mn>
        <mo stretchy="false" form="postfix">)</mo>
        <mo stretchy="false" form="postfix">)</mo>
        <mo>−</mo>
        <mn>1</mn>
      </mrow>
    </mfrac>
  </mrow>
</math>
</file>

<file path=Formula-215/content.xml><?xml version="1.0" encoding="utf-8"?>
<math xmlns="http://www.w3.org/1998/Math/MathML" display="block">
  <mrow>
    <msub>
      <mi>β</mi>
      <mi>m</mi>
    </msub>
    <mo>=</mo>
    <mfrac>
      <mrow>
        <mn>0.3</mn>
        <mo>⋅</mo>
        <mo stretchy="false" form="prefix">(</mo>
        <mi>V</mi>
        <mo>+</mo>
        <mn>13</mn>
        <mo stretchy="false" form="postfix">)</mo>
      </mrow>
      <mrow>
        <mi>e</mi>
        <mi>x</mi>
        <mi>p</mi>
        <mo stretchy="false" form="prefix">(</mo>
        <mn>0.2</mn>
        <mo>⋅</mo>
        <mo stretchy="false" form="prefix">(</mo>
        <mi>V</mi>
        <mo>+</mo>
        <mn>13</mn>
        <mo stretchy="false" form="postfix">)</mo>
        <mo stretchy="false" form="postfix">)</mo>
        <mo>−</mo>
        <mn>1</mn>
      </mrow>
    </mfrac>
  </mrow>
</math>
</file>

<file path=Formula-216/content.xml><?xml version="1.0" encoding="utf-8"?>
<math xmlns="http://www.w3.org/1998/Math/MathML" display="block">
  <mrow>
    <msub>
      <mi>α</mi>
      <mi>h</mi>
    </msub>
    <mo>=</mo>
    <mfrac>
      <mn>0.6</mn>
      <mrow>
        <mi>e</mi>
        <mi>x</mi>
        <mi>p</mi>
        <mo stretchy="false" form="prefix">(</mo>
        <mn>0.05</mn>
        <mo>⋅</mo>
        <mo stretchy="false" form="prefix">(</mo>
        <mi>V</mi>
        <mo>+</mo>
        <mn>65</mn>
        <mo stretchy="false" form="postfix">)</mo>
        <mo stretchy="false" form="postfix">)</mo>
      </mrow>
    </mfrac>
  </mrow>
</math>
</file>

<file path=Formula-217/content.xml><?xml version="1.0" encoding="utf-8"?>
<math xmlns="http://www.w3.org/1998/Math/MathML" display="block">
  <mrow>
    <msub>
      <mi>β</mi>
      <mi>h</mi>
    </msub>
    <mo>=</mo>
    <mfrac>
      <mn>1.31</mn>
      <mrow>
        <mi>e</mi>
        <mi>x</mi>
        <mi>p</mi>
        <mo stretchy="false" form="prefix">(</mo>
        <mo>−</mo>
        <mn>0.1</mn>
        <mo>⋅</mo>
        <mo stretchy="false" form="prefix">(</mo>
        <mi>V</mi>
        <mo>+</mo>
        <mn>12.5</mn>
        <mo stretchy="false" form="postfix">)</mo>
        <mo stretchy="false" form="postfix">)</mo>
        <mo>+</mo>
        <mn>1</mn>
      </mrow>
    </mfrac>
  </mrow>
</math>
</file>

<file path=Formula-218/content.xml><?xml version="1.0" encoding="utf-8"?>
<math xmlns="http://www.w3.org/1998/Math/MathML" display="block">
  <mrow>
    <msub>
      <mi>α</mi>
      <mi>s</mi>
    </msub>
    <mo>=</mo>
    <mfrac>
      <mn>0.003</mn>
      <mrow>
        <mi>e</mi>
        <mi>x</mi>
        <mi>p</mi>
        <mo stretchy="false" form="prefix">(</mo>
        <mfrac>
          <mrow>
            <mi>V</mi>
            <mo>+</mo>
            <mn>45</mn>
          </mrow>
          <mn>6</mn>
        </mfrac>
        <mo stretchy="false" form="postfix">)</mo>
      </mrow>
    </mfrac>
  </mrow>
</math>
</file>

<file path=Formula-219/content.xml><?xml version="1.0" encoding="utf-8"?>
<math xmlns="http://www.w3.org/1998/Math/MathML" display="block">
  <mrow>
    <msub>
      <mi>β</mi>
      <mi>s</mi>
    </msub>
    <mo>=</mo>
    <mfrac>
      <mn>0.005</mn>
      <mrow>
        <mi>e</mi>
        <mi>x</mi>
        <mi>p</mi>
        <mo stretchy="false" form="prefix">(</mo>
        <mo>−</mo>
        <mn>0.05</mn>
        <mo>⋅</mo>
        <mo stretchy="false" form="prefix">(</mo>
        <mi>V</mi>
        <mo>+</mo>
        <mn>35</mn>
        <mo stretchy="false" form="postfix">)</mo>
        <mo stretchy="false" form="postfix">)</mo>
      </mrow>
    </mfrac>
  </mrow>
</math>
</file>

<file path=Formula-22/content.xml><?xml version="1.0" encoding="utf-8"?>
<math xmlns="http://www.w3.org/1998/Math/MathML" display="block">
  <mrow>
    <msub>
      <mi>p</mi>
      <mrow>
        <mi>g</mi>
        <mi>r</mi>
        <mi>i</mi>
        <mi>d</mi>
      </mrow>
    </msub>
    <mo>=</mo>
    <mi>S</mi>
    <mo>⋅</mo>
    <msub>
      <mi>p</mi>
      <mrow>
        <mi>s</mi>
        <mi>p</mi>
      </mrow>
    </msub>
    <mo stretchy="false" form="prefix">(</mo>
    <msub>
      <mi>ω</mi>
      <mi>θ</mi>
    </msub>
    <mo>,</mo>
    <msub>
      <mi>μ</mi>
      <mi>θ</mi>
    </msub>
    <mo>,</mo>
    <msub>
      <mi>R</mi>
      <mi>θ</mi>
    </msub>
    <mo stretchy="false" form="postfix">)</mo>
    <mo>⋅</mo>
    <msub>
      <mi>p</mi>
      <mrow>
        <mi>s</mi>
        <mi>p</mi>
      </mrow>
    </msub>
    <mo stretchy="false" form="prefix">(</mo>
    <msub>
      <mi>ω</mi>
      <mi>γ</mi>
    </msub>
    <mo>,</mo>
    <msub>
      <mi>μ</mi>
      <mi>γ</mi>
    </msub>
    <mo>,</mo>
    <msub>
      <mi>R</mi>
      <mi>γ</mi>
    </msub>
    <mo stretchy="false" form="postfix">)</mo>
    <mo>⋅</mo>
    <mfrac>
      <mrow>
        <mi>e</mi>
        <mi>x</mi>
        <mi>p</mi>
        <mo minsize="1.8" maxsize="1.8" stretchy="false" form="prefix">(</mo>
        <mfrac>
          <mrow>
            <mo>−</mo>
            <mo stretchy="false" form="prefix">(</mo>
            <mi>t</mi>
            <mo>−</mo>
            <msub>
              <mi>t</mi>
              <mrow>
                <mi>p</mi>
                <mi>l</mi>
                <mi>a</mi>
                <mi>c</mi>
                <mi>e</mi>
              </mrow>
            </msub>
            <msup>
              <mo stretchy="false" form="postfix">)</mo>
              <mn>2</mn>
            </msup>
          </mrow>
          <mrow>
            <mn>2</mn>
            <mo>⋅</mo>
            <msubsup>
              <mi>r</mi>
              <mrow>
                <mi>p</mi>
                <mi>l</mi>
                <mi>a</mi>
                <mi>c</mi>
                <mi>e</mi>
              </mrow>
              <mn>2</mn>
            </msubsup>
          </mrow>
        </mfrac>
        <mo minsize="1.8" maxsize="1.8" stretchy="false" form="postfix">)</mo>
      </mrow>
      <mrow>
        <mn>2</mn>
        <mi>π</mi>
        <msub>
          <mi>r</mi>
          <mrow>
            <mi>p</mi>
            <mi>l</mi>
            <mi>a</mi>
            <mi>c</mi>
            <mi>e</mi>
          </mrow>
        </msub>
      </mrow>
    </mfrac>
  </mrow>
</math>
</file>

<file path=Formula-220/content.xml><?xml version="1.0" encoding="utf-8"?>
<math xmlns="http://www.w3.org/1998/Math/MathML" display="block">
  <mrow>
    <msub>
      <mi>I</mi>
      <mi>H</mi>
    </msub>
    <mo>=</mo>
    <msub>
      <mi>g</mi>
      <mrow>
        <mi>m</mi>
        <mi>a</mi>
        <mi>x</mi>
        <mo>,</mo>
        <mi>H</mi>
      </mrow>
    </msub>
    <mo>⋅</mo>
    <msup>
      <mi>H</mi>
      <mn>2</mn>
    </msup>
    <mo>⋅</mo>
    <mo stretchy="false" form="prefix">(</mo>
    <mi>V</mi>
    <mo>−</mo>
    <msub>
      <mi>E</mi>
      <mi>H</mi>
    </msub>
    <mo stretchy="false" form="postfix">)</mo>
  </mrow>
</math>
</file>

<file path=Formula-221/content.xml><?xml version="1.0" encoding="utf-8"?>
<math xmlns="http://www.w3.org/1998/Math/MathML" display="block">
  <mrow>
    <msub>
      <mi>τ</mi>
      <mi>H</mi>
    </msub>
    <mo>=</mo>
    <mfrac>
      <mn>1</mn>
      <msub>
        <mi>q</mi>
        <mn>10</mn>
      </msub>
    </mfrac>
    <mo>⋅</mo>
    <mo minsize="3.0" maxsize="3.0" stretchy="false" form="prefix">(</mo>
    <mn>120</mn>
    <mo>+</mo>
    <mfrac>
      <mn>129.5</mn>
      <mrow>
        <mn>1</mn>
        <mo>+</mo>
        <mi>e</mi>
        <mi>x</mi>
        <mi>p</mi>
        <mo stretchy="false" form="prefix">(</mo>
        <mn>1.2</mn>
        <mspace width="0.222em"/>
        <mo stretchy="false" form="prefix">(</mo>
        <mi>V</mi>
        <mo>+</mo>
        <mn>59.3</mn>
        <mo stretchy="false" form="postfix">)</mo>
        <mo stretchy="false" form="postfix">)</mo>
      </mrow>
    </mfrac>
    <mo minsize="3.0" maxsize="3.0" stretchy="false" form="postfix">)</mo>
  </mrow>
</math>
</file>

<file path=Formula-222/content.xml><?xml version="1.0" encoding="utf-8"?>
<math xmlns="http://www.w3.org/1998/Math/MathML" display="block">
  <mrow>
    <msub>
      <mi>H</mi>
      <mi>∞</mi>
    </msub>
    <mo>=</mo>
    <mfrac>
      <mn>1</mn>
      <mrow>
        <mn>1</mn>
        <mo>+</mo>
        <mi>e</mi>
        <mi>x</mi>
        <mi>p</mi>
        <mo stretchy="false" form="prefix">(</mo>
        <mn>0.1</mn>
        <mspace width="0.222em"/>
        <mo stretchy="false" form="prefix">(</mo>
        <mi>V</mi>
        <mo>+</mo>
        <mn>91</mn>
        <mo stretchy="false" form="postfix">)</mo>
        <mo stretchy="false" form="postfix">)</mo>
      </mrow>
    </mfrac>
  </mrow>
</math>
</file>

<file path=Formula-223/content.xml><?xml version="1.0" encoding="utf-8"?>
<math xmlns="http://www.w3.org/1998/Math/MathML" display="block">
  <mrow>
    <mi>q</mi>
    <mn>10</mn>
    <mo>=</mo>
    <msup>
      <mn>3</mn>
      <mrow>
        <mn>0.1</mn>
        <mo>⋅</mo>
        <mo stretchy="false" form="prefix">(</mo>
        <mi>T</mi>
        <mo>−</mo>
        <mn>307</mn>
        <mo stretchy="false" form="postfix">)</mo>
      </mrow>
    </msup>
  </mrow>
</math>
</file>

<file path=Formula-224/content.xml><?xml version="1.0" encoding="utf-8"?>
<math xmlns="http://www.w3.org/1998/Math/MathML" display="block">
  <mrow>
    <msub>
      <mi>I</mi>
      <mrow>
        <mi>K</mi>
        <mi>G</mi>
        <mi>r</mi>
        <mi>o</mi>
        <mi>u</mi>
        <mi>p</mi>
      </mrow>
    </msub>
    <mo>=</mo>
    <msub>
      <mi>g</mi>
      <mrow>
        <mi>m</mi>
        <mi>a</mi>
        <mi>x</mi>
        <mo>,</mo>
        <mi>K</mi>
        <mi>G</mi>
        <mi>r</mi>
        <mi>o</mi>
        <mi>u</mi>
        <mi>p</mi>
      </mrow>
    </msub>
    <mo>⋅</mo>
    <mi>n</mi>
    <mo>⋅</mo>
    <mo stretchy="false" form="prefix">(</mo>
    <mi>V</mi>
    <mo>−</mo>
    <msub>
      <mi>E</mi>
      <mi>K</mi>
    </msub>
    <mo stretchy="false" form="postfix">)</mo>
  </mrow>
</math>
</file>

<file path=Formula-225/content.xml><?xml version="1.0" encoding="utf-8"?>
<math xmlns="http://www.w3.org/1998/Math/MathML" display="block">
  <mrow>
    <msub>
      <mi>α</mi>
      <mi>n</mi>
    </msub>
    <mo stretchy="false" form="prefix">(</mo>
    <mi>V</mi>
    <mo stretchy="false" form="postfix">)</mo>
    <mo>=</mo>
    <mfrac>
      <mrow>
        <mo>−</mo>
        <mn>0.0189324</mn>
        <mo>⋅</mo>
        <mo stretchy="false" form="prefix">(</mo>
        <mi>V</mi>
        <mo>−</mo>
        <mn>4.18371</mn>
        <mo stretchy="false" form="postfix">)</mo>
      </mrow>
      <mrow>
        <mi>e</mi>
        <mi>x</mi>
        <mi>p</mi>
        <mo stretchy="false" form="prefix">(</mo>
        <mo>−</mo>
        <mn>0.15562</mn>
        <mo>⋅</mo>
        <mo stretchy="false" form="prefix">(</mo>
        <mi>V</mi>
        <mo>−</mo>
        <mn>4.18371</mn>
        <mo stretchy="false" form="postfix">)</mo>
        <mo stretchy="false" form="postfix">)</mo>
        <mo>−</mo>
        <mn>1</mn>
      </mrow>
    </mfrac>
  </mrow>
</math>
</file>

<file path=Formula-226/content.xml><?xml version="1.0" encoding="utf-8"?>
<math xmlns="http://www.w3.org/1998/Math/MathML" display="block">
  <mrow>
    <msub>
      <mi>β</mi>
      <mi>n</mi>
    </msub>
    <mo stretchy="false" form="prefix">(</mo>
    <mi>V</mi>
    <mo stretchy="false" form="postfix">)</mo>
    <mo>=</mo>
    <mn>0.015857</mn>
    <mo>⋅</mo>
    <mi>e</mi>
    <mi>x</mi>
    <mi>p</mi>
    <mo minsize="1.8" maxsize="1.8" stretchy="false" form="prefix">(</mo>
    <mfrac>
      <mrow>
        <mo>−</mo>
        <mi>V</mi>
      </mrow>
      <mn>25.4834</mn>
    </mfrac>
    <mo minsize="1.8" maxsize="1.8" stretchy="false" form="postfix">)</mo>
  </mrow>
</math>
</file>

<file path=Formula-227/content.xml><?xml version="1.0" encoding="utf-8"?>
<math xmlns="http://www.w3.org/1998/Math/MathML" display="inline">
  <mrow>
    <msub>
      <mi>I</mi>
      <mrow>
        <mi>K</mi>
        <mi>d</mi>
        <mi>r</mi>
      </mrow>
    </msub>
    <mo>,</mo>
    <msub>
      <mi>I</mi>
      <mrow>
        <mi>C</mi>
        <mi>a</mi>
        <mi>L</mi>
      </mrow>
    </msub>
    <mo>,</mo>
    <msub>
      <mi>I</mi>
      <mrow>
        <mi>C</mi>
        <mi>a</mi>
        <mi>N</mi>
      </mrow>
    </msub>
    <mo>,</mo>
    <msub>
      <mi>I</mi>
      <mrow>
        <mi>K</mi>
        <mi>C</mi>
        <mi>a</mi>
        <mi>S</mi>
      </mrow>
    </msub>
    <mo>,</mo>
    <msub>
      <mi>I</mi>
      <mrow>
        <mi>K</mi>
        <mi>C</mi>
        <mi>a</mi>
        <mi>B</mi>
      </mrow>
    </msub>
    <mo>,</mo>
    <msub>
      <mi>I</mi>
      <mrow>
        <mi>K</mi>
        <mi>A</mi>
      </mrow>
    </msub>
  </mrow>
</math>
</file>

<file path=Formula-228/content.xml><?xml version="1.0" encoding="utf-8"?>
<math xmlns="http://www.w3.org/1998/Math/MathML" display="block">
  <mtable>
    <mtr>
      <mtd columnalign="right">
        <mi>C</mi>
        <mfrac>
          <mrow>
            <mi>d</mi>
            <msub>
              <mi>V</mi>
              <mi>s</mi>
            </msub>
          </mrow>
          <mrow>
            <mi>d</mi>
            <mi>t</mi>
          </mrow>
        </mfrac>
        <mo>=</mo>
        <mo>−</mo>
        <msub>
          <mi>I</mi>
          <mi>L</mi>
        </msub>
        <mo>−</mo>
        <msub>
          <mi>I</mi>
          <mrow>
            <mi>N</mi>
            <mi>a</mi>
          </mrow>
        </msub>
        <mo>−</mo>
        <msub>
          <mi>I</mi>
          <mrow>
            <mi>K</mi>
            <mi>d</mi>
            <mi>r</mi>
          </mrow>
        </msub>
        <mo>−</mo>
        <msub>
          <mi>I</mi>
          <mi>H</mi>
        </msub>
        <mo>−</mo>
        <msub>
          <mi>I</mi>
          <mrow>
            <mi>K</mi>
            <mi>A</mi>
          </mrow>
        </msub>
        <mo>−</mo>
      </mtd>
    </mtr>
    <mtr>
      <mtd columnalign="right">
        <mo>−</mo>
        <msub>
          <mi>I</mi>
          <mrow>
            <mi>s</mi>
            <mi>y</mi>
            <mi>n</mi>
          </mrow>
        </msub>
        <mo>+</mo>
        <msub>
          <mi>I</mi>
          <mrow>
            <mi>e</mi>
            <mi>x</mi>
            <mi>t</mi>
          </mrow>
        </msub>
      </mtd>
    </mtr>
  </mtable>
</math>
</file>

<file path=Formula-229/content.xml><?xml version="1.0" encoding="utf-8"?>
<math xmlns="http://www.w3.org/1998/Math/MathML" display="block">
  <mtable>
    <mtr>
      <mtd columnalign="right">
        <mi>C</mi>
        <mfrac>
          <mrow>
            <mi>d</mi>
            <msub>
              <mi>V</mi>
              <mi>d</mi>
            </msub>
          </mrow>
          <mrow>
            <mi>d</mi>
            <mi>t</mi>
          </mrow>
        </mfrac>
        <mo>=</mo>
        <mo>−</mo>
        <msub>
          <mi>I</mi>
          <mi>L</mi>
        </msub>
        <mo>−</mo>
        <msub>
          <mi>I</mi>
          <mrow>
            <mi>N</mi>
            <mi>a</mi>
          </mrow>
        </msub>
        <mo>−</mo>
        <msub>
          <mi>I</mi>
          <mrow>
            <mi>K</mi>
            <mi>d</mi>
            <mi>r</mi>
          </mrow>
        </msub>
        <mo>−</mo>
        <msub>
          <mi>I</mi>
          <mrow>
            <mi>K</mi>
            <mi>A</mi>
          </mrow>
        </msub>
        <mo>−</mo>
      </mtd>
    </mtr>
    <mtr>
      <mtd columnalign="right">
        <mo>−</mo>
        <msub>
          <mi>I</mi>
          <mrow>
            <mi>s</mi>
            <mi>y</mi>
            <mi>n</mi>
          </mrow>
        </msub>
        <mo>+</mo>
        <msub>
          <mi>I</mi>
          <mrow>
            <mi>e</mi>
            <mi>x</mi>
            <mi>t</mi>
          </mrow>
        </msub>
      </mtd>
    </mtr>
  </mtable>
</math>
</file>

<file path=Formula-23/content.xml><?xml version="1.0" encoding="utf-8"?>
<math xmlns="http://www.w3.org/1998/Math/MathML" display="inline">
  <msub>
    <mi>t</mi>
    <mrow>
      <mi>p</mi>
      <mi>l</mi>
      <mi>a</mi>
      <mi>c</mi>
      <mi>e</mi>
    </mrow>
  </msub>
</math>
</file>

<file path=Formula-230/content.xml><?xml version="1.0" encoding="utf-8"?>
<math xmlns="http://www.w3.org/1998/Math/MathML" display="block">
  <mtable>
    <mtr>
      <mtd columnalign="right">
        <mi>C</mi>
        <mfrac>
          <mrow>
            <mi>d</mi>
            <msub>
              <mi>V</mi>
              <mi>a</mi>
            </msub>
          </mrow>
          <mrow>
            <mi>d</mi>
            <mi>t</mi>
          </mrow>
        </mfrac>
        <mo>=</mo>
        <mo>−</mo>
        <msub>
          <mi>I</mi>
          <mi>L</mi>
        </msub>
        <mo>−</mo>
        <msub>
          <mi>I</mi>
          <mrow>
            <mi>N</mi>
            <mi>a</mi>
          </mrow>
        </msub>
        <mo>−</mo>
        <msub>
          <mi>I</mi>
          <mrow>
            <mi>K</mi>
            <mi>d</mi>
            <mi>r</mi>
          </mrow>
        </msub>
        <mo>−</mo>
        <msub>
          <mi>I</mi>
          <mrow>
            <mi>s</mi>
            <mi>y</mi>
            <mi>n</mi>
          </mrow>
        </msub>
      </mtd>
    </mtr>
  </mtable>
</math>
</file>

<file path=Formula-231/content.xml><?xml version="1.0" encoding="utf-8"?>
<math xmlns="http://www.w3.org/1998/Math/MathML" display="block">
  <mrow>
    <msub>
      <mi>I</mi>
      <mi>H</mi>
    </msub>
    <mo>=</mo>
    <msub>
      <mi>g</mi>
      <mrow>
        <mi>m</mi>
        <mi>a</mi>
        <mi>x</mi>
        <mo>,</mo>
        <mi>H</mi>
      </mrow>
    </msub>
    <mo>⋅</mo>
    <mi>H</mi>
    <mo>⋅</mo>
    <mo stretchy="false" form="prefix">(</mo>
    <mi>V</mi>
    <mo>−</mo>
    <msub>
      <mi>E</mi>
      <mi>H</mi>
    </msub>
    <mo stretchy="false" form="postfix">)</mo>
  </mrow>
</math>
</file>

<file path=Formula-232/content.xml><?xml version="1.0" encoding="utf-8"?>
<math xmlns="http://www.w3.org/1998/Math/MathML" display="block">
  <mrow>
    <msub>
      <mi>H</mi>
      <mi>∞</mi>
    </msub>
    <mo>=</mo>
    <mfrac>
      <mn>1</mn>
      <mrow>
        <mn>1</mn>
        <mo>+</mo>
        <mi>e</mi>
        <mi>x</mi>
        <mi>p</mi>
        <mo stretchy="false" form="prefix">(</mo>
        <mn>0.98</mn>
        <mo>⋅</mo>
        <mo stretchy="false" form="prefix">(</mo>
        <mi>V</mi>
        <mo>+</mo>
        <mn>84.1</mn>
        <mo stretchy="false" form="postfix">)</mo>
        <mo stretchy="false" form="postfix">)</mo>
      </mrow>
    </mfrac>
  </mrow>
</math>
</file>

<file path=Formula-233/content.xml><?xml version="1.0" encoding="utf-8"?>
<math xmlns="http://www.w3.org/1998/Math/MathML" display="block">
  <mrow>
    <msub>
      <mi>τ</mi>
      <mi>H</mi>
    </msub>
    <mo>=</mo>
    <mn>100</mn>
    <mo>+</mo>
    <mfrac>
      <mn>1</mn>
      <mrow>
        <mi>e</mi>
        <mi>x</mi>
        <mi>p</mi>
        <mo stretchy="false" form="prefix">(</mo>
        <mo>−</mo>
        <mo stretchy="false" form="prefix">(</mo>
        <mn>17.9</mn>
        <mo>+</mo>
        <mn>0.116</mn>
        <mo>⋅</mo>
        <mi>V</mi>
        <mo stretchy="false" form="postfix">)</mo>
        <mo stretchy="false" form="postfix">)</mo>
        <mo>+</mo>
        <mi>e</mi>
        <mi>x</mi>
        <mi>p</mi>
        <mo stretchy="false" form="prefix">(</mo>
        <mn>0.09</mn>
        <mo>⋅</mo>
        <mi>V</mi>
        <mo>−</mo>
        <mn>1.84</mn>
        <mo stretchy="false" form="postfix">)</mo>
      </mrow>
    </mfrac>
  </mrow>
</math>
</file>

<file path=Formula-234/content.xml><?xml version="1.0" encoding="utf-8"?>
<math xmlns="http://www.w3.org/1998/Math/MathML" display="block">
  <mrow>
    <msub>
      <mi>I</mi>
      <mrow>
        <mi>K</mi>
        <mi>A</mi>
      </mrow>
    </msub>
    <mo>=</mo>
    <msub>
      <mi>g</mi>
      <mrow>
        <mi>m</mi>
        <mi>a</mi>
        <mi>x</mi>
        <mo>,</mo>
        <mi>K</mi>
        <mi>A</mi>
      </mrow>
    </msub>
    <mo>⋅</mo>
    <mi>a</mi>
    <mo>⋅</mo>
    <mi>b</mi>
    <mo>⋅</mo>
    <mo stretchy="false" form="prefix">(</mo>
    <mi>V</mi>
    <mo>−</mo>
    <msub>
      <mi>E</mi>
      <mi>K</mi>
    </msub>
    <mo stretchy="false" form="postfix">)</mo>
  </mrow>
</math>
</file>

<file path=Formula-235/content.xml><?xml version="1.0" encoding="utf-8"?>
<math xmlns="http://www.w3.org/1998/Math/MathML" display="block">
  <mrow>
    <msub>
      <mi>a</mi>
      <mi>∞</mi>
    </msub>
    <mo>=</mo>
    <mfrac>
      <mn>1</mn>
      <mrow>
        <mn>1</mn>
        <mo>+</mo>
        <mi>e</mi>
        <mi>x</mi>
        <mi>p</mi>
        <mo stretchy="false" form="prefix">(</mo>
        <mfrac>
          <mrow>
            <mi>V</mi>
            <mo>+</mo>
            <mn>14</mn>
          </mrow>
          <mrow>
            <mo>−</mo>
            <mn>16.6</mn>
          </mrow>
        </mfrac>
        <mo stretchy="false" form="postfix">)</mo>
      </mrow>
    </mfrac>
    <mspace width="0.222em"/>
    <mspace width="0.222em"/>
    <msub>
      <mi>τ</mi>
      <mi>a</mi>
    </msub>
    <mo>=</mo>
    <mn>5</mn>
  </mrow>
</math>
</file>

<file path=Formula-236/content.xml><?xml version="1.0" encoding="utf-8"?>
<math xmlns="http://www.w3.org/1998/Math/MathML" display="block">
  <mrow>
    <msub>
      <mi>b</mi>
      <mi>∞</mi>
    </msub>
    <mo>=</mo>
    <mfrac>
      <mn>1</mn>
      <mrow>
        <mn>1</mn>
        <mo>+</mo>
        <mi>e</mi>
        <mi>x</mi>
        <mi>p</mi>
        <mo stretchy="false" form="prefix">(</mo>
        <mfrac>
          <mrow>
            <mi>V</mi>
            <mo>+</mo>
            <mn>71</mn>
          </mrow>
          <mn>7.3</mn>
        </mfrac>
        <mo stretchy="false" form="postfix">)</mo>
      </mrow>
    </mfrac>
  </mrow>
</math>
</file>

<file path=Formula-237/content.xml><?xml version="1.0" encoding="utf-8"?>
<math xmlns="http://www.w3.org/1998/Math/MathML" display="block">
  <mrow>
    <msub>
      <mi>τ</mi>
      <mi>b</mi>
    </msub>
    <mo>=</mo>
    <mfrac>
      <mn>1</mn>
      <mrow>
        <mfrac>
          <mn>0.000009</mn>
          <mrow>
            <mi>e</mi>
            <mi>x</mi>
            <mi>p</mi>
            <mo stretchy="false" form="prefix">(</mo>
            <mfrac>
              <mrow>
                <mi>V</mi>
                <mo>−</mo>
                <mn>26</mn>
              </mrow>
              <mn>18.5</mn>
            </mfrac>
            <mo stretchy="false" form="postfix">)</mo>
          </mrow>
        </mfrac>
        <mo>+</mo>
        <mfrac>
          <mn>0.014</mn>
          <mrow>
            <mi>e</mi>
            <mi>x</mi>
            <mi>p</mi>
            <mo stretchy="false" form="prefix">(</mo>
            <mfrac>
              <mrow>
                <mi>V</mi>
                <mo>+</mo>
                <mn>70</mn>
              </mrow>
              <mrow>
                <mo>−</mo>
                <mn>11</mn>
              </mrow>
            </mfrac>
            <mo stretchy="false" form="postfix">)</mo>
            <mo>+</mo>
            <mn>0.2</mn>
          </mrow>
        </mfrac>
      </mrow>
    </mfrac>
  </mrow>
</math>
</file>

<file path=Formula-238/content.xml><?xml version="1.0" encoding="utf-8"?>
<math xmlns="http://www.w3.org/1998/Math/MathML" display="block">
  <mtable>
    <mtr>
      <mtd columnalign="right">
        <mi>C</mi>
        <mfrac>
          <mrow>
            <mi>d</mi>
            <mi>V</mi>
          </mrow>
          <mrow>
            <mi>d</mi>
            <mi>t</mi>
          </mrow>
        </mfrac>
        <mo>=</mo>
        <mo>−</mo>
        <msub>
          <mi>I</mi>
          <mi>L</mi>
        </msub>
        <mo>−</mo>
        <msub>
          <mi>I</mi>
          <mrow>
            <mi>N</mi>
            <mi>a</mi>
          </mrow>
        </msub>
        <mo>−</mo>
        <msub>
          <mi>I</mi>
          <mrow>
            <mi>K</mi>
            <mi>d</mi>
            <mi>r</mi>
          </mrow>
        </msub>
        <mo>−</mo>
        <msub>
          <mi>I</mi>
          <mrow>
            <mi>C</mi>
            <mi>a</mi>
            <mi>L</mi>
          </mrow>
        </msub>
        <mo>−</mo>
        <msub>
          <mi>I</mi>
          <mrow>
            <mi>C</mi>
            <mi>a</mi>
            <mi>N</mi>
          </mrow>
        </msub>
        <mo>−</mo>
      </mtd>
    </mtr>
    <mtr>
      <mtd columnalign="right">
        <mo>−</mo>
        <msub>
          <mi>I</mi>
          <mrow>
            <mi>K</mi>
            <mi>C</mi>
            <mi>a</mi>
            <mi>S</mi>
          </mrow>
        </msub>
        <mo>−</mo>
        <msub>
          <mi>I</mi>
          <mrow>
            <mi>K</mi>
            <mi>A</mi>
          </mrow>
        </msub>
        <mo>−</mo>
        <msub>
          <mi>I</mi>
          <mrow>
            <mi>K</mi>
            <mi>C</mi>
            <mi>a</mi>
            <mi>B</mi>
          </mrow>
        </msub>
        <mo>−</mo>
        <msub>
          <mi>I</mi>
          <mrow>
            <mi>s</mi>
            <mi>y</mi>
            <mi>n</mi>
          </mrow>
        </msub>
        <mo>+</mo>
        <msub>
          <mi>I</mi>
          <mrow>
            <mi>e</mi>
            <mi>x</mi>
            <mi>t</mi>
          </mrow>
        </msub>
      </mtd>
    </mtr>
  </mtable>
</math>
</file>

<file path=Formula-239/content.xml><?xml version="1.0" encoding="utf-8"?>
<math xmlns="http://www.w3.org/1998/Math/MathML" display="block">
  <mtable>
    <mtr>
      <mtd columnalign="right">
        <mi>C</mi>
        <mfrac>
          <mrow>
            <mi>d</mi>
            <mi>V</mi>
          </mrow>
          <mrow>
            <mi>d</mi>
            <mi>t</mi>
          </mrow>
        </mfrac>
        <mo>=</mo>
        <mo>−</mo>
        <msub>
          <mi>I</mi>
          <mi>L</mi>
        </msub>
        <mo>−</mo>
        <msub>
          <mi>I</mi>
          <mrow>
            <mi>N</mi>
            <mi>a</mi>
          </mrow>
        </msub>
        <mo>−</mo>
        <msub>
          <mi>I</mi>
          <mrow>
            <mi>K</mi>
            <mi>d</mi>
            <mi>r</mi>
          </mrow>
        </msub>
        <mo>−</mo>
        <msub>
          <mi>I</mi>
          <mrow>
            <mi>C</mi>
            <mi>a</mi>
            <mi>L</mi>
          </mrow>
        </msub>
        <mo>−</mo>
        <msub>
          <mi>I</mi>
          <mrow>
            <mi>C</mi>
            <mi>a</mi>
            <mi>N</mi>
          </mrow>
        </msub>
        <mo>−</mo>
      </mtd>
    </mtr>
    <mtr>
      <mtd columnalign="right">
        <mo>−</mo>
        <msub>
          <mi>I</mi>
          <mrow>
            <mi>K</mi>
            <mi>C</mi>
            <mi>a</mi>
            <mi>S</mi>
          </mrow>
        </msub>
        <mo>−</mo>
        <msub>
          <mi>I</mi>
          <mrow>
            <mi>K</mi>
            <mi>A</mi>
          </mrow>
        </msub>
        <mo>−</mo>
        <msub>
          <mi>I</mi>
          <mrow>
            <mi>K</mi>
            <mi>C</mi>
            <mi>a</mi>
            <mi>B</mi>
          </mrow>
        </msub>
        <mo>−</mo>
        <msub>
          <mi>I</mi>
          <mrow>
            <mi>s</mi>
            <mi>y</mi>
            <mi>n</mi>
          </mrow>
        </msub>
        <mo>+</mo>
        <msub>
          <mi>I</mi>
          <mrow>
            <mi>e</mi>
            <mi>x</mi>
            <mi>t</mi>
          </mrow>
        </msub>
      </mtd>
    </mtr>
  </mtable>
</math>
</file>

<file path=Formula-24/content.xml><?xml version="1.0" encoding="utf-8"?>
<math xmlns="http://www.w3.org/1998/Math/MathML" display="inline">
  <msub>
    <mi>r</mi>
    <mrow>
      <mi>p</mi>
      <mi>l</mi>
      <mi>a</mi>
      <mi>c</mi>
      <mi>e</mi>
    </mrow>
  </msub>
</math>
</file>

<file path=Formula-240/content.xml><?xml version="1.0" encoding="utf-8"?>
<math xmlns="http://www.w3.org/1998/Math/MathML" display="block">
  <mrow>
    <msub>
      <mi>I</mi>
      <mrow>
        <mi>N</mi>
        <mi>a</mi>
      </mrow>
    </msub>
    <mo>=</mo>
    <msub>
      <mi>g</mi>
      <mrow>
        <mi>m</mi>
        <mi>a</mi>
        <mi>x</mi>
        <mo>,</mo>
        <mi>N</mi>
        <mi>a</mi>
      </mrow>
    </msub>
    <mo>⋅</mo>
    <msup>
      <mi>m</mi>
      <mn>3</mn>
    </msup>
    <mo>⋅</mo>
    <mi>h</mi>
    <mo>⋅</mo>
    <mo stretchy="false" form="prefix">(</mo>
    <mi>V</mi>
    <mo>−</mo>
    <msub>
      <mi>E</mi>
      <mrow>
        <mi>N</mi>
        <mi>a</mi>
      </mrow>
    </msub>
    <mo stretchy="false" form="postfix">)</mo>
  </mrow>
</math>
</file>

<file path=Formula-241/content.xml><?xml version="1.0" encoding="utf-8"?>
<math xmlns="http://www.w3.org/1998/Math/MathML" display="block">
  <mrow>
    <msub>
      <mi>α</mi>
      <mi>m</mi>
    </msub>
    <mo>=</mo>
    <mfrac>
      <mrow>
        <mo>−</mo>
        <mn>0.34133</mn>
        <mo>⋅</mo>
        <mo stretchy="false" form="prefix">(</mo>
        <mi>V</mi>
        <mo>+</mo>
        <mn>24</mn>
        <mo stretchy="false" form="postfix">)</mo>
      </mrow>
      <mrow>
        <mi>e</mi>
        <mi>x</mi>
        <mi>p</mi>
        <mo stretchy="false" form="prefix">(</mo>
        <mo>−</mo>
        <mn>0.2</mn>
        <mo>⋅</mo>
        <mo stretchy="false" form="prefix">(</mo>
        <mi>V</mi>
        <mo>+</mo>
        <mn>24</mn>
        <mo stretchy="false" form="postfix">)</mo>
        <mo stretchy="false" form="postfix">)</mo>
        <mo>−</mo>
        <mn>1</mn>
      </mrow>
    </mfrac>
  </mrow>
</math>
</file>

<file path=Formula-242/content.xml><?xml version="1.0" encoding="utf-8"?>
<math xmlns="http://www.w3.org/1998/Math/MathML" display="block">
  <mrow>
    <msub>
      <mi>β</mi>
      <mi>m</mi>
    </msub>
    <mo>=</mo>
    <mfrac>
      <mrow>
        <mn>0.28483</mn>
        <mo>⋅</mo>
        <mo stretchy="false" form="prefix">(</mo>
        <mi>V</mi>
        <mo>−</mo>
        <mn>4</mn>
        <mo stretchy="false" form="postfix">)</mo>
      </mrow>
      <mrow>
        <mi>e</mi>
        <mi>x</mi>
        <mi>p</mi>
        <mo stretchy="false" form="prefix">(</mo>
        <mn>0.2</mn>
        <mo>⋅</mo>
        <mo stretchy="false" form="prefix">(</mo>
        <mi>V</mi>
        <mo>−</mo>
        <mn>4</mn>
        <mo stretchy="false" form="postfix">)</mo>
        <mo stretchy="false" form="postfix">)</mo>
        <mo>−</mo>
        <mn>1</mn>
      </mrow>
    </mfrac>
  </mrow>
</math>
</file>

<file path=Formula-243/content.xml><?xml version="1.0" encoding="utf-8"?>
<math xmlns="http://www.w3.org/1998/Math/MathML" display="block">
  <mrow>
    <msub>
      <mi>α</mi>
      <mi>h</mi>
    </msub>
    <mo>=</mo>
    <mfrac>
      <mn>0.29648</mn>
      <mrow>
        <mi>e</mi>
        <mi>x</mi>
        <mi>p</mi>
        <mo stretchy="false" form="prefix">(</mo>
        <mn>0.05</mn>
        <mo>⋅</mo>
        <mo stretchy="false" form="prefix">(</mo>
        <mi>V</mi>
        <mo>+</mo>
        <mn>64.4184</mn>
        <mo stretchy="false" form="postfix">)</mo>
        <mo stretchy="false" form="postfix">)</mo>
      </mrow>
    </mfrac>
  </mrow>
</math>
</file>

<file path=Formula-244/content.xml><?xml version="1.0" encoding="utf-8"?>
<math xmlns="http://www.w3.org/1998/Math/MathML" display="block">
  <mrow>
    <msub>
      <mi>β</mi>
      <mi>h</mi>
    </msub>
    <mo>=</mo>
    <mfrac>
      <mn>3.0931</mn>
      <mrow>
        <mi>e</mi>
        <mi>x</mi>
        <mi>p</mi>
        <mo stretchy="false" form="prefix">(</mo>
        <mo>−</mo>
        <mn>0.1</mn>
        <mo>⋅</mo>
        <mo stretchy="false" form="prefix">(</mo>
        <mi>V</mi>
        <mo>+</mo>
        <mn>12.1463</mn>
        <mo stretchy="false" form="postfix">)</mo>
        <mo stretchy="false" form="postfix">)</mo>
        <mo>+</mo>
        <mn>1</mn>
      </mrow>
    </mfrac>
  </mrow>
</math>
</file>

<file path=Formula-245/content.xml><?xml version="1.0" encoding="utf-8"?>
<math xmlns="http://www.w3.org/1998/Math/MathML" display="block">
  <mrow>
    <msub>
      <mi>I</mi>
      <mrow>
        <mi>K</mi>
        <mi>d</mi>
        <mi>r</mi>
      </mrow>
    </msub>
    <mo>=</mo>
    <msub>
      <mi>g</mi>
      <mrow>
        <mi>m</mi>
        <mi>a</mi>
        <mi>x</mi>
        <mo>,</mo>
        <mi>K</mi>
        <mi>d</mi>
        <mi>r</mi>
      </mrow>
    </msub>
    <mo>⋅</mo>
    <msup>
      <mi>n</mi>
      <mn>4</mn>
    </msup>
    <mo>⋅</mo>
    <mo stretchy="false" form="prefix">(</mo>
    <mi>V</mi>
    <mo>−</mo>
    <msub>
      <mi>E</mi>
      <mi>K</mi>
    </msub>
    <mo stretchy="false" form="postfix">)</mo>
  </mrow>
</math>
</file>

<file path=Formula-246/content.xml><?xml version="1.0" encoding="utf-8"?>
<math xmlns="http://www.w3.org/1998/Math/MathML" display="block">
  <mrow>
    <msub>
      <mi>α</mi>
      <mi>n</mi>
    </msub>
    <mo>=</mo>
    <mfrac>
      <mrow>
        <mo>−</mo>
        <mn>0.07</mn>
        <mo stretchy="false" form="prefix">(</mo>
        <mi>V</mi>
        <mo>+</mo>
        <mn>8</mn>
        <mo stretchy="false" form="postfix">)</mo>
      </mrow>
      <mrow>
        <mi>e</mi>
        <mi>x</mi>
        <mi>p</mi>
        <mo stretchy="false" form="prefix">(</mo>
        <mfrac>
          <mrow>
            <mi>V</mi>
            <mo>+</mo>
            <mn>8</mn>
          </mrow>
          <mrow>
            <mo>−</mo>
            <mn>6</mn>
          </mrow>
        </mfrac>
        <mo stretchy="false" form="postfix">)</mo>
        <mo>−</mo>
        <mn>1</mn>
      </mrow>
    </mfrac>
  </mrow>
</math>
</file>

<file path=Formula-247/content.xml><?xml version="1.0" encoding="utf-8"?>
<math xmlns="http://www.w3.org/1998/Math/MathML" display="block">
  <mrow>
    <msub>
      <mi>β</mi>
      <mi>n</mi>
    </msub>
    <mo>=</mo>
    <mn>0.264</mn>
    <mo>⋅</mo>
    <mi>e</mi>
    <mi>x</mi>
    <mi>p</mi>
    <mo minsize="1.8" maxsize="1.8" stretchy="false" form="prefix">(</mo>
    <mfrac>
      <mrow>
        <mi>V</mi>
        <mo>+</mo>
        <mn>33</mn>
      </mrow>
      <mn>40</mn>
    </mfrac>
    <mo minsize="1.8" maxsize="1.8" stretchy="false" form="postfix">)</mo>
  </mrow>
</math>
</file>

<file path=Formula-248/content.xml><?xml version="1.0" encoding="utf-8"?>
<math xmlns="http://www.w3.org/1998/Math/MathML" display="block">
  <mrow>
    <msub>
      <mi>I</mi>
      <mrow>
        <mi>K</mi>
        <mi>A</mi>
      </mrow>
    </msub>
    <mo>=</mo>
    <msub>
      <mi>g</mi>
      <mrow>
        <mi>m</mi>
        <mi>a</mi>
        <mi>x</mi>
        <mo>,</mo>
        <mi>K</mi>
        <mi>A</mi>
      </mrow>
    </msub>
    <mo>⋅</mo>
    <mi>n</mi>
    <mo>⋅</mo>
    <mi>l</mi>
    <mo>⋅</mo>
    <mo stretchy="false" form="prefix">(</mo>
    <mi>V</mi>
    <mo>−</mo>
    <msub>
      <mi>E</mi>
      <mi>K</mi>
    </msub>
    <mo stretchy="false" form="postfix">)</mo>
  </mrow>
</math>
</file>

<file path=Formula-249/content.xml><?xml version="1.0" encoding="utf-8"?>
<math xmlns="http://www.w3.org/1998/Math/MathML" display="block">
  <mrow>
    <msub>
      <mi>n</mi>
      <mi>∞</mi>
    </msub>
    <mo>=</mo>
    <mfrac>
      <mn>1</mn>
      <mrow>
        <mn>1</mn>
        <mo>+</mo>
        <mi>e</mi>
        <mi>x</mi>
        <mi>p</mi>
        <mo stretchy="false" form="prefix">(</mo>
        <mo>−</mo>
        <mn>34.8</mn>
        <mo>⋅</mo>
        <mo stretchy="false" form="prefix">(</mo>
        <mi>V</mi>
        <mo>+</mo>
        <mn>23.6</mn>
        <mo stretchy="false" form="postfix">)</mo>
        <mi>/</mi>
        <mi>T</mi>
        <mo stretchy="false" form="postfix">)</mo>
      </mrow>
    </mfrac>
  </mrow>
</math>
</file>

<file path=Formula-25/content.xml><?xml version="1.0" encoding="utf-8"?>
<math xmlns="http://www.w3.org/1998/Math/MathML" display="inline">
  <msub>
    <mi>R</mi>
    <mi>θ</mi>
  </msub>
</math>
</file>

<file path=Formula-250/content.xml><?xml version="1.0" encoding="utf-8"?>
<math xmlns="http://www.w3.org/1998/Math/MathML" display="block">
  <mrow>
    <msub>
      <mi>τ</mi>
      <mi>n</mi>
    </msub>
    <mo>=</mo>
    <mfrac>
      <mrow>
        <mi>e</mi>
        <mi>x</mi>
        <mi>p</mi>
        <mo stretchy="false" form="prefix">(</mo>
        <mo>−</mo>
        <mn>34.8</mn>
        <mo>⋅</mo>
        <mo stretchy="false" form="prefix">(</mo>
        <mi>V</mi>
        <mo>+</mo>
        <mn>23.6</mn>
        <mo stretchy="false" form="postfix">)</mo>
        <mo stretchy="false" form="postfix">)</mo>
      </mrow>
      <mrow>
        <mn>0.02</mn>
        <mo>⋅</mo>
        <msub>
          <mi>q</mi>
          <mn>10</mn>
        </msub>
        <mo>⋅</mo>
        <mo stretchy="false" form="prefix">(</mo>
        <mn>1</mn>
        <mo>+</mo>
        <mi>e</mi>
        <mi>x</mi>
        <mi>p</mi>
        <mo stretchy="false" form="prefix">(</mo>
        <mo>−</mo>
        <mn>34.8</mn>
        <mo>⋅</mo>
        <mo stretchy="false" form="prefix">(</mo>
        <mi>V</mi>
        <mo>+</mo>
        <mn>23.6</mn>
        <mo stretchy="false" form="postfix">)</mo>
        <mi>/</mi>
        <mi>T</mi>
        <mo stretchy="false" form="postfix">)</mo>
        <mo stretchy="false" form="postfix">)</mo>
      </mrow>
    </mfrac>
  </mrow>
</math>
</file>

<file path=Formula-251/content.xml><?xml version="1.0" encoding="utf-8"?>
<math xmlns="http://www.w3.org/1998/Math/MathML" display="block">
  <mrow>
    <msub>
      <mi>l</mi>
      <mi>∞</mi>
    </msub>
    <mo>=</mo>
    <mfrac>
      <mn>1</mn>
      <mrow>
        <mn>1</mn>
        <mo>+</mo>
        <mi>e</mi>
        <mi>x</mi>
        <mi>p</mi>
        <mo>⋅</mo>
        <mo stretchy="false" form="prefix">(</mo>
        <mn>46.41</mn>
        <mo>⋅</mo>
        <mo stretchy="false" form="prefix">(</mo>
        <mi>V</mi>
        <mo>+</mo>
        <mn>83</mn>
        <mo stretchy="false" form="postfix">)</mo>
        <mi>/</mi>
        <mi>T</mi>
        <mo stretchy="false" form="postfix">)</mo>
      </mrow>
    </mfrac>
  </mrow>
</math>
</file>

<file path=Formula-252/content.xml><?xml version="1.0" encoding="utf-8"?>
<math xmlns="http://www.w3.org/1998/Math/MathML" display="block">
  <mrow>
    <msub>
      <mi>τ</mi>
      <mi>l</mi>
    </msub>
    <mo>=</mo>
    <mfrac>
      <mrow>
        <mi>e</mi>
        <mi>x</mi>
        <mi>p</mi>
        <mo stretchy="false" form="prefix">(</mo>
        <mn>46.41</mn>
        <mo>⋅</mo>
        <mo stretchy="false" form="prefix">(</mo>
        <mi>V</mi>
        <mo>+</mo>
        <mn>83</mn>
        <mo stretchy="false" form="postfix">)</mo>
        <mo stretchy="false" form="postfix">)</mo>
      </mrow>
      <mrow>
        <mn>0.08</mn>
        <mo>⋅</mo>
        <msub>
          <mi>q</mi>
          <mn>10</mn>
        </msub>
        <mo>⋅</mo>
        <mo stretchy="false" form="prefix">(</mo>
        <mn>1</mn>
        <mo>+</mo>
        <mi>e</mi>
        <mi>x</mi>
        <mi>p</mi>
        <mo stretchy="false" form="prefix">(</mo>
        <mn>46.41</mn>
        <mo>⋅</mo>
        <mo stretchy="false" form="prefix">(</mo>
        <mi>V</mi>
        <mo>+</mo>
        <mn>83</mn>
        <mo stretchy="false" form="postfix">)</mo>
        <mi>/</mi>
        <mi>T</mi>
        <mo stretchy="false" form="postfix">)</mo>
        <mo stretchy="false" form="postfix">)</mo>
      </mrow>
    </mfrac>
  </mrow>
</math>
</file>

<file path=Formula-253/content.xml><?xml version="1.0" encoding="utf-8"?>
<math xmlns="http://www.w3.org/1998/Math/MathML" display="block">
  <mrow>
    <mi>q</mi>
    <mn>10</mn>
    <mo>=</mo>
    <msup>
      <mn>3</mn>
      <mrow>
        <mn>0.1</mn>
        <mo>⋅</mo>
        <mo stretchy="false" form="prefix">(</mo>
        <mi>T</mi>
        <mo>−</mo>
        <mn>303</mn>
        <mo stretchy="false" form="postfix">)</mo>
      </mrow>
    </msup>
  </mrow>
</math>
</file>

<file path=Formula-254/content.xml><?xml version="1.0" encoding="utf-8"?>
<math xmlns="http://www.w3.org/1998/Math/MathML" display="block">
  <mtable>
    <mtr>
      <mtd columnalign="right">
        <mi>C</mi>
        <mfrac>
          <mrow>
            <mi>d</mi>
            <msub>
              <mi>V</mi>
              <mi>s</mi>
            </msub>
          </mrow>
          <mrow>
            <mi>d</mi>
            <mi>t</mi>
          </mrow>
        </mfrac>
        <mo>=</mo>
        <mo>−</mo>
        <msub>
          <mi>I</mi>
          <mi>L</mi>
        </msub>
        <mo>−</mo>
        <msub>
          <mi>I</mi>
          <mrow>
            <mi>N</mi>
            <mi>a</mi>
          </mrow>
        </msub>
        <mo>−</mo>
        <msub>
          <mi>I</mi>
          <mrow>
            <mi>K</mi>
            <mi>d</mi>
            <mi>r</mi>
          </mrow>
        </msub>
        <mo>−</mo>
        <msub>
          <mi>I</mi>
          <mrow>
            <mi>C</mi>
            <mi>a</mi>
            <mi>L</mi>
          </mrow>
        </msub>
        <mo>−</mo>
        <msub>
          <mi>I</mi>
          <mrow>
            <mi>C</mi>
            <mi>a</mi>
            <mi>N</mi>
          </mrow>
        </msub>
        <mo>−</mo>
        <msub>
          <mi>I</mi>
          <mi>H</mi>
        </msub>
        <mo>−</mo>
        <msub>
          <mi>I</mi>
          <mrow>
            <mi>K</mi>
            <mi>C</mi>
            <mi>a</mi>
            <mi>S</mi>
          </mrow>
        </msub>
        <mo>−</mo>
      </mtd>
    </mtr>
    <mtr>
      <mtd columnalign="right">
        <mo>−</mo>
        <msub>
          <mi>I</mi>
          <mrow>
            <mi>K</mi>
            <mi>A</mi>
          </mrow>
        </msub>
        <mo>−</mo>
        <msub>
          <mi>I</mi>
          <mrow>
            <mi>K</mi>
            <mi>C</mi>
            <mi>a</mi>
            <mi>B</mi>
          </mrow>
        </msub>
        <mo>−</mo>
        <msub>
          <mi>I</mi>
          <mrow>
            <mi>K</mi>
            <mi>G</mi>
            <mi>r</mi>
            <mi>o</mi>
            <mi>u</mi>
            <mi>p</mi>
          </mrow>
        </msub>
        <mo>−</mo>
        <msub>
          <mi>I</mi>
          <mrow>
            <mi>s</mi>
            <mi>y</mi>
            <mi>n</mi>
          </mrow>
        </msub>
        <mo>+</mo>
        <msub>
          <mi>I</mi>
          <mrow>
            <mi>e</mi>
            <mi>x</mi>
            <mi>t</mi>
          </mrow>
        </msub>
      </mtd>
    </mtr>
  </mtable>
</math>
</file>

<file path=Formula-255/content.xml><?xml version="1.0" encoding="utf-8"?>
<math xmlns="http://www.w3.org/1998/Math/MathML" display="inline">
  <msub>
    <mi>I</mi>
    <mrow>
      <mi>K</mi>
      <mi>G</mi>
      <mi>r</mi>
      <mi>o</mi>
      <mi>u</mi>
      <mi>p</mi>
    </mrow>
  </msub>
</math>
</file>

<file path=Formula-256/content.xml><?xml version="1.0" encoding="utf-8"?>
<math xmlns="http://www.w3.org/1998/Math/MathML" display="inline">
  <msub>
    <mi>I</mi>
    <mi>H</mi>
  </msub>
</math>
</file>

<file path=Formula-257/content.xml><?xml version="1.0" encoding="utf-8"?>
<math xmlns="http://www.w3.org/1998/Math/MathML" display="inline">
  <mrow>
    <mi>C</mi>
    <mo>,</mo>
    <mspace width="0.222em"/>
    <mi>μ</mi>
    <mi>F</mi>
    <mi>/</mi>
    <mi>c</mi>
    <mi>m</mi>
    <mn>2</mn>
  </mrow>
</math>
</file>

<file path=Formula-258/content.xml><?xml version="1.0" encoding="utf-8"?>
<math xmlns="http://www.w3.org/1998/Math/MathML" display="inline">
  <mrow>
    <mi>R</mi>
    <mi>a</mi>
    <mo>,</mo>
    <mspace width="0.222em"/>
    <mi>O</mi>
    <mi>h</mi>
    <mi>m</mi>
    <mo>⋅</mo>
    <mi>c</mi>
    <mi>m</mi>
  </mrow>
</math>
</file>

<file path=Formula-259/content.xml><?xml version="1.0" encoding="utf-8"?>
<math xmlns="http://www.w3.org/1998/Math/MathML" display="inline">
  <mrow>
    <msub>
      <mi>g</mi>
      <mi>L</mi>
    </msub>
    <mo>,</mo>
    <mi>m</mi>
    <mi>m</mi>
    <mi>S</mi>
    <mi>/</mi>
    <mi>c</mi>
    <mi>m</mi>
    <mn>2</mn>
  </mrow>
</math>
</file>

<file path=Formula-26/content.xml><?xml version="1.0" encoding="utf-8"?>
<math xmlns="http://www.w3.org/1998/Math/MathML" display="inline">
  <msub>
    <mi>ω</mi>
    <mi>θ</mi>
  </msub>
</math>
</file>

<file path=Formula-260/content.xml><?xml version="1.0" encoding="utf-8"?>
<math xmlns="http://www.w3.org/1998/Math/MathML" display="inline">
  <mrow>
    <msub>
      <mi>g</mi>
      <mrow>
        <mi>m</mi>
        <mi>a</mi>
        <mi>x</mi>
        <mo>,</mo>
        <mi>N</mi>
        <mi>a</mi>
      </mrow>
    </msub>
    <mi>m</mi>
    <mi>S</mi>
    <mi>/</mi>
    <mi>c</mi>
    <mi>m</mi>
    <mn>2</mn>
  </mrow>
</math>
</file>

<file path=Formula-261/content.xml><?xml version="1.0" encoding="utf-8"?>
<math xmlns="http://www.w3.org/1998/Math/MathML" display="inline">
  <mrow>
    <msub>
      <mi>g</mi>
      <mrow>
        <mi>m</mi>
        <mi>a</mi>
        <mi>x</mi>
        <mo>,</mo>
        <mi>K</mi>
        <mi>d</mi>
        <mi>r</mi>
      </mrow>
    </msub>
    <mo>,</mo>
    <mi>m</mi>
    <mi>S</mi>
    <mi>/</mi>
    <mi>c</mi>
    <mi>m</mi>
    <mn>2</mn>
  </mrow>
</math>
</file>

<file path=Formula-262/content.xml><?xml version="1.0" encoding="utf-8"?>
<math xmlns="http://www.w3.org/1998/Math/MathML" display="inline">
  <mrow>
    <msub>
      <mi>g</mi>
      <mrow>
        <mi>m</mi>
        <mi>a</mi>
        <mi>x</mi>
        <mo>,</mo>
        <mi>K</mi>
        <mi>A</mi>
      </mrow>
    </msub>
    <mo>,</mo>
    <mi>m</mi>
    <mi>S</mi>
    <mi>/</mi>
    <mi>c</mi>
    <mi>m</mi>
    <mn>2</mn>
  </mrow>
</math>
</file>

<file path=Formula-263/content.xml><?xml version="1.0" encoding="utf-8"?>
<math xmlns="http://www.w3.org/1998/Math/MathML" display="inline">
  <mrow>
    <msub>
      <mi>g</mi>
      <mrow>
        <mi>m</mi>
        <mi>a</mi>
        <mi>x</mi>
        <mo>,</mo>
        <mi>K</mi>
        <mi>A</mi>
      </mrow>
    </msub>
    <mo>,</mo>
    <mi>m</mi>
    <mi>S</mi>
    <mi>/</mi>
    <mi>c</mi>
    <mi>m</mi>
    <mn>2</mn>
  </mrow>
</math>
</file>

<file path=Formula-264/content.xml><?xml version="1.0" encoding="utf-8"?>
<math xmlns="http://www.w3.org/1998/Math/MathML" display="inline">
  <mrow>
    <msub>
      <mi>g</mi>
      <mrow>
        <mi>m</mi>
        <mi>a</mi>
        <mi>x</mi>
        <mo>,</mo>
        <mi>K</mi>
        <mi>M</mi>
      </mrow>
    </msub>
    <mo>,</mo>
    <mi>m</mi>
    <mi>S</mi>
    <mi>/</mi>
    <mi>c</mi>
    <mi>m</mi>
    <mn>2</mn>
  </mrow>
</math>
</file>

<file path=Formula-265/content.xml><?xml version="1.0" encoding="utf-8"?>
<math xmlns="http://www.w3.org/1998/Math/MathML" display="inline">
  <mrow>
    <msub>
      <mi>g</mi>
      <mrow>
        <mi>m</mi>
        <mi>a</mi>
        <mi>x</mi>
        <mo>,</mo>
        <mi>H</mi>
      </mrow>
    </msub>
    <mo>,</mo>
    <mi>m</mi>
    <mi>S</mi>
    <mi>/</mi>
    <mi>c</mi>
    <mi>m</mi>
    <mn>2</mn>
  </mrow>
</math>
</file>

<file path=Formula-266/content.xml><?xml version="1.0" encoding="utf-8"?>
<math xmlns="http://www.w3.org/1998/Math/MathML" display="inline">
  <mrow>
    <mi>V</mi>
    <mi>h</mi>
    <mi>a</mi>
    <mi>l</mi>
    <mi>f</mi>
    <mo>,</mo>
    <mi>m</mi>
    <mi>V</mi>
  </mrow>
</math>
</file>

<file path=Formula-267/content.xml><?xml version="1.0" encoding="utf-8"?>
<math xmlns="http://www.w3.org/1998/Math/MathML" display="inline">
  <mrow>
    <msub>
      <mi>g</mi>
      <mrow>
        <mi>m</mi>
        <mi>a</mi>
        <mi>x</mi>
        <mo>,</mo>
        <mi>C</mi>
        <mi>a</mi>
        <mi>L</mi>
      </mrow>
    </msub>
    <mo>,</mo>
    <mi>m</mi>
    <mi>S</mi>
    <mi>/</mi>
    <mi>c</mi>
    <mi>m</mi>
    <mn>2</mn>
  </mrow>
</math>
</file>

<file path=Formula-268/content.xml><?xml version="1.0" encoding="utf-8"?>
<math xmlns="http://www.w3.org/1998/Math/MathML" display="inline">
  <mrow>
    <msub>
      <mi>g</mi>
      <mrow>
        <mi>m</mi>
        <mi>a</mi>
        <mi>x</mi>
        <mo>,</mo>
        <mi>C</mi>
        <mi>a</mi>
        <mi>T</mi>
      </mrow>
    </msub>
    <mo>,</mo>
    <mi>m</mi>
    <mi>S</mi>
    <mi>/</mi>
    <mi>c</mi>
    <mi>m</mi>
    <mn>2</mn>
  </mrow>
</math>
</file>

<file path=Formula-269/content.xml><?xml version="1.0" encoding="utf-8"?>
<math xmlns="http://www.w3.org/1998/Math/MathML" display="inline">
  <mrow>
    <msub>
      <mi>g</mi>
      <mrow>
        <mi>m</mi>
        <mi>a</mi>
        <mi>x</mi>
        <mo>,</mo>
        <mi>C</mi>
        <mi>a</mi>
        <mi>R</mi>
      </mrow>
    </msub>
    <mo>,</mo>
    <mi>m</mi>
    <mi>S</mi>
    <mi>/</mi>
    <mi>c</mi>
    <mi>m</mi>
    <mn>2</mn>
  </mrow>
</math>
</file>

<file path=Formula-27/content.xml><?xml version="1.0" encoding="utf-8"?>
<math xmlns="http://www.w3.org/1998/Math/MathML" display="inline">
  <mrow>
    <mi>l</mi>
    <mi>a</mi>
    <mi>t</mi>
    <mi>e</mi>
    <mi>n</mi>
    <mi>c</mi>
    <mi>y</mi>
    <mo>,</mo>
    <mspace width="0.222em"/>
    <mi>m</mi>
    <mi>s</mi>
  </mrow>
</math>
</file>

<file path=Formula-270/content.xml><?xml version="1.0" encoding="utf-8"?>
<math xmlns="http://www.w3.org/1998/Math/MathML" display="inline">
  <mrow>
    <msub>
      <mi>g</mi>
      <mrow>
        <mi>m</mi>
        <mi>a</mi>
        <mi>x</mi>
        <mo>,</mo>
        <mi>s</mi>
        <mi>A</mi>
        <mi>H</mi>
        <mi>P</mi>
      </mrow>
    </msub>
    <mo>,</mo>
    <mi>m</mi>
    <mi>S</mi>
    <mi>/</mi>
    <mi>c</mi>
    <mi>m</mi>
    <mn>2</mn>
  </mrow>
</math>
</file>

<file path=Formula-271/content.xml><?xml version="1.0" encoding="utf-8"?>
<math xmlns="http://www.w3.org/1998/Math/MathML" display="inline">
  <mrow>
    <msub>
      <mi>g</mi>
      <mrow>
        <mi>m</mi>
        <mi>a</mi>
        <mi>x</mi>
        <mo>,</mo>
        <mi>m</mi>
        <mi>A</mi>
        <mi>H</mi>
        <mi>P</mi>
      </mrow>
    </msub>
    <mo>,</mo>
    <mi>m</mi>
    <mi>S</mi>
    <mi>/</mi>
    <mi>c</mi>
    <mi>m</mi>
    <mn>2</mn>
  </mrow>
</math>
</file>

<file path=Formula-272/content.xml><?xml version="1.0" encoding="utf-8"?>
<math xmlns="http://www.w3.org/1998/Math/MathML" display="inline">
  <mrow>
    <msub>
      <mi>E</mi>
      <mi>L</mi>
    </msub>
    <mo>,</mo>
    <mspace width="0.222em"/>
    <mi>m</mi>
    <mi>V</mi>
  </mrow>
</math>
</file>

<file path=Formula-273/content.xml><?xml version="1.0" encoding="utf-8"?>
<math xmlns="http://www.w3.org/1998/Math/MathML" display="inline">
  <mrow>
    <msub>
      <mi>E</mi>
      <mrow>
        <mi>N</mi>
        <mi>a</mi>
      </mrow>
    </msub>
    <mo>,</mo>
    <mspace width="0.222em"/>
    <mi>m</mi>
    <mi>V</mi>
  </mrow>
</math>
</file>

<file path=Formula-274/content.xml><?xml version="1.0" encoding="utf-8"?>
<math xmlns="http://www.w3.org/1998/Math/MathML" display="inline">
  <mrow>
    <msub>
      <mi>E</mi>
      <mi>H</mi>
    </msub>
    <mo>,</mo>
    <mspace width="0.222em"/>
    <mi>m</mi>
    <mi>V</mi>
  </mrow>
</math>
</file>

<file path=Formula-275/content.xml><?xml version="1.0" encoding="utf-8"?>
<math xmlns="http://www.w3.org/1998/Math/MathML" display="inline">
  <mrow>
    <msub>
      <mi>E</mi>
      <mrow>
        <mi>C</mi>
        <mi>a</mi>
      </mrow>
    </msub>
    <mo>,</mo>
    <mspace width="0.222em"/>
    <mi>m</mi>
    <mi>V</mi>
  </mrow>
</math>
</file>

<file path=Formula-276/content.xml><?xml version="1.0" encoding="utf-8"?>
<math xmlns="http://www.w3.org/1998/Math/MathML" display="inline">
  <mrow>
    <msub>
      <mi>E</mi>
      <mi>K</mi>
    </msub>
    <mo>,</mo>
    <mspace width="0.222em"/>
    <mi>m</mi>
    <mi>V</mi>
  </mrow>
</math>
</file>

<file path=Formula-277/content.xml><?xml version="1.0" encoding="utf-8"?>
<math xmlns="http://www.w3.org/1998/Math/MathML" display="inline">
  <mrow>
    <mi>L</mi>
    <mo>,</mo>
    <mspace width="0.222em"/>
    <mi>μ</mi>
    <mi>m</mi>
  </mrow>
</math>
</file>

<file path=Formula-278/content.xml><?xml version="1.0" encoding="utf-8"?>
<math xmlns="http://www.w3.org/1998/Math/MathML" display="inline">
  <mrow>
    <mi>R</mi>
    <mi>a</mi>
    <mo>,</mo>
    <mi>o</mi>
    <mi>h</mi>
    <mi>m</mi>
    <mo>⋅</mo>
    <mi>c</mi>
    <mi>m</mi>
  </mrow>
</math>
</file>

<file path=Formula-279/content.xml><?xml version="1.0" encoding="utf-8"?>
<math xmlns="http://www.w3.org/1998/Math/MathML" display="inline">
  <mrow>
    <msub>
      <mi>g</mi>
      <mrow>
        <mi>m</mi>
        <mi>a</mi>
        <mi>x</mi>
        <mo>,</mo>
        <mi>C</mi>
        <mi>a</mi>
        <mi>L</mi>
      </mrow>
    </msub>
    <mspace width="0.222em"/>
    <mi>m</mi>
    <mi>S</mi>
    <mi>/</mi>
    <mi>c</mi>
    <msup>
      <mi>m</mi>
      <mn>2</mn>
    </msup>
  </mrow>
</math>
</file>

<file path=Formula-28/content.xml><?xml version="1.0" encoding="utf-8"?>
<math xmlns="http://www.w3.org/1998/Math/MathML" display="inline">
  <mrow>
    <msub>
      <mi>μ</mi>
      <mi>θ</mi>
    </msub>
    <mo>,</mo>
    <mspace width="0.222em"/>
    <mi>r</mi>
    <mi>a</mi>
    <mi>d</mi>
  </mrow>
</math>
</file>

<file path=Formula-280/content.xml><?xml version="1.0" encoding="utf-8"?>
<math xmlns="http://www.w3.org/1998/Math/MathML" display="inline">
  <mrow>
    <msub>
      <mi>g</mi>
      <mrow>
        <mi>m</mi>
        <mi>a</mi>
        <mi>x</mi>
        <mo>,</mo>
        <mi>C</mi>
        <mi>a</mi>
        <mi>N</mi>
      </mrow>
    </msub>
    <mspace width="0.222em"/>
    <mi>m</mi>
    <mi>S</mi>
    <mi>/</mi>
    <mi>c</mi>
    <msup>
      <mi>m</mi>
      <mn>2</mn>
    </msup>
  </mrow>
</math>
</file>

<file path=Formula-281/content.xml><?xml version="1.0" encoding="utf-8"?>
<math xmlns="http://www.w3.org/1998/Math/MathML" display="inline">
  <mrow>
    <msub>
      <mi>g</mi>
      <mrow>
        <mi>m</mi>
        <mi>a</mi>
        <mi>x</mi>
        <mo>,</mo>
        <mi>K</mi>
        <mi>C</mi>
        <mi>a</mi>
        <mi>S</mi>
      </mrow>
    </msub>
    <mspace width="0.222em"/>
    <mi>m</mi>
    <mi>S</mi>
    <mi>/</mi>
    <mi>c</mi>
    <msup>
      <mi>m</mi>
      <mn>2</mn>
    </msup>
  </mrow>
</math>
</file>

<file path=Formula-282/content.xml><?xml version="1.0" encoding="utf-8"?>
<math xmlns="http://www.w3.org/1998/Math/MathML" display="inline">
  <mrow>
    <msub>
      <mi>g</mi>
      <mrow>
        <mi>m</mi>
        <mi>a</mi>
        <mi>x</mi>
        <mo>,</mo>
        <mi>K</mi>
        <mi>d</mi>
        <mi>r</mi>
      </mrow>
    </msub>
    <mspace width="0.222em"/>
    <mi>m</mi>
    <mi>S</mi>
    <mi>/</mi>
    <mi>c</mi>
    <msup>
      <mi>m</mi>
      <mn>2</mn>
    </msup>
  </mrow>
</math>
</file>

<file path=Formula-283/content.xml><?xml version="1.0" encoding="utf-8"?>
<math xmlns="http://www.w3.org/1998/Math/MathML" display="inline">
  <mrow>
    <msub>
      <mi>g</mi>
      <mrow>
        <mi>m</mi>
        <mi>a</mi>
        <mi>x</mi>
        <mo>,</mo>
        <mi>K</mi>
        <mi>A</mi>
      </mrow>
    </msub>
    <mspace width="0.222em"/>
    <mi>m</mi>
    <mi>S</mi>
    <mi>/</mi>
    <mi>c</mi>
    <msup>
      <mi>m</mi>
      <mn>2</mn>
    </msup>
  </mrow>
</math>
</file>

<file path=Formula-284/content.xml><?xml version="1.0" encoding="utf-8"?>
<math xmlns="http://www.w3.org/1998/Math/MathML" display="inline">
  <mrow>
    <msub>
      <mi>g</mi>
      <mrow>
        <mi>m</mi>
        <mi>a</mi>
        <mi>x</mi>
        <mo>,</mo>
        <mi>K</mi>
        <mi>C</mi>
        <mi>a</mi>
        <mi>B</mi>
      </mrow>
    </msub>
    <mspace width="0.222em"/>
    <mi>m</mi>
    <mi>S</mi>
    <mi>/</mi>
    <mi>c</mi>
    <msup>
      <mi>m</mi>
      <mn>2</mn>
    </msup>
  </mrow>
</math>
</file>

<file path=Formula-285/content.xml><?xml version="1.0" encoding="utf-8"?>
<math xmlns="http://www.w3.org/1998/Math/MathML" display="inline">
  <mrow>
    <msub>
      <mi>g</mi>
      <mrow>
        <mi>m</mi>
        <mi>a</mi>
        <mi>x</mi>
        <mo>,</mo>
        <mi>N</mi>
        <mi>a</mi>
      </mrow>
    </msub>
    <mspace width="0.222em"/>
    <mi>m</mi>
    <mi>S</mi>
    <mi>/</mi>
    <mi>c</mi>
    <msup>
      <mi>m</mi>
      <mn>2</mn>
    </msup>
  </mrow>
</math>
</file>

<file path=Formula-286/content.xml><?xml version="1.0" encoding="utf-8"?>
<math xmlns="http://www.w3.org/1998/Math/MathML" display="inline">
  <mrow>
    <mi>L</mi>
    <mo>,</mo>
    <mspace width="0.222em"/>
    <mi>μ</mi>
    <mi>m</mi>
  </mrow>
</math>
</file>

<file path=Formula-287/content.xml><?xml version="1.0" encoding="utf-8"?>
<math xmlns="http://www.w3.org/1998/Math/MathML" display="inline">
  <mrow>
    <mi>R</mi>
    <mi>a</mi>
    <mo>,</mo>
    <mi>o</mi>
    <mi>h</mi>
    <mi>m</mi>
    <mo>⋅</mo>
    <mi>c</mi>
    <mi>m</mi>
  </mrow>
</math>
</file>

<file path=Formula-288/content.xml><?xml version="1.0" encoding="utf-8"?>
<math xmlns="http://www.w3.org/1998/Math/MathML" display="inline">
  <mrow>
    <mi>C</mi>
    <mo>,</mo>
    <mi>μ</mi>
    <mi>F</mi>
    <mi>/</mi>
    <mi>c</mi>
    <msup>
      <mi>m</mi>
      <mn>2</mn>
    </msup>
  </mrow>
</math>
</file>

<file path=Formula-289/content.xml><?xml version="1.0" encoding="utf-8"?>
<math xmlns="http://www.w3.org/1998/Math/MathML" display="inline">
  <mrow>
    <mi>D</mi>
    <mo>,</mo>
    <mi>μ</mi>
    <mi>m</mi>
  </mrow>
</math>
</file>

<file path=Formula-29/content.xml><?xml version="1.0" encoding="utf-8"?>
<math xmlns="http://www.w3.org/1998/Math/MathML" display="inline">
  <mi>π</mi>
</math>
</file>

<file path=Formula-290/content.xml><?xml version="1.0" encoding="utf-8"?>
<math xmlns="http://www.w3.org/1998/Math/MathML" display="inline">
  <mrow>
    <msub>
      <mi>E</mi>
      <mi>L</mi>
    </msub>
    <mo>,</mo>
    <mi>m</mi>
    <mi>V</mi>
  </mrow>
</math>
</file>

<file path=Formula-291/content.xml><?xml version="1.0" encoding="utf-8"?>
<math xmlns="http://www.w3.org/1998/Math/MathML" display="inline">
  <mrow>
    <msub>
      <mi>g</mi>
      <mrow>
        <mi>m</mi>
        <mi>a</mi>
        <mi>x</mi>
        <mo>,</mo>
        <mi>C</mi>
        <mi>a</mi>
        <mi>L</mi>
      </mrow>
    </msub>
    <mspace width="0.222em"/>
    <mi>m</mi>
    <mi>S</mi>
    <mi>/</mi>
    <mi>c</mi>
    <msup>
      <mi>m</mi>
      <mn>2</mn>
    </msup>
  </mrow>
</math>
</file>

<file path=Formula-292/content.xml><?xml version="1.0" encoding="utf-8"?>
<math xmlns="http://www.w3.org/1998/Math/MathML" display="inline">
  <mrow>
    <msub>
      <mi>g</mi>
      <mrow>
        <mi>m</mi>
        <mi>a</mi>
        <mi>x</mi>
        <mo>,</mo>
        <mi>C</mi>
        <mi>a</mi>
        <mi>N</mi>
      </mrow>
    </msub>
    <mspace width="0.222em"/>
    <mi>m</mi>
    <mi>S</mi>
    <mi>/</mi>
    <mi>c</mi>
    <msup>
      <mi>m</mi>
      <mn>2</mn>
    </msup>
  </mrow>
</math>
</file>

<file path=Formula-293/content.xml><?xml version="1.0" encoding="utf-8"?>
<math xmlns="http://www.w3.org/1998/Math/MathML" display="inline">
  <mrow>
    <msub>
      <mi>g</mi>
      <mrow>
        <mi>m</mi>
        <mi>a</mi>
        <mi>x</mi>
        <mo>,</mo>
        <mi>K</mi>
        <mi>C</mi>
        <mi>a</mi>
        <mi>S</mi>
      </mrow>
    </msub>
    <mspace width="0.222em"/>
    <mi>m</mi>
    <mi>S</mi>
    <mi>/</mi>
    <mi>c</mi>
    <msup>
      <mi>m</mi>
      <mn>2</mn>
    </msup>
  </mrow>
</math>
</file>

<file path=Formula-294/content.xml><?xml version="1.0" encoding="utf-8"?>
<math xmlns="http://www.w3.org/1998/Math/MathML" display="inline">
  <mrow>
    <msub>
      <mi>g</mi>
      <mrow>
        <mi>m</mi>
        <mi>a</mi>
        <mi>x</mi>
        <mo>,</mo>
        <mi>K</mi>
        <mi>d</mi>
        <mi>r</mi>
      </mrow>
    </msub>
    <mspace width="0.222em"/>
    <mi>m</mi>
    <mi>S</mi>
    <mi>/</mi>
    <mi>c</mi>
    <msup>
      <mi>m</mi>
      <mn>2</mn>
    </msup>
  </mrow>
</math>
</file>

<file path=Formula-295/content.xml><?xml version="1.0" encoding="utf-8"?>
<math xmlns="http://www.w3.org/1998/Math/MathML" display="inline">
  <mrow>
    <msub>
      <mi>g</mi>
      <mrow>
        <mi>m</mi>
        <mi>a</mi>
        <mi>x</mi>
        <mo>,</mo>
        <mi>K</mi>
        <mi>A</mi>
      </mrow>
    </msub>
    <mspace width="0.222em"/>
    <mi>m</mi>
    <mi>S</mi>
    <mi>/</mi>
    <mi>c</mi>
    <msup>
      <mi>m</mi>
      <mn>2</mn>
    </msup>
  </mrow>
</math>
</file>

<file path=Formula-296/content.xml><?xml version="1.0" encoding="utf-8"?>
<math xmlns="http://www.w3.org/1998/Math/MathML" display="inline">
  <mrow>
    <msub>
      <mi>g</mi>
      <mrow>
        <mi>m</mi>
        <mi>a</mi>
        <mi>x</mi>
        <mo>,</mo>
        <mi>K</mi>
        <mi>C</mi>
        <mi>a</mi>
        <mi>B</mi>
      </mrow>
    </msub>
    <mspace width="0.222em"/>
    <mi>m</mi>
    <mi>S</mi>
    <mi>/</mi>
    <mi>c</mi>
    <msup>
      <mi>m</mi>
      <mn>2</mn>
    </msup>
  </mrow>
</math>
</file>

<file path=Formula-297/content.xml><?xml version="1.0" encoding="utf-8"?>
<math xmlns="http://www.w3.org/1998/Math/MathML" display="inline">
  <mrow>
    <msub>
      <mi>g</mi>
      <mrow>
        <mi>m</mi>
        <mi>a</mi>
        <mi>x</mi>
        <mo>,</mo>
        <mi>N</mi>
        <mi>a</mi>
      </mrow>
    </msub>
    <mspace width="0.222em"/>
    <mi>m</mi>
    <mi>S</mi>
    <mi>/</mi>
    <mi>c</mi>
    <msup>
      <mi>m</mi>
      <mn>2</mn>
    </msup>
  </mrow>
</math>
</file>

<file path=Formula-298/content.xml><?xml version="1.0" encoding="utf-8"?>
<math xmlns="http://www.w3.org/1998/Math/MathML" display="inline">
  <mrow>
    <msub>
      <mi>g</mi>
      <mi>L</mi>
    </msub>
    <mo>,</mo>
    <mi>m</mi>
    <mi>S</mi>
    <mi>/</mi>
    <mi>c</mi>
    <msup>
      <mi>m</mi>
      <mn>2</mn>
    </msup>
  </mrow>
</math>
</file>

<file path=Formula-299/content.xml><?xml version="1.0" encoding="utf-8"?>
<math xmlns="http://www.w3.org/1998/Math/MathML" display="inline">
  <mrow>
    <mi>L</mi>
    <mo>,</mo>
    <mspace width="0.222em"/>
    <mi>μ</mi>
    <mi>m</mi>
  </mrow>
</math>
</file>

<file path=Formula-3/content.xml><?xml version="1.0" encoding="utf-8"?>
<math xmlns="http://www.w3.org/1998/Math/MathML" display="inline">
  <mrow>
    <mn>1</mn>
    <mi>/</mi>
    <mi>κ</mi>
  </mrow>
</math>
</file>

<file path=Formula-30/content.xml><?xml version="1.0" encoding="utf-8"?>
<math xmlns="http://www.w3.org/1998/Math/MathML" display="inline">
  <mi>π</mi>
</math>
</file>

<file path=Formula-300/content.xml><?xml version="1.0" encoding="utf-8"?>
<math xmlns="http://www.w3.org/1998/Math/MathML" display="inline">
  <mrow>
    <mi>R</mi>
    <mi>a</mi>
    <mo>,</mo>
    <mi>o</mi>
    <mi>h</mi>
    <mi>m</mi>
    <mo>⋅</mo>
    <mi>c</mi>
    <mi>m</mi>
  </mrow>
</math>
</file>

<file path=Formula-301/content.xml><?xml version="1.0" encoding="utf-8"?>
<math xmlns="http://www.w3.org/1998/Math/MathML" display="inline">
  <mrow>
    <mi>C</mi>
    <mo>,</mo>
    <mi>μ</mi>
    <mi>F</mi>
    <mi>/</mi>
    <mi>c</mi>
    <msup>
      <mi>m</mi>
      <mn>2</mn>
    </msup>
  </mrow>
</math>
</file>

<file path=Formula-302/content.xml><?xml version="1.0" encoding="utf-8"?>
<math xmlns="http://www.w3.org/1998/Math/MathML" display="inline">
  <mrow>
    <mi>D</mi>
    <mo>,</mo>
    <mi>μ</mi>
    <mi>m</mi>
  </mrow>
</math>
</file>

<file path=Formula-303/content.xml><?xml version="1.0" encoding="utf-8"?>
<math xmlns="http://www.w3.org/1998/Math/MathML" display="inline">
  <mrow>
    <msub>
      <mi>E</mi>
      <mi>H</mi>
    </msub>
    <mo>,</mo>
    <mi>m</mi>
    <mi>V</mi>
  </mrow>
</math>
</file>

<file path=Formula-304/content.xml><?xml version="1.0" encoding="utf-8"?>
<math xmlns="http://www.w3.org/1998/Math/MathML" display="inline">
  <mrow>
    <msub>
      <mi>E</mi>
      <mi>L</mi>
    </msub>
    <mo>,</mo>
    <mi>m</mi>
    <mi>V</mi>
  </mrow>
</math>
</file>

<file path=Formula-305/content.xml><?xml version="1.0" encoding="utf-8"?>
<math xmlns="http://www.w3.org/1998/Math/MathML" display="inline">
  <mrow>
    <msub>
      <mi>g</mi>
      <mrow>
        <mi>m</mi>
        <mi>a</mi>
        <mi>x</mi>
        <mo>,</mo>
        <mi>C</mi>
        <mi>a</mi>
        <mi>L</mi>
      </mrow>
    </msub>
    <mspace width="0.222em"/>
    <mi>m</mi>
    <mi>S</mi>
    <mi>/</mi>
    <mi>c</mi>
    <msup>
      <mi>m</mi>
      <mn>2</mn>
    </msup>
  </mrow>
</math>
</file>

<file path=Formula-306/content.xml><?xml version="1.0" encoding="utf-8"?>
<math xmlns="http://www.w3.org/1998/Math/MathML" display="inline">
  <mrow>
    <msub>
      <mi>g</mi>
      <mrow>
        <mi>m</mi>
        <mi>a</mi>
        <mi>x</mi>
        <mo>,</mo>
        <mi>C</mi>
        <mi>a</mi>
        <mi>N</mi>
      </mrow>
    </msub>
    <mspace width="0.222em"/>
    <mi>m</mi>
    <mi>S</mi>
    <mi>/</mi>
    <mi>c</mi>
    <msup>
      <mi>m</mi>
      <mn>2</mn>
    </msup>
  </mrow>
</math>
</file>

<file path=Formula-307/content.xml><?xml version="1.0" encoding="utf-8"?>
<math xmlns="http://www.w3.org/1998/Math/MathML" display="inline">
  <mrow>
    <msub>
      <mi>g</mi>
      <mrow>
        <mi>m</mi>
        <mi>a</mi>
        <mi>x</mi>
        <mo>,</mo>
        <mi>H</mi>
      </mrow>
    </msub>
    <mspace width="0.222em"/>
    <mi>m</mi>
    <mi>S</mi>
    <mi>/</mi>
    <mi>c</mi>
    <msup>
      <mi>m</mi>
      <mn>2</mn>
    </msup>
  </mrow>
</math>
</file>

<file path=Formula-308/content.xml><?xml version="1.0" encoding="utf-8"?>
<math xmlns="http://www.w3.org/1998/Math/MathML" display="inline">
  <mrow>
    <msub>
      <mi>g</mi>
      <mrow>
        <mi>m</mi>
        <mi>a</mi>
        <mi>x</mi>
        <mo>,</mo>
        <mi>K</mi>
        <mi>C</mi>
        <mi>a</mi>
        <mi>S</mi>
      </mrow>
    </msub>
    <mspace width="0.222em"/>
    <mi>m</mi>
    <mi>S</mi>
    <mi>/</mi>
    <mi>c</mi>
    <msup>
      <mi>m</mi>
      <mn>2</mn>
    </msup>
  </mrow>
</math>
</file>

<file path=Formula-309/content.xml><?xml version="1.0" encoding="utf-8"?>
<math xmlns="http://www.w3.org/1998/Math/MathML" display="inline">
  <mrow>
    <msub>
      <mi>g</mi>
      <mrow>
        <mi>m</mi>
        <mi>a</mi>
        <mi>x</mi>
        <mo>,</mo>
        <mi>K</mi>
        <mi>d</mi>
        <mi>r</mi>
      </mrow>
    </msub>
    <mspace width="0.222em"/>
    <mi>m</mi>
    <mi>S</mi>
    <mi>/</mi>
    <mi>c</mi>
    <msup>
      <mi>m</mi>
      <mn>2</mn>
    </msup>
  </mrow>
</math>
</file>

<file path=Formula-31/content.xml><?xml version="1.0" encoding="utf-8"?>
<math xmlns="http://www.w3.org/1998/Math/MathML" display="inline">
  <mi>S</mi>
</math>
</file>

<file path=Formula-310/content.xml><?xml version="1.0" encoding="utf-8"?>
<math xmlns="http://www.w3.org/1998/Math/MathML" display="inline">
  <mrow>
    <msub>
      <mi>g</mi>
      <mrow>
        <mi>m</mi>
        <mi>a</mi>
        <mi>x</mi>
        <mo>,</mo>
        <mi>K</mi>
        <mi>A</mi>
      </mrow>
    </msub>
    <mspace width="0.222em"/>
    <mi>m</mi>
    <mi>S</mi>
    <mi>/</mi>
    <mi>c</mi>
    <msup>
      <mi>m</mi>
      <mn>2</mn>
    </msup>
  </mrow>
</math>
</file>

<file path=Formula-311/content.xml><?xml version="1.0" encoding="utf-8"?>
<math xmlns="http://www.w3.org/1998/Math/MathML" display="inline">
  <mrow>
    <msub>
      <mi>g</mi>
      <mrow>
        <mi>m</mi>
        <mi>a</mi>
        <mi>x</mi>
        <mo>,</mo>
        <mi>K</mi>
        <mi>C</mi>
        <mi>a</mi>
        <mi>B</mi>
      </mrow>
    </msub>
    <mspace width="0.222em"/>
    <mi>m</mi>
    <mi>S</mi>
    <mi>/</mi>
    <mi>c</mi>
    <msup>
      <mi>m</mi>
      <mn>2</mn>
    </msup>
  </mrow>
</math>
</file>

<file path=Formula-312/content.xml><?xml version="1.0" encoding="utf-8"?>
<math xmlns="http://www.w3.org/1998/Math/MathML" display="inline">
  <mrow>
    <msub>
      <mi>g</mi>
      <mrow>
        <mi>m</mi>
        <mi>a</mi>
        <mi>x</mi>
        <mo>,</mo>
        <mi>K</mi>
        <mi>G</mi>
        <mi>r</mi>
        <mi>o</mi>
        <mi>u</mi>
        <mi>p</mi>
      </mrow>
    </msub>
    <mspace width="0.222em"/>
    <mi>m</mi>
    <mi>S</mi>
    <mi>/</mi>
    <mi>c</mi>
    <msup>
      <mi>m</mi>
      <mn>2</mn>
    </msup>
  </mrow>
</math>
</file>

<file path=Formula-313/content.xml><?xml version="1.0" encoding="utf-8"?>
<math xmlns="http://www.w3.org/1998/Math/MathML" display="inline">
  <mrow>
    <msub>
      <mi>g</mi>
      <mrow>
        <mi>m</mi>
        <mi>a</mi>
        <mi>x</mi>
        <mo>,</mo>
        <mi>N</mi>
        <mi>a</mi>
      </mrow>
    </msub>
    <mspace width="0.222em"/>
    <mi>m</mi>
    <mi>S</mi>
    <mi>/</mi>
    <mi>c</mi>
    <msup>
      <mi>m</mi>
      <mn>2</mn>
    </msup>
  </mrow>
</math>
</file>

<file path=Formula-314/content.xml><?xml version="1.0" encoding="utf-8"?>
<math xmlns="http://www.w3.org/1998/Math/MathML" display="inline">
  <mrow>
    <msub>
      <mi>g</mi>
      <mi>L</mi>
    </msub>
    <mo>,</mo>
    <mi>m</mi>
    <mi>S</mi>
    <mi>/</mi>
    <mi>c</mi>
    <msup>
      <mi>m</mi>
      <mn>2</mn>
    </msup>
  </mrow>
</math>
</file>

<file path=Formula-315/content.xml><?xml version="1.0" encoding="utf-8"?>
<math xmlns="http://www.w3.org/1998/Math/MathML" display="inline">
  <mrow>
    <mi>L</mi>
    <mo>,</mo>
    <mspace width="0.222em"/>
    <mi>μ</mi>
    <mi>m</mi>
  </mrow>
</math>
</file>

<file path=Formula-316/content.xml><?xml version="1.0" encoding="utf-8"?>
<math xmlns="http://www.w3.org/1998/Math/MathML" display="inline">
  <mrow>
    <mi>R</mi>
    <mi>a</mi>
    <mo>,</mo>
    <mi>o</mi>
    <mi>h</mi>
    <mi>m</mi>
    <mo>⋅</mo>
    <mi>c</mi>
    <mi>m</mi>
  </mrow>
</math>
</file>

<file path=Formula-317/content.xml><?xml version="1.0" encoding="utf-8"?>
<math xmlns="http://www.w3.org/1998/Math/MathML" display="inline">
  <mrow>
    <mi>C</mi>
    <mo>,</mo>
    <mi>μ</mi>
    <mi>F</mi>
    <mi>/</mi>
    <mi>c</mi>
    <msup>
      <mi>m</mi>
      <mn>2</mn>
    </msup>
  </mrow>
</math>
</file>

<file path=Formula-318/content.xml><?xml version="1.0" encoding="utf-8"?>
<math xmlns="http://www.w3.org/1998/Math/MathML" display="inline">
  <mrow>
    <mi>D</mi>
    <mo>,</mo>
    <mi>μ</mi>
    <mi>m</mi>
  </mrow>
</math>
</file>

<file path=Formula-319/content.xml><?xml version="1.0" encoding="utf-8"?>
<math xmlns="http://www.w3.org/1998/Math/MathML" display="inline">
  <mrow>
    <msub>
      <mi>E</mi>
      <mi>L</mi>
    </msub>
    <mo>,</mo>
    <mi>m</mi>
    <mi>V</mi>
  </mrow>
</math>
</file>

<file path=Formula-32/content.xml><?xml version="1.0" encoding="utf-8"?>
<math xmlns="http://www.w3.org/1998/Math/MathML" display="inline">
  <msub>
    <mi>R</mi>
    <mi>γ</mi>
  </msub>
</math>
</file>

<file path=Formula-320/content.xml><?xml version="1.0" encoding="utf-8"?>
<math xmlns="http://www.w3.org/1998/Math/MathML" display="inline">
  <mrow>
    <msub>
      <mi>g</mi>
      <mrow>
        <mi>m</mi>
        <mi>a</mi>
        <mi>x</mi>
        <mo>,</mo>
        <mi>H</mi>
      </mrow>
    </msub>
    <mspace width="0.222em"/>
    <mi>m</mi>
    <mi>S</mi>
    <mi>/</mi>
    <mi>c</mi>
    <msup>
      <mi>m</mi>
      <mn>2</mn>
    </msup>
  </mrow>
</math>
</file>

<file path=Formula-321/content.xml><?xml version="1.0" encoding="utf-8"?>
<math xmlns="http://www.w3.org/1998/Math/MathML" display="inline">
  <mrow>
    <msub>
      <mi>g</mi>
      <mrow>
        <mi>m</mi>
        <mi>a</mi>
        <mi>x</mi>
        <mo>,</mo>
        <mi>K</mi>
        <mi>d</mi>
        <mi>r</mi>
      </mrow>
    </msub>
    <mspace width="0.222em"/>
    <mi>m</mi>
    <mi>S</mi>
    <mi>/</mi>
    <mi>c</mi>
    <msup>
      <mi>m</mi>
      <mn>2</mn>
    </msup>
  </mrow>
</math>
</file>

<file path=Formula-322/content.xml><?xml version="1.0" encoding="utf-8"?>
<math xmlns="http://www.w3.org/1998/Math/MathML" display="inline">
  <mrow>
    <msub>
      <mi>g</mi>
      <mrow>
        <mi>m</mi>
        <mi>a</mi>
        <mi>x</mi>
        <mo>,</mo>
        <mi>K</mi>
        <mi>A</mi>
      </mrow>
    </msub>
    <mspace width="0.222em"/>
    <mi>m</mi>
    <mi>S</mi>
    <mi>/</mi>
    <mi>c</mi>
    <msup>
      <mi>m</mi>
      <mn>2</mn>
    </msup>
  </mrow>
</math>
</file>

<file path=Formula-323/content.xml><?xml version="1.0" encoding="utf-8"?>
<math xmlns="http://www.w3.org/1998/Math/MathML" display="inline">
  <mrow>
    <msub>
      <mi>g</mi>
      <mrow>
        <mi>m</mi>
        <mi>a</mi>
        <mi>x</mi>
        <mo>,</mo>
        <mi>N</mi>
        <mi>a</mi>
      </mrow>
    </msub>
    <mspace width="0.222em"/>
    <mi>m</mi>
    <mi>S</mi>
    <mi>/</mi>
    <mi>c</mi>
    <msup>
      <mi>m</mi>
      <mn>2</mn>
    </msup>
  </mrow>
</math>
</file>

<file path=Formula-324/content.xml><?xml version="1.0" encoding="utf-8"?>
<math xmlns="http://www.w3.org/1998/Math/MathML" display="inline">
  <mrow>
    <msub>
      <mi>g</mi>
      <mi>L</mi>
    </msub>
    <mo>,</mo>
    <mi>m</mi>
    <mi>S</mi>
    <mi>/</mi>
    <mi>c</mi>
    <msup>
      <mi>m</mi>
      <mn>2</mn>
    </msup>
  </mrow>
</math>
</file>

<file path=Formula-325/content.xml><?xml version="1.0" encoding="utf-8"?>
<math xmlns="http://www.w3.org/1998/Math/MathML" display="inline">
  <mrow>
    <mi>R</mi>
    <mi>a</mi>
    <mo>,</mo>
    <mi>o</mi>
    <mi>h</mi>
    <mi>m</mi>
    <mo>⋅</mo>
    <mi>c</mi>
    <mi>m</mi>
  </mrow>
</math>
</file>

<file path=Formula-326/content.xml><?xml version="1.0" encoding="utf-8"?>
<math xmlns="http://www.w3.org/1998/Math/MathML" display="inline">
  <mrow>
    <mi>C</mi>
    <mo>,</mo>
    <mi>μ</mi>
    <mi>F</mi>
    <mi>/</mi>
    <mi>c</mi>
    <msup>
      <mi>m</mi>
      <mn>2</mn>
    </msup>
  </mrow>
</math>
</file>

<file path=Formula-327/content.xml><?xml version="1.0" encoding="utf-8"?>
<math xmlns="http://www.w3.org/1998/Math/MathML" display="inline">
  <mrow>
    <mi>D</mi>
    <mo>,</mo>
    <mi>μ</mi>
    <mi>m</mi>
  </mrow>
</math>
</file>

<file path=Formula-328/content.xml><?xml version="1.0" encoding="utf-8"?>
<math xmlns="http://www.w3.org/1998/Math/MathML" display="inline">
  <mrow>
    <msub>
      <mi>E</mi>
      <mi>L</mi>
    </msub>
    <mo>,</mo>
    <mi>m</mi>
    <mi>V</mi>
  </mrow>
</math>
</file>

<file path=Formula-329/content.xml><?xml version="1.0" encoding="utf-8"?>
<math xmlns="http://www.w3.org/1998/Math/MathML" display="inline">
  <mrow>
    <msub>
      <mi>g</mi>
      <mrow>
        <mi>m</mi>
        <mi>a</mi>
        <mi>x</mi>
        <mo>,</mo>
        <mi>C</mi>
        <mi>a</mi>
        <mi>L</mi>
      </mrow>
    </msub>
    <mspace width="0.222em"/>
    <mi>m</mi>
    <mi>S</mi>
    <mi>/</mi>
    <mi>c</mi>
    <msup>
      <mi>m</mi>
      <mn>2</mn>
    </msup>
  </mrow>
</math>
</file>

<file path=Formula-33/content.xml><?xml version="1.0" encoding="utf-8"?>
<math xmlns="http://www.w3.org/1998/Math/MathML" display="inline">
  <msub>
    <mi>R</mi>
    <mrow>
      <mi>g</mi>
      <mi>r</mi>
      <mi>i</mi>
      <mi>d</mi>
    </mrow>
  </msub>
</math>
</file>

<file path=Formula-330/content.xml><?xml version="1.0" encoding="utf-8"?>
<math xmlns="http://www.w3.org/1998/Math/MathML" display="inline">
  <mrow>
    <msub>
      <mi>g</mi>
      <mrow>
        <mi>m</mi>
        <mi>a</mi>
        <mi>x</mi>
        <mo>,</mo>
        <mi>C</mi>
        <mi>a</mi>
        <mi>N</mi>
      </mrow>
    </msub>
    <mspace width="0.222em"/>
    <mi>m</mi>
    <mi>S</mi>
    <mi>/</mi>
    <mi>c</mi>
    <msup>
      <mi>m</mi>
      <mn>2</mn>
    </msup>
  </mrow>
</math>
</file>

<file path=Formula-331/content.xml><?xml version="1.0" encoding="utf-8"?>
<math xmlns="http://www.w3.org/1998/Math/MathML" display="inline">
  <mrow>
    <msub>
      <mi>g</mi>
      <mrow>
        <mi>m</mi>
        <mi>a</mi>
        <mi>x</mi>
        <mo>,</mo>
        <mi>K</mi>
        <mi>C</mi>
        <mi>a</mi>
        <mi>S</mi>
      </mrow>
    </msub>
    <mspace width="0.222em"/>
    <mi>m</mi>
    <mi>S</mi>
    <mi>/</mi>
    <mi>c</mi>
    <msup>
      <mi>m</mi>
      <mn>2</mn>
    </msup>
  </mrow>
</math>
</file>

<file path=Formula-332/content.xml><?xml version="1.0" encoding="utf-8"?>
<math xmlns="http://www.w3.org/1998/Math/MathML" display="inline">
  <mrow>
    <msub>
      <mi>g</mi>
      <mrow>
        <mi>m</mi>
        <mi>a</mi>
        <mi>x</mi>
        <mo>,</mo>
        <mi>K</mi>
        <mi>d</mi>
        <mi>r</mi>
      </mrow>
    </msub>
    <mspace width="0.222em"/>
    <mi>m</mi>
    <mi>S</mi>
    <mi>/</mi>
    <mi>c</mi>
    <msup>
      <mi>m</mi>
      <mn>2</mn>
    </msup>
  </mrow>
</math>
</file>

<file path=Formula-333/content.xml><?xml version="1.0" encoding="utf-8"?>
<math xmlns="http://www.w3.org/1998/Math/MathML" display="inline">
  <mrow>
    <msub>
      <mi>g</mi>
      <mrow>
        <mi>m</mi>
        <mi>a</mi>
        <mi>x</mi>
        <mo>,</mo>
        <mi>K</mi>
        <mi>A</mi>
      </mrow>
    </msub>
    <mspace width="0.222em"/>
    <mi>m</mi>
    <mi>S</mi>
    <mi>/</mi>
    <mi>c</mi>
    <msup>
      <mi>m</mi>
      <mn>2</mn>
    </msup>
  </mrow>
</math>
</file>

<file path=Formula-334/content.xml><?xml version="1.0" encoding="utf-8"?>
<math xmlns="http://www.w3.org/1998/Math/MathML" display="inline">
  <mrow>
    <msub>
      <mi>g</mi>
      <mrow>
        <mi>m</mi>
        <mi>a</mi>
        <mi>x</mi>
        <mo>,</mo>
        <mi>K</mi>
        <mi>C</mi>
        <mi>a</mi>
        <mi>B</mi>
      </mrow>
    </msub>
    <mspace width="0.222em"/>
    <mi>m</mi>
    <mi>S</mi>
    <mi>/</mi>
    <mi>c</mi>
    <msup>
      <mi>m</mi>
      <mn>2</mn>
    </msup>
  </mrow>
</math>
</file>

<file path=Formula-335/content.xml><?xml version="1.0" encoding="utf-8"?>
<math xmlns="http://www.w3.org/1998/Math/MathML" display="inline">
  <mrow>
    <msub>
      <mi>g</mi>
      <mrow>
        <mi>m</mi>
        <mi>a</mi>
        <mi>x</mi>
        <mo>,</mo>
        <mi>N</mi>
        <mi>a</mi>
      </mrow>
    </msub>
    <mspace width="0.222em"/>
    <mi>m</mi>
    <mi>S</mi>
    <mi>/</mi>
    <mi>c</mi>
    <msup>
      <mi>m</mi>
      <mn>2</mn>
    </msup>
  </mrow>
</math>
</file>

<file path=Formula-336/content.xml><?xml version="1.0" encoding="utf-8"?>
<math xmlns="http://www.w3.org/1998/Math/MathML" display="inline">
  <mrow>
    <msub>
      <mi>g</mi>
      <mi>L</mi>
    </msub>
    <mo>,</mo>
    <mi>m</mi>
    <mi>S</mi>
    <mi>/</mi>
    <mi>c</mi>
    <msup>
      <mi>m</mi>
      <mn>2</mn>
    </msup>
  </mrow>
</math>
</file>

<file path=Formula-337/content.xml><?xml version="1.0" encoding="utf-8"?>
<math xmlns="http://www.w3.org/1998/Math/MathML" display="inline">
  <mrow>
    <mi>R</mi>
    <mi>a</mi>
    <mo>,</mo>
    <mi>o</mi>
    <mi>h</mi>
    <mi>m</mi>
    <mo>⋅</mo>
    <mi>c</mi>
    <mi>m</mi>
  </mrow>
</math>
</file>

<file path=Formula-338/content.xml><?xml version="1.0" encoding="utf-8"?>
<math xmlns="http://www.w3.org/1998/Math/MathML" display="inline">
  <mrow>
    <mi>C</mi>
    <mo>,</mo>
    <mi>μ</mi>
    <mi>F</mi>
    <mi>/</mi>
    <mi>c</mi>
    <msup>
      <mi>m</mi>
      <mn>2</mn>
    </msup>
  </mrow>
</math>
</file>

<file path=Formula-339/content.xml><?xml version="1.0" encoding="utf-8"?>
<math xmlns="http://www.w3.org/1998/Math/MathML" display="inline">
  <mrow>
    <mi>D</mi>
    <mo>,</mo>
    <mi>μ</mi>
    <mi>m</mi>
  </mrow>
</math>
</file>

<file path=Formula-34/content.xml><?xml version="1.0" encoding="utf-8"?>
<math xmlns="http://www.w3.org/1998/Math/MathML" display="inline">
  <msub>
    <mi>R</mi>
    <mi>θ</mi>
  </msub>
</math>
</file>

<file path=Formula-340/content.xml><?xml version="1.0" encoding="utf-8"?>
<math xmlns="http://www.w3.org/1998/Math/MathML" display="inline">
  <mrow>
    <msub>
      <mi>E</mi>
      <mi>L</mi>
    </msub>
    <mo>,</mo>
    <mi>m</mi>
    <mi>V</mi>
  </mrow>
</math>
</file>

<file path=Formula-341/content.xml><?xml version="1.0" encoding="utf-8"?>
<math xmlns="http://www.w3.org/1998/Math/MathML" display="inline">
  <mrow>
    <msub>
      <mi>g</mi>
      <mrow>
        <mi>m</mi>
        <mi>a</mi>
        <mi>x</mi>
        <mo>,</mo>
        <mi>C</mi>
        <mi>a</mi>
        <mi>L</mi>
      </mrow>
    </msub>
    <mspace width="0.222em"/>
    <mi>m</mi>
    <mi>S</mi>
    <mi>/</mi>
    <mi>c</mi>
    <msup>
      <mi>m</mi>
      <mn>2</mn>
    </msup>
  </mrow>
</math>
</file>

<file path=Formula-342/content.xml><?xml version="1.0" encoding="utf-8"?>
<math xmlns="http://www.w3.org/1998/Math/MathML" display="inline">
  <mrow>
    <msub>
      <mi>g</mi>
      <mrow>
        <mi>m</mi>
        <mi>a</mi>
        <mi>x</mi>
        <mo>,</mo>
        <mi>C</mi>
        <mi>a</mi>
        <mi>N</mi>
      </mrow>
    </msub>
    <mspace width="0.222em"/>
    <mi>m</mi>
    <mi>S</mi>
    <mi>/</mi>
    <mi>c</mi>
    <msup>
      <mi>m</mi>
      <mn>2</mn>
    </msup>
  </mrow>
</math>
</file>

<file path=Formula-343/content.xml><?xml version="1.0" encoding="utf-8"?>
<math xmlns="http://www.w3.org/1998/Math/MathML" display="inline">
  <mrow>
    <msub>
      <mi>g</mi>
      <mrow>
        <mi>m</mi>
        <mi>a</mi>
        <mi>x</mi>
        <mo>,</mo>
        <mi>K</mi>
        <mi>C</mi>
        <mi>a</mi>
        <mi>S</mi>
      </mrow>
    </msub>
    <mspace width="0.222em"/>
    <mi>m</mi>
    <mi>S</mi>
    <mi>/</mi>
    <mi>c</mi>
    <msup>
      <mi>m</mi>
      <mn>2</mn>
    </msup>
  </mrow>
</math>
</file>

<file path=Formula-344/content.xml><?xml version="1.0" encoding="utf-8"?>
<math xmlns="http://www.w3.org/1998/Math/MathML" display="inline">
  <mrow>
    <msub>
      <mi>g</mi>
      <mrow>
        <mi>m</mi>
        <mi>a</mi>
        <mi>x</mi>
        <mo>,</mo>
        <mi>K</mi>
        <mi>d</mi>
        <mi>r</mi>
      </mrow>
    </msub>
    <mspace width="0.222em"/>
    <mi>m</mi>
    <mi>S</mi>
    <mi>/</mi>
    <mi>c</mi>
    <msup>
      <mi>m</mi>
      <mn>2</mn>
    </msup>
  </mrow>
</math>
</file>

<file path=Formula-345/content.xml><?xml version="1.0" encoding="utf-8"?>
<math xmlns="http://www.w3.org/1998/Math/MathML" display="inline">
  <mrow>
    <msub>
      <mi>g</mi>
      <mrow>
        <mi>m</mi>
        <mi>a</mi>
        <mi>x</mi>
        <mo>,</mo>
        <mi>K</mi>
        <mi>A</mi>
      </mrow>
    </msub>
    <mspace width="0.222em"/>
    <mi>m</mi>
    <mi>S</mi>
    <mi>/</mi>
    <mi>c</mi>
    <msup>
      <mi>m</mi>
      <mn>2</mn>
    </msup>
  </mrow>
</math>
</file>

<file path=Formula-346/content.xml><?xml version="1.0" encoding="utf-8"?>
<math xmlns="http://www.w3.org/1998/Math/MathML" display="inline">
  <mrow>
    <msub>
      <mi>g</mi>
      <mrow>
        <mi>m</mi>
        <mi>a</mi>
        <mi>x</mi>
        <mo>,</mo>
        <mi>K</mi>
        <mi>C</mi>
        <mi>a</mi>
        <mi>B</mi>
      </mrow>
    </msub>
    <mspace width="0.222em"/>
    <mi>m</mi>
    <mi>S</mi>
    <mi>/</mi>
    <mi>c</mi>
    <msup>
      <mi>m</mi>
      <mn>2</mn>
    </msup>
  </mrow>
</math>
</file>

<file path=Formula-347/content.xml><?xml version="1.0" encoding="utf-8"?>
<math xmlns="http://www.w3.org/1998/Math/MathML" display="inline">
  <mrow>
    <msub>
      <mi>g</mi>
      <mrow>
        <mi>m</mi>
        <mi>a</mi>
        <mi>x</mi>
        <mo>,</mo>
        <mi>N</mi>
        <mi>a</mi>
      </mrow>
    </msub>
    <mspace width="0.222em"/>
    <mi>m</mi>
    <mi>S</mi>
    <mi>/</mi>
    <mi>c</mi>
    <msup>
      <mi>m</mi>
      <mn>2</mn>
    </msup>
  </mrow>
</math>
</file>

<file path=Formula-348/content.xml><?xml version="1.0" encoding="utf-8"?>
<math xmlns="http://www.w3.org/1998/Math/MathML" display="inline">
  <mrow>
    <msub>
      <mi>g</mi>
      <mi>L</mi>
    </msub>
    <mo>,</mo>
    <mi>m</mi>
    <mi>S</mi>
    <mi>/</mi>
    <mi>c</mi>
    <msup>
      <mi>m</mi>
      <mn>2</mn>
    </msup>
  </mrow>
</math>
</file>

<file path=Formula-349/content.xml><?xml version="1.0" encoding="utf-8"?>
<math xmlns="http://www.w3.org/1998/Math/MathML" display="inline">
  <mrow>
    <mi>L</mi>
    <mo>,</mo>
    <mspace width="0.222em"/>
    <mi>μ</mi>
    <mi>m</mi>
  </mrow>
</math>
</file>

<file path=Formula-35/content.xml><?xml version="1.0" encoding="utf-8"?>
<math xmlns="http://www.w3.org/1998/Math/MathML" display="inline">
  <msub>
    <mi>ω</mi>
    <mrow>
      <mi>g</mi>
      <mi>r</mi>
      <mi>i</mi>
      <mi>d</mi>
    </mrow>
  </msub>
</math>
</file>

<file path=Formula-350/content.xml><?xml version="1.0" encoding="utf-8"?>
<math xmlns="http://www.w3.org/1998/Math/MathML" display="inline">
  <mrow>
    <mi>R</mi>
    <mi>a</mi>
    <mo>,</mo>
    <mi>o</mi>
    <mi>h</mi>
    <mi>m</mi>
    <mo>⋅</mo>
    <mi>c</mi>
    <mi>m</mi>
  </mrow>
</math>
</file>

<file path=Formula-351/content.xml><?xml version="1.0" encoding="utf-8"?>
<math xmlns="http://www.w3.org/1998/Math/MathML" display="inline">
  <mrow>
    <mi>C</mi>
    <mo>,</mo>
    <mi>μ</mi>
    <mi>F</mi>
    <mi>/</mi>
    <mi>c</mi>
    <msup>
      <mi>m</mi>
      <mn>2</mn>
    </msup>
  </mrow>
</math>
</file>

<file path=Formula-352/content.xml><?xml version="1.0" encoding="utf-8"?>
<math xmlns="http://www.w3.org/1998/Math/MathML" display="inline">
  <mrow>
    <mi>D</mi>
    <mo>,</mo>
    <mi>μ</mi>
    <mi>m</mi>
  </mrow>
</math>
</file>

<file path=Formula-353/content.xml><?xml version="1.0" encoding="utf-8"?>
<math xmlns="http://www.w3.org/1998/Math/MathML" display="inline">
  <mrow>
    <msub>
      <mi>E</mi>
      <mi>H</mi>
    </msub>
    <mo>,</mo>
    <mi>m</mi>
    <mi>V</mi>
  </mrow>
</math>
</file>

<file path=Formula-354/content.xml><?xml version="1.0" encoding="utf-8"?>
<math xmlns="http://www.w3.org/1998/Math/MathML" display="inline">
  <mrow>
    <msub>
      <mi>E</mi>
      <mi>L</mi>
    </msub>
    <mo>,</mo>
    <mi>m</mi>
    <mi>V</mi>
  </mrow>
</math>
</file>

<file path=Formula-355/content.xml><?xml version="1.0" encoding="utf-8"?>
<math xmlns="http://www.w3.org/1998/Math/MathML" display="inline">
  <mrow>
    <msub>
      <mi>g</mi>
      <mrow>
        <mi>m</mi>
        <mi>a</mi>
        <mi>x</mi>
        <mo>,</mo>
        <mi>C</mi>
        <mi>a</mi>
        <mi>L</mi>
      </mrow>
    </msub>
    <mspace width="0.222em"/>
    <mi>m</mi>
    <mi>S</mi>
    <mi>/</mi>
    <mi>c</mi>
    <msup>
      <mi>m</mi>
      <mn>2</mn>
    </msup>
  </mrow>
</math>
</file>

<file path=Formula-356/content.xml><?xml version="1.0" encoding="utf-8"?>
<math xmlns="http://www.w3.org/1998/Math/MathML" display="inline">
  <mrow>
    <msub>
      <mi>g</mi>
      <mrow>
        <mi>m</mi>
        <mi>a</mi>
        <mi>x</mi>
        <mo>,</mo>
        <mi>C</mi>
        <mi>a</mi>
        <mi>N</mi>
      </mrow>
    </msub>
    <mspace width="0.222em"/>
    <mi>m</mi>
    <mi>S</mi>
    <mi>/</mi>
    <mi>c</mi>
    <msup>
      <mi>m</mi>
      <mn>2</mn>
    </msup>
  </mrow>
</math>
</file>

<file path=Formula-357/content.xml><?xml version="1.0" encoding="utf-8"?>
<math xmlns="http://www.w3.org/1998/Math/MathML" display="inline">
  <mrow>
    <msub>
      <mi>g</mi>
      <mrow>
        <mi>m</mi>
        <mi>a</mi>
        <mi>x</mi>
        <mo>,</mo>
        <mi>H</mi>
      </mrow>
    </msub>
    <mspace width="0.222em"/>
    <mi>m</mi>
    <mi>S</mi>
    <mi>/</mi>
    <mi>c</mi>
    <msup>
      <mi>m</mi>
      <mn>2</mn>
    </msup>
  </mrow>
</math>
</file>

<file path=Formula-358/content.xml><?xml version="1.0" encoding="utf-8"?>
<math xmlns="http://www.w3.org/1998/Math/MathML" display="inline">
  <mrow>
    <msub>
      <mi>g</mi>
      <mrow>
        <mi>m</mi>
        <mi>a</mi>
        <mi>x</mi>
        <mo>,</mo>
        <mi>K</mi>
        <mi>C</mi>
        <mi>a</mi>
        <mi>S</mi>
      </mrow>
    </msub>
    <mspace width="0.222em"/>
    <mi>m</mi>
    <mi>S</mi>
    <mi>/</mi>
    <mi>c</mi>
    <msup>
      <mi>m</mi>
      <mn>2</mn>
    </msup>
  </mrow>
</math>
</file>

<file path=Formula-359/content.xml><?xml version="1.0" encoding="utf-8"?>
<math xmlns="http://www.w3.org/1998/Math/MathML" display="inline">
  <mrow>
    <msub>
      <mi>g</mi>
      <mrow>
        <mi>m</mi>
        <mi>a</mi>
        <mi>x</mi>
        <mo>,</mo>
        <mi>K</mi>
        <mi>d</mi>
        <mi>r</mi>
      </mrow>
    </msub>
    <mspace width="0.222em"/>
    <mi>m</mi>
    <mi>S</mi>
    <mi>/</mi>
    <mi>c</mi>
    <msup>
      <mi>m</mi>
      <mn>2</mn>
    </msup>
  </mrow>
</math>
</file>

<file path=Formula-36/content.xml><?xml version="1.0" encoding="utf-8"?>
<math xmlns="http://www.w3.org/1998/Math/MathML" display="inline">
  <msub>
    <mi>ω</mi>
    <mi>γ</mi>
  </msub>
</math>
</file>

<file path=Formula-360/content.xml><?xml version="1.0" encoding="utf-8"?>
<math xmlns="http://www.w3.org/1998/Math/MathML" display="inline">
  <mrow>
    <msub>
      <mi>g</mi>
      <mrow>
        <mi>m</mi>
        <mi>a</mi>
        <mi>x</mi>
        <mo>,</mo>
        <mi>K</mi>
        <mi>A</mi>
      </mrow>
    </msub>
    <mspace width="0.222em"/>
    <mi>m</mi>
    <mi>S</mi>
    <mi>/</mi>
    <mi>c</mi>
    <msup>
      <mi>m</mi>
      <mn>2</mn>
    </msup>
  </mrow>
</math>
</file>

<file path=Formula-361/content.xml><?xml version="1.0" encoding="utf-8"?>
<math xmlns="http://www.w3.org/1998/Math/MathML" display="inline">
  <mrow>
    <msub>
      <mi>g</mi>
      <mrow>
        <mi>m</mi>
        <mi>a</mi>
        <mi>x</mi>
        <mo>,</mo>
        <mi>K</mi>
        <mi>C</mi>
        <mi>a</mi>
        <mi>B</mi>
      </mrow>
    </msub>
    <mspace width="0.222em"/>
    <mi>m</mi>
    <mi>S</mi>
    <mi>/</mi>
    <mi>c</mi>
    <msup>
      <mi>m</mi>
      <mn>2</mn>
    </msup>
  </mrow>
</math>
</file>

<file path=Formula-362/content.xml><?xml version="1.0" encoding="utf-8"?>
<math xmlns="http://www.w3.org/1998/Math/MathML" display="inline">
  <mrow>
    <msub>
      <mi>g</mi>
      <mrow>
        <mi>m</mi>
        <mi>a</mi>
        <mi>x</mi>
        <mo>,</mo>
        <mi>K</mi>
        <mi>G</mi>
        <mi>r</mi>
        <mi>o</mi>
        <mi>u</mi>
        <mi>p</mi>
      </mrow>
    </msub>
    <mspace width="0.222em"/>
    <mi>m</mi>
    <mi>S</mi>
    <mi>/</mi>
    <mi>c</mi>
    <msup>
      <mi>m</mi>
      <mn>2</mn>
    </msup>
  </mrow>
</math>
</file>

<file path=Formula-363/content.xml><?xml version="1.0" encoding="utf-8"?>
<math xmlns="http://www.w3.org/1998/Math/MathML" display="inline">
  <mrow>
    <msub>
      <mi>g</mi>
      <mrow>
        <mi>m</mi>
        <mi>a</mi>
        <mi>x</mi>
        <mo>,</mo>
        <mi>N</mi>
        <mi>a</mi>
      </mrow>
    </msub>
    <mspace width="0.222em"/>
    <mi>m</mi>
    <mi>S</mi>
    <mi>/</mi>
    <mi>c</mi>
    <msup>
      <mi>m</mi>
      <mn>2</mn>
    </msup>
  </mrow>
</math>
</file>

<file path=Formula-364/content.xml><?xml version="1.0" encoding="utf-8"?>
<math xmlns="http://www.w3.org/1998/Math/MathML" display="inline">
  <mrow>
    <msub>
      <mi>g</mi>
      <mi>L</mi>
    </msub>
    <mo>,</mo>
    <mi>m</mi>
    <mi>S</mi>
    <mi>/</mi>
    <mi>c</mi>
    <msup>
      <mi>m</mi>
      <mn>2</mn>
    </msup>
  </mrow>
</math>
</file>

<file path=Formula-365/content.xml><?xml version="1.0" encoding="utf-8"?>
<math xmlns="http://www.w3.org/1998/Math/MathML" display="inline">
  <mrow>
    <mi>C</mi>
    <mo>,</mo>
    <mspace width="0.222em"/>
    <mi>μ</mi>
    <mi>F</mi>
    <mi>/</mi>
    <mi>c</mi>
    <mi>m</mi>
    <mn>2</mn>
  </mrow>
</math>
</file>

<file path=Formula-366/content.xml><?xml version="1.0" encoding="utf-8"?>
<math xmlns="http://www.w3.org/1998/Math/MathML" display="inline">
  <mrow>
    <mi>R</mi>
    <mi>a</mi>
    <mo>,</mo>
    <mspace width="0.222em"/>
    <mi>O</mi>
    <mi>h</mi>
    <mi>m</mi>
    <mo>⋅</mo>
    <mi>c</mi>
    <mi>m</mi>
  </mrow>
</math>
</file>

<file path=Formula-367/content.xml><?xml version="1.0" encoding="utf-8"?>
<math xmlns="http://www.w3.org/1998/Math/MathML" display="inline">
  <mrow>
    <msub>
      <mi>g</mi>
      <mrow>
        <mi>m</mi>
        <mi>a</mi>
        <mi>x</mi>
        <mo>,</mo>
        <mi>L</mi>
      </mrow>
    </msub>
    <mo>,</mo>
    <mspace width="0.222em"/>
    <mi>m</mi>
    <mi>S</mi>
    <mi>/</mi>
    <mi>c</mi>
    <mi>m</mi>
    <mn>2</mn>
  </mrow>
</math>
</file>

<file path=Formula-368/content.xml><?xml version="1.0" encoding="utf-8"?>
<math xmlns="http://www.w3.org/1998/Math/MathML" display="inline">
  <mrow>
    <msub>
      <mi>g</mi>
      <mrow>
        <mi>m</mi>
        <mi>a</mi>
        <mi>x</mi>
        <mo>,</mo>
        <mi>N</mi>
        <mi>a</mi>
      </mrow>
    </msub>
    <mo>,</mo>
    <mspace width="0.222em"/>
    <mi>m</mi>
    <mi>S</mi>
    <mi>/</mi>
    <mi>c</mi>
    <mi>m</mi>
    <mn>2</mn>
  </mrow>
</math>
</file>

<file path=Formula-369/content.xml><?xml version="1.0" encoding="utf-8"?>
<math xmlns="http://www.w3.org/1998/Math/MathML" display="inline">
  <mrow>
    <msub>
      <mi>g</mi>
      <mrow>
        <mi>m</mi>
        <mi>a</mi>
        <mi>x</mi>
        <mo>,</mo>
        <mi>K</mi>
        <mi>d</mi>
        <mi>r</mi>
      </mrow>
    </msub>
    <mo>,</mo>
    <mspace width="0.222em"/>
    <mi>m</mi>
    <mi>S</mi>
    <mi>/</mi>
    <mi>c</mi>
    <mi>m</mi>
    <mn>2</mn>
  </mrow>
</math>
</file>

<file path=Formula-37/content.xml><?xml version="1.0" encoding="utf-8"?>
<math xmlns="http://www.w3.org/1998/Math/MathML" display="inline">
  <msub>
    <mi>μ</mi>
    <mi>γ</mi>
  </msub>
</math>
</file>

<file path=Formula-370/content.xml><?xml version="1.0" encoding="utf-8"?>
<math xmlns="http://www.w3.org/1998/Math/MathML" display="inline">
  <mrow>
    <msub>
      <mi>g</mi>
      <mrow>
        <mi>m</mi>
        <mi>a</mi>
        <mi>x</mi>
        <mo>,</mo>
        <mi>K</mi>
        <mi>A</mi>
      </mrow>
    </msub>
    <mo>,</mo>
    <mspace width="0.222em"/>
    <mi>m</mi>
    <mi>S</mi>
    <mi>/</mi>
    <mi>c</mi>
    <mi>m</mi>
    <mn>2</mn>
  </mrow>
</math>
</file>

<file path=Formula-371/content.xml><?xml version="1.0" encoding="utf-8"?>
<math xmlns="http://www.w3.org/1998/Math/MathML" display="inline">
  <mrow>
    <msub>
      <mi>g</mi>
      <mrow>
        <mi>m</mi>
        <mi>a</mi>
        <mi>x</mi>
        <mo>,</mo>
        <mi>C</mi>
        <mi>a</mi>
        <mi>L</mi>
      </mrow>
    </msub>
    <mo>,</mo>
    <mspace width="0.222em"/>
    <mi>m</mi>
    <mi>S</mi>
    <mi>/</mi>
    <mi>c</mi>
    <mi>m</mi>
    <mn>2</mn>
  </mrow>
</math>
</file>

<file path=Formula-372/content.xml><?xml version="1.0" encoding="utf-8"?>
<math xmlns="http://www.w3.org/1998/Math/MathML" display="inline">
  <mrow>
    <msub>
      <mi>g</mi>
      <mrow>
        <mi>m</mi>
        <mi>a</mi>
        <mi>x</mi>
        <mo>,</mo>
        <mi>C</mi>
        <mi>a</mi>
        <mi>N</mi>
      </mrow>
    </msub>
    <mo>,</mo>
    <mspace width="0.222em"/>
    <mi>m</mi>
    <mi>S</mi>
    <mi>/</mi>
    <mi>c</mi>
    <mi>m</mi>
    <mn>2</mn>
  </mrow>
</math>
</file>

<file path=Formula-373/content.xml><?xml version="1.0" encoding="utf-8"?>
<math xmlns="http://www.w3.org/1998/Math/MathML" display="inline">
  <mrow>
    <msub>
      <mi>g</mi>
      <mrow>
        <mi>m</mi>
        <mi>a</mi>
        <mi>x</mi>
        <mo>,</mo>
        <mi>A</mi>
        <mi>H</mi>
        <mi>P</mi>
      </mrow>
    </msub>
    <mo>,</mo>
    <mspace width="0.222em"/>
    <mi>m</mi>
    <mi>S</mi>
    <mi>/</mi>
    <mi>c</mi>
    <mi>m</mi>
    <mn>2</mn>
  </mrow>
</math>
</file>

<file path=Formula-374/content.xml><?xml version="1.0" encoding="utf-8"?>
<math xmlns="http://www.w3.org/1998/Math/MathML" display="inline">
  <mrow>
    <msub>
      <mi>g</mi>
      <mrow>
        <mi>m</mi>
        <mi>a</mi>
        <mi>x</mi>
        <mo>,</mo>
        <mi>C</mi>
      </mrow>
    </msub>
    <mo>,</mo>
    <mspace width="0.222em"/>
    <mi>m</mi>
    <mi>S</mi>
    <mi>/</mi>
    <mi>c</mi>
    <mi>m</mi>
    <mn>2</mn>
  </mrow>
</math>
</file>

<file path=Formula-375/content.xml><?xml version="1.0" encoding="utf-8"?>
<math xmlns="http://www.w3.org/1998/Math/MathML" display="inline">
  <mrow>
    <msub>
      <mi>τ</mi>
      <mrow>
        <mi>C</mi>
        <mi>a</mi>
      </mrow>
    </msub>
    <mo>,</mo>
    <mspace width="0.222em"/>
    <mi>m</mi>
    <mi>s</mi>
  </mrow>
</math>
</file>

<file path=Formula-376/content.xml><?xml version="1.0" encoding="utf-8"?>
<math xmlns="http://www.w3.org/1998/Math/MathML" display="inline">
  <mrow>
    <msub>
      <mi>E</mi>
      <mrow>
        <mi>N</mi>
        <mi>a</mi>
      </mrow>
    </msub>
    <mo>,</mo>
    <mspace width="0.222em"/>
    <mi>m</mi>
    <mi>V</mi>
  </mrow>
</math>
</file>

<file path=Formula-377/content.xml><?xml version="1.0" encoding="utf-8"?>
<math xmlns="http://www.w3.org/1998/Math/MathML" display="inline">
  <mrow>
    <msub>
      <mi>E</mi>
      <mi>K</mi>
    </msub>
    <mo>,</mo>
    <mspace width="0.222em"/>
    <mi>m</mi>
    <mi>V</mi>
  </mrow>
</math>
</file>

<file path=Formula-378/content.xml><?xml version="1.0" encoding="utf-8"?>
<math xmlns="http://www.w3.org/1998/Math/MathML" display="inline">
  <mrow>
    <msub>
      <mi>E</mi>
      <mrow>
        <mi>C</mi>
        <mi>a</mi>
      </mrow>
    </msub>
    <mo>,</mo>
    <mspace width="0.222em"/>
    <mi>m</mi>
    <mi>V</mi>
  </mrow>
</math>
</file>

<file path=Formula-379/content.xml><?xml version="1.0" encoding="utf-8"?>
<math xmlns="http://www.w3.org/1998/Math/MathML" display="inline">
  <mrow>
    <msub>
      <mi>E</mi>
      <mi>L</mi>
    </msub>
    <mo>,</mo>
    <mspace width="0.222em"/>
    <mi>m</mi>
    <mi>V</mi>
  </mrow>
</math>
</file>

<file path=Formula-38/content.xml><?xml version="1.0" encoding="utf-8"?>
<math xmlns="http://www.w3.org/1998/Math/MathML" display="inline">
  <mrow>
    <mi>l</mi>
    <mi>a</mi>
    <mi>t</mi>
    <mi>e</mi>
    <mi>n</mi>
    <mi>c</mi>
    <mi>y</mi>
    <mo>,</mo>
    <mspace width="0.222em"/>
    <mi>m</mi>
    <mi>s</mi>
  </mrow>
</math>
</file>

<file path=Formula-380/content.xml><?xml version="1.0" encoding="utf-8"?>
<math xmlns="http://www.w3.org/1998/Math/MathML" display="inline">
  <mrow>
    <mo stretchy="false" form="prefix">[</mo>
    <mi>C</mi>
    <msup>
      <mi>a</mi>
      <mrow>
        <mn>2</mn>
        <mo>+</mo>
      </mrow>
    </msup>
    <msub>
      <mo stretchy="false" form="postfix">]</mo>
      <mn>0</mn>
    </msub>
    <mo>,</mo>
    <mspace width="0.222em"/>
    <mi>m</mi>
    <mi>M</mi>
  </mrow>
</math>
</file>

<file path=Formula-381/content.xml><?xml version="1.0" encoding="utf-8"?>
<math xmlns="http://www.w3.org/1998/Math/MathML" display="block">
  <mrow>
    <msub>
      <mi>I</mi>
      <mrow>
        <mi>s</mi>
        <mi>y</mi>
        <mi>n</mi>
      </mrow>
    </msub>
    <mo>=</mo>
    <msub>
      <mi>g</mi>
      <mrow>
        <mi>m</mi>
        <mi>a</mi>
        <mi>x</mi>
        <mo>,</mo>
        <mi>s</mi>
        <mi>y</mi>
        <mi>n</mi>
      </mrow>
    </msub>
    <mo>⋅</mo>
    <mi>g</mi>
    <mo>⋅</mo>
    <mo stretchy="false" form="prefix">(</mo>
    <mi>V</mi>
    <mo>−</mo>
    <msub>
      <mi>E</mi>
      <mrow>
        <mi>s</mi>
        <mi>y</mi>
        <mi>n</mi>
      </mrow>
    </msub>
    <mo stretchy="false" form="postfix">)</mo>
  </mrow>
</math>
</file>

<file path=Formula-382/content.xml><?xml version="1.0" encoding="utf-8"?>
<math xmlns="http://www.w3.org/1998/Math/MathML" display="inline">
  <msub>
    <mi>g</mi>
    <mrow>
      <mi>m</mi>
      <mi>a</mi>
      <mi>x</mi>
      <mo>,</mo>
      <mi>s</mi>
      <mi>y</mi>
      <mi>n</mi>
    </mrow>
  </msub>
</math>
</file>

<file path=Formula-383/content.xml><?xml version="1.0" encoding="utf-8"?>
<math xmlns="http://www.w3.org/1998/Math/MathML" display="inline">
  <mrow>
    <mi>m</mi>
    <mi>S</mi>
    <mi>/</mi>
    <mi>c</mi>
    <msup>
      <mi>m</mi>
      <mn>2</mn>
    </msup>
  </mrow>
</math>
</file>

<file path=Formula-384/content.xml><?xml version="1.0" encoding="utf-8"?>
<math xmlns="http://www.w3.org/1998/Math/MathML" display="inline">
  <mi>g</mi>
</math>
</file>

<file path=Formula-385/content.xml><?xml version="1.0" encoding="utf-8"?>
<math xmlns="http://www.w3.org/1998/Math/MathML" display="inline">
  <msub>
    <mi>E</mi>
    <mrow>
      <mi>s</mi>
      <mi>y</mi>
      <mi>n</mi>
    </mrow>
  </msub>
</math>
</file>

<file path=Formula-386/content.xml><?xml version="1.0" encoding="utf-8"?>
<math xmlns="http://www.w3.org/1998/Math/MathML" display="inline">
  <mrow>
    <mi>m</mi>
    <mi>V</mi>
  </mrow>
</math>
</file>

<file path=Formula-387/content.xml><?xml version="1.0" encoding="utf-8"?>
<math xmlns="http://www.w3.org/1998/Math/MathML" display="inline">
  <mrow>
    <msub>
      <mi>E</mi>
      <mrow>
        <mi>s</mi>
        <mi>y</mi>
        <mi>n</mi>
      </mrow>
    </msub>
    <mo>=</mo>
    <mn>0</mn>
    <mspace width="0.222em"/>
    <mi>m</mi>
    <mi>V</mi>
  </mrow>
</math>
</file>

<file path=Formula-388/content.xml><?xml version="1.0" encoding="utf-8"?>
<math xmlns="http://www.w3.org/1998/Math/MathML" display="inline">
  <mrow>
    <msub>
      <mi>E</mi>
      <mrow>
        <mi>G</mi>
        <mi>A</mi>
        <mi>B</mi>
        <mi>A</mi>
      </mrow>
    </msub>
    <mo>=</mo>
    <mo>−</mo>
    <mn>75</mn>
    <mspace width="0.222em"/>
    <mi>m</mi>
    <mi>V</mi>
  </mrow>
</math>
</file>

<file path=Formula-389/content.xml><?xml version="1.0" encoding="utf-8"?>
<math xmlns="http://www.w3.org/1998/Math/MathML" display="inline">
  <mi>g</mi>
</math>
</file>

<file path=Formula-39/content.xml><?xml version="1.0" encoding="utf-8"?>
<math xmlns="http://www.w3.org/1998/Math/MathML" display="inline">
  <msub>
    <mi>ω</mi>
    <mi>θ</mi>
  </msub>
</math>
</file>

<file path=Formula-390/content.xml><?xml version="1.0" encoding="utf-8"?>
<math xmlns="http://www.w3.org/1998/Math/MathML" display="block">
  <mrow>
    <mi>g</mi>
    <mo>=</mo>
    <mi>e</mi>
    <mi>x</mi>
    <mi>p</mi>
    <mo minsize="1.8" maxsize="1.8" stretchy="false" form="prefix">(</mo>
    <mfrac>
      <mrow>
        <mi>t</mi>
        <mo>−</mo>
        <msub>
          <mi>t</mi>
          <mn>0</mn>
        </msub>
      </mrow>
      <msub>
        <mi>τ</mi>
        <mrow>
          <mi>r</mi>
          <mi>i</mi>
          <mi>s</mi>
          <mi>e</mi>
        </mrow>
      </msub>
    </mfrac>
    <mo minsize="1.8" maxsize="1.8" stretchy="false" form="postfix">)</mo>
    <mo>−</mo>
    <mi>e</mi>
    <mi>x</mi>
    <mi>p</mi>
    <mo minsize="1.8" maxsize="1.8" stretchy="false" form="prefix">(</mo>
    <mfrac>
      <mrow>
        <mi>t</mi>
        <mo>−</mo>
        <msub>
          <mi>t</mi>
          <mn>0</mn>
        </msub>
      </mrow>
      <msub>
        <mi>τ</mi>
        <mrow>
          <mi>d</mi>
          <mi>e</mi>
          <mi>c</mi>
          <mi>a</mi>
          <mi>y</mi>
        </mrow>
      </msub>
    </mfrac>
    <mo minsize="1.8" maxsize="1.8" stretchy="false" form="postfix">)</mo>
  </mrow>
</math>
</file>

<file path=Formula-391/content.xml><?xml version="1.0" encoding="utf-8"?>
<math xmlns="http://www.w3.org/1998/Math/MathML" display="inline">
  <msub>
    <mi>t</mi>
    <mn>0</mn>
  </msub>
</math>
</file>

<file path=Formula-392/content.xml><?xml version="1.0" encoding="utf-8"?>
<math xmlns="http://www.w3.org/1998/Math/MathML" display="block">
  <mrow>
    <msub>
      <mi>I</mi>
      <mrow>
        <mi>N</mi>
        <mi>M</mi>
        <mi>D</mi>
        <mi>A</mi>
      </mrow>
    </msub>
    <mo>=</mo>
    <msub>
      <mi>g</mi>
      <mrow>
        <mi>m</mi>
        <mi>a</mi>
        <mi>x</mi>
        <mo>,</mo>
        <mi>N</mi>
        <mi>M</mi>
        <mi>D</mi>
        <mi>A</mi>
      </mrow>
    </msub>
    <mo>⋅</mo>
    <mi>g</mi>
    <mo>⋅</mo>
    <mi>s</mi>
    <mo>⋅</mo>
    <mo stretchy="false" form="prefix">(</mo>
    <mi>V</mi>
    <mo>−</mo>
    <msub>
      <mi>E</mi>
      <mrow>
        <mi>N</mi>
        <mi>M</mi>
        <mi>D</mi>
        <mi>A</mi>
      </mrow>
    </msub>
    <mo stretchy="false" form="postfix">)</mo>
  </mrow>
</math>
</file>

<file path=Formula-393/content.xml><?xml version="1.0" encoding="utf-8"?>
<math xmlns="http://www.w3.org/1998/Math/MathML" display="block">
  <mrow>
    <mi>s</mi>
    <mo>=</mo>
    <mfrac>
      <mn>1.50265</mn>
      <mrow>
        <mn>1</mn>
        <mo>+</mo>
        <mn>0.33</mn>
        <mo>⋅</mo>
        <mi>e</mi>
        <mi>x</mi>
        <mi>p</mi>
        <mo stretchy="false" form="prefix">(</mo>
        <mo>−</mo>
        <mn>0.0625</mn>
        <mo>⋅</mo>
        <mi>V</mi>
        <mo stretchy="false" form="postfix">)</mo>
      </mrow>
    </mfrac>
  </mrow>
</math>
</file>

<file path=Formula-394/content.xml><?xml version="1.0" encoding="utf-8"?>
<math xmlns="http://www.w3.org/1998/Math/MathML" display="inline">
  <mi>g</mi>
</math>
</file>

<file path=Formula-395/content.xml><?xml version="1.0" encoding="utf-8"?>
<math xmlns="http://www.w3.org/1998/Math/MathML" display="inline">
  <mrow>
    <msub>
      <mi>τ</mi>
      <mrow>
        <mi>r</mi>
        <mi>i</mi>
        <mi>s</mi>
        <mi>e</mi>
      </mrow>
    </msub>
    <mo>,</mo>
    <mspace width="0.222em"/>
    <msub>
      <mi>τ</mi>
      <mrow>
        <mi>d</mi>
        <mi>e</mi>
        <mi>c</mi>
        <mi>a</mi>
        <mi>y</mi>
      </mrow>
    </msub>
  </mrow>
</math>
</file>

<file path=Formula-396/content.xml><?xml version="1.0" encoding="utf-8"?>
<math xmlns="http://www.w3.org/1998/Math/MathML" display="inline">
  <msub>
    <mi>g</mi>
    <mrow>
      <mi>m</mi>
      <mi>a</mi>
      <mi>x</mi>
      <mo>,</mo>
      <mi>s</mi>
      <mi>y</mi>
      <mi>n</mi>
    </mrow>
  </msub>
</math>
</file>

<file path=Formula-397/content.xml><?xml version="1.0" encoding="utf-8"?>
<math xmlns="http://www.w3.org/1998/Math/MathML" display="inline">
  <msub>
    <mi>g</mi>
    <mrow>
      <mi>m</mi>
      <mi>a</mi>
      <mi>x</mi>
      <mo>,</mo>
      <mi>m</mi>
      <mi>e</mi>
      <mi>a</mi>
      <mi>n</mi>
    </mrow>
  </msub>
</math>
</file>

<file path=Formula-398/content.xml><?xml version="1.0" encoding="utf-8"?>
<math xmlns="http://www.w3.org/1998/Math/MathML" display="inline">
  <msub>
    <mi>g</mi>
    <mrow>
      <mi>m</mi>
      <mi>a</mi>
      <mi>x</mi>
      <mo>,</mo>
      <mi>σ</mi>
    </mrow>
  </msub>
</math>
</file>

<file path=Formula-399/content.xml><?xml version="1.0" encoding="utf-8"?>
<math xmlns="http://www.w3.org/1998/Math/MathML" display="inline">
  <msub>
    <mi>τ</mi>
    <mrow>
      <mi>r</mi>
      <mi>i</mi>
      <mi>s</mi>
      <mi>e</mi>
    </mrow>
  </msub>
</math>
</file>

<file path=Formula-4/content.xml><?xml version="1.0" encoding="utf-8"?>
<math xmlns="http://www.w3.org/1998/Math/MathML" display="inline">
  <mi>R</mi>
</math>
</file>

<file path=Formula-40/content.xml><?xml version="1.0" encoding="utf-8"?>
<math xmlns="http://www.w3.org/1998/Math/MathML" display="inline">
  <msub>
    <mi>μ</mi>
    <mi>θ</mi>
  </msub>
</math>
</file>

<file path=Formula-400/content.xml><?xml version="1.0" encoding="utf-8"?>
<math xmlns="http://www.w3.org/1998/Math/MathML" display="inline">
  <msub>
    <mi>τ</mi>
    <mrow>
      <mi>d</mi>
      <mi>e</mi>
      <mi>c</mi>
      <mi>a</mi>
      <mi>y</mi>
    </mrow>
  </msub>
</math>
</file>

<file path=Formula-401/content.xml><?xml version="1.0" encoding="utf-8"?>
<math xmlns="http://www.w3.org/1998/Math/MathML" display="inline">
  <mi>p</mi>
</math>
</file>

<file path=Formula-402/content.xml><?xml version="1.0" encoding="utf-8"?>
<math xmlns="http://www.w3.org/1998/Math/MathML" display="inline">
  <mrow>
    <mi>d</mi>
    <mi>e</mi>
    <mi>l</mi>
    <mi>a</mi>
    <msub>
      <mi>y</mi>
      <mrow>
        <mi>m</mi>
        <mi>e</mi>
        <mi>a</mi>
        <mi>n</mi>
      </mrow>
    </msub>
  </mrow>
</math>
</file>

<file path=Formula-403/content.xml><?xml version="1.0" encoding="utf-8"?>
<math xmlns="http://www.w3.org/1998/Math/MathML" display="inline">
  <mrow>
    <mi>d</mi>
    <mi>e</mi>
    <mi>l</mi>
    <mi>a</mi>
    <msub>
      <mi>y</mi>
      <mi>σ</mi>
    </msub>
  </mrow>
</math>
</file>

<file path=Formula-404/content.xml><?xml version="1.0" encoding="utf-8"?>
<math xmlns="http://www.w3.org/1998/Math/MathML" display="inline">
  <msub>
    <mi>g</mi>
    <mrow>
      <mi>m</mi>
      <mi>a</mi>
      <mi>x</mi>
      <mo>,</mo>
      <mi>m</mi>
      <mi>e</mi>
      <mi>a</mi>
      <mi>n</mi>
    </mrow>
  </msub>
</math>
</file>

<file path=Formula-405/content.xml><?xml version="1.0" encoding="utf-8"?>
<math xmlns="http://www.w3.org/1998/Math/MathML" display="inline">
  <msub>
    <mi>g</mi>
    <mrow>
      <mi>m</mi>
      <mi>a</mi>
      <mi>x</mi>
      <mo>,</mo>
      <mi>σ</mi>
    </mrow>
  </msub>
</math>
</file>

<file path=Formula-406/content.xml><?xml version="1.0" encoding="utf-8"?>
<math xmlns="http://www.w3.org/1998/Math/MathML" display="inline">
  <msub>
    <mi>τ</mi>
    <mrow>
      <mi>r</mi>
      <mi>i</mi>
      <mi>s</mi>
      <mi>e</mi>
    </mrow>
  </msub>
</math>
</file>

<file path=Formula-407/content.xml><?xml version="1.0" encoding="utf-8"?>
<math xmlns="http://www.w3.org/1998/Math/MathML" display="inline">
  <msub>
    <mi>τ</mi>
    <mrow>
      <mi>d</mi>
      <mi>e</mi>
      <mi>c</mi>
      <mi>a</mi>
      <mi>y</mi>
    </mrow>
  </msub>
</math>
</file>

<file path=Formula-408/content.xml><?xml version="1.0" encoding="utf-8"?>
<math xmlns="http://www.w3.org/1998/Math/MathML" display="inline">
  <mi>p</mi>
</math>
</file>

<file path=Formula-409/content.xml><?xml version="1.0" encoding="utf-8"?>
<math xmlns="http://www.w3.org/1998/Math/MathML" display="inline">
  <mrow>
    <mi>d</mi>
    <mi>e</mi>
    <mi>l</mi>
    <mi>a</mi>
    <msub>
      <mi>y</mi>
      <mrow>
        <mi>m</mi>
        <mi>e</mi>
        <mi>a</mi>
        <mi>n</mi>
      </mrow>
    </msub>
  </mrow>
</math>
</file>

<file path=Formula-41/content.xml><?xml version="1.0" encoding="utf-8"?>
<math xmlns="http://www.w3.org/1998/Math/MathML" display="inline">
  <mi>S</mi>
</math>
</file>

<file path=Formula-410/content.xml><?xml version="1.0" encoding="utf-8"?>
<math xmlns="http://www.w3.org/1998/Math/MathML" display="inline">
  <mrow>
    <mi>d</mi>
    <mi>e</mi>
    <mi>l</mi>
    <mi>a</mi>
    <msub>
      <mi>y</mi>
      <mi>σ</mi>
    </msub>
  </mrow>
</math>
</file>

<file path=Formula-411/content.xml><?xml version="1.0" encoding="utf-8"?>
<math xmlns="http://www.w3.org/1998/Math/MathML" display="inline">
  <msub>
    <mi>g</mi>
    <mrow>
      <mi>m</mi>
      <mi>a</mi>
      <mi>x</mi>
      <mo>,</mo>
      <mi>m</mi>
      <mi>e</mi>
      <mi>a</mi>
      <mi>n</mi>
    </mrow>
  </msub>
</math>
</file>

<file path=Formula-412/content.xml><?xml version="1.0" encoding="utf-8"?>
<math xmlns="http://www.w3.org/1998/Math/MathML" display="inline">
  <msub>
    <mi>g</mi>
    <mrow>
      <mi>m</mi>
      <mi>a</mi>
      <mi>x</mi>
      <mo>,</mo>
      <mi>σ</mi>
    </mrow>
  </msub>
</math>
</file>

<file path=Formula-413/content.xml><?xml version="1.0" encoding="utf-8"?>
<math xmlns="http://www.w3.org/1998/Math/MathML" display="inline">
  <msub>
    <mi>τ</mi>
    <mrow>
      <mi>r</mi>
      <mi>i</mi>
      <mi>s</mi>
      <mi>e</mi>
    </mrow>
  </msub>
</math>
</file>

<file path=Formula-414/content.xml><?xml version="1.0" encoding="utf-8"?>
<math xmlns="http://www.w3.org/1998/Math/MathML" display="inline">
  <msub>
    <mi>τ</mi>
    <mrow>
      <mi>d</mi>
      <mi>e</mi>
      <mi>c</mi>
      <mi>a</mi>
      <mi>y</mi>
    </mrow>
  </msub>
</math>
</file>

<file path=Formula-415/content.xml><?xml version="1.0" encoding="utf-8"?>
<math xmlns="http://www.w3.org/1998/Math/MathML" display="inline">
  <mi>p</mi>
</math>
</file>

<file path=Formula-416/content.xml><?xml version="1.0" encoding="utf-8"?>
<math xmlns="http://www.w3.org/1998/Math/MathML" display="inline">
  <mrow>
    <mi>d</mi>
    <mi>e</mi>
    <mi>l</mi>
    <mi>a</mi>
    <msub>
      <mi>y</mi>
      <mrow>
        <mi>m</mi>
        <mi>e</mi>
        <mi>a</mi>
        <mi>n</mi>
      </mrow>
    </msub>
  </mrow>
</math>
</file>

<file path=Formula-417/content.xml><?xml version="1.0" encoding="utf-8"?>
<math xmlns="http://www.w3.org/1998/Math/MathML" display="inline">
  <mrow>
    <mi>d</mi>
    <mi>e</mi>
    <mi>l</mi>
    <mi>a</mi>
    <msub>
      <mi>y</mi>
      <mi>σ</mi>
    </msub>
  </mrow>
</math>
</file>

<file path=Formula-418/content.xml><?xml version="1.0" encoding="utf-8"?>
<math xmlns="http://www.w3.org/1998/Math/MathML" display="inline">
  <msub>
    <mi>g</mi>
    <mrow>
      <mi>m</mi>
      <mi>a</mi>
      <mi>x</mi>
      <mo>,</mo>
      <mi>m</mi>
      <mi>e</mi>
      <mi>a</mi>
      <mi>n</mi>
    </mrow>
  </msub>
</math>
</file>

<file path=Formula-419/content.xml><?xml version="1.0" encoding="utf-8"?>
<math xmlns="http://www.w3.org/1998/Math/MathML" display="inline">
  <msub>
    <mi>g</mi>
    <mrow>
      <mi>m</mi>
      <mi>a</mi>
      <mi>x</mi>
      <mo>,</mo>
      <mi>σ</mi>
    </mrow>
  </msub>
</math>
</file>

<file path=Formula-42/content.xml><?xml version="1.0" encoding="utf-8"?>
<math xmlns="http://www.w3.org/1998/Math/MathML" display="inline">
  <msub>
    <mi>R</mi>
    <mi>γ</mi>
  </msub>
</math>
</file>

<file path=Formula-420/content.xml><?xml version="1.0" encoding="utf-8"?>
<math xmlns="http://www.w3.org/1998/Math/MathML" display="inline">
  <msub>
    <mi>τ</mi>
    <mrow>
      <mi>r</mi>
      <mi>i</mi>
      <mi>s</mi>
      <mi>e</mi>
    </mrow>
  </msub>
</math>
</file>

<file path=Formula-421/content.xml><?xml version="1.0" encoding="utf-8"?>
<math xmlns="http://www.w3.org/1998/Math/MathML" display="inline">
  <msub>
    <mi>τ</mi>
    <mrow>
      <mi>d</mi>
      <mi>e</mi>
      <mi>c</mi>
      <mi>a</mi>
      <mi>y</mi>
    </mrow>
  </msub>
</math>
</file>

<file path=Formula-422/content.xml><?xml version="1.0" encoding="utf-8"?>
<math xmlns="http://www.w3.org/1998/Math/MathML" display="inline">
  <mi>p</mi>
</math>
</file>

<file path=Formula-423/content.xml><?xml version="1.0" encoding="utf-8"?>
<math xmlns="http://www.w3.org/1998/Math/MathML" display="inline">
  <mrow>
    <mi>d</mi>
    <mi>e</mi>
    <mi>l</mi>
    <mi>a</mi>
    <msub>
      <mi>y</mi>
      <mrow>
        <mi>m</mi>
        <mi>e</mi>
        <mi>a</mi>
        <mi>n</mi>
      </mrow>
    </msub>
  </mrow>
</math>
</file>

<file path=Formula-424/content.xml><?xml version="1.0" encoding="utf-8"?>
<math xmlns="http://www.w3.org/1998/Math/MathML" display="inline">
  <mrow>
    <mi>d</mi>
    <mi>e</mi>
    <mi>l</mi>
    <mi>a</mi>
    <msub>
      <mi>y</mi>
      <mi>σ</mi>
    </msub>
  </mrow>
</math>
</file>

<file path=Formula-425/content.xml><?xml version="1.0" encoding="utf-8"?>
<math xmlns="http://www.w3.org/1998/Math/MathML" display="inline">
  <msub>
    <mi>g</mi>
    <mrow>
      <mi>m</mi>
      <mi>a</mi>
      <mi>x</mi>
      <mo>,</mo>
      <mi>m</mi>
      <mi>e</mi>
      <mi>a</mi>
      <mi>n</mi>
    </mrow>
  </msub>
</math>
</file>

<file path=Formula-426/content.xml><?xml version="1.0" encoding="utf-8"?>
<math xmlns="http://www.w3.org/1998/Math/MathML" display="inline">
  <msub>
    <mi>g</mi>
    <mrow>
      <mi>m</mi>
      <mi>a</mi>
      <mi>x</mi>
      <mo>,</mo>
      <mi>σ</mi>
    </mrow>
  </msub>
</math>
</file>

<file path=Formula-427/content.xml><?xml version="1.0" encoding="utf-8"?>
<math xmlns="http://www.w3.org/1998/Math/MathML" display="inline">
  <msub>
    <mi>τ</mi>
    <mrow>
      <mi>r</mi>
      <mi>i</mi>
      <mi>s</mi>
      <mi>e</mi>
    </mrow>
  </msub>
</math>
</file>

<file path=Formula-428/content.xml><?xml version="1.0" encoding="utf-8"?>
<math xmlns="http://www.w3.org/1998/Math/MathML" display="inline">
  <msub>
    <mi>τ</mi>
    <mrow>
      <mi>d</mi>
      <mi>e</mi>
      <mi>c</mi>
      <mi>a</mi>
      <mi>y</mi>
    </mrow>
  </msub>
</math>
</file>

<file path=Formula-429/content.xml><?xml version="1.0" encoding="utf-8"?>
<math xmlns="http://www.w3.org/1998/Math/MathML" display="inline">
  <mi>p</mi>
</math>
</file>

<file path=Formula-43/content.xml><?xml version="1.0" encoding="utf-8"?>
<math xmlns="http://www.w3.org/1998/Math/MathML" display="inline">
  <msub>
    <mi>R</mi>
    <mi>θ</mi>
  </msub>
</math>
</file>

<file path=Formula-430/content.xml><?xml version="1.0" encoding="utf-8"?>
<math xmlns="http://www.w3.org/1998/Math/MathML" display="inline">
  <mrow>
    <mi>d</mi>
    <mi>e</mi>
    <mi>l</mi>
    <mi>a</mi>
    <msub>
      <mi>y</mi>
      <mrow>
        <mi>m</mi>
        <mi>e</mi>
        <mi>a</mi>
        <mi>n</mi>
      </mrow>
    </msub>
  </mrow>
</math>
</file>

<file path=Formula-431/content.xml><?xml version="1.0" encoding="utf-8"?>
<math xmlns="http://www.w3.org/1998/Math/MathML" display="inline">
  <mrow>
    <mi>d</mi>
    <mi>e</mi>
    <mi>l</mi>
    <mi>a</mi>
    <msub>
      <mi>y</mi>
      <mi>σ</mi>
    </msub>
  </mrow>
</math>
</file>

<file path=Formula-432/content.xml><?xml version="1.0" encoding="utf-8"?>
<math xmlns="http://www.w3.org/1998/Math/MathML" display="inline">
  <msub>
    <mi>g</mi>
    <mrow>
      <mi>m</mi>
      <mi>a</mi>
      <mi>x</mi>
      <mo>,</mo>
      <mi>m</mi>
      <mi>e</mi>
      <mi>a</mi>
      <mi>n</mi>
    </mrow>
  </msub>
</math>
</file>

<file path=Formula-433/content.xml><?xml version="1.0" encoding="utf-8"?>
<math xmlns="http://www.w3.org/1998/Math/MathML" display="inline">
  <msub>
    <mi>g</mi>
    <mrow>
      <mi>m</mi>
      <mi>a</mi>
      <mi>x</mi>
      <mo>,</mo>
      <mi>σ</mi>
    </mrow>
  </msub>
</math>
</file>

<file path=Formula-434/content.xml><?xml version="1.0" encoding="utf-8"?>
<math xmlns="http://www.w3.org/1998/Math/MathML" display="inline">
  <msub>
    <mi>τ</mi>
    <mrow>
      <mi>r</mi>
      <mi>i</mi>
      <mi>s</mi>
      <mi>e</mi>
    </mrow>
  </msub>
</math>
</file>

<file path=Formula-435/content.xml><?xml version="1.0" encoding="utf-8"?>
<math xmlns="http://www.w3.org/1998/Math/MathML" display="inline">
  <msub>
    <mi>τ</mi>
    <mrow>
      <mi>d</mi>
      <mi>e</mi>
      <mi>c</mi>
      <mi>a</mi>
      <mi>y</mi>
    </mrow>
  </msub>
</math>
</file>

<file path=Formula-436/content.xml><?xml version="1.0" encoding="utf-8"?>
<math xmlns="http://www.w3.org/1998/Math/MathML" display="inline">
  <mi>p</mi>
</math>
</file>

<file path=Formula-437/content.xml><?xml version="1.0" encoding="utf-8"?>
<math xmlns="http://www.w3.org/1998/Math/MathML" display="inline">
  <mrow>
    <mi>d</mi>
    <mi>e</mi>
    <mi>l</mi>
    <mi>a</mi>
    <msub>
      <mi>y</mi>
      <mrow>
        <mi>m</mi>
        <mi>e</mi>
        <mi>a</mi>
        <mi>n</mi>
      </mrow>
    </msub>
  </mrow>
</math>
</file>

<file path=Formula-438/content.xml><?xml version="1.0" encoding="utf-8"?>
<math xmlns="http://www.w3.org/1998/Math/MathML" display="inline">
  <mrow>
    <mi>d</mi>
    <mi>e</mi>
    <mi>l</mi>
    <mi>a</mi>
    <msub>
      <mi>y</mi>
      <mi>σ</mi>
    </msub>
  </mrow>
</math>
</file>

<file path=Formula-439/content.xml><?xml version="1.0" encoding="utf-8"?>
<math xmlns="http://www.w3.org/1998/Math/MathML" display="inline">
  <msub>
    <mi>g</mi>
    <mrow>
      <mi>m</mi>
      <mi>a</mi>
      <mi>x</mi>
      <mo>,</mo>
      <mi>m</mi>
      <mi>e</mi>
      <mi>a</mi>
      <mi>n</mi>
    </mrow>
  </msub>
</math>
</file>

<file path=Formula-44/content.xml><?xml version="1.0" encoding="utf-8"?>
<math xmlns="http://www.w3.org/1998/Math/MathML" display="inline">
  <mrow>
    <msub>
      <mi>ω</mi>
      <mi>γ</mi>
    </msub>
    <mo>,</mo>
    <mspace width="0.222em"/>
    <mi>H</mi>
    <mi>z</mi>
  </mrow>
</math>
</file>

<file path=Formula-440/content.xml><?xml version="1.0" encoding="utf-8"?>
<math xmlns="http://www.w3.org/1998/Math/MathML" display="inline">
  <msub>
    <mi>g</mi>
    <mrow>
      <mi>m</mi>
      <mi>a</mi>
      <mi>x</mi>
      <mo>,</mo>
      <mi>σ</mi>
    </mrow>
  </msub>
</math>
</file>

<file path=Formula-441/content.xml><?xml version="1.0" encoding="utf-8"?>
<math xmlns="http://www.w3.org/1998/Math/MathML" display="inline">
  <msub>
    <mi>τ</mi>
    <mrow>
      <mi>r</mi>
      <mi>i</mi>
      <mi>s</mi>
      <mi>e</mi>
    </mrow>
  </msub>
</math>
</file>

<file path=Formula-442/content.xml><?xml version="1.0" encoding="utf-8"?>
<math xmlns="http://www.w3.org/1998/Math/MathML" display="inline">
  <msub>
    <mi>τ</mi>
    <mrow>
      <mi>d</mi>
      <mi>e</mi>
      <mi>c</mi>
      <mi>a</mi>
      <mi>y</mi>
    </mrow>
  </msub>
</math>
</file>

<file path=Formula-443/content.xml><?xml version="1.0" encoding="utf-8"?>
<math xmlns="http://www.w3.org/1998/Math/MathML" display="inline">
  <mi>p</mi>
</math>
</file>

<file path=Formula-444/content.xml><?xml version="1.0" encoding="utf-8"?>
<math xmlns="http://www.w3.org/1998/Math/MathML" display="inline">
  <mrow>
    <mi>d</mi>
    <mi>e</mi>
    <mi>l</mi>
    <mi>a</mi>
    <msub>
      <mi>y</mi>
      <mrow>
        <mi>m</mi>
        <mi>e</mi>
        <mi>a</mi>
        <mi>n</mi>
      </mrow>
    </msub>
  </mrow>
</math>
</file>

<file path=Formula-445/content.xml><?xml version="1.0" encoding="utf-8"?>
<math xmlns="http://www.w3.org/1998/Math/MathML" display="inline">
  <mrow>
    <mi>d</mi>
    <mi>e</mi>
    <mi>l</mi>
    <mi>a</mi>
    <msub>
      <mi>y</mi>
      <mi>σ</mi>
    </msub>
  </mrow>
</math>
</file>

<file path=Formula-446/content.xml><?xml version="1.0" encoding="utf-8"?>
<math xmlns="http://www.w3.org/1998/Math/MathML" display="inline">
  <msub>
    <mi>g</mi>
    <mrow>
      <mi>m</mi>
      <mi>a</mi>
      <mi>x</mi>
      <mo>,</mo>
      <mi>m</mi>
      <mi>e</mi>
      <mi>a</mi>
      <mi>n</mi>
    </mrow>
  </msub>
</math>
</file>

<file path=Formula-447/content.xml><?xml version="1.0" encoding="utf-8"?>
<math xmlns="http://www.w3.org/1998/Math/MathML" display="inline">
  <msub>
    <mi>g</mi>
    <mrow>
      <mi>m</mi>
      <mi>a</mi>
      <mi>x</mi>
      <mo>,</mo>
      <mi>σ</mi>
    </mrow>
  </msub>
</math>
</file>

<file path=Formula-448/content.xml><?xml version="1.0" encoding="utf-8"?>
<math xmlns="http://www.w3.org/1998/Math/MathML" display="inline">
  <msub>
    <mi>τ</mi>
    <mrow>
      <mi>r</mi>
      <mi>i</mi>
      <mi>s</mi>
      <mi>e</mi>
    </mrow>
  </msub>
</math>
</file>

<file path=Formula-449/content.xml><?xml version="1.0" encoding="utf-8"?>
<math xmlns="http://www.w3.org/1998/Math/MathML" display="inline">
  <msub>
    <mi>τ</mi>
    <mrow>
      <mi>d</mi>
      <mi>e</mi>
      <mi>c</mi>
      <mi>a</mi>
      <mi>y</mi>
    </mrow>
  </msub>
</math>
</file>

<file path=Formula-45/content.xml><?xml version="1.0" encoding="utf-8"?>
<math xmlns="http://www.w3.org/1998/Math/MathML" display="inline">
  <mrow>
    <msub>
      <mi>μ</mi>
      <mi>γ</mi>
    </msub>
    <mo>,</mo>
    <mspace width="0.222em"/>
    <mi>r</mi>
    <mi>a</mi>
    <mi>d</mi>
  </mrow>
</math>
</file>

<file path=Formula-450/content.xml><?xml version="1.0" encoding="utf-8"?>
<math xmlns="http://www.w3.org/1998/Math/MathML" display="inline">
  <mi>p</mi>
</math>
</file>

<file path=Formula-451/content.xml><?xml version="1.0" encoding="utf-8"?>
<math xmlns="http://www.w3.org/1998/Math/MathML" display="inline">
  <mrow>
    <mi>d</mi>
    <mi>e</mi>
    <mi>l</mi>
    <mi>a</mi>
    <msub>
      <mi>y</mi>
      <mrow>
        <mi>m</mi>
        <mi>e</mi>
        <mi>a</mi>
        <mi>n</mi>
      </mrow>
    </msub>
  </mrow>
</math>
</file>

<file path=Formula-452/content.xml><?xml version="1.0" encoding="utf-8"?>
<math xmlns="http://www.w3.org/1998/Math/MathML" display="inline">
  <mrow>
    <mi>d</mi>
    <mi>e</mi>
    <mi>l</mi>
    <mi>a</mi>
    <msub>
      <mi>y</mi>
      <mi>σ</mi>
    </msub>
  </mrow>
</math>
</file>

<file path=Formula-453/content.xml><?xml version="1.0" encoding="utf-8"?>
<math xmlns="http://www.w3.org/1998/Math/MathML" display="inline">
  <msub>
    <mi>g</mi>
    <mrow>
      <mi>m</mi>
      <mi>a</mi>
      <mi>x</mi>
      <mo>,</mo>
      <mi>m</mi>
      <mi>e</mi>
      <mi>a</mi>
      <mi>n</mi>
    </mrow>
  </msub>
</math>
</file>

<file path=Formula-454/content.xml><?xml version="1.0" encoding="utf-8"?>
<math xmlns="http://www.w3.org/1998/Math/MathML" display="inline">
  <msub>
    <mi>g</mi>
    <mrow>
      <mi>m</mi>
      <mi>a</mi>
      <mi>x</mi>
      <mo>,</mo>
      <mi>σ</mi>
    </mrow>
  </msub>
</math>
</file>

<file path=Formula-455/content.xml><?xml version="1.0" encoding="utf-8"?>
<math xmlns="http://www.w3.org/1998/Math/MathML" display="inline">
  <msub>
    <mi>τ</mi>
    <mrow>
      <mi>r</mi>
      <mi>i</mi>
      <mi>s</mi>
      <mi>e</mi>
    </mrow>
  </msub>
</math>
</file>

<file path=Formula-456/content.xml><?xml version="1.0" encoding="utf-8"?>
<math xmlns="http://www.w3.org/1998/Math/MathML" display="inline">
  <msub>
    <mi>τ</mi>
    <mrow>
      <mi>d</mi>
      <mi>e</mi>
      <mi>c</mi>
      <mi>a</mi>
      <mi>y</mi>
    </mrow>
  </msub>
</math>
</file>

<file path=Formula-457/content.xml><?xml version="1.0" encoding="utf-8"?>
<math xmlns="http://www.w3.org/1998/Math/MathML" display="inline">
  <mi>p</mi>
</math>
</file>

<file path=Formula-458/content.xml><?xml version="1.0" encoding="utf-8"?>
<math xmlns="http://www.w3.org/1998/Math/MathML" display="inline">
  <mrow>
    <mi>d</mi>
    <mi>e</mi>
    <mi>l</mi>
    <mi>a</mi>
    <msub>
      <mi>y</mi>
      <mrow>
        <mi>m</mi>
        <mi>e</mi>
        <mi>a</mi>
        <mi>n</mi>
      </mrow>
    </msub>
  </mrow>
</math>
</file>

<file path=Formula-459/content.xml><?xml version="1.0" encoding="utf-8"?>
<math xmlns="http://www.w3.org/1998/Math/MathML" display="inline">
  <mrow>
    <mi>d</mi>
    <mi>e</mi>
    <mi>l</mi>
    <mi>a</mi>
    <msub>
      <mi>y</mi>
      <mi>σ</mi>
    </msub>
  </mrow>
</math>
</file>

<file path=Formula-46/content.xml><?xml version="1.0" encoding="utf-8"?>
<math xmlns="http://www.w3.org/1998/Math/MathML" display="inline">
  <mrow>
    <mi>l</mi>
    <mi>a</mi>
    <mi>t</mi>
    <mi>e</mi>
    <mi>n</mi>
    <mi>c</mi>
    <mi>y</mi>
    <mo>,</mo>
    <mspace width="0.222em"/>
    <mi>m</mi>
    <mi>s</mi>
  </mrow>
</math>
</file>

<file path=Formula-460/content.xml><?xml version="1.0" encoding="utf-8"?>
<math xmlns="http://www.w3.org/1998/Math/MathML" display="inline">
  <mrow>
    <msub>
      <mi>g</mi>
      <mrow>
        <mi>m</mi>
        <mi>a</mi>
        <mi>x</mi>
        <mo>,</mo>
        <mi>m</mi>
        <mi>e</mi>
        <mi>a</mi>
        <mi>n</mi>
      </mrow>
    </msub>
    <mo>,</mo>
    <mspace width="0.222em"/>
    <mi>m</mi>
    <mi>S</mi>
  </mrow>
</math>
</file>

<file path=Formula-461/content.xml><?xml version="1.0" encoding="utf-8"?>
<math xmlns="http://www.w3.org/1998/Math/MathML" display="inline">
  <msub>
    <mi>g</mi>
    <mrow>
      <mi>m</mi>
      <mi>a</mi>
      <mi>x</mi>
      <mo>,</mo>
      <mi>σ</mi>
    </mrow>
  </msub>
</math>
</file>

<file path=Formula-462/content.xml><?xml version="1.0" encoding="utf-8"?>
<math xmlns="http://www.w3.org/1998/Math/MathML" display="inline">
  <mrow>
    <msub>
      <mi>τ</mi>
      <mrow>
        <mi>r</mi>
        <mi>i</mi>
        <mi>s</mi>
        <mi>e</mi>
      </mrow>
    </msub>
    <mo>,</mo>
    <mspace width="0.222em"/>
    <mi>m</mi>
    <mi>s</mi>
  </mrow>
</math>
</file>

<file path=Formula-463/content.xml><?xml version="1.0" encoding="utf-8"?>
<math xmlns="http://www.w3.org/1998/Math/MathML" display="inline">
  <mrow>
    <msub>
      <mi>τ</mi>
      <mrow>
        <mi>d</mi>
        <mi>e</mi>
        <mi>c</mi>
        <mi>a</mi>
        <mi>y</mi>
      </mrow>
    </msub>
    <mo>,</mo>
    <mspace width="0.222em"/>
    <mi>m</mi>
    <mi>s</mi>
  </mrow>
</math>
</file>

<file path=Formula-464/content.xml><?xml version="1.0" encoding="utf-8"?>
<math xmlns="http://www.w3.org/1998/Math/MathML" display="inline">
  <msub>
    <mi>E</mi>
    <mrow>
      <mi>N</mi>
      <mi>M</mi>
      <mi>D</mi>
      <mi>A</mi>
    </mrow>
  </msub>
</math>
</file>

<file path=Formula-465/content.xml><?xml version="1.0" encoding="utf-8"?>
<math xmlns="http://www.w3.org/1998/Math/MathML" display="block">
  <mrow>
    <msub>
      <mi>I</mi>
      <mrow>
        <mi>g</mi>
        <mi>a</mi>
        <mi>p</mi>
      </mrow>
    </msub>
    <mo>=</mo>
    <mfrac>
      <mrow>
        <msub>
          <mi>V</mi>
          <mn>1</mn>
        </msub>
        <mo>−</mo>
        <msub>
          <mi>V</mi>
          <mn>2</mn>
        </msub>
      </mrow>
      <msub>
        <mi>R</mi>
        <mrow>
          <mi>g</mi>
          <mi>a</mi>
          <mi>p</mi>
        </mrow>
      </msub>
    </mfrac>
  </mrow>
</math>
</file>

<file path=Formula-466/content.xml><?xml version="1.0" encoding="utf-8"?>
<math xmlns="http://www.w3.org/1998/Math/MathML" display="inline">
  <msub>
    <mi>I</mi>
    <mrow>
      <mi>g</mi>
      <mi>a</mi>
      <mi>p</mi>
    </mrow>
  </msub>
</math>
</file>

<file path=Formula-467/content.xml><?xml version="1.0" encoding="utf-8"?>
<math xmlns="http://www.w3.org/1998/Math/MathML" display="inline">
  <msub>
    <mi>V</mi>
    <mn>1</mn>
  </msub>
</math>
</file>

<file path=Formula-468/content.xml><?xml version="1.0" encoding="utf-8"?>
<math xmlns="http://www.w3.org/1998/Math/MathML" display="inline">
  <msub>
    <mi>V</mi>
    <mn>2</mn>
  </msub>
</math>
</file>

<file path=Formula-469/content.xml><?xml version="1.0" encoding="utf-8"?>
<math xmlns="http://www.w3.org/1998/Math/MathML" display="inline">
  <msub>
    <mi>R</mi>
    <mrow>
      <mi>g</mi>
      <mi>a</mi>
      <mi>p</mi>
    </mrow>
  </msub>
</math>
</file>

<file path=Formula-47/content.xml><?xml version="1.0" encoding="utf-8"?>
<math xmlns="http://www.w3.org/1998/Math/MathML" display="inline">
  <mrow>
    <msub>
      <mi>ω</mi>
      <mi>θ</mi>
    </msub>
    <mo>,</mo>
    <mspace width="0.222em"/>
    <mi>H</mi>
    <mi>z</mi>
  </mrow>
</math>
</file>

<file path=Formula-470/content.xml><?xml version="1.0" encoding="utf-8"?>
<math xmlns="http://www.w3.org/1998/Math/MathML" display="inline">
  <msub>
    <mi>R</mi>
    <mrow>
      <mi>g</mi>
      <mi>a</mi>
      <mi>p</mi>
      <mo>,</mo>
      <mi>m</mi>
      <mi>e</mi>
      <mi>a</mi>
      <mi>n</mi>
    </mrow>
  </msub>
</math>
</file>

<file path=Formula-471/content.xml><?xml version="1.0" encoding="utf-8"?>
<math xmlns="http://www.w3.org/1998/Math/MathML" display="inline">
  <msub>
    <mi>R</mi>
    <mrow>
      <mi>g</mi>
      <mi>a</mi>
      <mi>p</mi>
      <mo>,</mo>
      <mi>σ</mi>
    </mrow>
  </msub>
</math>
</file>

<file path=Formula-472/content.xml><?xml version="1.0" encoding="utf-8"?>
<math xmlns="http://www.w3.org/1998/Math/MathML" display="inline">
  <mi>p</mi>
</math>
</file>

<file path=Formula-473/content.xml><?xml version="1.0" encoding="utf-8"?>
<math xmlns="http://www.w3.org/1998/Math/MathML" display="block">
  <mrow>
    <msub>
      <mi>Φ</mi>
      <mrow>
        <mi>L</mi>
        <mi>F</mi>
        <mi>P</mi>
      </mrow>
    </msub>
    <mo>=</mo>
    <munderover>
      <mo>∑</mo>
      <mrow>
        <mi>i</mi>
        <mo>=</mo>
        <mn>1</mn>
      </mrow>
      <mi>n</mi>
    </munderover>
    <mrow>
      <mfrac>
        <msub>
          <mi>I</mi>
          <mi>i</mi>
        </msub>
        <mrow>
          <mn>2</mn>
          <mi>π</mi>
          <mi>σ</mi>
        </mrow>
      </mfrac>
      <mi>l</mi>
      <mi>o</mi>
      <mi>g</mi>
      <mo minsize="1.8" maxsize="1.8" stretchy="false" form="prefix">(</mo>
      <mfrac>
        <mrow>
          <msqrt>
            <mrow>
              <msubsup>
                <mi>h</mi>
                <mi>i</mi>
                <mn>2</mn>
              </msubsup>
              <mo>+</mo>
              <msubsup>
                <mi>r</mi>
                <mi>i</mi>
                <mn>2</mn>
              </msubsup>
            </mrow>
          </msqrt>
          <mo>−</mo>
          <msub>
            <mi>h</mi>
            <mi>i</mi>
          </msub>
        </mrow>
        <mrow>
          <msqrt>
            <mrow>
              <msubsup>
                <mi>l</mi>
                <mi>i</mi>
                <mn>2</mn>
              </msubsup>
              <mo>+</mo>
              <msubsup>
                <mi>r</mi>
                <mi>i</mi>
                <mn>2</mn>
              </msubsup>
            </mrow>
          </msqrt>
          <mo>−</mo>
          <msub>
            <mi>l</mi>
            <mi>i</mi>
          </msub>
        </mrow>
      </mfrac>
    </mrow>
    <mo minsize="1.8" maxsize="1.8" stretchy="false" form="postfix">)</mo>
  </mrow>
</math>
</file>

<file path=Formula-474/content.xml><?xml version="1.0" encoding="utf-8"?>
<math xmlns="http://www.w3.org/1998/Math/MathML" display="inline">
  <msub>
    <mi>Φ</mi>
    <mrow>
      <mi>L</mi>
      <mi>F</mi>
      <mi>P</mi>
    </mrow>
  </msub>
</math>
</file>

<file path=Formula-475/content.xml><?xml version="1.0" encoding="utf-8"?>
<math xmlns="http://www.w3.org/1998/Math/MathML" display="inline">
  <mi>I</mi>
</math>
</file>

<file path=Formula-476/content.xml><?xml version="1.0" encoding="utf-8"?>
<math xmlns="http://www.w3.org/1998/Math/MathML" display="inline">
  <mi>σ</mi>
</math>
</file>

<file path=Formula-477/content.xml><?xml version="1.0" encoding="utf-8"?>
<math xmlns="http://www.w3.org/1998/Math/MathML" display="inline">
  <mi>r</mi>
</math>
</file>

<file path=Formula-478/content.xml><?xml version="1.0" encoding="utf-8"?>
<math xmlns="http://www.w3.org/1998/Math/MathML" display="inline">
  <mi>h</mi>
</math>
</file>

<file path=Formula-479/content.xml><?xml version="1.0" encoding="utf-8"?>
<math xmlns="http://www.w3.org/1998/Math/MathML" display="inline">
  <mi>l</mi>
</math>
</file>

<file path=Formula-48/content.xml><?xml version="1.0" encoding="utf-8"?>
<math xmlns="http://www.w3.org/1998/Math/MathML" display="inline">
  <mrow>
    <msub>
      <mi>μ</mi>
      <mi>θ</mi>
    </msub>
    <mo>,</mo>
    <mspace width="0.222em"/>
    <mi>r</mi>
    <mi>a</mi>
    <mi>d</mi>
  </mrow>
</math>
</file>

<file path=Formula-480/content.xml><?xml version="1.0" encoding="utf-8"?>
<math xmlns="http://www.w3.org/1998/Math/MathML" display="inline">
  <mrow>
    <mi>z</mi>
    <mo>=</mo>
    <mn>0</mn>
  </mrow>
</math>
</file>

<file path=Formula-481/content.xml><?xml version="1.0" encoding="utf-8"?>
<math xmlns="http://www.w3.org/1998/Math/MathML" display="inline">
  <mi>x</mi>
</math>
</file>

<file path=Formula-482/content.xml><?xml version="1.0" encoding="utf-8"?>
<math xmlns="http://www.w3.org/1998/Math/MathML" display="inline">
  <mi>y</mi>
</math>
</file>

<file path=Formula-483/content.xml><?xml version="1.0" encoding="utf-8"?>
<math xmlns="http://www.w3.org/1998/Math/MathML" display="inline">
  <msub>
    <mi>R</mi>
    <mrow>
      <mi>x</mi>
      <mo>,</mo>
      <mi>y</mi>
    </mrow>
  </msub>
</math>
</file>

<file path=Formula-484/content.xml><?xml version="1.0" encoding="utf-8"?>
<math xmlns="http://www.w3.org/1998/Math/MathML" display="block">
  <mrow>
    <msub>
      <mi>R</mi>
      <mrow>
        <mi>x</mi>
        <mo>,</mo>
        <mi>y</mi>
      </mrow>
    </msub>
    <mo>=</mo>
    <mfrac>
      <msqrt>
        <mfrac>
          <msub>
            <mi>N</mi>
            <mrow>
              <mi>p</mi>
              <mi>y</mi>
              <mi>r</mi>
            </mrow>
          </msub>
          <msub>
            <mi>ρ</mi>
            <mrow>
              <mi>p</mi>
              <mi>y</mi>
              <mi>r</mi>
            </mrow>
          </msub>
        </mfrac>
      </msqrt>
      <mi>π</mi>
    </mfrac>
  </mrow>
</math>
</file>

<file path=Formula-485/content.xml><?xml version="1.0" encoding="utf-8"?>
<math xmlns="http://www.w3.org/1998/Math/MathML" display="inline">
  <msub>
    <mi>N</mi>
    <mrow>
      <mi>p</mi>
      <mi>y</mi>
      <mi>r</mi>
    </mrow>
  </msub>
</math>
</file>

<file path=Formula-486/content.xml><?xml version="1.0" encoding="utf-8"?>
<math xmlns="http://www.w3.org/1998/Math/MathML" display="inline">
  <mrow>
    <msub>
      <mi>ρ</mi>
      <mrow>
        <mi>p</mi>
        <mi>y</mi>
        <mi>r</mi>
      </mrow>
    </msub>
    <mo>=</mo>
    <mn>0.2</mn>
    <mspace width="0.222em"/>
    <mi>c</mi>
    <mi>e</mi>
    <mi>l</mi>
    <mi>l</mi>
    <mi>/</mi>
    <mi>μ</mi>
    <msup>
      <mi>m</mi>
      <mn>2</mn>
    </msup>
  </mrow>
</math>
</file>

<file path=Formula-49/content.xml><?xml version="1.0" encoding="utf-8"?>
<math xmlns="http://www.w3.org/1998/Math/MathML" display="inline">
  <mrow>
    <msub>
      <mi>r</mi>
      <mrow>
        <mi>p</mi>
        <mi>l</mi>
        <mi>a</mi>
        <mi>c</mi>
        <mi>e</mi>
      </mrow>
    </msub>
    <mo>,</mo>
    <mspace width="0.222em"/>
    <mi>m</mi>
    <mi>s</mi>
  </mrow>
</math>
</file>

<file path=Formula-5/content.xml><?xml version="1.0" encoding="utf-8"?>
<math xmlns="http://www.w3.org/1998/Math/MathML" display="inline">
  <mi>κ</mi>
</math>
</file>

<file path=Formula-50/content.xml><?xml version="1.0" encoding="utf-8"?>
<math xmlns="http://www.w3.org/1998/Math/MathML" display="inline">
  <mi>S</mi>
</math>
</file>

<file path=Formula-51/content.xml><?xml version="1.0" encoding="utf-8"?>
<math xmlns="http://www.w3.org/1998/Math/MathML" display="block">
  <mtable>
    <mtr>
      <mtd columnalign="right">
        <mi>C</mi>
        <mfrac>
          <mrow>
            <mi>d</mi>
            <mi>V</mi>
          </mrow>
          <mrow>
            <mi>d</mi>
            <mi>t</mi>
          </mrow>
        </mfrac>
        <mo>=</mo>
        <mo>−</mo>
        <mo>∑</mo>
        <msub>
          <mi>I</mi>
          <mrow>
            <mi>t</mi>
            <mi>m</mi>
          </mrow>
        </msub>
        <mo>−</mo>
        <msub>
          <mi>I</mi>
          <mrow>
            <mi>s</mi>
            <mi>y</mi>
            <mi>n</mi>
          </mrow>
        </msub>
        <mo>+</mo>
        <msub>
          <mi>I</mi>
          <mrow>
            <mi>e</mi>
            <mi>x</mi>
            <mi>t</mi>
          </mrow>
        </msub>
      </mtd>
    </mtr>
  </mtable>
</math>
</file>

<file path=Formula-52/content.xml><?xml version="1.0" encoding="utf-8"?>
<math xmlns="http://www.w3.org/1998/Math/MathML" display="inline">
  <mrow>
    <mi>μ</mi>
    <mi>F</mi>
    <mi>/</mi>
    <mi>c</mi>
    <msup>
      <mi>m</mi>
      <mn>2</mn>
    </msup>
  </mrow>
</math>
</file>

<file path=Formula-53/content.xml><?xml version="1.0" encoding="utf-8"?>
<math xmlns="http://www.w3.org/1998/Math/MathML" display="inline">
  <mrow>
    <mi>μ</mi>
    <mi>A</mi>
    <mi>/</mi>
    <mi>c</mi>
    <msup>
      <mi>m</mi>
      <mn>2</mn>
    </msup>
  </mrow>
</math>
</file>

<file path=Formula-54/content.xml><?xml version="1.0" encoding="utf-8"?>
<math xmlns="http://www.w3.org/1998/Math/MathML" display="inline">
  <msub>
    <mi>I</mi>
    <mrow>
      <mi>t</mi>
      <mi>m</mi>
    </mrow>
  </msub>
</math>
</file>

<file path=Formula-55/content.xml><?xml version="1.0" encoding="utf-8"?>
<math xmlns="http://www.w3.org/1998/Math/MathML" display="block">
  <mrow>
    <msub>
      <mi>I</mi>
      <mrow>
        <mi>t</mi>
        <mi>m</mi>
      </mrow>
    </msub>
    <mo>=</mo>
    <msub>
      <mi>g</mi>
      <mrow>
        <mi>m</mi>
        <mi>a</mi>
        <mi>x</mi>
      </mrow>
    </msub>
    <mo>⋅</mo>
    <msubsup>
      <mi>x</mi>
      <mn>1</mn>
      <mi>N</mi>
    </msubsup>
    <mo>⋅</mo>
    <msubsup>
      <mi>x</mi>
      <mn>2</mn>
      <mi>M</mi>
    </msubsup>
    <mo>⋅</mo>
    <msubsup>
      <mi>x</mi>
      <mn>3</mn>
      <mi>K</mi>
    </msubsup>
    <mo>⋅</mo>
    <mo stretchy="false" form="prefix">(</mo>
    <mi>V</mi>
    <mo>−</mo>
    <mi>E</mi>
    <mo stretchy="false" form="postfix">)</mo>
  </mrow>
</math>
</file>

<file path=Formula-56/content.xml><?xml version="1.0" encoding="utf-8"?>
<math xmlns="http://www.w3.org/1998/Math/MathML" display="inline">
  <msub>
    <mi>g</mi>
    <mrow>
      <mi>m</mi>
      <mi>a</mi>
      <mi>x</mi>
    </mrow>
  </msub>
</math>
</file>

<file path=Formula-57/content.xml><?xml version="1.0" encoding="utf-8"?>
<math xmlns="http://www.w3.org/1998/Math/MathML" display="inline">
  <mrow>
    <mi>m</mi>
    <mi>S</mi>
    <mi>/</mi>
    <mi>c</mi>
    <msup>
      <mi>m</mi>
      <mn>2</mn>
    </msup>
  </mrow>
</math>
</file>

<file path=Formula-58/content.xml><?xml version="1.0" encoding="utf-8"?>
<math xmlns="http://www.w3.org/1998/Math/MathML" display="inline">
  <mi>E</mi>
</math>
</file>

<file path=Formula-59/content.xml><?xml version="1.0" encoding="utf-8"?>
<math xmlns="http://www.w3.org/1998/Math/MathML" display="inline">
  <mrow>
    <mi>m</mi>
    <mi>V</mi>
  </mrow>
</math>
</file>

<file path=Formula-6/content.xml><?xml version="1.0" encoding="utf-8"?>
<math xmlns="http://www.w3.org/1998/Math/MathML" display="inline">
  <mi>R</mi>
</math>
</file>

<file path=Formula-60/content.xml><?xml version="1.0" encoding="utf-8"?>
<math xmlns="http://www.w3.org/1998/Math/MathML" display="inline">
  <mrow>
    <msub>
      <mi>x</mi>
      <mn>1</mn>
    </msub>
    <mo>,</mo>
    <mspace width="0.222em"/>
    <msub>
      <mi>x</mi>
      <mn>2</mn>
    </msub>
    <mo>,</mo>
    <mspace width="0.222em"/>
    <msub>
      <mi>x</mi>
      <mn>3</mn>
    </msub>
  </mrow>
</math>
</file>

<file path=Formula-61/content.xml><?xml version="1.0" encoding="utf-8"?>
<math xmlns="http://www.w3.org/1998/Math/MathML" display="block">
  <mrow>
    <msub>
      <mi>I</mi>
      <mi>L</mi>
    </msub>
    <mo>=</mo>
    <msub>
      <mi>g</mi>
      <mi>L</mi>
    </msub>
    <mo>⋅</mo>
    <mo stretchy="false" form="prefix">(</mo>
    <mi>V</mi>
    <mo>−</mo>
    <msub>
      <mi>E</mi>
      <mi>L</mi>
    </msub>
    <mo stretchy="false" form="postfix">)</mo>
  </mrow>
</math>
</file>

<file path=Formula-62/content.xml><?xml version="1.0" encoding="utf-8"?>
<math xmlns="http://www.w3.org/1998/Math/MathML" display="inline">
  <msub>
    <mi>g</mi>
    <mi>L</mi>
  </msub>
</math>
</file>

<file path=Formula-63/content.xml><?xml version="1.0" encoding="utf-8"?>
<math xmlns="http://www.w3.org/1998/Math/MathML" display="inline">
  <msub>
    <mi>E</mi>
    <mi>L</mi>
  </msub>
</math>
</file>

<file path=Formula-64/content.xml><?xml version="1.0" encoding="utf-8"?>
<math xmlns="http://www.w3.org/1998/Math/MathML" display="block">
  <mrow>
    <mfrac>
      <mrow>
        <mi>d</mi>
        <mi>x</mi>
      </mrow>
      <mrow>
        <mi>d</mi>
        <mi>t</mi>
      </mrow>
    </mfrac>
    <mo>=</mo>
    <mfrac>
      <mrow>
        <msub>
          <mi>x</mi>
          <mi>∞</mi>
        </msub>
        <mo stretchy="false" form="prefix">(</mo>
        <mi>V</mi>
        <mo stretchy="false" form="postfix">)</mo>
        <mo>−</mo>
        <mi>x</mi>
      </mrow>
      <mrow>
        <msub>
          <mi>τ</mi>
          <mi>x</mi>
        </msub>
        <mo stretchy="false" form="prefix">(</mo>
        <mi>V</mi>
        <mo stretchy="false" form="postfix">)</mo>
      </mrow>
    </mfrac>
  </mrow>
</math>
</file>

<file path=Formula-65/content.xml><?xml version="1.0" encoding="utf-8"?>
<math xmlns="http://www.w3.org/1998/Math/MathML" display="inline">
  <mrow>
    <msub>
      <mi>x</mi>
      <mi>∞</mi>
    </msub>
    <mo stretchy="false" form="prefix">(</mo>
    <mi>V</mi>
    <mo stretchy="false" form="postfix">)</mo>
  </mrow>
</math>
</file>

<file path=Formula-66/content.xml><?xml version="1.0" encoding="utf-8"?>
<math xmlns="http://www.w3.org/1998/Math/MathML" display="inline">
  <mrow>
    <msub>
      <mi>τ</mi>
      <mi>x</mi>
    </msub>
    <mo stretchy="false" form="prefix">(</mo>
    <mi>V</mi>
    <mo stretchy="false" form="postfix">)</mo>
  </mrow>
</math>
</file>

<file path=Formula-67/content.xml><?xml version="1.0" encoding="utf-8"?>
<math xmlns="http://www.w3.org/1998/Math/MathML" display="inline">
  <mrow>
    <mi>α</mi>
    <mo stretchy="false" form="prefix">(</mo>
    <mi>V</mi>
    <mo stretchy="false" form="postfix">)</mo>
  </mrow>
</math>
</file>

<file path=Formula-68/content.xml><?xml version="1.0" encoding="utf-8"?>
<math xmlns="http://www.w3.org/1998/Math/MathML" display="inline">
  <mrow>
    <mi>β</mi>
    <mo stretchy="false" form="prefix">(</mo>
    <mi>V</mi>
    <mo stretchy="false" form="postfix">)</mo>
  </mrow>
</math>
</file>

<file path=Formula-69/content.xml><?xml version="1.0" encoding="utf-8"?>
<math xmlns="http://www.w3.org/1998/Math/MathML" display="block">
  <mrow>
    <msub>
      <mi>τ</mi>
      <mi>x</mi>
    </msub>
    <mo stretchy="false" form="prefix">(</mo>
    <mi>V</mi>
    <mo stretchy="false" form="postfix">)</mo>
    <mo>=</mo>
    <mfrac>
      <mn>1</mn>
      <mrow>
        <mi>α</mi>
        <mo stretchy="false" form="prefix">(</mo>
        <mi>V</mi>
        <mo stretchy="false" form="postfix">)</mo>
        <mo>+</mo>
        <mi>β</mi>
        <mo stretchy="false" form="prefix">(</mo>
        <mi>V</mi>
        <mo stretchy="false" form="postfix">)</mo>
      </mrow>
    </mfrac>
    <mspace width="0.222em"/>
    <mspace width="0.222em"/>
    <mspace width="0.222em"/>
    <msub>
      <mi>x</mi>
      <mi>∞</mi>
    </msub>
    <mo stretchy="false" form="prefix">(</mo>
    <mi>V</mi>
    <mo stretchy="false" form="postfix">)</mo>
    <mo>=</mo>
    <mi>α</mi>
    <mo stretchy="false" form="prefix">(</mo>
    <mi>V</mi>
    <mo stretchy="false" form="postfix">)</mo>
    <mo>⋅</mo>
    <msub>
      <mi>τ</mi>
      <mi>x</mi>
    </msub>
    <mo stretchy="false" form="prefix">(</mo>
    <mi>V</mi>
    <mo stretchy="false" form="postfix">)</mo>
  </mrow>
</math>
</file>

<file path=Formula-7/content.xml><?xml version="1.0" encoding="utf-8"?>
<math xmlns="http://www.w3.org/1998/Math/MathML" display="block">
  <mtable>
    <mtr>
      <mtd columnalign="center">
        <mi>κ</mi>
      </mtd>
      <mtd columnalign="center">
        <mo>=</mo>
      </mtd>
      <mtd columnalign="center">
        <mrow>
          <mo stretchy="true" form="prefix">{</mo>
          <mtable>
            <mtr>
              <mtd columnalign="center">
                <mn>2</mn>
                <mo>⋅</mo>
                <mi>R</mi>
                <mo>+</mo>
                <msup>
                  <mi>R</mi>
                  <mn>3</mn>
                </msup>
                <mo>+</mo>
                <mn>5</mn>
                <mi>/</mi>
                <mn>6</mn>
                <mo>⋅</mo>
                <msup>
                  <mi>R</mi>
                  <mn>5</mn>
                </msup>
              </mtd>
              <mtd columnalign="center">
                <mrow>
                  <mtext mathvariant="normal">if </mtext>
                  <mspace width="0.333em"/>
                </mrow>
                <mi>R</mi>
                <mo>&lt;</mo>
                <mn>0.53</mn>
              </mtd>
            </mtr>
            <mtr>
              <mtd columnalign="center">
                <mo>−</mo>
                <mn>0.4</mn>
                <mo>+</mo>
                <mn>1.39</mn>
                <mo>⋅</mo>
                <mi>R</mi>
                <mo>+</mo>
                <mn>0.43</mn>
                <mi>/</mi>
                <mo stretchy="false" form="prefix">(</mo>
                <mn>1</mn>
                <mo>−</mo>
                <mi>R</mi>
                <mo stretchy="false" form="postfix">)</mo>
              </mtd>
              <mtd columnalign="center">
                <mrow>
                  <mtext mathvariant="normal">if </mtext>
                  <mspace width="0.333em"/>
                </mrow>
                <mn>0.53</mn>
                <mo>≤</mo>
                <mi>R</mi>
                <mo>&lt;</mo>
                <mn>0.85</mn>
              </mtd>
            </mtr>
            <mtr>
              <mtd columnalign="center">
                <mn>1</mn>
                <mi>/</mi>
                <mo stretchy="false" form="prefix">(</mo>
                <mn>3</mn>
                <mo>⋅</mo>
                <mi>R</mi>
                <mo>−</mo>
                <mn>4</mn>
                <mo>⋅</mo>
                <msup>
                  <mi>R</mi>
                  <mn>2</mn>
                </msup>
                <mo>+</mo>
                <msup>
                  <mi>R</mi>
                  <mn>3</mn>
                </msup>
                <mo stretchy="false" form="postfix">)</mo>
              </mtd>
              <mtd columnalign="center">
                <mrow>
                  <mtext mathvariant="normal">if </mtext>
                  <mspace width="0.333em"/>
                </mrow>
                <mi>R</mi>
                <mo>≥</mo>
                <mn>0.85</mn>
              </mtd>
            </mtr>
          </mtable>
        </mrow>
      </mtd>
    </mtr>
  </mtable>
</math>
</file>

<file path=Formula-70/content.xml><?xml version="1.0" encoding="utf-8"?>
<math xmlns="http://www.w3.org/1998/Math/MathML" display="block">
  <mrow>
    <msub>
      <mi>x</mi>
      <mrow>
        <mi>t</mi>
        <mo>+</mo>
        <mi>Δ</mi>
        <mi>t</mi>
      </mrow>
    </msub>
    <mo>=</mo>
    <msub>
      <mi>x</mi>
      <mi>t</mi>
    </msub>
    <mo>+</mo>
    <mo minsize="1.8" maxsize="1.8" stretchy="false" form="prefix">(</mo>
    <mn>1</mn>
    <mo>−</mo>
    <mi>e</mi>
    <mi>x</mi>
    <mi>p</mi>
    <mo minsize="1.8" maxsize="1.8" stretchy="false" form="prefix">(</mo>
    <mo>−</mo>
    <mfrac>
      <mrow>
        <mi>Δ</mi>
        <mi>t</mi>
      </mrow>
      <msub>
        <mi>τ</mi>
        <mi>x</mi>
      </msub>
    </mfrac>
    <mo minsize="1.8" maxsize="1.8" stretchy="false" form="postfix">)</mo>
    <mo minsize="1.8" maxsize="1.8" stretchy="false" form="postfix">)</mo>
    <mo>⋅</mo>
    <mo stretchy="false" form="prefix">(</mo>
    <msub>
      <mi>x</mi>
      <mi>∞</mi>
    </msub>
    <mo>−</mo>
    <msub>
      <mi>x</mi>
      <mi>t</mi>
    </msub>
    <mo stretchy="false" form="postfix">)</mo>
  </mrow>
</math>
</file>

<file path=Formula-71/content.xml><?xml version="1.0" encoding="utf-8"?>
<math xmlns="http://www.w3.org/1998/Math/MathML" display="inline">
  <mrow>
    <mi>Δ</mi>
    <mi>t</mi>
    <mo>=</mo>
    <mn>0.1</mn>
    <mi>m</mi>
    <mi>s</mi>
  </mrow>
</math>
</file>

<file path=Formula-72/content.xml><?xml version="1.0" encoding="utf-8"?>
<math xmlns="http://www.w3.org/1998/Math/MathML" display="block">
  <mrow>
    <mi>Q</mi>
    <mo stretchy="false" form="prefix">(</mo>
    <mi>T</mi>
    <mo stretchy="false" form="postfix">)</mo>
    <mo>=</mo>
    <mfrac>
      <mi>F</mi>
      <mrow>
        <mi>R</mi>
        <mo>⋅</mo>
        <mi>T</mi>
      </mrow>
    </mfrac>
  </mrow>
</math>
</file>

<file path=Formula-73/content.xml><?xml version="1.0" encoding="utf-8"?>
<math xmlns="http://www.w3.org/1998/Math/MathML" display="inline">
  <mrow>
    <mo>⋅</mo>
    <msup>
      <mn>10</mn>
      <mn>4</mn>
    </msup>
    <mspace width="0.222em"/>
    <mi>C</mi>
    <mi>o</mi>
    <mi>u</mi>
    <mi>l</mi>
  </mrow>
</math>
</file>

<file path=Formula-74/content.xml><?xml version="1.0" encoding="utf-8"?>
<math xmlns="http://www.w3.org/1998/Math/MathML" display="inline">
  <msub>
    <mi>I</mi>
    <mrow>
      <mi>s</mi>
      <mi>y</mi>
      <mi>n</mi>
    </mrow>
  </msub>
</math>
</file>

<file path=Formula-75/content.xml><?xml version="1.0" encoding="utf-8"?>
<math xmlns="http://www.w3.org/1998/Math/MathML" display="inline">
  <msub>
    <mi>I</mi>
    <mrow>
      <mi>e</mi>
      <mi>x</mi>
      <mi>t</mi>
    </mrow>
  </msub>
</math>
</file>

<file path=Formula-76/content.xml><?xml version="1.0" encoding="utf-8"?>
<math xmlns="http://www.w3.org/1998/Math/MathML" display="block">
  <mrow>
    <msub>
      <mi>I</mi>
      <mrow>
        <mi>e</mi>
        <mi>x</mi>
        <mi>t</mi>
      </mrow>
    </msub>
    <mo>=</mo>
    <msub>
      <mi>I</mi>
      <mrow>
        <mi>e</mi>
        <mi>x</mi>
        <mi>t</mi>
        <mo>,</mo>
        <mi>m</mi>
        <mi>e</mi>
        <mi>a</mi>
        <mi>n</mi>
      </mrow>
    </msub>
    <mo>+</mo>
    <mi>η</mi>
    <mo>⋅</mo>
    <msub>
      <mi>σ</mi>
      <mrow>
        <mi>e</mi>
        <mi>x</mi>
        <mi>t</mi>
      </mrow>
    </msub>
  </mrow>
</math>
</file>

<file path=Formula-77/content.xml><?xml version="1.0" encoding="utf-8"?>
<math xmlns="http://www.w3.org/1998/Math/MathML" display="inline">
  <msub>
    <mi>I</mi>
    <mrow>
      <mi>e</mi>
      <mi>x</mi>
      <mi>t</mi>
      <mo>,</mo>
      <mi>m</mi>
      <mi>e</mi>
      <mi>a</mi>
      <mi>n</mi>
    </mrow>
  </msub>
</math>
</file>

<file path=Formula-78/content.xml><?xml version="1.0" encoding="utf-8"?>
<math xmlns="http://www.w3.org/1998/Math/MathML" display="inline">
  <mi>η</mi>
</math>
</file>

<file path=Formula-79/content.xml><?xml version="1.0" encoding="utf-8"?>
<math xmlns="http://www.w3.org/1998/Math/MathML" display="inline">
  <mrow>
    <msub>
      <mi>σ</mi>
      <mrow>
        <mi>e</mi>
        <mi>x</mi>
        <mi>t</mi>
      </mrow>
    </msub>
    <mo>=</mo>
    <mn>0.005</mn>
    <mi>μ</mi>
    <mi>A</mi>
    <mi>/</mi>
    <mi>c</mi>
    <msup>
      <mi>m</mi>
      <mn>2</mn>
    </msup>
    <mi>/</mi>
    <msqrt>
      <mrow>
        <mi>m</mi>
        <mi>s</mi>
      </mrow>
    </msqrt>
  </mrow>
</math>
</file>

<file path=Formula-8/content.xml><?xml version="1.0" encoding="utf-8"?>
<math xmlns="http://www.w3.org/1998/Math/MathML" display="block">
  <mrow>
    <msub>
      <mi>p</mi>
      <mrow>
        <mi>s</mi>
        <mi>p</mi>
      </mrow>
    </msub>
    <mo>=</mo>
    <msubsup>
      <mo>∫</mo>
      <mi>ϕ</mi>
      <mrow>
        <mi>ϕ</mi>
        <mo>+</mo>
        <mi>Δ</mi>
        <mi>ϕ</mi>
      </mrow>
    </msubsup>
    <mi>f</mi>
    <mo stretchy="false" form="prefix">(</mo>
    <mi>ϕ</mi>
    <mo stretchy="false" form="postfix">)</mo>
    <mi>d</mi>
    <mi>ϕ</mi>
  </mrow>
</math>
</file>

<file path=Formula-80/content.xml><?xml version="1.0" encoding="utf-8"?>
<math xmlns="http://www.w3.org/1998/Math/MathML" display="inline">
  <msub>
    <mi>I</mi>
    <mrow>
      <mi>e</mi>
      <mi>x</mi>
      <mi>t</mi>
      <mo>,</mo>
      <mi>m</mi>
      <mi>e</mi>
      <mi>a</mi>
      <mi>n</mi>
    </mrow>
  </msub>
</math>
</file>

<file path=Formula-81/content.xml><?xml version="1.0" encoding="utf-8"?>
<math xmlns="http://www.w3.org/1998/Math/MathML" display="block">
  <mtable>
    <mtr>
      <mtd columnalign="right">
        <mi>C</mi>
        <mfrac>
          <mrow>
            <mi>d</mi>
            <msub>
              <mi>V</mi>
              <mi>s</mi>
            </msub>
          </mrow>
          <mrow>
            <mi>d</mi>
            <mi>t</mi>
          </mrow>
        </mfrac>
        <mo>=</mo>
        <mo>−</mo>
        <msub>
          <mi>I</mi>
          <mi>L</mi>
        </msub>
        <mo>−</mo>
        <msub>
          <mi>I</mi>
          <mrow>
            <mi>N</mi>
            <mi>a</mi>
          </mrow>
        </msub>
        <mo>−</mo>
        <msub>
          <mi>I</mi>
          <mrow>
            <mi>k</mi>
            <mi>d</mi>
            <mi>r</mi>
          </mrow>
        </msub>
        <mo>−</mo>
        <msub>
          <mi>I</mi>
          <mi>A</mi>
        </msub>
        <mo>−</mo>
        <msub>
          <mi>I</mi>
          <mi>M</mi>
        </msub>
        <mo>−</mo>
        <msub>
          <mi>I</mi>
          <mi>H</mi>
        </msub>
        <mo>−</mo>
        <msub>
          <mi>I</mi>
          <mrow>
            <mi>s</mi>
            <mi>A</mi>
            <mi>H</mi>
            <mi>P</mi>
          </mrow>
        </msub>
        <mo>−</mo>
        <msub>
          <mi>I</mi>
          <mrow>
            <mi>m</mi>
            <mi>A</mi>
            <mi>H</mi>
            <mi>P</mi>
          </mrow>
        </msub>
        <mo>−</mo>
        <msub>
          <mi>I</mi>
          <mrow>
            <mi>C</mi>
            <mi>a</mi>
            <mi>L</mi>
          </mrow>
        </msub>
        <mo>−</mo>
      </mtd>
    </mtr>
    <mtr>
      <mtd columnalign="right">
        <mo>−</mo>
        <msub>
          <mi>I</mi>
          <mrow>
            <mi>C</mi>
            <mi>a</mi>
            <mi>T</mi>
          </mrow>
        </msub>
        <mo>−</mo>
        <msub>
          <mi>I</mi>
          <mrow>
            <mi>C</mi>
            <mi>a</mi>
            <mi>R</mi>
          </mrow>
        </msub>
        <mo>−</mo>
        <msub>
          <mi>I</mi>
          <mrow>
            <mi>b</mi>
            <mi>u</mi>
            <mi>f</mi>
            <mi>f</mi>
          </mrow>
        </msub>
        <mo>−</mo>
        <msub>
          <mi>I</mi>
          <mrow>
            <mi>s</mi>
            <mi>y</mi>
            <mi>n</mi>
          </mrow>
        </msub>
        <mo>+</mo>
        <msub>
          <mi>I</mi>
          <mrow>
            <mi>e</mi>
            <mi>x</mi>
            <mi>t</mi>
          </mrow>
        </msub>
      </mtd>
    </mtr>
  </mtable>
</math>
</file>

<file path=Formula-82/content.xml><?xml version="1.0" encoding="utf-8"?>
<math xmlns="http://www.w3.org/1998/Math/MathML" display="block">
  <mrow>
    <mi>C</mi>
    <mfrac>
      <mrow>
        <mi>d</mi>
        <msub>
          <mi>V</mi>
          <mi>a</mi>
        </msub>
      </mrow>
      <mrow>
        <mi>d</mi>
        <mi>t</mi>
      </mrow>
    </mfrac>
    <mo>=</mo>
    <mo>−</mo>
    <msub>
      <mi>I</mi>
      <mi>L</mi>
    </msub>
    <mo>−</mo>
    <msub>
      <mi>I</mi>
      <mrow>
        <mi>N</mi>
        <mi>a</mi>
      </mrow>
    </msub>
    <mo>−</mo>
    <msub>
      <mi>I</mi>
      <mrow>
        <mi>k</mi>
        <mi>d</mi>
        <mi>r</mi>
      </mrow>
    </msub>
    <mo>−</mo>
    <msub>
      <mi>I</mi>
      <mi>M</mi>
    </msub>
    <mo>−</mo>
    <msub>
      <mi>I</mi>
      <mrow>
        <mi>s</mi>
        <mi>y</mi>
        <mi>n</mi>
      </mrow>
    </msub>
  </mrow>
</math>
</file>

<file path=Formula-83/content.xml><?xml version="1.0" encoding="utf-8"?>
<math xmlns="http://www.w3.org/1998/Math/MathML" display="block">
  <mtable>
    <mtr>
      <mtd columnalign="right">
        <mi>C</mi>
        <mfrac>
          <mrow>
            <mi>d</mi>
            <msub>
              <mi>V</mi>
              <mrow>
                <mi>r</mi>
                <mi>a</mi>
                <mi>d</mi>
                <mo>,</mo>
                <mi>o</mi>
                <mi>r</mi>
                <mi>i</mi>
              </mrow>
            </msub>
          </mrow>
          <mrow>
            <mi>d</mi>
            <mi>t</mi>
          </mrow>
        </mfrac>
        <mo>=</mo>
        <mo>−</mo>
        <msub>
          <mi>I</mi>
          <mi>L</mi>
        </msub>
        <mo>−</mo>
        <msub>
          <mi>I</mi>
          <mrow>
            <mi>N</mi>
            <mi>a</mi>
          </mrow>
        </msub>
        <mo>−</mo>
        <msub>
          <mi>I</mi>
          <mrow>
            <mi>k</mi>
            <mi>d</mi>
            <mi>r</mi>
          </mrow>
        </msub>
        <mo>−</mo>
        <msub>
          <mi>I</mi>
          <mi>A</mi>
        </msub>
        <mo>−</mo>
        <msub>
          <mi>I</mi>
          <mi>M</mi>
        </msub>
        <mo>−</mo>
        <msub>
          <mi>I</mi>
          <mi>H</mi>
        </msub>
        <mo>−</mo>
        <msub>
          <mi>I</mi>
          <mrow>
            <mi>s</mi>
            <mi>A</mi>
            <mi>H</mi>
            <mi>P</mi>
          </mrow>
        </msub>
        <mo>−</mo>
        <msub>
          <mi>I</mi>
          <mrow>
            <mi>m</mi>
            <mi>A</mi>
            <mi>H</mi>
            <mi>P</mi>
          </mrow>
        </msub>
        <mo>−</mo>
      </mtd>
    </mtr>
    <mtr>
      <mtd columnalign="right">
        <mo>−</mo>
        <msub>
          <mi>I</mi>
          <mrow>
            <mi>C</mi>
            <mi>a</mi>
            <mi>L</mi>
          </mrow>
        </msub>
        <mo>−</mo>
        <msub>
          <mi>I</mi>
          <mrow>
            <mi>C</mi>
            <mi>a</mi>
            <mi>T</mi>
          </mrow>
        </msub>
        <mo>−</mo>
        <msub>
          <mi>I</mi>
          <mrow>
            <mi>C</mi>
            <mi>a</mi>
            <mi>R</mi>
          </mrow>
        </msub>
        <mo>−</mo>
        <msub>
          <mi>I</mi>
          <mrow>
            <mi>b</mi>
            <mi>u</mi>
            <mi>f</mi>
            <mi>f</mi>
          </mrow>
        </msub>
        <mo>−</mo>
        <msub>
          <mi>I</mi>
          <mrow>
            <mi>s</mi>
            <mi>y</mi>
            <mi>n</mi>
          </mrow>
        </msub>
        <mo>+</mo>
        <msub>
          <mi>I</mi>
          <mrow>
            <mi>e</mi>
            <mi>x</mi>
            <mi>t</mi>
          </mrow>
        </msub>
      </mtd>
    </mtr>
  </mtable>
</math>
</file>

<file path=Formula-84/content.xml><?xml version="1.0" encoding="utf-8"?>
<math xmlns="http://www.w3.org/1998/Math/MathML" display="block">
  <mrow>
    <mi>C</mi>
    <mfrac>
      <mrow>
        <mi>d</mi>
        <msub>
          <mi>V</mi>
          <mrow>
            <mi>L</mi>
            <mi>M</mi>
          </mrow>
        </msub>
      </mrow>
      <mrow>
        <mi>d</mi>
        <mi>t</mi>
      </mrow>
    </mfrac>
    <mo>=</mo>
    <mo>−</mo>
    <msub>
      <mi>I</mi>
      <mi>L</mi>
    </msub>
    <mo>−</mo>
    <msub>
      <mi>I</mi>
      <mrow>
        <mi>N</mi>
        <mi>a</mi>
      </mrow>
    </msub>
    <mo>−</mo>
    <msub>
      <mi>I</mi>
      <mrow>
        <mi>k</mi>
        <mi>d</mi>
        <mi>r</mi>
      </mrow>
    </msub>
    <mo>−</mo>
    <msub>
      <mi>I</mi>
      <mi>A</mi>
    </msub>
    <mo>−</mo>
    <msub>
      <mi>I</mi>
      <mrow>
        <mi>s</mi>
        <mi>y</mi>
        <mi>n</mi>
      </mrow>
    </msub>
    <mo>+</mo>
    <msub>
      <mi>I</mi>
      <mrow>
        <mi>e</mi>
        <mi>x</mi>
        <mi>t</mi>
      </mrow>
    </msub>
  </mrow>
</math>
</file>

<file path=Formula-85/content.xml><?xml version="1.0" encoding="utf-8"?>
<math xmlns="http://www.w3.org/1998/Math/MathML" display="block">
  <mrow>
    <msub>
      <mi>I</mi>
      <mrow>
        <mi>N</mi>
        <mi>a</mi>
      </mrow>
    </msub>
    <mo>=</mo>
    <msub>
      <mi>g</mi>
      <mrow>
        <mi>m</mi>
        <mi>a</mi>
        <mi>x</mi>
        <mo>,</mo>
        <mi>N</mi>
        <mi>a</mi>
      </mrow>
    </msub>
    <mo>⋅</mo>
    <msup>
      <mi>m</mi>
      <mn>2</mn>
    </msup>
    <mo>⋅</mo>
    <mi>h</mi>
    <mo>⋅</mo>
    <mi>s</mi>
    <mo>⋅</mo>
    <mo stretchy="false" form="prefix">(</mo>
    <mi>V</mi>
    <mo>−</mo>
    <msub>
      <mi>E</mi>
      <mrow>
        <mi>N</mi>
        <mi>a</mi>
      </mrow>
    </msub>
    <mo stretchy="false" form="postfix">)</mo>
  </mrow>
</math>
</file>

<file path=Formula-86/content.xml><?xml version="1.0" encoding="utf-8"?>
<math xmlns="http://www.w3.org/1998/Math/MathML" display="inline">
  <msub>
    <mi>I</mi>
    <mrow>
      <mi>N</mi>
      <mi>a</mi>
    </mrow>
  </msub>
</math>
</file>

<file path=Formula-87/content.xml><?xml version="1.0" encoding="utf-8"?>
<math xmlns="http://www.w3.org/1998/Math/MathML" display="block">
  <mrow>
    <msub>
      <mi>m</mi>
      <mi>∞</mi>
    </msub>
    <mo>=</mo>
    <mfrac>
      <mn>1</mn>
      <mrow>
        <mn>1</mn>
        <mo>+</mo>
        <mi>e</mi>
        <mi>x</mi>
        <mi>p</mi>
        <mo stretchy="false" form="prefix">(</mo>
        <mo>−</mo>
        <mfrac>
          <mrow>
            <mi>V</mi>
            <mo>+</mo>
            <mn>40</mn>
          </mrow>
          <mn>3</mn>
        </mfrac>
        <mo stretchy="false" form="postfix">)</mo>
      </mrow>
    </mfrac>
    <mo>,</mo>
    <mspace width="0.222em"/>
    <mspace width="0.222em"/>
    <msub>
      <mi>τ</mi>
      <mi>m</mi>
    </msub>
    <mo>=</mo>
    <mn>0.05</mn>
    <mspace width="0.222em"/>
    <mi>m</mi>
    <mi>s</mi>
  </mrow>
</math>
</file>

<file path=Formula-88/content.xml><?xml version="1.0" encoding="utf-8"?>
<math xmlns="http://www.w3.org/1998/Math/MathML" display="block">
  <mrow>
    <msub>
      <mi>h</mi>
      <mi>∞</mi>
    </msub>
    <mo>=</mo>
    <mfrac>
      <mn>1</mn>
      <mrow>
        <mn>1</mn>
        <mo>+</mo>
        <mi>e</mi>
        <mi>x</mi>
        <mi>p</mi>
        <mo stretchy="false" form="prefix">(</mo>
        <mfrac>
          <mrow>
            <mi>V</mi>
            <mo>+</mo>
            <mn>45</mn>
          </mrow>
          <mn>3</mn>
        </mfrac>
        <mo stretchy="false" form="postfix">)</mo>
      </mrow>
    </mfrac>
    <mo>,</mo>
    <mspace width="0.222em"/>
    <msub>
      <mi>τ</mi>
      <mi>h</mi>
    </msub>
    <mo>=</mo>
    <mn>0.5</mn>
    <mspace width="0.222em"/>
    <mi>m</mi>
    <mi>s</mi>
    <mo>,</mo>
  </mrow>
</math>
</file>

<file path=Formula-89/content.xml><?xml version="1.0" encoding="utf-8"?>
<math xmlns="http://www.w3.org/1998/Math/MathML" display="block">
  <mrow>
    <msub>
      <mi>s</mi>
      <mi>∞</mi>
    </msub>
    <mo>=</mo>
    <mfrac>
      <mrow>
        <mn>1</mn>
        <mo>+</mo>
        <mi>N</mi>
        <msub>
          <mi>a</mi>
          <mrow>
            <mi>a</mi>
            <mi>t</mi>
            <mi>t</mi>
          </mrow>
        </msub>
        <mo>⋅</mo>
        <mi>e</mi>
        <mi>x</mi>
        <mi>p</mi>
        <mo stretchy="false" form="prefix">(</mo>
        <mfrac>
          <mrow>
            <mi>V</mi>
            <mo>+</mo>
            <mn>60</mn>
          </mrow>
          <mn>2</mn>
        </mfrac>
        <mo stretchy="false" form="postfix">)</mo>
      </mrow>
      <mrow>
        <mn>1</mn>
        <mo>+</mo>
        <mi>e</mi>
        <mi>x</mi>
        <mi>p</mi>
        <mo stretchy="false" form="prefix">(</mo>
        <mfrac>
          <mrow>
            <mi>V</mi>
            <mo>+</mo>
            <mn>60</mn>
          </mrow>
          <mn>2</mn>
        </mfrac>
        <mo stretchy="false" form="postfix">)</mo>
      </mrow>
    </mfrac>
  </mrow>
</math>
</file>

<file path=Formula-9/content.xml><?xml version="1.0" encoding="utf-8"?>
<math xmlns="http://www.w3.org/1998/Math/MathML" display="inline">
  <msub>
    <mi>p</mi>
    <mrow>
      <mi>s</mi>
      <mi>p</mi>
    </mrow>
  </msub>
</math>
</file>

<file path=Formula-90/content.xml><?xml version="1.0" encoding="utf-8"?>
<math xmlns="http://www.w3.org/1998/Math/MathML" display="block">
  <mrow>
    <msub>
      <mi>τ</mi>
      <mi>s</mi>
    </msub>
    <mo>=</mo>
    <mfrac>
      <mrow>
        <mn>0.00333</mn>
        <mo>⋅</mo>
        <mi>e</mi>
        <mi>x</mi>
        <mi>p</mi>
        <mo stretchy="false" form="prefix">(</mo>
        <mn>0.0024</mn>
        <mo>⋅</mo>
        <mo stretchy="false" form="prefix">(</mo>
        <mi>V</mi>
        <mo>+</mo>
        <mn>60</mn>
        <mo stretchy="false" form="postfix">)</mo>
        <mo>⋅</mo>
        <mi>Q</mi>
        <mo stretchy="false" form="prefix">(</mo>
        <mi>T</mi>
        <mo stretchy="false" form="postfix">)</mo>
        <mo stretchy="false" form="postfix">)</mo>
      </mrow>
      <mrow>
        <mn>1</mn>
        <mo>+</mo>
        <mi>e</mi>
        <mi>x</mi>
        <mi>p</mi>
        <mo stretchy="false" form="prefix">(</mo>
        <mn>0.0012</mn>
        <mo>⋅</mo>
        <mo stretchy="false" form="prefix">(</mo>
        <mi>V</mi>
        <mo>+</mo>
        <mn>60</mn>
        <mo stretchy="false" form="postfix">)</mo>
        <mo>⋅</mo>
        <mi>Q</mi>
        <mo stretchy="false" form="prefix">(</mo>
        <mi>T</mi>
        <mo stretchy="false" form="postfix">)</mo>
        <mo stretchy="false" form="postfix">)</mo>
      </mrow>
    </mfrac>
  </mrow>
</math>
</file>

<file path=Formula-91/content.xml><?xml version="1.0" encoding="utf-8"?>
<math xmlns="http://www.w3.org/1998/Math/MathML" display="inline">
  <mo>∈</mo>
</math>
</file>

<file path=Formula-92/content.xml><?xml version="1.0" encoding="utf-8"?>
<math xmlns="http://www.w3.org/1998/Math/MathML" display="block">
  <mrow>
    <msub>
      <mi>I</mi>
      <mrow>
        <mi>K</mi>
        <mi>d</mi>
        <mi>r</mi>
      </mrow>
    </msub>
    <mo>=</mo>
    <msub>
      <mi>g</mi>
      <mrow>
        <mi>K</mi>
        <mi>d</mi>
        <mi>r</mi>
      </mrow>
    </msub>
    <mo>⋅</mo>
    <msup>
      <mi>m</mi>
      <mn>2</mn>
    </msup>
    <mo>⋅</mo>
    <mo stretchy="false" form="prefix">(</mo>
    <mi>V</mi>
    <mo>−</mo>
    <msub>
      <mi>E</mi>
      <mi>K</mi>
    </msub>
    <mo stretchy="false" form="postfix">)</mo>
  </mrow>
</math>
</file>

<file path=Formula-93/content.xml><?xml version="1.0" encoding="utf-8"?>
<math xmlns="http://www.w3.org/1998/Math/MathML" display="block">
  <mrow>
    <msub>
      <mi>m</mi>
      <mi>∞</mi>
    </msub>
    <mo>=</mo>
    <mfrac>
      <mn>1</mn>
      <mrow>
        <mn>1</mn>
        <mo>+</mo>
        <mi>e</mi>
        <mi>x</mi>
        <mi>p</mi>
        <mo stretchy="false" form="prefix">(</mo>
        <mo>−</mo>
        <mfrac>
          <mrow>
            <mi>V</mi>
            <mo>+</mo>
            <mn>42</mn>
          </mrow>
          <mn>2</mn>
        </mfrac>
        <mo stretchy="false" form="postfix">)</mo>
      </mrow>
    </mfrac>
    <mo>,</mo>
    <msub>
      <mi>τ</mi>
      <mi>m</mi>
    </msub>
    <mo>=</mo>
    <mn>2.2</mn>
    <mspace width="0.222em"/>
    <mi>m</mi>
    <mi>s</mi>
  </mrow>
</math>
</file>

<file path=Formula-94/content.xml><?xml version="1.0" encoding="utf-8"?>
<math xmlns="http://www.w3.org/1998/Math/MathML" display="inline">
  <msub>
    <mi>m</mi>
    <mi>∞</mi>
  </msub>
</math>
</file>

<file path=Formula-95/content.xml><?xml version="1.0" encoding="utf-8"?>
<math xmlns="http://www.w3.org/1998/Math/MathML" display="inline">
  <msub>
    <mi>h</mi>
    <mi>∞</mi>
  </msub>
</math>
</file>

<file path=Formula-96/content.xml><?xml version="1.0" encoding="utf-8"?>
<math xmlns="http://www.w3.org/1998/Math/MathML" display="inline">
  <msubsup>
    <mi>I</mi>
    <mrow>
      <mi>N</mi>
      <mi>a</mi>
    </mrow>
    <mrow>
      <mi>s</mi>
      <mi>a</mi>
    </mrow>
  </msubsup>
</math>
</file>

<file path=Formula-97/content.xml><?xml version="1.0" encoding="utf-8"?>
<math xmlns="http://www.w3.org/1998/Math/MathML" display="inline">
  <msubsup>
    <mi>I</mi>
    <mrow>
      <mi>K</mi>
      <mi>d</mi>
      <mi>r</mi>
    </mrow>
    <mrow>
      <mi>s</mi>
      <mi>a</mi>
    </mrow>
  </msubsup>
</math>
</file>

<file path=Formula-98/content.xml><?xml version="1.0" encoding="utf-8"?>
<math xmlns="http://www.w3.org/1998/Math/MathML" display="block">
  <mrow>
    <msubsup>
      <mi>m</mi>
      <mi>∞</mi>
      <mrow>
        <mi>s</mi>
        <mi>a</mi>
      </mrow>
    </msubsup>
    <mo>=</mo>
    <mfrac>
      <mn>1</mn>
      <mrow>
        <mn>1</mn>
        <mo>+</mo>
        <mi>e</mi>
        <mi>x</mi>
        <mi>p</mi>
        <mo stretchy="false" form="prefix">(</mo>
        <mo>−</mo>
        <mfrac>
          <mrow>
            <mi>V</mi>
            <mo>+</mo>
            <mn>44</mn>
          </mrow>
          <mn>3</mn>
        </mfrac>
        <mo stretchy="false" form="postfix">)</mo>
      </mrow>
    </mfrac>
    <mo>,</mo>
    <mspace width="0.222em"/>
    <mspace width="0.222em"/>
    <msubsup>
      <mi>h</mi>
      <mi>∞</mi>
      <mrow>
        <mi>s</mi>
        <mi>a</mi>
      </mrow>
    </msubsup>
    <mo>=</mo>
    <mfrac>
      <mn>1</mn>
      <mrow>
        <mn>1</mn>
        <mo>+</mo>
        <mi>e</mi>
        <mi>x</mi>
        <mi>p</mi>
        <mo stretchy="false" form="prefix">(</mo>
        <mfrac>
          <mrow>
            <mi>V</mi>
            <mo>+</mo>
            <mn>49</mn>
          </mrow>
          <mn>3.5</mn>
        </mfrac>
        <mo stretchy="false" form="postfix">)</mo>
      </mrow>
    </mfrac>
  </mrow>
</math>
</file>

<file path=Formula-99/content.xml><?xml version="1.0" encoding="utf-8"?>
<math xmlns="http://www.w3.org/1998/Math/MathML" display="block">
  <mrow>
    <msubsup>
      <mi>m</mi>
      <mi>∞</mi>
      <mrow>
        <mi>s</mi>
        <mi>a</mi>
      </mrow>
    </msubsup>
    <mo>=</mo>
    <mfrac>
      <mn>1</mn>
      <mrow>
        <mn>1</mn>
        <mo>+</mo>
        <mi>e</mi>
        <mi>x</mi>
        <mi>p</mi>
        <mo stretchy="false" form="prefix">(</mo>
        <mo>−</mo>
        <mfrac>
          <mrow>
            <mi>V</mi>
            <mo>+</mo>
            <mn>46.3</mn>
          </mrow>
          <mn>3</mn>
        </mfrac>
        <mo stretchy="false" form="postfix">)</mo>
      </mrow>
    </mfrac>
  </mrow>
</math>
</file>